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0.307cm"/>
    </style:style>
    <style:style style:name="co3" style:family="table-column">
      <style:table-column-properties fo:break-before="auto" style:column-width="0.727cm"/>
    </style:style>
    <style:style style:name="co4" style:family="table-column">
      <style:table-column-properties fo:break-before="auto" style:column-width="7.719cm"/>
    </style:style>
    <style:style style:name="co5" style:family="table-column">
      <style:table-column-properties fo:break-before="auto" style:column-width="2.041cm"/>
    </style:style>
    <style:style style:name="co6" style:family="table-column">
      <style:table-column-properties fo:break-before="auto" style:column-width="1.79cm"/>
    </style:style>
    <style:style style:name="co7" style:family="table-column">
      <style:table-column-properties fo:break-before="auto" style:column-width="1.774cm"/>
    </style:style>
    <style:style style:name="co8" style:family="table-column">
      <style:table-column-properties fo:break-before="auto" style:column-width="0.252cm"/>
    </style:style>
    <style:style style:name="co9" style:family="table-column">
      <style:table-column-properties fo:break-before="auto" style:column-width="4.586cm"/>
    </style:style>
    <style:style style:name="co10" style:family="table-column">
      <style:table-column-properties fo:break-before="auto" style:column-width="18.069cm"/>
    </style:style>
    <style:style style:name="co11" style:family="table-column">
      <style:table-column-properties fo:break-before="auto" style:column-width="2.265cm"/>
    </style:style>
    <style:style style:name="co12" style:family="table-column">
      <style:table-column-properties fo:break-before="auto" style:column-width="1.93cm"/>
    </style:style>
    <style:style style:name="co13" style:family="table-column">
      <style:table-column-properties fo:break-before="auto" style:column-width="11.356cm"/>
    </style:style>
    <style:style style:name="co14" style:family="table-column">
      <style:table-column-properties fo:break-before="auto" style:column-width="14.46cm"/>
    </style:style>
    <style:style style:name="ro1" style:family="table-row">
      <style:table-row-properties style:row-height="0.185cm" fo:break-before="auto" style:use-optimal-row-height="false"/>
    </style:style>
    <style:style style:name="ro2" style:family="table-row">
      <style:table-row-properties style:row-height="0.106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21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397cm" fo:break-before="auto" style:use-optimal-row-height="false"/>
    </style:style>
    <style:style style:name="ro7" style:family="table-row">
      <style:table-row-properties style:row-height="0.318cm" fo:break-before="auto" style:use-optimal-row-height="false"/>
    </style:style>
    <style:style style:name="ro8" style:family="table-row">
      <style:table-row-properties style:row-height="0.476cm" fo:break-before="auto" style:use-optimal-row-height="false"/>
    </style:style>
    <style:style style:name="ro9" style:family="table-row">
      <style:table-row-properties style:row-height="0.503cm" fo:break-before="auto" style:use-optimal-row-height="false"/>
    </style:style>
    <style:style style:name="ro10" style:family="table-row">
      <style:table-row-properties style:row-height="0.476cm" fo:break-before="auto" style:use-optimal-row-height="false"/>
    </style:style>
    <style:style style:name="ro11" style:family="table-row">
      <style:table-row-properties style:row-height="1.931cm" fo:break-before="auto" style:use-optimal-row-height="false"/>
    </style:style>
    <style:style style:name="ro12" style:family="table-row">
      <style:table-row-properties style:row-height="0.953cm" fo:break-before="auto" style:use-optimal-row-height="false"/>
    </style:style>
    <style:style style:name="ro13" style:family="table-row">
      <style:table-row-properties style:row-height="0.82cm" fo:break-before="auto" style:use-optimal-row-height="false"/>
    </style:style>
    <style:style style:name="ro14" style:family="table-row">
      <style:table-row-properties style:row-height="0.529cm" fo:break-before="auto" style:use-optimal-row-height="false"/>
    </style:style>
    <style:style style:name="ro15" style:family="table-row">
      <style:table-row-properties style:row-height="0.556cm" fo:break-before="auto" style:use-optimal-row-height="false"/>
    </style:style>
    <style:style style:name="ro16" style:family="table-row">
      <style:table-row-properties style:row-height="0.503cm" fo:break-before="auto" style:use-optimal-row-height="false"/>
    </style:style>
    <style:style style:name="ro17" style:family="table-row">
      <style:table-row-properties style:row-height="0.953cm" fo:break-before="auto" style:use-optimal-row-height="false"/>
    </style:style>
    <style:style style:name="ro18" style:family="table-row">
      <style:table-row-properties style:row-height="0.473cm" fo:break-before="auto" style:use-optimal-row-height="false"/>
    </style:style>
    <style:style style:name="ta1" style:family="table" style:master-page-name="PageStyle_5f_Table_20_of_20_Contents">
      <style:table-properties table:display="true" style:writing-mode="lr-tb"/>
    </style:style>
    <style:style style:name="ta2" style:family="table" style:master-page-name="PageStyle_5f_Moody_27_s_20_Rating_20_Methodologies">
      <style:table-properties table:display="true" style:writing-mode="lr-tb"/>
    </style:style>
    <style:style style:name="ta3" style:family="table" style:master-page-name="PageStyle_5f_Disclaimer">
      <style:table-properties table:display="true" style:writing-mode="lr-tb"/>
    </style:style>
    <number:text-style style:name="N100">
      <number:text-content/>
    </number:text-style>
    <style:style style:name="ce1" style:family="table-cell" style:parent-style-name="Default">
      <style:table-cell-properties fo:background-color="#ffffff" fo:padding="0.071cm"/>
    </style:style>
    <style:style style:name="ce2" style:family="table-cell" style:parent-style-name="Default">
      <style:table-cell-properties fo:border-bottom="none" fo:background-color="#ffffff" style:diagonal-bl-tr="none" style:diagonal-tl-br="none" fo:border-left="none" fo:padding="0.071cm" fo:border-right="1.76pt solid #003300" style:rotation-align="none" fo:border-top="none"/>
    </style:style>
    <style:style style:name="ce3" style:family="table-cell" style:parent-style-name="Default">
      <style:table-cell-properties fo:border-bottom="none" fo:background-color="#ffffff" style:diagonal-bl-tr="none" style:diagonal-tl-br="none" fo:border-left="none" fo:padding="0.071cm" fo:border-right="1.76pt solid #0033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fo:border-bottom="none" fo:background-color="#ffffff" style:diagonal-bl-tr="none" style:diagonal-tl-br="none" fo:border-left="none" fo:padding="0.071cm" fo:border-right="1.76pt solid #000000" style:rotation-align="none" fo:border-top="none"/>
    </style:style>
    <style:style style:name="ce5" style:family="table-cell" style:parent-style-name="Default">
      <style:table-cell-properties fo:border-bottom="1.76pt solid #003300" fo:background-color="#ffffff" style:diagonal-bl-tr="none" style:diagonal-tl-br="none" fo:border-left="none" fo:padding="0.071cm" fo:border-right="none" style:rotation-align="none" fo:border-top="none"/>
    </style:style>
    <style:style style:name="ce6" style:family="table-cell" style:parent-style-name="Default">
      <style:table-cell-properties fo:background-color="#ffffff"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table-cell-properties fo:background-color="#ffffff" style:diagonal-bl-tr="none" style:diagonal-tl-br="none" fo:border="none" fo:padding="0.071cm" style:rotation-align="none"/>
    </style:style>
    <style:style style:name="ce8" style:family="table-cell" style:parent-style-name="Default">
      <style:table-cell-properties fo:border-bottom="1.76pt solid #000000" fo:background-color="#ffffff" style:diagonal-bl-tr="none" style:diagonal-tl-br="none" fo:border-left="1.76pt solid #000000" fo:padding="0.071cm" fo:border-right="none" style:rotation-align="none" fo:border-top="none"/>
    </style:style>
    <style:style style:name="ce9" style:family="table-cell" style:parent-style-name="Default">
      <style:table-cell-properties fo:background-color="#ccffff" fo:padding="0.071cm"/>
      <style:text-properties fo:color="#0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1"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fo:border-bottom="1.76pt solid #000000" fo:background-color="#ffffff" style:diagonal-bl-tr="none" style:diagonal-tl-br="none" fo:border-left="none" fo:padding="0.071cm" fo:border-right="none" style:rotation-align="none" fo:border-top="none"/>
    </style:style>
    <style:style style:name="ce13" style:family="table-cell" style:parent-style-name="Default">
      <style:table-cell-properties fo:background-color="#ccffff" fo:padding="0.071cm"/>
      <style:text-properties fo:color="#000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5"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353cm" style:writing-mode="page"/>
    </style:style>
    <style:style style:name="ce16"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9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fo:color="#0000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706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 style:family="table-cell" style:parent-style-name="Excel_5f_BuiltIn_5f_Hyperlink" style:data-style-name="N0">
      <style:table-cell-properties style:glyph-orientation-vertical="0" fo:border-bottom="1.76pt solid #000000" fo:background-color="#ffffff"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0.353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style>
    <style:style style:name="ce21" style:family="table-cell" style:parent-style-name="Default">
      <style:table-cell-properties fo:border-bottom="1.76pt solid #000000" fo:background-color="#ffffff" style:diagonal-bl-tr="none" style:diagonal-tl-br="none" fo:border-left="none" fo:padding="0.071cm" fo:border-right="1.76pt solid #000000" style:rotation-align="none" fo:border-top="none"/>
    </style:style>
    <style:style style:name="ce22" style:family="table-cell" style:parent-style-name="Default">
      <style:table-cell-properties fo:border-bottom="none" fo:background-color="#ffffff" style:diagonal-bl-tr="none" style:diagonal-tl-br="none" fo:border-left="1.76pt solid #003300" fo:padding="0.071cm" fo:border-right="none" style:rotation-align="none" fo:border-top="none"/>
    </style:style>
    <style:style style:name="ce23" style:family="table-cell" style:parent-style-name="Default">
      <style:table-cell-properties fo:border-bottom="none" fo:background-color="#ffffff" style:diagonal-bl-tr="none" style:diagonal-tl-br="none" fo:border-left="1.76pt solid #003300"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0" style:family="table-cell" style:parent-style-name="Default" style:data-style-name="N0">
      <style:table-cell-properties style:glyph-orientation-vertical="0" style:cell-protect="none" style:print-content="true"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 style:family="table-cell" style:parent-style-name="Default" style:data-style-name="N0">
      <style:table-cell-properties style:glyph-orientation-vertical="0" fo:background-color="#00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 style:family="table-cell" style:parent-style-name="Default">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data-style-name="N0">
      <style:table-cell-properties style:glyph-orientation-vertical="0" fo:background-color="#00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 style:family="table-cell" style:parent-style-name="Default" style:data-style-name="N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data-style-name="N0">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data-style-name="N0">
      <style:table-cell-properties style:glyph-orientation-vertical="0" fo:background-color="#ffff99"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Normal_5f_Sheet1" style:data-style-name="N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2" style:family="table-cell" style:parent-style-name="Default">
      <style:table-cell-properties style:glyph-orientation-vertical="0" style:cell-protect="none" style:print-content="true"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3" style:family="table-cell" style:parent-style-name="Excel_5f_BuiltIn_5f_Hyperlink" style:data-style-name="N0">
      <style:table-cell-properties style:glyph-orientation-vertical="0" fo:background-color="#00ffff" style:cell-protect="formula-hidden"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44" style:family="table-cell" style:parent-style-name="Excel_5f_BuiltIn_5f_Hyperlink" style:data-style-name="N0">
      <style:table-cell-properties style:glyph-orientation-vertical="0" fo:background-color="#ccffff" style:cell-protect="formula-hidden"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5" style:family="table-cell" style:parent-style-name="Excel_5f_BuiltIn_5f_Hyperlink" style:data-style-name="N0">
      <style:table-cell-properties style:glyph-orientation-vertical="0" style:cell-protect="formula-hidden"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Trebuchet MS"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46" style:family="table-cell" style:parent-style-name="Excel_5f_BuiltIn_5f_Hyperlink"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Trebuchet MS"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47" style:family="table-cell" style:parent-style-name="Excel_5f_BuiltIn_5f_Hyperlink" style:data-style-name="N0">
      <style:table-cell-properties style:glyph-orientation-vertical="0" style:cell-protect="formula-hidden"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48" style:family="table-cell" style:parent-style-name="Excel_5f_BuiltIn_5f_Hyperlink" style:data-style-name="N0">
      <style:table-cell-properties style:glyph-orientation-vertical="0" fo:background-color="#ccffff" style:cell-protect="formula-hidden"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Trebuchet MS"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49" style:family="table-cell" style:parent-style-name="Excel_5f_BuiltIn_5f_Hyperlink" style:data-style-name="N0">
      <style:table-cell-properties style:glyph-orientation-vertical="0" fo:background-color="#00ffff" style:cell-protect="formula-hidden"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Trebuchet MS"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50" style:family="table-cell" style:parent-style-name="Excel_5f_BuiltIn_5f_Hyperlink"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5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5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53" style:family="table-cell" style:parent-style-name="Excel_5f_BuiltIn_5f_Hyperlink" style:data-style-name="N0">
      <style:table-cell-properties style:glyph-orientation-vertical="0" style:cell-protect="formula-hidden"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Trebuchet MS"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54" style:family="table-cell" style:parent-style-name="Excel_5f_BuiltIn_5f_Hyperlink" style:data-style-name="N0">
      <style:table-cell-properties style:glyph-orientation-vertical="0" style:cell-protect="formula-hidden"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5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Trebuchet MS"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5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Trebuchet MS"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5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58"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Trebuchet MS"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5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rebuchet M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Default" style:data-style-name="N1012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Default" style:data-style-name="N10121">
      <style:table-cell-properties style:glyph-orientation-vertical="0" style:cell-protect="none" style:print-content="true"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2" style:family="table-cell" style:parent-style-name="Default" style:data-style-name="N10121">
      <style:table-cell-properties style:glyph-orientation-vertical="0" fo:background-color="#00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data-style-name="N10121">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Default" style:data-style-name="N1012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 style:family="table-cell" style:parent-style-name="Default" style:data-style-name="N10121">
      <style:table-cell-properties style:glyph-orientation-vertical="0" fo:background-color="#cc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 style:family="table-cell" style:parent-style-name="Default" style:data-style-name="N10121">
      <style:table-cell-properties style:glyph-orientation-vertical="0" fo:background-color="#00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Default" style:data-style-name="N1012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8" style:family="table-cell" style:parent-style-name="Default" style:data-style-name="N10121">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9" style:family="table-cell" style:parent-style-name="Default" style:data-style-name="N1012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0" style:family="table-cell" style:parent-style-name="Default" style:data-style-name="N1012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1" style:family="table-cell" style:parent-style-name="Normal_5f_Sheet1" style:data-style-name="N1012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table-cell-properties fo:padding="0.071cm"/>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style:glyph-orientation-vertical="0" style:cell-protect="none" style:print-content="true"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4" style:family="table-cell" style:parent-style-name="Default" style:data-style-name="N0">
      <style:table-cell-properties fo:background-color="#00ffff" fo:padding="0.071cm"/>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 style:family="table-cell" style:parent-style-name="Default" style:data-style-name="N0">
      <style:table-cell-properties fo:background-color="#ccffff" fo:padding="0.071cm"/>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6" style:family="table-cell" style:parent-style-name="Default" style:data-style-name="N0">
      <style:table-cell-properties fo:padding="0.071cm"/>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 style:family="table-cell" style:parent-style-name="Default">
      <style:table-cell-properties fo:padding="0.071cm"/>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Default">
      <style:table-cell-properties fo:background-color="transparent" fo:padding="0.071cm"/>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table-cell-properties fo:background-color="#ccffff" fo:padding="0.071cm"/>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1" style:family="table-cell" style:parent-style-name="Default" style:data-style-name="N0">
      <style:table-cell-properties fo:background-color="transparent" fo:padding="0.071cm"/>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2" style:family="table-cell" style:parent-style-name="Normal_5f_Sheet1">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padding="0.071cm"/>
      <style:text-properties fo:color="#ffffff"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data-style-name="N0">
      <style:table-cell-properties fo:padding="0.071cm"/>
      <style:text-properties fo:color="#ffffff"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7" style:family="table-cell" style:parent-style-name="Default">
      <style:table-cell-properties fo:padding="0.071cm"/>
      <style:text-properties fo:color="#ffffff"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8" style:family="table-cell" style:parent-style-name="Default" style:data-style-name="N0">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Trebuchet M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9" style:family="table-cell" style:parent-style-name="Default" style:data-style-name="N0">
      <style:table-cell-properties fo:background-color="transparent" fo:padding="0.071cm"/>
      <style:text-properties fo:color="#ffffff"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Trebuchet MS"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gr1" style:family="graphic">
      <style:graphic-properties draw:textarea-horizontal-align="justify" draw:textarea-vertical-align="middle" fo:padding-top="0.056cm" fo:padding-bottom="0.056cm" fo:padding-left="0.056cm" fo:padding-right="0.056cm" draw:visible-area-left="0cm" draw:visible-area-top="0cm" draw:visible-area-width="8.001cm" draw:visible-area-height="2.001cm" draw:ole-draw-aspect="1"/>
    </style:style>
    <style:style style:name="gr2" style:family="graphic">
      <style:graphic-properties draw:stroke="none" draw:fill="solid" draw:fill-color="#ffffff" draw:textarea-horizontal-align="justify" draw:textarea-vertical-align="top" draw:auto-grow-height="false" fo:min-height="18.595cm" fo:min-width="17.429cm" fo:padding-top="0.056cm" fo:padding-bottom="0.056cm" fo:padding-left="0.056cm" fo:padding-right="0.056cm" fo:wrap-option="wrap" draw:shadow-color="#808080"/>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hyphenate="false"/>
    </style:style>
    <style:style style:name="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 style:family="text">
      <style:text-properties style:use-window-font-color="true"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3"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ff" style:font-name="Arial" fo:font-size="8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333399" style:font-name="Arial" fo:font-size="8pt" fo:font-weight="normal" style:text-underline-style="none"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ff" style:font-name="Trebuchet MS" fo:font-size="8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ffffff" style:font-name="Trebuchet MS" fo:font-size="8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label-ranges>
        <table:label-range table:label-cell-range-address="'Moody''s Rating Methodologies'.B1:'Moody''s Rating Methodologies'.B280" table:data-cell-range-address="'Moody''s Rating Methodologies'.B281:'Moody''s Rating Methodologies'.B1048576" table:orientation="column"/>
        <table:label-range table:label-cell-range-address="'Moody''s Rating Methodologies'.B292:'Moody''s Rating Methodologies'.B292" table:data-cell-range-address="'Moody''s Rating Methodologies'.B293:'Moody''s Rating Methodologies'.B1048576" table:orientation="column"/>
        <table:label-range table:label-cell-range-address="'Moody''s Rating Methodologies'.B282:'Moody''s Rating Methodologies'.B290" table:data-cell-range-address="'Moody''s Rating Methodologies'.B291:'Moody''s Rating Methodologies'.B1048576" table:orientation="column"/>
        <table:label-range table:label-cell-range-address="'Moody''s Rating Methodologies'.B296:'Moody''s Rating Methodologies'.B303" table:data-cell-range-address="'Moody''s Rating Methodologies'.B304:'Moody''s Rating Methodologies'.B1048576" table:orientation="column"/>
        <table:label-range table:label-cell-range-address="'Moody''s Rating Methodologies'.B305:'Moody''s Rating Methodologies'.B1023" table:data-cell-range-address="'Moody''s Rating Methodologies'.B1024:'Moody''s Rating Methodologies'.B1048576" table:orientation="column"/>
        <table:label-range table:label-cell-range-address="'Moody''s Rating Methodologies'.B294:'Moody''s Rating Methodologies'.B294" table:data-cell-range-address="'Moody''s Rating Methodologies'.C294:'Moody''s Rating Methodologies'.AMJ294" table:orientation="row"/>
      </table:label-ranges>
      <table:table table:name="Table of Content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8" table:default-cell-style-name="ce1"/>
        <table:table-column table:style-name="co7" table:number-columns-repeated="991" table:default-cell-style-name="Default"/>
        <table:table-row table:style-name="ro1">
          <table:table-cell/>
          <table:table-cell table:style-name="ce5" table:number-columns-repeated="4"/>
          <table:table-cell table:number-columns-repeated="1019"/>
        </table:table-row>
        <table:table-row table:style-name="ro2">
          <table:table-cell table:style-name="ce2"/>
          <table:table-cell table:number-columns-repeated="4"/>
          <table:table-cell table:style-name="ce22"/>
          <table:table-cell table:number-columns-repeated="1018"/>
        </table:table-row>
        <table:table-row table:style-name="ro3">
          <table:table-cell table:style-name="ce2"/>
          <table:table-cell/>
          <table:table-cell table:style-name="ce9" office:value-type="string" calcext:value-type="string">
            <text:p>METHODOLOGY CONTENTS</text:p>
          </table:table-cell>
          <table:table-cell table:style-name="ce13"/>
          <table:table-cell/>
          <table:table-cell table:style-name="ce22"/>
          <table:table-cell table:number-columns-repeated="1018"/>
        </table:table-row>
        <table:table-row table:style-name="ro4">
          <table:table-cell table:style-name="ce2"/>
          <table:table-cell/>
          <table:table-cell table:style-name="ce6"/>
          <table:table-cell table:number-columns-repeated="2"/>
          <table:table-cell table:style-name="ce22"/>
          <table:table-cell table:number-columns-repeated="1018"/>
        </table:table-row>
        <table:table-row table:style-name="ro5">
          <table:table-cell table:style-name="ce2"/>
          <table:table-cell/>
          <table:table-cell table:style-name="ce10" office:value-type="string" calcext:value-type="string">
            <text:p><text:span text:style-name="T3"><text:a xlink:href="#NON_FINANCIAL_CORPORATES" xlink:type="simple">Industrials &amp; Utilities</text:a></text:span></text:p>
          </table:table-cell>
          <table:table-cell table:number-columns-repeated="2"/>
          <table:table-cell table:style-name="ce22"/>
          <table:table-cell table:number-columns-repeated="1018"/>
        </table:table-row>
        <table:table-row table:style-name="ro6">
          <table:table-cell table:style-name="ce3"/>
          <table:table-cell table:style-name="ce6"/>
          <table:table-cell table:style-name="ce6" office:value-type="string" calcext:value-type="string">
            <text:p><text:s/></text:p>
          </table:table-cell>
          <table:table-cell table:style-name="ce14" office:value-type="string" calcext:value-type="string">
            <text:p><text:span text:style-name="T4"><text:a xlink:href="#Non_Financial_Industry_Methodologies" xlink:type="simple">Industry Methodologies</text:a></text:span></text:p>
          </table:table-cell>
          <table:table-cell table:style-name="ce6"/>
          <table:table-cell table:style-name="ce23"/>
          <table:table-cell table:style-name="ce6" table:number-columns-repeated="27"/>
          <table:table-cell table:style-name="ce24" table:number-columns-repeated="991"/>
        </table:table-row>
        <table:table-row table:style-name="ro5">
          <table:table-cell table:style-name="ce2"/>
          <table:table-cell/>
          <table:table-cell office:value-type="string" calcext:value-type="string">
            <text:p><text:s/></text:p>
          </table:table-cell>
          <table:table-cell table:style-name="ce14" office:value-type="string" calcext:value-type="string">
            <text:p><text:span text:style-name="T4"><text:a xlink:href="#Non_Financial_Corporate_Ratios" xlink:type="simple">Financial Ratios</text:a></text:span></text:p>
          </table:table-cell>
          <table:table-cell/>
          <table:table-cell table:style-name="ce22"/>
          <table:table-cell table:number-columns-repeated="1018"/>
        </table:table-row>
        <table:table-row table:style-name="ro5">
          <table:table-cell table:style-name="ce2"/>
          <table:table-cell table:number-columns-repeated="2"/>
          <table:table-cell table:style-name="ce14" office:value-type="string" calcext:value-type="string">
            <text:p><text:span text:style-name="T4"><text:a xlink:href="#Liquidity" xlink:type="simple">Liquidity</text:a></text:span></text:p>
          </table:table-cell>
          <table:table-cell/>
          <table:table-cell table:style-name="ce22"/>
          <table:table-cell table:number-columns-repeated="1018"/>
        </table:table-row>
        <table:table-row table:style-name="ro5">
          <table:table-cell table:style-name="ce2"/>
          <table:table-cell table:number-columns-repeated="2"/>
          <table:table-cell table:style-name="ce14" office:value-type="string" calcext:value-type="string">
            <text:p><text:span text:style-name="T4"><text:a xlink:href="#Accounting" xlink:type="simple">General</text:a></text:span></text:p>
          </table:table-cell>
          <table:table-cell/>
          <table:table-cell table:style-name="ce22"/>
          <table:table-cell table:number-columns-repeated="1018"/>
        </table:table-row>
        <table:table-row table:style-name="ro5">
          <table:table-cell table:style-name="ce2"/>
          <table:table-cell table:number-columns-repeated="2"/>
          <table:table-cell table:style-name="ce14" office:value-type="string" calcext:value-type="string">
            <text:p><text:span text:style-name="T4"><text:a xlink:href="#Loss_Given_Default" xlink:type="simple">Loss Given Default</text:a></text:span></text:p>
          </table:table-cell>
          <table:table-cell/>
          <table:table-cell table:style-name="ce22"/>
          <table:table-cell table:number-columns-repeated="1018"/>
        </table:table-row>
        <table:table-row table:style-name="ro7">
          <table:table-cell table:style-name="ce2"/>
          <table:table-cell/>
          <table:table-cell table:style-name="ce6"/>
          <table:table-cell table:style-name="ce15"/>
          <table:table-cell/>
          <table:table-cell table:style-name="ce22"/>
          <table:table-cell table:number-columns-repeated="1018"/>
        </table:table-row>
        <table:table-row table:style-name="ro5">
          <table:table-cell table:style-name="ce2"/>
          <table:table-cell/>
          <table:table-cell table:style-name="ce10" office:value-type="string" calcext:value-type="string">
            <text:p><text:span text:style-name="T3"><text:a xlink:href="#FINANCIAL_INSTITUTIONS" xlink:type="simple">Financial Institutions</text:a></text:span></text:p>
          </table:table-cell>
          <table:table-cell table:style-name="ce15"/>
          <table:table-cell/>
          <table:table-cell table:style-name="ce22"/>
          <table:table-cell table:number-columns-repeated="1018"/>
        </table:table-row>
        <table:table-row table:style-name="ro5">
          <table:table-cell table:style-name="ce2"/>
          <table:table-cell/>
          <table:table-cell office:value-type="string" calcext:value-type="string">
            <text:p><text:s/></text:p>
          </table:table-cell>
          <table:table-cell table:style-name="ce14" office:value-type="string" calcext:value-type="string">
            <text:p><text:span text:style-name="T4"><text:a xlink:href="#Banks" xlink:type="simple">Banks</text:a></text:span></text:p>
          </table:table-cell>
          <table:table-cell/>
          <table:table-cell table:style-name="ce22"/>
          <table:table-cell table:number-columns-repeated="1018"/>
        </table:table-row>
        <table:table-row table:style-name="ro5">
          <table:table-cell table:style-name="ce2"/>
          <table:table-cell table:number-columns-repeated="2"/>
          <table:table-cell table:style-name="ce14" office:value-type="string" calcext:value-type="string">
            <text:p><text:span text:style-name="T4"><text:a xlink:href="#Insurance" xlink:type="simple">Insurance</text:a></text:span></text:p>
          </table:table-cell>
          <table:table-cell/>
          <table:table-cell table:style-name="ce22"/>
          <table:table-cell table:number-columns-repeated="1018"/>
        </table:table-row>
        <table:table-row table:style-name="ro5">
          <table:table-cell table:style-name="ce2"/>
          <table:table-cell table:number-columns-repeated="2"/>
          <table:table-cell table:style-name="ce14" office:value-type="string" calcext:value-type="string">
            <text:p><text:span text:style-name="T4"><text:a xlink:href="#Financial_Guarantors" xlink:type="simple">Financial Guarantors</text:a></text:span></text:p>
          </table:table-cell>
          <table:table-cell/>
          <table:table-cell table:style-name="ce22"/>
          <table:table-cell table:number-columns-repeated="1018"/>
        </table:table-row>
        <table:table-row table:style-name="ro5">
          <table:table-cell table:style-name="ce2"/>
          <table:table-cell table:number-columns-repeated="2"/>
          <table:table-cell table:style-name="ce14" office:value-type="string" calcext:value-type="string">
            <text:p><text:span text:style-name="T4"><text:a xlink:href="#Other_Non_Bank" xlink:type="simple">Other Non Bank</text:a></text:span></text:p>
          </table:table-cell>
          <table:table-cell/>
          <table:table-cell table:style-name="ce22"/>
          <table:table-cell table:number-columns-repeated="1018"/>
        </table:table-row>
        <table:table-row table:style-name="ro5">
          <table:table-cell table:style-name="ce2"/>
          <table:table-cell table:number-columns-repeated="2"/>
          <table:table-cell table:style-name="ce14" office:value-type="string" calcext:value-type="string">
            <text:p><text:span text:style-name="T4"><text:a xlink:href="#Financial_Institutions_General" xlink:type="simple">Financial_Institutions_General</text:a></text:span></text:p>
          </table:table-cell>
          <table:table-cell/>
          <table:table-cell table:style-name="ce22"/>
          <table:table-cell table:number-columns-repeated="1018"/>
        </table:table-row>
        <table:table-row table:style-name="ro7">
          <table:table-cell table:style-name="ce2"/>
          <table:table-cell/>
          <table:table-cell table:style-name="ce6"/>
          <table:table-cell table:style-name="ce15"/>
          <table:table-cell/>
          <table:table-cell table:style-name="ce22"/>
          <table:table-cell table:number-columns-repeated="1018"/>
        </table:table-row>
        <table:table-row table:style-name="ro5">
          <table:table-cell table:style-name="ce2"/>
          <table:table-cell/>
          <table:table-cell table:style-name="ce10" office:value-type="string" calcext:value-type="string">
            <text:p><text:span text:style-name="T3"><text:a xlink:href="#Public_Project_Infrastructure" xlink:type="simple">Public, Project, and Infrastructure Finance</text:a></text:span></text:p>
          </table:table-cell>
          <table:table-cell table:style-name="ce14"/>
          <table:table-cell/>
          <table:table-cell table:style-name="ce22"/>
          <table:table-cell/>
          <table:table-cell office:value-type="string" calcext:value-type="string">
            <text:p><text:s/></text:p>
          </table:table-cell>
          <table:table-cell table:number-columns-repeated="1016"/>
        </table:table-row>
        <table:table-row table:style-name="ro5">
          <table:table-cell table:style-name="ce2"/>
          <table:table-cell/>
          <table:table-cell table:style-name="ce10"/>
          <table:table-cell table:style-name="ce16" office:value-type="string" calcext:value-type="string">
            <text:p>US MUNICIPALS</text:p>
          </table:table-cell>
          <table:table-cell/>
          <table:table-cell table:style-name="ce22"/>
          <table:table-cell table:number-columns-repeated="1018"/>
        </table:table-row>
        <table:table-row table:style-name="ro5">
          <table:table-cell table:style-name="ce2"/>
          <table:table-cell table:number-columns-repeated="2"/>
          <table:table-cell table:style-name="ce14" office:value-type="string" calcext:value-type="string">
            <text:p><text:span text:style-name="T4"><text:a xlink:href="#Education_and_Not_for_Profits" xlink:type="simple">Education and Not-for-Profits</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Health_Care" xlink:type="simple">Health Care</text:a></text:span></text:p>
          </table:table-cell>
          <table:table-cell/>
          <table:table-cell table:style-name="ce22"/>
          <table:table-cell office:value-type="string" calcext:value-type="string">
            <text:p>\</text:p>
          </table:table-cell>
          <table:table-cell table:number-columns-repeated="1017"/>
        </table:table-row>
        <table:table-row table:style-name="ro5">
          <table:table-cell table:style-name="ce2"/>
          <table:table-cell/>
          <table:table-cell table:style-name="ce6"/>
          <table:table-cell table:style-name="ce14" office:value-type="string" calcext:value-type="string">
            <text:p><text:span text:style-name="T4"><text:a xlink:href="#Housing" xlink:type="simple">Housing</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US_PFG_Transportation_Power_Other_Infrastructure" xlink:type="simple">Transportation, Power, and Other Infrastructure </text:a></text:span></text:p>
          </table:table-cell>
          <table:table-cell/>
          <table:table-cell table:style-name="ce22"/>
          <table:table-cell table:number-columns-repeated="1018"/>
        </table:table-row>
        <table:table-row table:style-name="ro8">
          <table:table-cell table:style-name="ce2"/>
          <table:table-cell/>
          <table:table-cell table:style-name="ce6"/>
          <table:table-cell table:style-name="ce14" office:value-type="string" calcext:value-type="string">
            <text:p><text:span text:style-name="T4"><text:a xlink:href="#US_State_and_Local" xlink:type="simple">State &amp; Local Governments</text:a></text:span></text:p>
          </table:table-cell>
          <table:table-cell/>
          <table:table-cell table:style-name="ce22"/>
          <table:table-cell table:number-columns-repeated="1018"/>
        </table:table-row>
        <table:table-row table:style-name="ro5">
          <table:table-cell table:style-name="ce2"/>
          <table:table-cell table:number-columns-repeated="2"/>
          <table:table-cell table:style-name="ce14" office:value-type="string" calcext:value-type="string">
            <text:p><text:span text:style-name="T4"><text:a xlink:href="#Fully_Supported" xlink:type="simple">Fully Supported &amp; Structured Transactions</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US_PFG_Analytical_Approaches" xlink:type="simple">Analytical Approaches</text:a></text:span></text:p>
          </table:table-cell>
          <table:table-cell/>
          <table:table-cell table:style-name="ce22"/>
          <table:table-cell table:number-columns-repeated="1018"/>
        </table:table-row>
        <table:table-row table:style-name="ro5">
          <table:table-cell table:style-name="ce2"/>
          <table:table-cell/>
          <table:table-cell table:style-name="ce10"/>
          <table:table-cell table:style-name="ce16" office:value-type="string" calcext:value-type="string">
            <text:p><text:span text:style-name="T5"><text:a xlink:href="#Housing" xlink:type="simple">OTHER</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Infrastructure" xlink:type="simple">Global Infrastructure/Project Finance</text:a></text:span></text:p>
          </table:table-cell>
          <table:table-cell/>
          <table:table-cell table:style-name="ce22"/>
          <table:table-cell table:number-columns-repeated="1018"/>
        </table:table-row>
        <table:table-row table:style-name="ro5">
          <table:table-cell table:style-name="ce2"/>
          <table:table-cell table:number-columns-repeated="2"/>
          <table:table-cell table:style-name="ce14" office:value-type="string" calcext:value-type="string">
            <text:p><text:span text:style-name="T4"><text:a xlink:href="#International_Public_Finance" xlink:type="simple">International_Public_Finance</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Sovereign" xlink:type="simple">Sovereign</text:a></text:span></text:p>
          </table:table-cell>
          <table:table-cell/>
          <table:table-cell table:style-name="ce22"/>
          <table:table-cell table:number-columns-repeated="1018"/>
        </table:table-row>
        <table:table-row table:style-name="ro7">
          <table:table-cell table:style-name="ce2"/>
          <table:table-cell/>
          <table:table-cell table:style-name="ce6"/>
          <table:table-cell table:style-name="ce15"/>
          <table:table-cell/>
          <table:table-cell table:style-name="ce22"/>
          <table:table-cell table:number-columns-repeated="1018"/>
        </table:table-row>
        <table:table-row table:style-name="ro5">
          <table:table-cell table:style-name="ce2"/>
          <table:table-cell/>
          <table:table-cell table:style-name="ce10" office:value-type="string" calcext:value-type="string">
            <text:p><text:span text:style-name="T3"><text:a xlink:href="#Structured_Finance" xlink:type="simple">Structured_Finance</text:a></text:span></text:p>
          </table:table-cell>
          <table:table-cell table:style-name="ce17"/>
          <table:table-cell/>
          <table:table-cell table:style-name="ce22"/>
          <table:table-cell table:number-columns-repeated="1018"/>
        </table:table-row>
        <table:table-row table:style-name="ro5">
          <table:table-cell table:style-name="ce2"/>
          <table:table-cell/>
          <table:table-cell table:style-name="ce10"/>
          <table:table-cell table:style-name="ce16" office:value-type="string" calcext:value-type="string">
            <text:p>ASSET BACKED</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ABS" xlink:type="simple">Asset Backed Securities</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8" office:value-type="string" calcext:value-type="string">
            <text:p><text:span text:style-name="T4"><text:a xlink:href="#Japanese_ABS" xlink:type="simple">Japan</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8" office:value-type="string" calcext:value-type="string">
            <text:p><text:span text:style-name="T4"><text:a xlink:href="#Student_Loan_ABS" xlink:type="simple">Student Loans</text:a></text:span></text:p>
          </table:table-cell>
          <table:table-cell table:style-name="ce6"/>
          <table:table-cell table:style-name="ce22"/>
          <table:table-cell table:number-columns-repeated="1018"/>
        </table:table-row>
        <table:table-row table:style-name="ro5">
          <table:table-cell table:style-name="ce2"/>
          <table:table-cell/>
          <table:table-cell table:style-name="ce6"/>
          <table:table-cell table:style-name="ce18" office:value-type="string" calcext:value-type="string">
            <text:p><text:span text:style-name="T4"><text:a xlink:href="#Credit_Card_ABS" xlink:type="simple">Credit Cards</text:a></text:span></text:p>
          </table:table-cell>
          <table:table-cell table:style-name="ce6"/>
          <table:table-cell table:style-name="ce22"/>
          <table:table-cell table:number-columns-repeated="1018"/>
        </table:table-row>
        <table:table-row table:style-name="ro5">
          <table:table-cell table:style-name="ce2"/>
          <table:table-cell/>
          <table:table-cell table:style-name="ce6"/>
          <table:table-cell table:style-name="ce18" office:value-type="string" calcext:value-type="string">
            <text:p><text:span text:style-name="T4"><text:a xlink:href="#Auto_ABS" xlink:type="simple">Auto</text:a></text:span></text:p>
          </table:table-cell>
          <table:table-cell table:style-name="ce6"/>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Moody''s Rating Methodologies'.A1" xlink:type="simple">Commercial Mortgage Backed Securities &amp; REITS</text:a></text:span></text:p>
          </table:table-cell>
          <table:table-cell table:style-name="ce6"/>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MBS" xlink:type="simple">Residential Mortgage Backed Securities</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REGION_SPECIFIC_RMBS" xlink:type="simple">Region-Specific RMBS</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Subprime" xlink:type="simple">Subprime &amp; Alt-A</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HEL" xlink:type="simple">Home Equity</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CES" xlink:type="simple">Closed End Seconds</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ABCP" xlink:type="simple">ABCP</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Covered_Bonds" xlink:type="simple">Covered Bonds</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6" office:value-type="string" calcext:value-type="string">
            <text:p>DERIVATIVES</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CDO" xlink:type="simple">CDO</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SIV" xlink:type="simple">SIVs</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CAT" xlink:type="simple">Catastrophe Bonds</text:a></text:span></text:p>
          </table:table-cell>
          <table:table-cell/>
          <table:table-cell table:style-name="ce22"/>
          <table:table-cell table:number-columns-repeated="1018"/>
        </table:table-row>
        <table:table-row table:style-name="ro8">
          <table:table-cell table:style-name="ce2"/>
          <table:table-cell/>
          <table:table-cell table:style-name="ce6"/>
          <table:table-cell table:style-name="ce14" office:value-type="string" calcext:value-type="string">
            <text:p><text:span text:style-name="T4"><text:a xlink:href="#Structured_Miscellaneous" xlink:type="simple">Structured - Miscellaneous</text:a></text:span></text:p>
          </table:table-cell>
          <table:table-cell/>
          <table:table-cell table:style-name="ce22"/>
          <table:table-cell table:number-columns-repeated="1018"/>
        </table:table-row>
        <table:table-row table:style-name="ro8">
          <table:table-cell table:style-name="ce2"/>
          <table:table-cell/>
          <table:table-cell table:style-name="ce6"/>
          <table:table-cell table:style-name="ce14" office:value-type="string" calcext:value-type="string">
            <text:p>Managed Funds</text:p>
          </table:table-cell>
          <table:table-cell/>
          <table:table-cell table:style-name="ce22"/>
          <table:table-cell table:number-columns-repeated="1018"/>
        </table:table-row>
        <table:table-row table:style-name="ro5">
          <table:table-cell table:style-name="ce2"/>
          <table:table-cell/>
          <table:table-cell table:style-name="ce10" office:value-type="string" calcext:value-type="string">
            <text:p><text:span text:style-name="T3"><text:a xlink:href="#Moodys_General" xlink:type="simple">Moody's General</text:a></text:span></text:p>
          </table:table-cell>
          <table:table-cell table:style-name="ce15"/>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Rating_Scale" xlink:type="simple">Rating Scales</text:a></text:span></text:p>
          </table:table-cell>
          <table:table-cell/>
          <table:table-cell table:style-name="ce22"/>
          <table:table-cell table:number-columns-repeated="1018"/>
        </table:table-row>
        <table:table-row table:style-name="ro5">
          <table:table-cell table:style-name="ce2"/>
          <table:table-cell/>
          <table:table-cell table:style-name="ce6"/>
          <table:table-cell table:style-name="ce14" office:value-type="string" calcext:value-type="string">
            <text:p><text:span text:style-name="T4"><text:a xlink:href="#Hybrid" xlink:type="simple">Hybrids</text:a></text:span></text:p>
          </table:table-cell>
          <table:table-cell/>
          <table:table-cell table:style-name="ce22"/>
          <table:table-cell table:number-columns-repeated="1018"/>
        </table:table-row>
        <table:table-row table:style-name="ro9">
          <table:table-cell table:style-name="ce4"/>
          <table:table-cell table:style-name="ce7"/>
          <table:table-cell table:style-name="ce11"/>
          <table:table-cell table:style-name="ce14" office:value-type="string" calcext:value-type="string">
            <text:p><text:span text:style-name="T4"><text:a xlink:href="#Moodys_General_Sub" xlink:type="simple">General</text:a></text:span></text:p>
          </table:table-cell>
          <table:table-cell table:style-name="ce2"/>
          <table:table-cell table:style-name="ce22"/>
          <table:table-cell table:number-columns-repeated="1018"/>
        </table:table-row>
        <table:table-row table:style-name="ro10">
          <table:table-cell table:style-name="ce4"/>
          <table:table-cell table:style-name="ce8"/>
          <table:table-cell table:style-name="ce12"/>
          <table:table-cell table:style-name="ce19"/>
          <table:table-cell table:style-name="ce21"/>
          <table:table-cell table:number-columns-repeated="1019"/>
        </table:table-row>
        <table:table-row table:style-name="ro5">
          <table:table-cell table:number-columns-repeated="3"/>
          <table:table-cell table:style-name="ce20"/>
          <table:table-cell table:number-columns-repeated="1020"/>
        </table:table-row>
        <table:table-row table:style-name="ro5" table:number-rows-repeated="23">
          <table:table-cell table:number-columns-repeated="3"/>
          <table:table-cell table:style-name="ce15"/>
          <table:table-cell table:number-columns-repeated="1020"/>
        </table:table-row>
        <table:table-row table:style-name="ro5" table:number-rows-repeated="1048493">
          <table:table-cell table:number-columns-repeated="1024"/>
        </table:table-row>
        <table:table-row table:style-name="ro5">
          <table:table-cell table:number-columns-repeated="1024"/>
        </table:table-row>
      </table:table>
      <table:table table:name="Moody's Rating Methodologies" table:style-name="ta2" table:print-ranges="'Moody''s Rating Methodologies'.B1:'Moody''s Rating Methodologies'.E640">
        <office:forms form:automatic-focus="false" form:apply-design-mode="false"/>
        <table:table-column table:style-name="co8" table:default-cell-style-name="ce25"/>
        <table:table-column table:style-name="co9" table:default-cell-style-name="ce28"/>
        <table:table-column table:style-name="co10" table:default-cell-style-name="ce25"/>
        <table:table-column table:style-name="co11" table:default-cell-style-name="ce60"/>
        <table:table-column table:style-name="co12" table:default-cell-style-name="ce25"/>
        <table:table-column table:style-name="co13" table:default-cell-style-name="ce83"/>
        <table:table-column table:style-name="co14" table:default-cell-style-name="ce90"/>
        <table:table-column table:style-name="co13" table:number-columns-repeated="250" table:default-cell-style-name="ce25"/>
        <table:table-column table:style-name="co13" table:number-columns-repeated="767" table:default-cell-style-name="Default"/>
        <table:table-row table:style-name="ro11">
          <table:table-cell/>
          <table:table-cell>
            <draw:frame table:end-cell-address="'Moody''s Rating Methodologies'.C1" table:end-x="2.877cm" table:end-y="1.69cm" draw:z-index="0" draw:name="Picture 8" draw:style-name="gr1" draw:text-style-name="P1" svg:width="7.185cm" svg:height="1.69cm" svg:x="0.278cm" svg:y="0cm">
              <text:p draw:class-id="5667B15A-FC9D-11D1-9975-00c04fc9a975"/>
              <draw:object-ole xlink:href="./Object 1" xlink:type="simple" xlink:show="embed" xlink:actuate="onLoad"/>
              <draw:image xlink:href="./ObjectReplacements/Object 1" xlink:type="simple" xlink:show="embed" xlink:actuate="onLoad"/>
            </draw:frame>
          </table:table-cell>
          <table:table-cell table:number-columns-repeated="1022"/>
        </table:table-row>
        <table:table-row table:style-name="ro12">
          <table:table-cell/>
          <table:table-cell table:style-name="ce29" office:value-type="string" calcext:value-type="string" table:number-columns-spanned="2" table:number-rows-spanned="1">
            <text:p>Moody's Rating Methodologies, as of 1/23/2009</text:p>
          </table:table-cell>
          <table:covered-table-cell table:style-name="ce41"/>
          <table:table-cell/>
          <table:table-cell table:style-name="ce72"/>
          <table:table-cell table:style-name="ce84"/>
          <table:table-cell table:number-columns-repeated="1018"/>
        </table:table-row>
        <table:table-row table:style-name="ro13">
          <table:table-cell/>
          <table:table-cell table:style-name="ce30" office:value-type="string" calcext:value-type="string">
            <text:p>SECTOR</text:p>
          </table:table-cell>
          <table:table-cell table:style-name="ce42" office:value-type="string" calcext:value-type="string">
            <text:p>Methodology Title</text:p>
          </table:table-cell>
          <table:table-cell table:style-name="ce61" office:value-type="string" calcext:value-type="string">
            <text:p>Date</text:p>
          </table:table-cell>
          <table:table-cell table:style-name="ce73" office:value-type="string" calcext:value-type="string">
            <text:p>Region</text:p>
          </table:table-cell>
          <table:table-cell table:style-name="ce85"/>
          <table:table-cell table:number-columns-repeated="1018"/>
        </table:table-row>
        <table:table-row table:style-name="ro3">
          <table:table-cell/>
          <table:table-cell table:style-name="ce31" office:value-type="string" calcext:value-type="string">
            <text:p>NON-FINANCIAL CORPORATES</text:p>
          </table:table-cell>
          <table:table-cell table:style-name="ce43"/>
          <table:table-cell table:style-name="ce62"/>
          <table:table-cell table:style-name="ce74"/>
          <table:table-cell table:style-name="ce86"/>
          <table:table-cell table:number-columns-repeated="1018"/>
        </table:table-row>
        <table:table-row table:style-name="ro14">
          <table:table-cell/>
          <table:table-cell table:style-name="ce32" office:value-type="string" calcext:value-type="string">
            <text:p><text:s text:c="2"/>INDUSTRIES</text:p>
          </table:table-cell>
          <table:table-cell table:style-name="ce44"/>
          <table:table-cell table:style-name="ce63"/>
          <table:table-cell table:style-name="ce75"/>
          <table:table-cell table:style-name="ce86"/>
          <table:table-cell table:number-columns-repeated="1018"/>
        </table:table-row>
        <table:table-row table:style-name="ro10">
          <table:table-cell table:style-name="ce26"/>
          <table:table-cell table:style-name="ce33" office:value-type="string" calcext:value-type="string">
            <text:p>Industry Methodologies</text:p>
          </table:table-cell>
          <table:table-cell table:style-name="ce45" table:formula="of:=HYPERLINK([.G6];[.F6])" office:value-type="string" office:string-value="Asian Consumer Electronics" calcext:value-type="string">
            <text:p>Asian Consumer Electronics</text:p>
          </table:table-cell>
          <table:table-cell table:style-name="ce64" office:value-type="float" office:value="39098" calcext:value-type="float">
            <text:p>16-Jan-07</text:p>
          </table:table-cell>
          <table:table-cell table:style-name="ce76" office:value-type="string" calcext:value-type="string">
            <text:p>Asia</text:p>
          </table:table-cell>
          <table:table-cell table:style-name="ce86" office:value-type="string" calcext:value-type="string">
            <text:p>Asian Consumer Electronics</text:p>
          </table:table-cell>
          <table:table-cell office:value-type="string" calcext:value-type="string">
            <text:p>http://www.moodys.com/cust/getdocumentByNotesDocId.asp?criteria=PBC_101666</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7];[.F7])" office:value-type="string" office:string-value="Global Aerospace/Defense Industry" calcext:value-type="string">
            <text:p>Global Aerospace/Defense Industry</text:p>
          </table:table-cell>
          <table:table-cell table:style-name="ce64" office:value-type="float" office:value="39114" calcext:value-type="float">
            <text:p>1-Feb-07</text:p>
          </table:table-cell>
          <table:table-cell table:style-name="ce77" office:value-type="string" calcext:value-type="string">
            <text:p>Global</text:p>
          </table:table-cell>
          <table:table-cell table:style-name="ce86" office:value-type="string" calcext:value-type="string">
            <text:p>Global Aerospace/Defense Industry</text:p>
          </table:table-cell>
          <table:table-cell office:value-type="string" calcext:value-type="string">
            <text:p>http://www.moodys.com/cust/getdocumentByNotesDocId.asp?criteria=PBC_101911</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8];[.F8])" office:value-type="string" office:string-value="Global Agricultural Cooperatives Industry" calcext:value-type="string">
            <text:p>Global Agricultural Cooperatives Industry</text:p>
          </table:table-cell>
          <table:table-cell table:style-name="ce64" office:value-type="float" office:value="39157" calcext:value-type="float">
            <text:p>16-Mar-07</text:p>
          </table:table-cell>
          <table:table-cell table:style-name="ce77" office:value-type="string" calcext:value-type="string">
            <text:p>Global</text:p>
          </table:table-cell>
          <table:table-cell table:style-name="ce86" office:value-type="string" calcext:value-type="string">
            <text:p>Global Agricultural Cooperatives Industry</text:p>
          </table:table-cell>
          <table:table-cell office:value-type="string" calcext:value-type="string">
            <text:p>http://www.moodys.com/cust/getdocumentByNotesDocId.asp?criteria=PBC_102328</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9];[.F9])" office:value-type="string" office:string-value="Global Alcoholic Beverage Rating Methodology" calcext:value-type="string">
            <text:p>Global Alcoholic Beverage Rating Methodology</text:p>
          </table:table-cell>
          <table:table-cell table:style-name="ce64" office:value-type="float" office:value="38674" calcext:value-type="float">
            <text:p>18-Nov-05</text:p>
          </table:table-cell>
          <table:table-cell table:style-name="ce77" office:value-type="string" calcext:value-type="string">
            <text:p>Global</text:p>
          </table:table-cell>
          <table:table-cell table:style-name="ce86" office:value-type="string" calcext:value-type="string">
            <text:p>Global Alcoholic Beverage Rating Methodology</text:p>
          </table:table-cell>
          <table:table-cell office:value-type="string" calcext:value-type="string">
            <text:p>http://www.moodys.com/cust/getdocumentByNotesDocId.asp?criteria=PBC_95234</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10];[.F10])" office:value-type="string" office:string-value="Global Apparel Industry" calcext:value-type="string">
            <text:p>Global Apparel Industry</text:p>
          </table:table-cell>
          <table:table-cell table:style-name="ce64" office:value-type="float" office:value="39217" calcext:value-type="float">
            <text:p>15-May-07</text:p>
          </table:table-cell>
          <table:table-cell table:style-name="ce77" office:value-type="string" calcext:value-type="string">
            <text:p>Global</text:p>
          </table:table-cell>
          <table:table-cell table:style-name="ce86" office:value-type="string" calcext:value-type="string">
            <text:p>Global Apparel Industry</text:p>
          </table:table-cell>
          <table:table-cell office:value-type="string" calcext:value-type="string">
            <text:p>http://www.moodys.com/cust/getdocumentByNotesDocId.asp?criteria=PBC_102964</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11];[.F11])" office:value-type="string" office:string-value="Global Auto Supplier Industry" calcext:value-type="string">
            <text:p>Global Auto Supplier Industry</text:p>
          </table:table-cell>
          <table:table-cell table:style-name="ce64" office:value-type="float" office:value="38532" calcext:value-type="float">
            <text:p>29-Jun-05</text:p>
          </table:table-cell>
          <table:table-cell table:style-name="ce77" office:value-type="string" calcext:value-type="string">
            <text:p>Global</text:p>
          </table:table-cell>
          <table:table-cell table:style-name="ce86" office:value-type="string" calcext:value-type="string">
            <text:p>Global Auto Supplier Industry</text:p>
          </table:table-cell>
          <table:table-cell office:value-type="string" calcext:value-type="string">
            <text:p>http://www.moodys.com/cust/getdocumentByNotesDocId.asp?criteria=PBC_93002</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12];[.F12])" office:value-type="string" office:string-value="Global Automobile Manufacture Industry" calcext:value-type="string">
            <text:p>Global Automobile Manufacture Industry</text:p>
          </table:table-cell>
          <table:table-cell table:style-name="ce64" office:value-type="float" office:value="39443" calcext:value-type="float">
            <text:p>27-Dec-07</text:p>
          </table:table-cell>
          <table:table-cell table:style-name="ce77" office:value-type="string" calcext:value-type="string">
            <text:p>Global</text:p>
          </table:table-cell>
          <table:table-cell table:style-name="ce86" office:value-type="string" calcext:value-type="string">
            <text:p>Global Automobile Manufacture Industry</text:p>
          </table:table-cell>
          <table:table-cell table:style-name="ce87" office:value-type="string" calcext:value-type="string">
            <text:p>http://www.moodys.com/cust/getdocumentByNotesDocId.asp?criteria=PBC_106747</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13];[.F13])" office:value-type="string" office:string-value="Global Building Materials Industry" calcext:value-type="string">
            <text:p>Global Building Materials Industry</text:p>
          </table:table-cell>
          <table:table-cell table:style-name="ce64" office:value-type="float" office:value="38929" calcext:value-type="float">
            <text:p>31-Jul-06</text:p>
          </table:table-cell>
          <table:table-cell table:style-name="ce77" office:value-type="string" calcext:value-type="string">
            <text:p>Global</text:p>
          </table:table-cell>
          <table:table-cell table:style-name="ce86" office:value-type="string" calcext:value-type="string">
            <text:p>Global Building Materials Industry</text:p>
          </table:table-cell>
          <table:table-cell office:value-type="string" calcext:value-type="string">
            <text:p>http://www.moodys.com/cust/getdocumentByNotesDocId.asp?criteria=PBC_98223</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14];[.F14])" office:value-type="string" office:string-value="Global Business &amp; Consumer Service Industry" calcext:value-type="string">
            <text:p>Global Business &amp; Consumer Service Industry</text:p>
          </table:table-cell>
          <table:table-cell table:style-name="ce64" office:value-type="float" office:value="39304" calcext:value-type="float">
            <text:p>10-Aug-07</text:p>
          </table:table-cell>
          <table:table-cell table:style-name="ce77" office:value-type="string" calcext:value-type="string">
            <text:p>Global</text:p>
          </table:table-cell>
          <table:table-cell table:style-name="ce86" office:value-type="string" calcext:value-type="string">
            <text:p>Global Business &amp; Consumer Service Industry</text:p>
          </table:table-cell>
          <table:table-cell office:value-type="string" calcext:value-type="string">
            <text:p>http://www.moodys.com/cust/getdocumentByNotesDocId.asp?criteria=PBC_104176</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15];[.F15])" office:value-type="string" office:string-value="Global Cable Television Industry" calcext:value-type="string">
            <text:p>Global Cable Television Industry</text:p>
          </table:table-cell>
          <table:table-cell table:style-name="ce64" office:value-type="float" office:value="38581" calcext:value-type="float">
            <text:p>17-Aug-05</text:p>
          </table:table-cell>
          <table:table-cell table:style-name="ce77" office:value-type="string" calcext:value-type="string">
            <text:p>Global</text:p>
          </table:table-cell>
          <table:table-cell table:style-name="ce86" office:value-type="string" calcext:value-type="string">
            <text:p>Global Cable Television Industry</text:p>
          </table:table-cell>
          <table:table-cell office:value-type="string" calcext:value-type="string">
            <text:p>http://www.moodys.com/cust/getdocumentByNotesDocId.asp?criteria=PBC_93912</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16];[.F16])" office:value-type="string" office:string-value="Global Chemical Industry" calcext:value-type="string">
            <text:p>Global Chemical Industry</text:p>
          </table:table-cell>
          <table:table-cell table:style-name="ce64" office:value-type="float" office:value="38750" calcext:value-type="float">
            <text:p>2-Feb-06</text:p>
          </table:table-cell>
          <table:table-cell table:style-name="ce77" office:value-type="string" calcext:value-type="string">
            <text:p>Global</text:p>
          </table:table-cell>
          <table:table-cell table:style-name="ce86" office:value-type="string" calcext:value-type="string">
            <text:p>Global Chemical Industry</text:p>
          </table:table-cell>
          <table:table-cell office:value-type="string" calcext:value-type="string">
            <text:p>http://www.moodys.com/cust/getdocumentByNotesDocId.asp?criteria=PBC_96180</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17];[.F17])" office:value-type="string" office:string-value="Global Construction Methodology" calcext:value-type="string">
            <text:p>Global Construction Methodology</text:p>
          </table:table-cell>
          <table:table-cell table:style-name="ce64" office:value-type="float" office:value="39386" calcext:value-type="float">
            <text:p>31-Oct-07</text:p>
          </table:table-cell>
          <table:table-cell table:style-name="ce77" office:value-type="string" calcext:value-type="string">
            <text:p>Global</text:p>
          </table:table-cell>
          <table:table-cell table:style-name="ce87" office:value-type="string" calcext:value-type="string">
            <text:p>Global Construction Methodology</text:p>
          </table:table-cell>
          <table:table-cell office:value-type="string" calcext:value-type="string">
            <text:p>http://www.moodys.com/moodys/cust/research/MDCdocs/31/2007000000450957.pdf?frameOfRef=corporate</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18];[.F18])" office:value-type="string" office:string-value="Global Consumer Durables" calcext:value-type="string">
            <text:p>Global Consumer Durables</text:p>
          </table:table-cell>
          <table:table-cell table:style-name="ce64" office:value-type="float" office:value="39315" calcext:value-type="float">
            <text:p>21-Aug-07</text:p>
          </table:table-cell>
          <table:table-cell table:style-name="ce77" office:value-type="string" calcext:value-type="string">
            <text:p>Global</text:p>
          </table:table-cell>
          <table:table-cell table:style-name="ce86" office:value-type="string" calcext:value-type="string">
            <text:p>Global Consumer Durables</text:p>
          </table:table-cell>
          <table:table-cell office:value-type="string" calcext:value-type="string">
            <text:p>http://www.moodys.com/cust/getdocumentByNotesDocId.asp?criteria=PBC_104333</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19];[.F19])" office:value-type="string" office:string-value="Global Equipment and Automobile Rental Industry" calcext:value-type="string">
            <text:p>Global Equipment and Automobile Rental Industry</text:p>
          </table:table-cell>
          <table:table-cell table:style-name="ce64" office:value-type="float" office:value="39307" calcext:value-type="float">
            <text:p>13-Aug-07</text:p>
          </table:table-cell>
          <table:table-cell table:style-name="ce77" office:value-type="string" calcext:value-type="string">
            <text:p>Global</text:p>
          </table:table-cell>
          <table:table-cell table:style-name="ce86" office:value-type="string" calcext:value-type="string">
            <text:p>Global Equipment and Automobile Rental Industry</text:p>
          </table:table-cell>
          <table:table-cell office:value-type="string" calcext:value-type="string">
            <text:p>http://www.moodys.com/cust/getdocumentByNotesDocId.asp?criteria=PBC_104200</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office:value-type="string" calcext:value-type="string">
            <text:p><text:span text:style-name="T6"><text:a xlink:href="http://www.moodys.com/moodys/cust/research/MDCdocs/30/2007300000536857.pdf?search=5&amp;searchQuery=Global+For-Profit+Hospital+Industry&amp;click=1" xlink:type="simple">Global For-Profit Hospital Industry</text:a></text:span></text:p>
          </table:table-cell>
          <table:table-cell table:style-name="ce64" office:value-type="float" office:value="39721" calcext:value-type="float">
            <text:p>30-Sep-08</text:p>
          </table:table-cell>
          <table:table-cell table:style-name="ce77" office:value-type="string" calcext:value-type="string">
            <text:p>Global</text:p>
          </table:table-cell>
          <table:table-cell table:style-name="ce86" office:value-type="string" calcext:value-type="string">
            <text:p>Global For-Profit Hospital Industry</text:p>
          </table:table-cell>
          <table:table-cell office:value-type="string" calcext:value-type="string">
            <text:p>http://www.moodys.com/cust/getdocumentByNotesDocId.asp?criteria=PBC_94771</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21];[.F21])" office:value-type="string" office:string-value="Global Gaming" calcext:value-type="string">
            <text:p>Global Gaming</text:p>
          </table:table-cell>
          <table:table-cell table:style-name="ce64" office:value-type="float" office:value="38588" calcext:value-type="float">
            <text:p>24-Aug-05</text:p>
          </table:table-cell>
          <table:table-cell table:style-name="ce77" office:value-type="string" calcext:value-type="string">
            <text:p>Global</text:p>
          </table:table-cell>
          <table:table-cell table:style-name="ce86" office:value-type="string" calcext:value-type="string">
            <text:p>Global Gaming</text:p>
          </table:table-cell>
          <table:table-cell office:value-type="string" calcext:value-type="string">
            <text:p>http://www.moodys.com/cust/getdocumentByNotesDocId.asp?criteria=PBC_93948</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22];[.F22])" office:value-type="string" office:string-value="Global Lodging Industry" calcext:value-type="string">
            <text:p>Global Lodging Industry</text:p>
          </table:table-cell>
          <table:table-cell table:style-name="ce64" office:value-type="float" office:value="39433" calcext:value-type="float">
            <text:p>17-Dec-07</text:p>
          </table:table-cell>
          <table:table-cell table:style-name="ce77" office:value-type="string" calcext:value-type="string">
            <text:p>Global</text:p>
          </table:table-cell>
          <table:table-cell table:style-name="ce87" office:value-type="string" calcext:value-type="string">
            <text:p>Global Lodging Industry</text:p>
          </table:table-cell>
          <table:table-cell office:value-type="string" calcext:value-type="string">
            <text:p>http://www.moodys.com/cust/getdocumentByNotesDocId.asp?criteria=PBC_106236</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23];[.F23])" office:value-type="string" office:string-value="Global Medical Products &amp; Device Industry" calcext:value-type="string">
            <text:p>Global Medical Products &amp; Device Industry</text:p>
          </table:table-cell>
          <table:table-cell table:style-name="ce64" office:value-type="float" office:value="38933" calcext:value-type="float">
            <text:p>4-Aug-06</text:p>
          </table:table-cell>
          <table:table-cell table:style-name="ce77" office:value-type="string" calcext:value-type="string">
            <text:p>Global</text:p>
          </table:table-cell>
          <table:table-cell table:style-name="ce86" office:value-type="string" calcext:value-type="string">
            <text:p>Global Medical Products &amp; Device Industry</text:p>
          </table:table-cell>
          <table:table-cell office:value-type="string" calcext:value-type="string">
            <text:p>http://www.moodys.com/cust/getdocumentByNotesDocId.asp?criteria=PBC_98532</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24];[.F24])" office:value-type="string" office:string-value="Global Mining Industry" calcext:value-type="string">
            <text:p>Global Mining Industry</text:p>
          </table:table-cell>
          <table:table-cell table:style-name="ce64" office:value-type="float" office:value="38625" calcext:value-type="float">
            <text:p>30-Sep-05</text:p>
          </table:table-cell>
          <table:table-cell table:style-name="ce77" office:value-type="string" calcext:value-type="string">
            <text:p>Global</text:p>
          </table:table-cell>
          <table:table-cell table:style-name="ce86" office:value-type="string" calcext:value-type="string">
            <text:p>Global Mining Industry</text:p>
          </table:table-cell>
          <table:table-cell office:value-type="string" calcext:value-type="string">
            <text:p>http://www.moodys.com/cust/getdocumentByNotesDocId.asp?criteria=PBC_94364</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25];[.F25])" office:value-type="string" office:string-value="Global Natural Product Processors — Protein and Agriculture" calcext:value-type="string">
            <text:p>Global Natural Product Processors — Protein and Agriculture</text:p>
          </table:table-cell>
          <table:table-cell table:style-name="ce64" office:value-type="float" office:value="38754" calcext:value-type="float">
            <text:p>6-Feb-06</text:p>
          </table:table-cell>
          <table:table-cell table:style-name="ce77" office:value-type="string" calcext:value-type="string">
            <text:p>Global</text:p>
          </table:table-cell>
          <table:table-cell table:style-name="ce86" office:value-type="string" calcext:value-type="string">
            <text:p>Global Natural Product Processors — Protein and Agriculture</text:p>
          </table:table-cell>
          <table:table-cell office:value-type="string" calcext:value-type="string">
            <text:p>http://www.moodys.com/cust/getdocumentByNotesDocId.asp?criteria=PBC_96610</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26];[.F26])" office:value-type="string" office:string-value="Global Packing Manufacturers: Metals, Glass, and Plastic Containers" calcext:value-type="string">
            <text:p>Global Packing Manufacturers: Metals, Glass, and Plastic Containers</text:p>
          </table:table-cell>
          <table:table-cell table:style-name="ce64" office:value-type="float" office:value="38860" calcext:value-type="float">
            <text:p>23-May-06</text:p>
          </table:table-cell>
          <table:table-cell table:style-name="ce77" office:value-type="string" calcext:value-type="string">
            <text:p>Global</text:p>
          </table:table-cell>
          <table:table-cell table:style-name="ce86" office:value-type="string" calcext:value-type="string">
            <text:p>Global Packing Manufacturers: Metals, Glass, and Plastic Containers</text:p>
          </table:table-cell>
          <table:table-cell table:style-name="ce87" office:value-type="string" calcext:value-type="string">
            <text:p>http://www.moodys.com/cust/getdocumentByNotesDocId.asp?criteria=PBC_97642</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27];[.F27])" office:value-type="string" office:string-value="Global Paper &amp; Forest Products Industry" calcext:value-type="string">
            <text:p>Global Paper &amp; Forest Products Industry</text:p>
          </table:table-cell>
          <table:table-cell table:style-name="ce64" office:value-type="float" office:value="38869" calcext:value-type="float">
            <text:p>1-Jun-06</text:p>
          </table:table-cell>
          <table:table-cell table:style-name="ce77" office:value-type="string" calcext:value-type="string">
            <text:p>Global</text:p>
          </table:table-cell>
          <table:table-cell table:style-name="ce86" office:value-type="string" calcext:value-type="string">
            <text:p>Global Paper &amp; Forest Products Industry</text:p>
          </table:table-cell>
          <table:table-cell office:value-type="string" calcext:value-type="string">
            <text:p>http://www.moodys.com/cust/getdocumentByNotesDocId.asp?criteria=PBC_95092</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28];[.F28])" office:value-type="string" office:string-value="Global Pharmaceutical Industry" calcext:value-type="string">
            <text:p>Global Pharmaceutical Industry</text:p>
          </table:table-cell>
          <table:table-cell table:style-name="ce64" office:value-type="float" office:value="38321" calcext:value-type="float">
            <text:p>30-Nov-04</text:p>
          </table:table-cell>
          <table:table-cell table:style-name="ce77" office:value-type="string" calcext:value-type="string">
            <text:p>Global</text:p>
          </table:table-cell>
          <table:table-cell table:style-name="ce86" office:value-type="string" calcext:value-type="string">
            <text:p>Global Pharmaceutical Industry</text:p>
          </table:table-cell>
          <table:table-cell office:value-type="string" calcext:value-type="string">
            <text:p>http://www.moodys.com/cust/getdocumentByNotesDocId.asp?criteria=PBC_89947</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29];[.F29])" office:value-type="string" office:string-value="Global Retail Industry" calcext:value-type="string">
            <text:p>Global Retail Industry</text:p>
          </table:table-cell>
          <table:table-cell table:style-name="ce64" office:value-type="float" office:value="39056" calcext:value-type="float">
            <text:p>5-Dec-06</text:p>
          </table:table-cell>
          <table:table-cell table:style-name="ce77" office:value-type="string" calcext:value-type="string">
            <text:p>Global</text:p>
          </table:table-cell>
          <table:table-cell table:style-name="ce86" office:value-type="string" calcext:value-type="string">
            <text:p>Global Retail Industry</text:p>
          </table:table-cell>
          <table:table-cell office:value-type="string" calcext:value-type="string">
            <text:p>http://www.moodys.com/cust/getdocumentByNotesDocId.asp?criteria=PBC_100824</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30];[.F30])" office:value-type="string" office:string-value="Global Soft Beverage Industry" calcext:value-type="string">
            <text:p>Global Soft Beverage Industry</text:p>
          </table:table-cell>
          <table:table-cell table:style-name="ce64" office:value-type="float" office:value="38579" calcext:value-type="float">
            <text:p>15-Aug-05</text:p>
          </table:table-cell>
          <table:table-cell table:style-name="ce77" office:value-type="string" calcext:value-type="string">
            <text:p>Global</text:p>
          </table:table-cell>
          <table:table-cell table:style-name="ce86" office:value-type="string" calcext:value-type="string">
            <text:p>Global Soft Beverage Industry</text:p>
          </table:table-cell>
          <table:table-cell office:value-type="string" calcext:value-type="string">
            <text:p>http://www.moodys.com/cust/getdocumentByNotesDocId.asp?criteria=PBC_93866</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31];[.F31])" office:value-type="string" office:string-value="Global Technology Hardware" calcext:value-type="string">
            <text:p>Global Technology Hardware</text:p>
          </table:table-cell>
          <table:table-cell table:style-name="ce64" office:value-type="float" office:value="39349" calcext:value-type="float">
            <text:p>24-Sep-07</text:p>
          </table:table-cell>
          <table:table-cell table:style-name="ce77" office:value-type="string" calcext:value-type="string">
            <text:p>Global</text:p>
          </table:table-cell>
          <table:table-cell table:style-name="ce86" office:value-type="string" calcext:value-type="string">
            <text:p>Global Technology Hardware</text:p>
          </table:table-cell>
          <table:table-cell office:value-type="string" calcext:value-type="string">
            <text:p>http://www.moodys.com/cust/getdocumentByNotesDocId.asp?criteria=PBC_104890</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32];[.F32])" office:value-type="string" office:string-value="Global Telecommunications Industry" calcext:value-type="string">
            <text:p>Global Telecommunications Industry</text:p>
          </table:table-cell>
          <table:table-cell table:style-name="ce64" office:value-type="float" office:value="39430" calcext:value-type="float">
            <text:p>14-Dec-07</text:p>
          </table:table-cell>
          <table:table-cell table:style-name="ce77" office:value-type="string" calcext:value-type="string">
            <text:p>Global</text:p>
          </table:table-cell>
          <table:table-cell table:style-name="ce87" office:value-type="string" calcext:value-type="string">
            <text:p>Global Telecommunications Industry</text:p>
          </table:table-cell>
          <table:table-cell table:style-name="ce87" office:value-type="string" calcext:value-type="string">
            <text:p>http://www.moodys.com/cust/getdocumentByNotesDocId.asp?criteria=PBC_106465</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33];[.F33])" office:value-type="string" office:string-value="Global Tobacco Industry" calcext:value-type="string">
            <text:p>Global Tobacco Industry</text:p>
          </table:table-cell>
          <table:table-cell table:style-name="ce64" office:value-type="float" office:value="39413" calcext:value-type="float">
            <text:p>27-Nov-07</text:p>
          </table:table-cell>
          <table:table-cell table:style-name="ce77" office:value-type="string" calcext:value-type="string">
            <text:p>Global</text:p>
          </table:table-cell>
          <table:table-cell table:style-name="ce87" office:value-type="string" calcext:value-type="string">
            <text:p>Global Tobacco Industry</text:p>
          </table:table-cell>
          <table:table-cell office:value-type="string" calcext:value-type="string">
            <text:p>http://www.moodys.com/cust/getdocumentByNotesDocId.asp?criteria=PBC_105012</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34];[.F34])" office:value-type="string" office:string-value="Heavy Manufacturing Industry" calcext:value-type="string">
            <text:p>Heavy Manufacturing Industry</text:p>
          </table:table-cell>
          <table:table-cell table:style-name="ce64" office:value-type="float" office:value="38791" calcext:value-type="float">
            <text:p>15-Mar-06</text:p>
          </table:table-cell>
          <table:table-cell table:style-name="ce77" office:value-type="string" calcext:value-type="string">
            <text:p>Global</text:p>
          </table:table-cell>
          <table:table-cell table:style-name="ce86" office:value-type="string" calcext:value-type="string">
            <text:p>Heavy Manufacturing Industry</text:p>
          </table:table-cell>
          <table:table-cell office:value-type="string" calcext:value-type="string">
            <text:p>http://www.moodys.com/cust/getdocumentByNotesDocId.asp?criteria=PBC_96864</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35];[.F35])" office:value-type="string" office:string-value="Homebuilding" calcext:value-type="string">
            <text:p>Homebuilding</text:p>
          </table:table-cell>
          <table:table-cell table:style-name="ce64" office:value-type="float" office:value="38358" calcext:value-type="float">
            <text:p>6-Jan-05</text:p>
          </table:table-cell>
          <table:table-cell table:style-name="ce76" office:value-type="string" calcext:value-type="string">
            <text:p>Americas</text:p>
          </table:table-cell>
          <table:table-cell table:style-name="ce86" office:value-type="string" calcext:value-type="string">
            <text:p>Homebuilding</text:p>
          </table:table-cell>
          <table:table-cell office:value-type="string" calcext:value-type="string">
            <text:p>http://www.moodys.com/cust/getdocumentByNotesDocId.asp?criteria=PBC_90996</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36];[.F36])" office:value-type="string" office:string-value="Large Global Diversified Media Industry" calcext:value-type="string">
            <text:p>Large Global Diversified Media Industry</text:p>
          </table:table-cell>
          <table:table-cell table:style-name="ce64" office:value-type="float" office:value="39413" calcext:value-type="float">
            <text:p>27-Nov-07</text:p>
          </table:table-cell>
          <table:table-cell table:style-name="ce76" office:value-type="string" calcext:value-type="string">
            <text:p>Americas</text:p>
          </table:table-cell>
          <table:table-cell table:style-name="ce86" office:value-type="string" calcext:value-type="string">
            <text:p>Large Global Diversified Media Industry</text:p>
          </table:table-cell>
          <table:table-cell table:style-name="ce87" office:value-type="string" calcext:value-type="string">
            <text:p>http://www.moodys.com/cust/getdocumentByNotesDocId.asp?criteria=PBC_105881</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37];[.F37])" office:value-type="string" office:string-value="Global Shipping Industry" calcext:value-type="string">
            <text:p>Global Shipping Industry</text:p>
          </table:table-cell>
          <table:table-cell table:style-name="ce64" office:value-type="float" office:value="38701" calcext:value-type="float">
            <text:p>15-Dec-05</text:p>
          </table:table-cell>
          <table:table-cell table:style-name="ce77" office:value-type="string" calcext:value-type="string">
            <text:p>Global</text:p>
          </table:table-cell>
          <table:table-cell table:style-name="ce86" office:value-type="string" calcext:value-type="string">
            <text:p>Global Shipping Industry</text:p>
          </table:table-cell>
          <table:table-cell office:value-type="string" calcext:value-type="string">
            <text:p>http://www.moodys.com/cust/getdocumentByNotesDocId.asp?criteria=PBC_94949</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38];[.F38])" office:value-type="string" office:string-value="Moody's Methodology For Rating Sports-Related Enterprises" calcext:value-type="string">
            <text:p>Moody's Methodology For Rating Sports-Related Enterprises</text:p>
          </table:table-cell>
          <table:table-cell table:style-name="ce64" office:value-type="float" office:value="37524" calcext:value-type="float">
            <text:p>25-Sep-02</text:p>
          </table:table-cell>
          <table:table-cell table:style-name="ce77" office:value-type="string" calcext:value-type="string">
            <text:p>Global</text:p>
          </table:table-cell>
          <table:table-cell table:style-name="ce86" office:value-type="string" calcext:value-type="string">
            <text:p>Moody's Methodology For Rating Sports-Related Enterprises</text:p>
          </table:table-cell>
          <table:table-cell office:value-type="string" calcext:value-type="string">
            <text:p>http://www.moodys.com/cust/getdocumentByNotesDocId.asp?criteria=PBC_76168</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39];[.F39])" office:value-type="string" office:string-value="Native American Gaming" calcext:value-type="string">
            <text:p>Native American Gaming</text:p>
          </table:table-cell>
          <table:table-cell table:style-name="ce64" office:value-type="float" office:value="38365" calcext:value-type="float">
            <text:p>13-Jan-05</text:p>
          </table:table-cell>
          <table:table-cell table:style-name="ce76" office:value-type="string" calcext:value-type="string">
            <text:p>Americas</text:p>
          </table:table-cell>
          <table:table-cell table:style-name="ce86" office:value-type="string" calcext:value-type="string">
            <text:p>Native American Gaming</text:p>
          </table:table-cell>
          <table:table-cell office:value-type="string" calcext:value-type="string">
            <text:p>http://www.moodys.com/cust/getdocumentByNotesDocId.asp?criteria=PBC_90206</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40];[.F40])" office:value-type="string" office:string-value="Rating Methodology: Global Packaged Goods Industry" calcext:value-type="string">
            <text:p>Rating Methodology: Global Packaged Goods Industry</text:p>
          </table:table-cell>
          <table:table-cell table:style-name="ce64" office:value-type="float" office:value="38384" calcext:value-type="float">
            <text:p>1-Feb-05</text:p>
          </table:table-cell>
          <table:table-cell table:style-name="ce77" office:value-type="string" calcext:value-type="string">
            <text:p>Global</text:p>
          </table:table-cell>
          <table:table-cell table:style-name="ce87" office:value-type="string" calcext:value-type="string">
            <text:p>Rating Methodology: Global Packaged Goods Industry</text:p>
          </table:table-cell>
          <table:table-cell office:value-type="string" calcext:value-type="string">
            <text:p>http://www.moodys.com/cust/getdocumentByNotesDocId.asp?criteria=PBC_91340</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41];[.F41])" office:value-type="string" office:string-value="Rating methodology: U.S. Auto Retailers" calcext:value-type="string">
            <text:p>Rating methodology: U.S. Auto Retailers</text:p>
          </table:table-cell>
          <table:table-cell table:style-name="ce64" office:value-type="float" office:value="38504" calcext:value-type="float">
            <text:p>1-Jun-05</text:p>
          </table:table-cell>
          <table:table-cell table:style-name="ce76" office:value-type="string" calcext:value-type="string">
            <text:p>Americas</text:p>
          </table:table-cell>
          <table:table-cell table:style-name="ce86" office:value-type="string" calcext:value-type="string">
            <text:p>Rating methodology: U.S. Auto Retailers</text:p>
          </table:table-cell>
          <table:table-cell office:value-type="string" calcext:value-type="string">
            <text:p>http://www.moodys.com/cust/getdocumentByNotesDocId.asp?criteria=PBC_92749</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42];[.F42])" office:value-type="string" office:string-value="Solid Waste Management Industry" calcext:value-type="string">
            <text:p>Solid Waste Management Industry</text:p>
          </table:table-cell>
          <table:table-cell table:style-name="ce64" office:value-type="float" office:value="39113" calcext:value-type="float">
            <text:p>31-Jan-07</text:p>
          </table:table-cell>
          <table:table-cell table:style-name="ce77" office:value-type="string" calcext:value-type="string">
            <text:p>Global</text:p>
          </table:table-cell>
          <table:table-cell table:style-name="ce86" office:value-type="string" calcext:value-type="string">
            <text:p>Solid Waste Management Industry</text:p>
          </table:table-cell>
          <table:table-cell office:value-type="string" calcext:value-type="string">
            <text:p>http://www.moodys.com/cust/getdocumentByNotesDocId.asp?criteria=PBC_101883</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43];[.F43])" office:value-type="string" office:string-value="European Regulated Utility Groups: Methodology Update" calcext:value-type="string">
            <text:p>European Regulated Utility Groups: Methodology Update</text:p>
          </table:table-cell>
          <table:table-cell table:style-name="ce64" office:value-type="float" office:value="39094" calcext:value-type="float">
            <text:p>12-Jan-07</text:p>
          </table:table-cell>
          <table:table-cell table:style-name="ce76" office:value-type="string" calcext:value-type="string">
            <text:p>EMEA</text:p>
          </table:table-cell>
          <table:table-cell table:style-name="ce86" office:value-type="string" calcext:value-type="string">
            <text:p>European Regulated Utility Groups: Methodology Update</text:p>
          </table:table-cell>
          <table:table-cell office:value-type="string" calcext:value-type="string">
            <text:p>http://www.moodys.com/cust/getdocumentByNotesDocId.asp?criteria=PBC_101671</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44];[.F44])" office:value-type="string" office:string-value="Rating Methodology: Global Regulated Electric Utilities" calcext:value-type="string">
            <text:p>Rating Methodology: Global Regulated Electric Utilities</text:p>
          </table:table-cell>
          <table:table-cell table:style-name="ce64" office:value-type="float" office:value="38426" calcext:value-type="float">
            <text:p>15-Mar-05</text:p>
          </table:table-cell>
          <table:table-cell table:style-name="ce77" office:value-type="string" calcext:value-type="string">
            <text:p>Global</text:p>
          </table:table-cell>
          <table:table-cell table:style-name="ce86" office:value-type="string" calcext:value-type="string">
            <text:p>Rating Methodology: Global Regulated Electric Utilities</text:p>
          </table:table-cell>
          <table:table-cell office:value-type="string" calcext:value-type="string">
            <text:p>http://www.moodys.com/cust/getdocumentByNotesDocId.asp?criteria=PBC_91730</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45];[.F45])" office:value-type="string" office:string-value="The UK Water Sector: Moody's Approach To Rating Highly-Leveraged Structures For Asset Ownership" calcext:value-type="string">
            <text:p>The UK Water Sector: Moody's Approach To Rating Highly-Leveraged Structures For Asset Ownership</text:p>
          </table:table-cell>
          <table:table-cell table:style-name="ce64" office:value-type="float" office:value="36937" calcext:value-type="float">
            <text:p>15-Feb-01</text:p>
          </table:table-cell>
          <table:table-cell table:style-name="ce76" office:value-type="string" calcext:value-type="string">
            <text:p>EMEA</text:p>
          </table:table-cell>
          <table:table-cell table:style-name="ce86" office:value-type="string" calcext:value-type="string">
            <text:p>The UK Water Sector: Moody's Approach To Rating Highly-Leveraged Structures For Asset Ownership</text:p>
          </table:table-cell>
          <table:table-cell office:value-type="string" calcext:value-type="string">
            <text:p>http://www.moodys.com/cust/getdocumentByNotesDocId.asp?criteria=PBC_64166</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6" office:value-type="string" calcext:value-type="string">
            <text:p><text:span text:style-name="T6"><text:a xlink:href="http://www.moodys.com/moodys/cust/research/MDCdocs/20/2001400000398424.pdf?search=5&amp;searchQuery=The+UK+Water+Sector:+Financial+Parameters+and+Structural+Enhancements+for+Leveraged+Financings&amp;click=1" xlink:type="simple">The UK Water Sector: Financial Parameters and Structural Enhancements for Leveraged Financings</text:a></text:span></text:p>
          </table:table-cell>
          <table:table-cell table:style-name="ce64" office:value-type="float" office:value="37459" calcext:value-type="float">
            <text:p>22-Jul-02</text:p>
          </table:table-cell>
          <table:table-cell table:style-name="ce76"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7" office:value-type="string" calcext:value-type="string">
            <text:p><text:span text:style-name="T4"><text:a xlink:href="http://www.moodys.com/moodys/cust/research/MDCdocs/20/2002500000431984.pdf?frameOfRef=corporate" xlink:type="simple">UK Independent Gas Distribution Companies: Similar Fundamentals to Regulated Water at Slightly Lower Leverage</text:a></text:span></text:p>
          </table:table-cell>
          <table:table-cell table:style-name="ce64" office:value-type="float" office:value="38077" calcext:value-type="float">
            <text:p>31-Mar-04</text:p>
          </table:table-cell>
          <table:table-cell table:style-name="ce77" office:value-type="string" calcext:value-type="string">
            <text:p>EMEA</text:p>
          </table:table-cell>
          <table:table-cell table:style-name="ce86" office:value-type="string" calcext:value-type="string">
            <text:p>UK Independent Gas Distribution Companies</text:p>
          </table:table-cell>
          <table:table-cell office:value-type="string" calcext:value-type="string">
            <text:p>http://www.moodys.com/cust/getdocumentByNotesDocId.asp?criteria=PBC_81784</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7" office:value-type="string" calcext:value-type="string">
            <text:p><text:span text:style-name="T4"><text:a xlink:href="http://www.moodys.com/moodys/cust/research/MDCdocs/01/2007100000487089.pdf?search=5&amp;searchQuery=regulatory+framework+evolves&amp;click=1" xlink:type="simple">UK Independent Gas Distribution Companies: Moody's Comments on Rating Approach as Regulatory Framework Evolves</text:a></text:span></text:p>
          </table:table-cell>
          <table:table-cell table:style-name="ce64" office:value-type="float" office:value="39783" calcext:value-type="float">
            <text:p>1-Dec-08</text:p>
          </table:table-cell>
          <table:table-cell table:style-name="ce77"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49];[.F49])" office:value-type="string" office:string-value="U.S. Electric Generation &amp; Transmission Cooperatives" calcext:value-type="string">
            <text:p>U.S. Electric Generation &amp; Transmission Cooperatives</text:p>
          </table:table-cell>
          <table:table-cell table:style-name="ce64" office:value-type="float" office:value="38848" calcext:value-type="float">
            <text:p>11-May-06</text:p>
          </table:table-cell>
          <table:table-cell table:style-name="ce77" office:value-type="string" calcext:value-type="string">
            <text:p>Americas</text:p>
          </table:table-cell>
          <table:table-cell table:style-name="ce86" office:value-type="string" calcext:value-type="string">
            <text:p>U.S. Electric Generation &amp; Transmission Cooperatives</text:p>
          </table:table-cell>
          <table:table-cell office:value-type="string" calcext:value-type="string">
            <text:p>http://www.moodys.com/cust/getdocumentByNotesDocId.asp?criteria=PBC_97324</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50];[.F50])" office:value-type="string" office:string-value="Global Independent Refining and Marketing Industry" calcext:value-type="string">
            <text:p>Global Independent Refining and Marketing Industry</text:p>
          </table:table-cell>
          <table:table-cell table:style-name="ce64" office:value-type="float" office:value="38646" calcext:value-type="float">
            <text:p>21-Oct-05</text:p>
          </table:table-cell>
          <table:table-cell table:style-name="ce77" office:value-type="string" calcext:value-type="string">
            <text:p>Global</text:p>
          </table:table-cell>
          <table:table-cell table:style-name="ce86" office:value-type="string" calcext:value-type="string">
            <text:p>Global Independent Refining and Marketing Industry</text:p>
          </table:table-cell>
          <table:table-cell office:value-type="string" calcext:value-type="string">
            <text:p>http://www.moodys.com/cust/getdocumentByNotesDocId.asp?criteria=PBC_94695</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51];[.F51])" office:value-type="string" office:string-value="Global Integrated Oil &amp; Gas" calcext:value-type="string">
            <text:p>Global Integrated Oil &amp; Gas</text:p>
          </table:table-cell>
          <table:table-cell table:style-name="ce64" office:value-type="float" office:value="38646" calcext:value-type="float">
            <text:p>21-Oct-05</text:p>
          </table:table-cell>
          <table:table-cell table:style-name="ce77" office:value-type="string" calcext:value-type="string">
            <text:p>Global</text:p>
          </table:table-cell>
          <table:table-cell table:style-name="ce86" office:value-type="string" calcext:value-type="string">
            <text:p>Global Integrated Oil &amp; Gas</text:p>
          </table:table-cell>
          <table:table-cell office:value-type="string" calcext:value-type="string">
            <text:p>http://www.moodys.com/cust/getdocumentByNotesDocId.asp?criteria=PBC_94696</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52];[.F52])" office:value-type="string" office:string-value="Global Oilfield Services Industry" calcext:value-type="string">
            <text:p>Global Oilfield Services Industry</text:p>
          </table:table-cell>
          <table:table-cell table:style-name="ce64" office:value-type="float" office:value="39071" calcext:value-type="float">
            <text:p>20-Dec-06</text:p>
          </table:table-cell>
          <table:table-cell table:style-name="ce77" office:value-type="string" calcext:value-type="string">
            <text:p>Global</text:p>
          </table:table-cell>
          <table:table-cell table:style-name="ce86" office:value-type="string" calcext:value-type="string">
            <text:p>Global Oilfield Services Industry</text:p>
          </table:table-cell>
          <table:table-cell office:value-type="string" calcext:value-type="string">
            <text:p>http://www.moodys.com/cust/getdocumentByNotesDocId.asp?criteria=PBC_100999</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53];[.F53])" office:value-type="string" office:string-value="Midstream Energy Companies &amp; Partnerships" calcext:value-type="string">
            <text:p>Midstream Energy Companies &amp; Partnerships</text:p>
          </table:table-cell>
          <table:table-cell table:style-name="ce64" office:value-type="float" office:value="39352" calcext:value-type="float">
            <text:p>27-Sep-07</text:p>
          </table:table-cell>
          <table:table-cell table:style-name="ce76" office:value-type="string" calcext:value-type="string">
            <text:p>Americas</text:p>
          </table:table-cell>
          <table:table-cell table:style-name="ce86" office:value-type="string" calcext:value-type="string">
            <text:p>Midstream Energy Companies &amp; Partnerships</text:p>
          </table:table-cell>
          <table:table-cell office:value-type="string" calcext:value-type="string">
            <text:p>http://www.moodys.com/cust/getdocumentByNotesDocId.asp?criteria=PBC_104936</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54];[.F54])" office:value-type="string" office:string-value="North American Diversified Natural Gas Transmission And Distribution Companies" calcext:value-type="string">
            <text:p>North American Diversified Natural Gas Transmission And Distribution Companies</text:p>
          </table:table-cell>
          <table:table-cell table:style-name="ce64" office:value-type="float" office:value="39162" calcext:value-type="float">
            <text:p>21-Mar-07</text:p>
          </table:table-cell>
          <table:table-cell table:style-name="ce76" office:value-type="string" calcext:value-type="string">
            <text:p>Americas</text:p>
          </table:table-cell>
          <table:table-cell table:style-name="ce86" office:value-type="string" calcext:value-type="string">
            <text:p>North American Diversified Natural Gas Transmission And Distribution Companies</text:p>
          </table:table-cell>
          <table:table-cell office:value-type="string" calcext:value-type="string">
            <text:p>http://www.moodys.com/cust/getdocumentByNotesDocId.asp?criteria=PBC_102513</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55];[.F55])" office:value-type="string" office:string-value="North American Natural Gas Pipelines" calcext:value-type="string">
            <text:p>North American Natural Gas Pipelines</text:p>
          </table:table-cell>
          <table:table-cell table:style-name="ce64" office:value-type="float" office:value="39066" calcext:value-type="float">
            <text:p>15-Dec-06</text:p>
          </table:table-cell>
          <table:table-cell table:style-name="ce76" office:value-type="string" calcext:value-type="string">
            <text:p>Americas</text:p>
          </table:table-cell>
          <table:table-cell table:style-name="ce86" office:value-type="string" calcext:value-type="string">
            <text:p>North American Natural Gas Pipelines</text:p>
          </table:table-cell>
          <table:table-cell office:value-type="string" calcext:value-type="string">
            <text:p>http://www.moodys.com/cust/getdocumentByNotesDocId.asp?criteria=PBC_101229</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table:formula="of:=HYPERLINK([.G56];[.F56])" office:value-type="string" office:string-value="North American Regulated Gas Distribution Industry (Local Distribution Companies)" calcext:value-type="string">
            <text:p>North American Regulated Gas Distribution Industry (Local Distribution Companies)</text:p>
          </table:table-cell>
          <table:table-cell table:style-name="ce64" office:value-type="float" office:value="38993" calcext:value-type="float">
            <text:p>3-Oct-06</text:p>
          </table:table-cell>
          <table:table-cell table:style-name="ce76" office:value-type="string" calcext:value-type="string">
            <text:p>Americas</text:p>
          </table:table-cell>
          <table:table-cell table:style-name="ce86" office:value-type="string" calcext:value-type="string">
            <text:p>North American Regulated Gas Distribution Industry (Local Distribution Companies)</text:p>
          </table:table-cell>
          <table:table-cell office:value-type="string" calcext:value-type="string">
            <text:p>http://www.moodys.com/cust/getdocumentByNotesDocId.asp?criteria=PBC_99282</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office:value-type="string" calcext:value-type="string">
            <text:p><text:span text:style-name="T6"><text:a xlink:href="http://www.moodys.com/moodys/cust/research/MDCdocs/27/2007100000513696.pdf?frameOfRef=corporate" xlink:type="simple">Global Broadcast Industry</text:a></text:span></text:p>
          </table:table-cell>
          <table:table-cell table:style-name="ce64" office:value-type="float" office:value="39626" calcext:value-type="float">
            <text:p>27-Jun-08</text:p>
          </table:table-cell>
          <table:table-cell table:style-name="ce76" office:value-type="string" calcext:value-type="string">
            <text:p>Global</text:p>
          </table:table-cell>
          <table:table-cell table:style-name="ce86" office:value-type="string" calcext:value-type="string">
            <text:p>Global Broadcast Industry</text:p>
          </table:table-cell>
          <table:table-cell office:value-type="string" calcext:value-type="string">
            <text:p>http://www.moodys.com/moodys/cust/research/MDCdocs/27/2007100000513696.pdf?frameOfRef=corporate</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office:value-type="string" calcext:value-type="string">
            <text:p><text:span text:style-name="T6"><text:a xlink:href="http://moodysnet-us/moodysnet/homepage.nsf" xlink:type="simple">Global Communications Equipment Industry</text:a></text:span></text:p>
          </table:table-cell>
          <table:table-cell table:style-name="ce64" office:value-type="float" office:value="39619" calcext:value-type="float">
            <text:p>20-Jun-08</text:p>
          </table:table-cell>
          <table:table-cell table:style-name="ce76" office:value-type="string" calcext:value-type="string">
            <text:p>Global</text:p>
          </table:table-cell>
          <table:table-cell table:style-name="ce86" office:value-type="string" calcext:value-type="string">
            <text:p>Global Communications Equipment Industry</text:p>
          </table:table-cell>
          <table:table-cell office:value-type="string" calcext:value-type="string">
            <text:p>http://www.moodys.com/moodys/cust/research/MDCdocs/20/2007100000512071.pdf?search=5&amp;searchQuery=global+communications+equipment&amp;click=1</text:p>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office:value-type="string" calcext:value-type="string">
            <text:p><text:span text:style-name="T6"><text:a xlink:href="http://www.moodys.com/moodys/cust/research/MDCdocs/19/2007000000463654.pdf?search=5&amp;searchQuery=Global+Manufacturing+Industry&amp;click=1" xlink:type="simple">Global Manufacturing Industry</text:a></text:span></text:p>
          </table:table-cell>
          <table:table-cell table:style-name="ce64" office:value-type="float" office:value="39435" calcext:value-type="float">
            <text:p>19-Dec-07</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office:value-type="string" calcext:value-type="string">
            <text:p><text:span text:style-name="T6"><text:a xlink:href="http://www.moodys.com/moodys/cust/research/MDCdocs/09/2007100000516703.pdf?doc_id=2007100000516703" xlink:type="simple">Global Restaurant Industry</text:a></text:span></text:p>
          </table:table-cell>
          <table:table-cell table:style-name="ce64" office:value-type="float" office:value="39638" calcext:value-type="float">
            <text:p>9-Jul-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5" office:value-type="string" calcext:value-type="string">
            <text:p><text:span text:style-name="T6"><text:a xlink:href="http://www.moodys.com/moodys/cust/research/MDCdocs/18/2007300000533605.pdf?frameOfRef=corporate" xlink:type="simple">Global Newspaper Industry</text:a></text:span></text:p>
          </table:table-cell>
          <table:table-cell table:style-name="ce64" office:value-type="float" office:value="39710" calcext:value-type="float">
            <text:p>19-Sep-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7" office:value-type="string" calcext:value-type="string">
            <text:p><text:span text:style-name="T4"><text:a xlink:href="http://v2.moodys.com/moodys/cust/research/MDCdocs/16/2007300000557987.pdf?doc_id=2007300000557987" xlink:type="simple">Postal and Express Delivery Companies</text:a></text:span></text:p>
          </table:table-cell>
          <table:table-cell table:style-name="ce64" office:value-type="float" office:value="39798" calcext:value-type="float">
            <text:p>16-Dec-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7" office:value-type="string" calcext:value-type="string">
            <text:p><text:span text:style-name="T4"><text:a xlink:href="http://v2.moodys.com/moodys/cust/research/MDCdocs/24/2007300000561972.pdf?doc_id=2007300000561972" xlink:type="simple">Independent Exploration and Production (E&amp;P) Industry</text:a></text:span></text:p>
          </table:table-cell>
          <table:table-cell table:style-name="ce64" office:value-type="float" office:value="39806" calcext:value-type="float">
            <text:p>24-Dec-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7" office:value-type="string" calcext:value-type="string">
            <text:p><text:span text:style-name="T4"><text:a xlink:href="http://v2.moodys.com/moodys/cust/research/MDCdocs/30/2007300000562290.pdf?doc_id=2007300000562290" xlink:type="simple">Global EMS &amp; IT Distribution Industries</text:a></text:span></text:p>
          </table:table-cell>
          <table:table-cell table:style-name="ce64" office:value-type="float" office:value="39812" calcext:value-type="float">
            <text:p>30-Dec-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7" office:value-type="string" calcext:value-type="string">
            <text:p><text:span text:style-name="T4"><text:a xlink:href="http://v2.moodys.com/moodys/cust/research/MDCdocs/31/2007300000562333.pdf?doc_id=2007300000562333" xlink:type="simple">Global Passenger Railway Companies</text:a></text:span></text:p>
          </table:table-cell>
          <table:table-cell table:style-name="ce64" office:value-type="float" office:value="39813" calcext:value-type="float">
            <text:p>31-Dec-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7" office:value-type="string" calcext:value-type="string">
            <text:p><text:span text:style-name="T4"><text:a xlink:href="http://v2.moodys.com/moodys/cust/research/MDCdocs/06/2007300000562898.pdf?doc_id=2007300000562898" xlink:type="simple">Global Steel Industry</text:a></text:span></text:p>
          </table:table-cell>
          <table:table-cell table:style-name="ce64" office:value-type="float" office:value="39819" calcext:value-type="float">
            <text:p>6-Jan-09</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Industry Methodologies</text:p>
          </table:table-cell>
          <table:table-cell table:style-name="ce47" office:value-type="string" calcext:value-type="string">
            <text:p><text:span text:style-name="T4"><text:a xlink:href="http://v2.moodys.com/moodys/cust/research/MDCdocs/22/2007300000567277.pdf?doc_id=2007300000567277" xlink:type="simple">Global Automotive Supplier Industry</text:a></text:span></text:p>
          </table:table-cell>
          <table:table-cell table:style-name="ce64" office:value-type="float" office:value="39835" calcext:value-type="float">
            <text:p>22-Jan-09</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CORPORATE RATIOS</text:p>
          </table:table-cell>
          <table:table-cell table:style-name="ce48"/>
          <table:table-cell table:style-name="ce65"/>
          <table:table-cell table:style-name="ce75"/>
          <table:table-cell table:style-name="ce88"/>
          <table:table-cell/>
          <table:table-cell table:style-name="ce26" table:number-columns-repeated="1017"/>
        </table:table-row>
        <table:table-row table:style-name="ro10">
          <table:table-cell table:style-name="ce26"/>
          <table:table-cell table:style-name="ce33" office:value-type="string" calcext:value-type="string">
            <text:p>Corporates - Ratios</text:p>
          </table:table-cell>
          <table:table-cell table:style-name="ce45" table:formula="of:=HYPERLINK([.G69];[.F69])" office:value-type="string" office:string-value="Moody's Approach to Global Standard Adjustments in the Analysis of Financial Statements for Non-Financial Corporations - Part I" calcext:value-type="string">
            <text:p>Moody's Approach to Global Standard Adjustments in the Analysis of Financial Statements for Non-Financial Corporations - Part I</text:p>
          </table:table-cell>
          <table:table-cell table:style-name="ce64" office:value-type="float" office:value="38770" calcext:value-type="float">
            <text:p>22-Feb-06</text:p>
          </table:table-cell>
          <table:table-cell table:style-name="ce77" office:value-type="string" calcext:value-type="string">
            <text:p>Americas</text:p>
          </table:table-cell>
          <table:table-cell table:style-name="ce86" office:value-type="string" calcext:value-type="string">
            <text:p>Moody's Approach to Global Standard Adjustments in the Analysis of Financial Statements for Non-Financial Corporations - Part I</text:p>
          </table:table-cell>
          <table:table-cell office:value-type="string" calcext:value-type="string">
            <text:p>http://www.moodys.com/cust/getdocumentByNotesDocId.asp?criteria=PBC_96760</text:p>
          </table:table-cell>
          <table:table-cell table:style-name="ce26" table:number-columns-repeated="1017"/>
        </table:table-row>
        <table:table-row table:style-name="ro10">
          <table:table-cell table:style-name="ce26"/>
          <table:table-cell table:style-name="ce33" office:value-type="string" calcext:value-type="string">
            <text:p>Corporates - Ratios</text:p>
          </table:table-cell>
          <table:table-cell table:style-name="ce45" table:formula="of:=HYPERLINK([.G70];[.F70])" office:value-type="string" office:string-value="Moody's Approach to Global Standard Adjustments in the Analysis of Financial Statements for Non-Financial Corporations – Part II" calcext:value-type="string">
            <text:p>Moody's Approach to Global Standard Adjustments in the Analysis of Financial Statements for Non-Financial Corporations – Part II</text:p>
          </table:table-cell>
          <table:table-cell table:style-name="ce64" office:value-type="float" office:value="38765" calcext:value-type="float">
            <text:p>17-Feb-06</text:p>
          </table:table-cell>
          <table:table-cell table:style-name="ce76" office:value-type="string" calcext:value-type="string">
            <text:p>Global</text:p>
          </table:table-cell>
          <table:table-cell table:style-name="ce86" office:value-type="string" calcext:value-type="string">
            <text:p>Moody's Approach to Global Standard Adjustments in the Analysis of Financial Statements for Non-Financial Corporations – Part II</text:p>
          </table:table-cell>
          <table:table-cell office:value-type="string" calcext:value-type="string">
            <text:p>http://www.moodys.com/cust/getdocumentByNotesDocId.asp?criteria=PBC_96729</text:p>
          </table:table-cell>
          <table:table-cell table:style-name="ce26" table:number-columns-repeated="1017"/>
        </table:table-row>
        <table:table-row table:style-name="ro10">
          <table:table-cell table:style-name="ce26"/>
          <table:table-cell table:style-name="ce33" office:value-type="string" calcext:value-type="string">
            <text:p>Corporates - Ratios</text:p>
          </table:table-cell>
          <table:table-cell table:style-name="ce45" table:formula="of:=HYPERLINK([.G71];[.F71])" office:value-type="string" office:string-value="Moody's Approach to Global Standard Adjustments in the Analysis of Financial Statements for Non-Financial Corporations - Part III" calcext:value-type="string">
            <text:p>Moody's Approach to Global Standard Adjustments in the Analysis of Financial Statements for Non-Financial Corporations - Part III</text:p>
          </table:table-cell>
          <table:table-cell table:style-name="ce64" office:value-type="float" office:value="39020" calcext:value-type="float">
            <text:p>30-Oct-06</text:p>
          </table:table-cell>
          <table:table-cell table:style-name="ce76" office:value-type="string" calcext:value-type="string">
            <text:p>Japan</text:p>
          </table:table-cell>
          <table:table-cell table:style-name="ce86" office:value-type="string" calcext:value-type="string">
            <text:p>Moody's Approach to Global Standard Adjustments in the Analysis of Financial Statements for Non-Financial Corporations - Part III</text:p>
          </table:table-cell>
          <table:table-cell office:value-type="string" calcext:value-type="string">
            <text:p>http://www.moodys.com/cust/getdocumentByNotesDocId.asp?criteria=PBC_100276</text:p>
          </table:table-cell>
          <table:table-cell table:style-name="ce26" table:number-columns-repeated="1017"/>
        </table:table-row>
        <table:table-row table:style-name="ro10">
          <table:table-cell table:style-name="ce26"/>
          <table:table-cell table:style-name="ce32" office:value-type="string" calcext:value-type="string">
            <text:p><text:s text:c="2"/>CORPORATE LIQUIDITY</text:p>
          </table:table-cell>
          <table:table-cell table:style-name="ce48"/>
          <table:table-cell table:style-name="ce65"/>
          <table:table-cell table:style-name="ce75"/>
          <table:table-cell table:style-name="ce88"/>
          <table:table-cell/>
          <table:table-cell table:style-name="ce26" table:number-columns-repeated="1017"/>
        </table:table-row>
        <table:table-row table:style-name="ro10">
          <table:table-cell table:style-name="ce26"/>
          <table:table-cell table:style-name="ce33" office:value-type="string" calcext:value-type="string">
            <text:p>Corporates - Liquidity</text:p>
          </table:table-cell>
          <table:table-cell table:style-name="ce45" table:formula="of:=HYPERLINK([.G73];[.F73])" office:value-type="string" office:string-value="Moody's Approach to Assessing the Adequacy of &quot;Liquidity Risk Insurance&quot;" calcext:value-type="string">
            <text:p>Moody's Approach to Assessing the Adequacy of "Liquidity Risk Insurance"</text:p>
          </table:table-cell>
          <table:table-cell table:style-name="ce64" office:value-type="float" office:value="36549" calcext:value-type="float">
            <text:p>24-Jan-00</text:p>
          </table:table-cell>
          <table:table-cell table:style-name="ce77"/>
          <table:table-cell table:style-name="ce86" office:value-type="string" calcext:value-type="string">
            <text:p>Moody's Approach to Assessing the Adequacy of "Liquidity Risk Insurance"</text:p>
          </table:table-cell>
          <table:table-cell office:value-type="string" calcext:value-type="string">
            <text:p>http://www.moodys.com/cust/getdocumentByNotesDocId.asp?criteria=PBC_52475</text:p>
          </table:table-cell>
          <table:table-cell table:style-name="ce26" table:number-columns-repeated="1017"/>
        </table:table-row>
        <table:table-row table:style-name="ro10">
          <table:table-cell table:style-name="ce26"/>
          <table:table-cell table:style-name="ce33" office:value-type="string" calcext:value-type="string">
            <text:p>Corporates - Liquidity</text:p>
          </table:table-cell>
          <table:table-cell table:style-name="ce45" table:formula="of:=HYPERLINK([.G74];[.F74])" office:value-type="string" office:string-value="Speculative Grade Liquidity Ratings" calcext:value-type="string">
            <text:p>Speculative Grade Liquidity Ratings</text:p>
          </table:table-cell>
          <table:table-cell table:style-name="ce64" office:value-type="float" office:value="37511" calcext:value-type="float">
            <text:p>12-Sep-02</text:p>
          </table:table-cell>
          <table:table-cell table:style-name="ce76"/>
          <table:table-cell table:style-name="ce86" office:value-type="string" calcext:value-type="string">
            <text:p>Speculative Grade Liquidity Ratings</text:p>
          </table:table-cell>
          <table:table-cell office:value-type="string" calcext:value-type="string">
            <text:p>http://www.moodys.com/cust/getdocumentByNotesDocId.asp?criteria=PBC_76003</text:p>
          </table:table-cell>
          <table:table-cell table:style-name="ce26" table:number-columns-repeated="1017"/>
        </table:table-row>
        <table:table-row table:style-name="ro10">
          <table:table-cell table:style-name="ce26"/>
          <table:table-cell table:style-name="ce32" office:value-type="string" calcext:value-type="string">
            <text:p><text:s text:c="2"/>CORPORATE GENERAL</text:p>
          </table:table-cell>
          <table:table-cell table:style-name="ce48"/>
          <table:table-cell table:style-name="ce65"/>
          <table:table-cell table:style-name="ce75"/>
          <table:table-cell table:style-name="ce88"/>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table:formula="of:=HYPERLINK([.G76];[.F76])" office:value-type="string" office:string-value="Analytical Observations Related To U.S. Pension Obligations" calcext:value-type="string">
            <text:p>Analytical Observations Related To U.S. Pension Obligations</text:p>
          </table:table-cell>
          <table:table-cell table:style-name="ce64" office:value-type="float" office:value="37649" calcext:value-type="float">
            <text:p>28-Jan-03</text:p>
          </table:table-cell>
          <table:table-cell table:style-name="ce76" office:value-type="string" calcext:value-type="string">
            <text:p>Americas</text:p>
          </table:table-cell>
          <table:table-cell table:style-name="ce86" office:value-type="string" calcext:value-type="string">
            <text:p>Analytical Observations Related To U.S. Pension Obligations</text:p>
          </table:table-cell>
          <table:table-cell office:value-type="string" calcext:value-type="string">
            <text:p>http://www.moodys.com/cust/getdocumentByNotesDocId.asp?criteria=PBC_77242</text:p>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table:formula="of:=HYPERLINK([.G77];[.F77])" office:value-type="string" office:string-value="Multiemployer Pension Plans: Moody's Analytical Approach" calcext:value-type="string">
            <text:p>Multiemployer Pension Plans: Moody's Analytical Approach</text:p>
          </table:table-cell>
          <table:table-cell table:style-name="ce64" office:value-type="float" office:value="38951" calcext:value-type="float">
            <text:p>22-Aug-06</text:p>
          </table:table-cell>
          <table:table-cell table:style-name="ce77" office:value-type="string" calcext:value-type="string">
            <text:p>Americas</text:p>
          </table:table-cell>
          <table:table-cell table:style-name="ce86" office:value-type="string" calcext:value-type="string">
            <text:p>Multiemployer Pension Plans: Moody's Analytical Approach</text:p>
          </table:table-cell>
          <table:table-cell office:value-type="string" calcext:value-type="string">
            <text:p>http://www.moodys.com/cust/getdocumentByNotesDocId.asp?criteria=PBC_98445</text:p>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table:formula="of:=HYPERLINK([.G78];[.F78])" office:value-type="string" office:string-value="Other Postretirement Benefits - Moody's Analytical Approach" calcext:value-type="string">
            <text:p>Other Postretirement Benefits - Moody's Analytical Approach</text:p>
          </table:table-cell>
          <table:table-cell table:style-name="ce64" office:value-type="float" office:value="38343" calcext:value-type="float">
            <text:p>22-Dec-04</text:p>
          </table:table-cell>
          <table:table-cell table:style-name="ce76"/>
          <table:table-cell table:style-name="ce86" office:value-type="string" calcext:value-type="string">
            <text:p>Other Postretirement Benefits - Moody's Analytical Approach</text:p>
          </table:table-cell>
          <table:table-cell office:value-type="string" calcext:value-type="string">
            <text:p>http://www.moodys.com/cust/getdocumentByNotesDocId.asp?criteria=PBC_90378</text:p>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table:formula="of:=HYPERLINK([.G79];[.F79])" office:value-type="string" office:string-value="Moody’s Methodology for Risk Management Assessments: The Global Commodity Processing and Trading Industry" calcext:value-type="string">
            <text:p>Moody’s Methodology for Risk Management Assessments: The Global Commodity Processing and Trading Industry</text:p>
          </table:table-cell>
          <table:table-cell table:style-name="ce64" office:value-type="float" office:value="38618" calcext:value-type="float">
            <text:p>23-Sep-05</text:p>
          </table:table-cell>
          <table:table-cell table:style-name="ce76" office:value-type="string" calcext:value-type="string">
            <text:p>Global</text:p>
          </table:table-cell>
          <table:table-cell table:style-name="ce86" office:value-type="string" calcext:value-type="string">
            <text:p>Moody’s Methodology for Risk Management Assessments: The Global Commodity Processing and Trading Industry</text:p>
          </table:table-cell>
          <table:table-cell office:value-type="string" calcext:value-type="string">
            <text:p>http://www.moodys.com/cust/getdocumentByNotesDocId.asp?criteria=PBC_94150</text:p>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table:formula="of:=HYPERLINK([.G80];[.F80])" office:value-type="string" office:string-value="Rating Non-Guaranteed Subsidiaries: Credit Considerations In Assigning Subsidiary Ratings In The Absence Of Legally Binding Parent Support" calcext:value-type="string">
            <text:p>Rating Non-Guaranteed Subsidiaries: Credit Considerations In Assigning Subsidiary Ratings In The Absence Of Legally Binding Parent Support</text:p>
          </table:table-cell>
          <table:table-cell table:style-name="ce64" office:value-type="float" office:value="37963" calcext:value-type="float">
            <text:p>8-Dec-03</text:p>
          </table:table-cell>
          <table:table-cell table:style-name="ce76" office:value-type="string" calcext:value-type="string">
            <text:p>Americas</text:p>
          </table:table-cell>
          <table:table-cell table:style-name="ce86" office:value-type="string" calcext:value-type="string">
            <text:p>Rating Non-Guaranteed Subsidiaries: Credit Considerations In Assigning Subsidiary Ratings In The Absence Of Legally Binding Parent Support</text:p>
          </table:table-cell>
          <table:table-cell office:value-type="string" calcext:value-type="string">
            <text:p>http://www.moodys.com/cust/getdocumentByNotesDocId.asp?criteria=PBC_80304</text:p>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table:formula="of:=HYPERLINK([.G81];[.F81])" office:value-type="string" office:string-value="Moody's Analytical Framework for Speculative Grade Ratings" calcext:value-type="string">
            <text:p>Moody's Analytical Framework for Speculative Grade Ratings</text:p>
          </table:table-cell>
          <table:table-cell table:style-name="ce64" office:value-type="float" office:value="36284" calcext:value-type="float">
            <text:p>4-May-99</text:p>
          </table:table-cell>
          <table:table-cell table:style-name="ce76"/>
          <table:table-cell table:style-name="ce89" office:value-type="string" calcext:value-type="string">
            <text:p>Moody's Analytical Framework for Speculative Grade Ratings</text:p>
          </table:table-cell>
          <table:table-cell office:value-type="string" calcext:value-type="string">
            <text:p>http://www.moodys.com/cust/getdocumentByNotesDocId.asp?criteria=PBC_40026</text:p>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table:formula="of:=HYPERLINK([.G82];[.F82])" office:value-type="string" office:string-value="The Analysis Of Off-Balance Sheet Exposures" calcext:value-type="string">
            <text:p>The Analysis Of Off-Balance Sheet Exposures</text:p>
          </table:table-cell>
          <table:table-cell table:style-name="ce64" office:value-type="float" office:value="38169" calcext:value-type="float">
            <text:p>1-Jul-04</text:p>
          </table:table-cell>
          <table:table-cell table:style-name="ce76" office:value-type="string" calcext:value-type="string">
            <text:p>Global</text:p>
          </table:table-cell>
          <table:table-cell table:style-name="ce86" office:value-type="string" calcext:value-type="string">
            <text:p>The Analysis Of Off-Balance Sheet Exposures</text:p>
          </table:table-cell>
          <table:table-cell office:value-type="string" calcext:value-type="string">
            <text:p>http://www.moodys.com/cust/getdocumentByNotesDocId.asp?criteria=PBC_87408</text:p>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table:formula="of:=HYPERLINK([.G83];[.F83])" office:value-type="string" office:string-value="U.S. and Canadian Corporate Governance Assessment" calcext:value-type="string">
            <text:p>U.S. and Canadian Corporate Governance Assessment</text:p>
          </table:table-cell>
          <table:table-cell table:style-name="ce64" office:value-type="float" office:value="37834" calcext:value-type="float">
            <text:p>1-Aug-03</text:p>
          </table:table-cell>
          <table:table-cell table:style-name="ce77" office:value-type="string" calcext:value-type="string">
            <text:p>Americas</text:p>
          </table:table-cell>
          <table:table-cell table:style-name="ce86" office:value-type="string" calcext:value-type="string">
            <text:p>U.S. and Canadian Corporate Governance Assessment</text:p>
          </table:table-cell>
          <table:table-cell office:value-type="string" calcext:value-type="string">
            <text:p>http://www.moodys.com/cust/getdocumentByNotesDocId.asp?criteria=PBC_78666</text:p>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table:formula="of:=HYPERLINK([.G84];[.F84])" office:value-type="string" office:string-value="Updated Summary Guidance for Notching Bonds, Preferred Stocks and Hybrid Securities of Corporate Issuers" calcext:value-type="string">
            <text:p>Updated Summary Guidance for Notching Bonds, Preferred Stocks and Hybrid Securities of Corporate Issuers</text:p>
          </table:table-cell>
          <table:table-cell table:style-name="ce64" office:value-type="float" office:value="39136" calcext:value-type="float">
            <text:p>23-Feb-07</text:p>
          </table:table-cell>
          <table:table-cell table:style-name="ce76" office:value-type="string" calcext:value-type="string">
            <text:p>Global</text:p>
          </table:table-cell>
          <table:table-cell table:style-name="ce86" office:value-type="string" calcext:value-type="string">
            <text:p>Updated Summary Guidance for Notching Bonds, Preferred Stocks and Hybrid Securities of Corporate Issuers</text:p>
          </table:table-cell>
          <table:table-cell office:value-type="string" calcext:value-type="string">
            <text:p>http://www.moodys.com/cust/getdocumentByNotesDocId.asp?criteria=PBC_102248</text:p>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office:value-type="string" calcext:value-type="string">
            <text:p><text:span text:style-name="T6"><text:a xlink:href="http://www.moodys.com/moodys/cust/research/MDCdocs/16/2007000000447723.pdf?search=5&amp;searchQuery=Global+investment&amp;click=1" xlink:type="simple">Global Investment Holding Companies</text:a></text:span></text:p>
          </table:table-cell>
          <table:table-cell table:style-name="ce64" office:value-type="float" office:value="39371" calcext:value-type="float">
            <text:p>16-Oct-07</text:p>
          </table:table-cell>
          <table:table-cell table:style-name="ce77"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LOSS GIVEN DEFAULT</text:p>
          </table:table-cell>
          <table:table-cell table:style-name="ce48"/>
          <table:table-cell table:style-name="ce65"/>
          <table:table-cell table:style-name="ce75"/>
          <table:table-cell table:style-name="ce88"/>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table:formula="of:=HYPERLINK([.G87];[.F87])" office:value-type="string" office:string-value="Probability of Default Ratings and Loss Given Default Assessments for Non-Financial Speculative-Grade Corporate Obligors in the United States and Canada" calcext:value-type="string">
            <text:p>Probability of Default Ratings and Loss Given Default Assessments for Non-Financial Speculative-Grade Corporate Obligors in the United States and Canada</text:p>
          </table:table-cell>
          <table:table-cell table:style-name="ce64" office:value-type="float" office:value="38952" calcext:value-type="float">
            <text:p>23-Aug-06</text:p>
          </table:table-cell>
          <table:table-cell table:style-name="ce76" office:value-type="string" calcext:value-type="string">
            <text:p>Americas</text:p>
          </table:table-cell>
          <table:table-cell table:style-name="ce86" office:value-type="string" calcext:value-type="string">
            <text:p>Probability of Default Ratings and Loss Given Default Assessments for Non-Financial Speculative-Grade Corporate Obligors in the United States and Canada</text:p>
          </table:table-cell>
          <table:table-cell office:value-type="string" calcext:value-type="string">
            <text:p>http://www.moodys.com/cust/getdocumentByNotesDocId.asp?criteria=PBC_98771</text:p>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table:formula="of:=HYPERLINK([.G88];[.F88])" office:value-type="string" office:string-value="Probability-of-Default and Loss-Given-Default Ratings for Non-Financial Speculative-Grade Corporate Obligors" calcext:value-type="string">
            <text:p>Probability-of-Default and Loss-Given-Default Ratings for Non-Financial Speculative-Grade Corporate Obligors</text:p>
          </table:table-cell>
          <table:table-cell table:style-name="ce64" office:value-type="float" office:value="38726" calcext:value-type="float">
            <text:p>9-Jan-06</text:p>
          </table:table-cell>
          <table:table-cell table:style-name="ce76" office:value-type="string" calcext:value-type="string">
            <text:p>Americas</text:p>
          </table:table-cell>
          <table:table-cell table:style-name="ce86" office:value-type="string" calcext:value-type="string">
            <text:p>Probability-of-Default and Loss-Given-Default Ratings for Non-Financial Speculative-Grade Corporate Obligors</text:p>
          </table:table-cell>
          <table:table-cell office:value-type="string" calcext:value-type="string">
            <text:p>http://www.moodys.com/cust/getdocumentByNotesDocId.asp?criteria=PBC_96184</text:p>
          </table:table-cell>
          <table:table-cell table:style-name="ce26" table:number-columns-repeated="1017"/>
        </table:table-row>
        <table:table-row table:style-name="ro10">
          <table:table-cell table:style-name="ce26"/>
          <table:table-cell table:style-name="ce33" office:value-type="string" calcext:value-type="string">
            <text:p>Corporate - General</text:p>
          </table:table-cell>
          <table:table-cell table:style-name="ce45" table:formula="of:=HYPERLINK([.G89];[.F89])" office:value-type="string" office:string-value="Probability-of-Default Ratings and Loss-Given-Default Assessments for Corporate Obligors in Europe, Middle East and Africa: Recommended Framework" calcext:value-type="string">
            <text:p>Probability-of-Default Ratings and Loss-Given-Default Assessments for Corporate Obligors in Europe, Middle East and Africa: Recommended Framework</text:p>
          </table:table-cell>
          <table:table-cell table:style-name="ce64" office:value-type="float" office:value="39044" calcext:value-type="float">
            <text:p>23-Nov-06</text:p>
          </table:table-cell>
          <table:table-cell table:style-name="ce76" office:value-type="string" calcext:value-type="string">
            <text:p>EMEA</text:p>
          </table:table-cell>
          <table:table-cell table:style-name="ce86" office:value-type="string" calcext:value-type="string">
            <text:p>Probability-of-Default Ratings and Loss-Given-Default Assessments for Corporate Obligors in Europe, Middle East and Africa: Recommended Framework</text:p>
          </table:table-cell>
          <table:table-cell office:value-type="string" calcext:value-type="string">
            <text:p>http://www.moodys.com/cust/getdocumentByNotesDocId.asp?criteria=PBC_100673</text:p>
          </table:table-cell>
          <table:table-cell table:style-name="ce26" table:number-columns-repeated="1017"/>
        </table:table-row>
        <table:table-row table:style-name="ro10">
          <table:table-cell table:style-name="ce26"/>
          <table:table-cell table:style-name="ce34" office:value-type="string" calcext:value-type="string">
            <text:p>FINANCIAL INSTITUTIONS</text:p>
          </table:table-cell>
          <table:table-cell table:style-name="ce49"/>
          <table:table-cell table:style-name="ce66"/>
          <table:table-cell table:style-name="ce74"/>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BANK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Financial - Banks</text:p>
          </table:table-cell>
          <table:table-cell table:style-name="ce45" table:formula="of:=HYPERLINK([.G92];[.F92])" office:value-type="string" office:string-value="Bank Financial Strength Ratings: Global Methodology" calcext:value-type="string">
            <text:p>Bank Financial Strength Ratings: Global Methodology</text:p>
          </table:table-cell>
          <table:table-cell table:style-name="ce64" office:value-type="float" office:value="39135" calcext:value-type="float">
            <text:p>22-Feb-07</text:p>
          </table:table-cell>
          <table:table-cell table:style-name="ce77" office:value-type="string" calcext:value-type="string">
            <text:p>Global</text:p>
          </table:table-cell>
          <table:table-cell table:style-name="ce86" office:value-type="string" calcext:value-type="string">
            <text:p>Bank Financial Strength Ratings: Global Methodology</text:p>
          </table:table-cell>
          <table:table-cell office:value-type="string" calcext:value-type="string">
            <text:p>http://www.moodys.com/cust/getdocumentByNotesDocId.asp?criteria=PBC_102151</text:p>
          </table:table-cell>
          <table:table-cell table:style-name="ce26" table:number-columns-repeated="1017"/>
        </table:table-row>
        <table:table-row table:style-name="ro10">
          <table:table-cell table:style-name="ce26"/>
          <table:table-cell table:style-name="ce35" office:value-type="string" calcext:value-type="string">
            <text:p>Financial - Banks</text:p>
          </table:table-cell>
          <table:table-cell table:style-name="ce45" table:formula="of:=HYPERLINK([.G93];[.F93])" office:value-type="string" office:string-value="Ratings of Japanese Financial Holding Companies" calcext:value-type="string">
            <text:p>Ratings of Japanese Financial Holding Companies</text:p>
          </table:table-cell>
          <table:table-cell table:style-name="ce64" office:value-type="float" office:value="36831" calcext:value-type="float">
            <text:p>1-Nov-00</text:p>
          </table:table-cell>
          <table:table-cell table:style-name="ce77" office:value-type="string" calcext:value-type="string">
            <text:p>Asia</text:p>
          </table:table-cell>
          <table:table-cell table:style-name="ce86" office:value-type="string" calcext:value-type="string">
            <text:p>Ratings of Japanese Financial Holding Companies</text:p>
          </table:table-cell>
          <table:table-cell office:value-type="string" calcext:value-type="string">
            <text:p>http://www.moodys.com/cust/getdocumentByNotesDocId.asp?criteria=PBC_61654</text:p>
          </table:table-cell>
          <table:table-cell table:style-name="ce26" table:number-columns-repeated="1017"/>
        </table:table-row>
        <table:table-row table:style-name="ro10">
          <table:table-cell table:style-name="ce26"/>
          <table:table-cell table:style-name="ce35" office:value-type="string" calcext:value-type="string">
            <text:p>Financial - Banks</text:p>
          </table:table-cell>
          <table:table-cell table:style-name="ce45" table:formula="of:=HYPERLINK([.G94];[.F94])" office:value-type="string" office:string-value="Taiwanese Financial Holding Companies: Moody's Rating Approach and Outlook" calcext:value-type="string">
            <text:p>Taiwanese Financial Holding Companies: Moody's Rating Approach and Outlook</text:p>
          </table:table-cell>
          <table:table-cell table:style-name="ce67" office:value-type="float" office:value="37662" calcext:value-type="float">
            <text:p>10-Feb-03</text:p>
          </table:table-cell>
          <table:table-cell table:style-name="ce78" office:value-type="string" calcext:value-type="string">
            <text:p>Asia</text:p>
          </table:table-cell>
          <table:table-cell table:style-name="ce89" office:value-type="string" calcext:value-type="string">
            <text:p>Taiwanese Financial Holding Companies: Moody's Rating Approach and Outlook</text:p>
          </table:table-cell>
          <table:table-cell office:value-type="string" calcext:value-type="string">
            <text:p>http://www.moodys.com/cust/getdocumentByNotesDocId.asp?criteria=PBC_77373</text:p>
          </table:table-cell>
          <table:table-cell table:style-name="ce26" table:number-columns-repeated="1017"/>
        </table:table-row>
        <table:table-row table:style-name="ro10">
          <table:table-cell table:style-name="ce26"/>
          <table:table-cell table:style-name="ce35" office:value-type="string" calcext:value-type="string">
            <text:p>Financial - Banks</text:p>
          </table:table-cell>
          <table:table-cell table:style-name="ce45" table:formula="of:=HYPERLINK([.G95];[.F95])" office:value-type="string" office:string-value="Global Securities Industry Methodology" calcext:value-type="string">
            <text:p>Global Securities Industry Methodology</text:p>
          </table:table-cell>
          <table:table-cell table:style-name="ce64" office:value-type="float" office:value="39078" calcext:value-type="float">
            <text:p>27-Dec-06</text:p>
          </table:table-cell>
          <table:table-cell table:style-name="ce77" office:value-type="string" calcext:value-type="string">
            <text:p>Global</text:p>
          </table:table-cell>
          <table:table-cell table:style-name="ce86" office:value-type="string" calcext:value-type="string">
            <text:p>Global Securities Industry Methodology</text:p>
          </table:table-cell>
          <table:table-cell office:value-type="string" calcext:value-type="string">
            <text:p>http://www.moodys.com/cust/getdocumentByNotesDocId.asp?criteria=PBC_101401</text:p>
          </table:table-cell>
          <table:table-cell table:style-name="ce26" table:number-columns-repeated="1017"/>
        </table:table-row>
        <table:table-row table:style-name="ro10">
          <table:table-cell table:style-name="ce26"/>
          <table:table-cell table:style-name="ce35" office:value-type="string" calcext:value-type="string">
            <text:p>Financial - Banks</text:p>
          </table:table-cell>
          <table:table-cell table:style-name="ce45" table:formula="of:=HYPERLINK([.G96];[.F96])" office:value-type="string" office:string-value="Incorporation of Joint-Default Analysis into Moody's Bank Ratings: A Refined Methodology" calcext:value-type="string">
            <text:p>Incorporation of Joint-Default Analysis into Moody's Bank Ratings: A Refined Methodology</text:p>
          </table:table-cell>
          <table:table-cell table:style-name="ce64" office:value-type="float" office:value="39171" calcext:value-type="float">
            <text:p>30-Mar-07</text:p>
          </table:table-cell>
          <table:table-cell table:style-name="ce76" office:value-type="string" calcext:value-type="string">
            <text:p>Global</text:p>
          </table:table-cell>
          <table:table-cell table:style-name="ce86" office:value-type="string" calcext:value-type="string">
            <text:p>Incorporation of Joint-Default Analysis into Moody's Bank Ratings: A Refined Methodology</text:p>
          </table:table-cell>
          <table:table-cell office:value-type="string" calcext:value-type="string">
            <text:p>http://www.moodys.com/cust/getdocumentByNotesDocId.asp?criteria=PBC_102639</text:p>
          </table:table-cell>
          <table:table-cell table:style-name="ce26" table:number-columns-repeated="1017"/>
        </table:table-row>
        <table:table-row table:style-name="ro10">
          <table:table-cell table:style-name="ce26"/>
          <table:table-cell table:style-name="ce35" office:value-type="string" calcext:value-type="string">
            <text:p>Financial - Banks</text:p>
          </table:table-cell>
          <table:table-cell table:style-name="ce45" table:formula="of:=HYPERLINK([.G97];[.F97])" office:value-type="string" office:string-value="Cooperative and Mutualist Banking Groups: Proposal for Determining Group Support Levels for Members" calcext:value-type="string">
            <text:p>Cooperative and Mutualist Banking Groups: Proposal for Determining Group Support Levels for Members</text:p>
          </table:table-cell>
          <table:table-cell table:style-name="ce64" office:value-type="float" office:value="38986" calcext:value-type="float">
            <text:p>26-Sep-06</text:p>
          </table:table-cell>
          <table:table-cell table:style-name="ce77"/>
          <table:table-cell table:style-name="ce86" office:value-type="string" calcext:value-type="string">
            <text:p>Cooperative and Mutualist Banking Groups: Proposal for Determining Group Support Levels for Members</text:p>
          </table:table-cell>
          <table:table-cell office:value-type="string" calcext:value-type="string">
            <text:p>http://www.moodys.com/cust/getdocumentByNotesDocId.asp?criteria=PBC_99154</text:p>
          </table:table-cell>
          <table:table-cell table:style-name="ce26" table:number-columns-repeated="1017"/>
        </table:table-row>
        <table:table-row table:style-name="ro10">
          <table:table-cell table:style-name="ce26"/>
          <table:table-cell table:style-name="ce35" office:value-type="string" calcext:value-type="string">
            <text:p>Financial - Banks</text:p>
          </table:table-cell>
          <table:table-cell table:style-name="ce45" table:formula="of:=HYPERLINK([.G98];[.F98])" office:value-type="string" office:string-value="Guidelines for Rating Bank Junior Securities" calcext:value-type="string">
            <text:p>Guidelines for Rating Bank Junior Securities</text:p>
          </table:table-cell>
          <table:table-cell table:style-name="ce64" office:value-type="float" office:value="39182" calcext:value-type="float">
            <text:p>10-Apr-07</text:p>
          </table:table-cell>
          <table:table-cell table:style-name="ce76" office:value-type="string" calcext:value-type="string">
            <text:p>Global</text:p>
          </table:table-cell>
          <table:table-cell table:style-name="ce86" office:value-type="string" calcext:value-type="string">
            <text:p>Guidelines for Rating Bank Junior Securities</text:p>
          </table:table-cell>
          <table:table-cell office:value-type="string" calcext:value-type="string">
            <text:p>http://www.moodys.com/cust/getdocumentByNotesDocId.asp?criteria=PBC_102726</text:p>
          </table:table-cell>
          <table:table-cell table:style-name="ce26" table:number-columns-repeated="1017"/>
        </table:table-row>
        <table:table-row table:style-name="ro10">
          <table:table-cell table:style-name="ce26"/>
          <table:table-cell table:style-name="ce35" office:value-type="string" calcext:value-type="string">
            <text:p>Financial - Banks</text:p>
          </table:table-cell>
          <table:table-cell table:style-name="ce45" table:formula="of:=HYPERLINK([.G99];[.F99])" office:value-type="string" office:string-value="How Moody's Evaluates US Bank &amp; Bank Holding Company Liquidity" calcext:value-type="string">
            <text:p>How Moody's Evaluates US Bank &amp; Bank Holding Company Liquidity</text:p>
          </table:table-cell>
          <table:table-cell table:style-name="ce64" office:value-type="float" office:value="37082" calcext:value-type="float">
            <text:p>10-Jul-01</text:p>
          </table:table-cell>
          <table:table-cell table:style-name="ce76" office:value-type="string" calcext:value-type="string">
            <text:p>Americas</text:p>
          </table:table-cell>
          <table:table-cell table:style-name="ce86" office:value-type="string" calcext:value-type="string">
            <text:p>How Moody's Evaluates US Bank &amp; Bank Holding Company Liquidity</text:p>
          </table:table-cell>
          <table:table-cell office:value-type="string" calcext:value-type="string">
            <text:p>http://www.moodys.com/cust/getdocumentByNotesDocId.asp?criteria=PBC_68611</text:p>
          </table:table-cell>
          <table:table-cell table:style-name="ce26" table:number-columns-repeated="1017"/>
        </table:table-row>
        <table:table-row table:style-name="ro10">
          <table:table-cell table:style-name="ce26"/>
          <table:table-cell table:style-name="ce35" office:value-type="string" calcext:value-type="string">
            <text:p>Financial - Banks</text:p>
          </table:table-cell>
          <table:table-cell table:style-name="ce45" table:formula="of:=HYPERLINK([.G100];[.F100])" office:value-type="string" office:string-value="Bank Liquidity Risk and Short- Term Bank Deposit Ratings" calcext:value-type="string">
            <text:p>Bank Liquidity Risk and Short- Term Bank Deposit Ratings</text:p>
          </table:table-cell>
          <table:table-cell table:style-name="ce64" office:value-type="float" office:value="37637" calcext:value-type="float">
            <text:p>16-Jan-03</text:p>
          </table:table-cell>
          <table:table-cell table:style-name="ce77" office:value-type="string" calcext:value-type="string">
            <text:p>Global</text:p>
          </table:table-cell>
          <table:table-cell table:style-name="ce86" office:value-type="string" calcext:value-type="string">
            <text:p>Bank Liquidity Risk and Short- Term Bank Deposit Ratings</text:p>
          </table:table-cell>
          <table:table-cell office:value-type="string" calcext:value-type="string">
            <text:p>http://www.moodys.com/cust/getdocumentByNotesDocId.asp?criteria=PBC_77198</text:p>
          </table:table-cell>
          <table:table-cell table:style-name="ce26" table:number-columns-repeated="1017"/>
        </table:table-row>
        <table:table-row table:style-name="ro10">
          <table:table-cell table:style-name="ce26"/>
          <table:table-cell table:style-name="ce35" office:value-type="string" calcext:value-type="string">
            <text:p>Financial - Banks</text:p>
          </table:table-cell>
          <table:table-cell table:style-name="ce45" table:formula="of:=HYPERLINK([.G101];[.F101])" office:value-type="string" office:string-value="Alternate Liquidity For Banks' Commercial Paper" calcext:value-type="string">
            <text:p>Alternate Liquidity For Banks' Commercial Paper</text:p>
          </table:table-cell>
          <table:table-cell table:style-name="ce64" office:value-type="float" office:value="36801" calcext:value-type="float">
            <text:p>2-Oct-00</text:p>
          </table:table-cell>
          <table:table-cell table:style-name="ce77"/>
          <table:table-cell table:style-name="ce86" office:value-type="string" calcext:value-type="string">
            <text:p>Alternate Liquidity For Banks' Commercial Paper</text:p>
          </table:table-cell>
          <table:table-cell office:value-type="string" calcext:value-type="string">
            <text:p>http://www.moodys.com/cust/getdocumentByNotesDocId.asp?criteria=PBC_60286</text:p>
          </table:table-cell>
          <table:table-cell table:style-name="ce26" table:number-columns-repeated="1017"/>
        </table:table-row>
        <table:table-row table:style-name="ro10">
          <table:table-cell table:style-name="ce26"/>
          <table:table-cell table:style-name="ce32" office:value-type="string" calcext:value-type="string">
            <text:p><text:s text:c="2"/>INSURANCE</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5" table:formula="of:=HYPERLINK([.G103];[.F103])" office:value-type="string" office:string-value="Moody's Global Rating Methodology for Life Insurers" calcext:value-type="string">
            <text:p>Moody's Global Rating Methodology for Life Insurers</text:p>
          </table:table-cell>
          <table:table-cell table:style-name="ce64" office:value-type="float" office:value="38971" calcext:value-type="float">
            <text:p>11-Sep-06</text:p>
          </table:table-cell>
          <table:table-cell table:style-name="ce77" office:value-type="string" calcext:value-type="string">
            <text:p>Global</text:p>
          </table:table-cell>
          <table:table-cell table:style-name="ce86" office:value-type="string" calcext:value-type="string">
            <text:p>Moody's Global Rating Methodology for Life Insurers</text:p>
          </table:table-cell>
          <table:table-cell office:value-type="string" calcext:value-type="string">
            <text:p>http://www.moodys.com/cust/getdocumentByNotesDocId.asp?criteria=PBC_98207</text:p>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5" table:formula="of:=HYPERLINK([.G104];[.F104])" office:value-type="string" office:string-value="Moody's Liquidity Model for U.S. Life Insurance Companies" calcext:value-type="string">
            <text:p>Moody's Liquidity Model for U.S. Life Insurance Companies</text:p>
          </table:table-cell>
          <table:table-cell table:style-name="ce64" office:value-type="float" office:value="38364" calcext:value-type="float">
            <text:p>12-Jan-05</text:p>
          </table:table-cell>
          <table:table-cell table:style-name="ce77" office:value-type="string" calcext:value-type="string">
            <text:p>Americas</text:p>
          </table:table-cell>
          <table:table-cell table:style-name="ce89" office:value-type="string" calcext:value-type="string">
            <text:p>Moody's Liquidity Model for U.S. Life Insurance Companies</text:p>
          </table:table-cell>
          <table:table-cell office:value-type="string" calcext:value-type="string">
            <text:p>http://www.moodys.com/cust/getdocumentByNotesDocId.asp?criteria=PBC_89684</text:p>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5" table:formula="of:=HYPERLINK([.G105];[.F105])" office:value-type="string" office:string-value="Moody's Analysis Of Life Insurance Embedded Values And Their Securitisation" calcext:value-type="string">
            <text:p>Moody's Analysis Of Life Insurance Embedded Values And Their Securitisation</text:p>
          </table:table-cell>
          <table:table-cell table:style-name="ce64" office:value-type="float" office:value="37270" calcext:value-type="float">
            <text:p>14-Jan-02</text:p>
          </table:table-cell>
          <table:table-cell table:style-name="ce76" office:value-type="string" calcext:value-type="string">
            <text:p>EMEA</text:p>
          </table:table-cell>
          <table:table-cell table:style-name="ce86" office:value-type="string" calcext:value-type="string">
            <text:p>Moody's Analysis Of Life Insurance Embedded Values And Their Securitisation</text:p>
          </table:table-cell>
          <table:table-cell office:value-type="string" calcext:value-type="string">
            <text:p>http://www.moodys.com/cust/getdocumentByNotesDocId.asp?criteria=PBC_73452</text:p>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5" office:value-type="string" calcext:value-type="string">
            <text:p><text:span text:style-name="T6"><text:a xlink:href="http://www.moodys.com/moodys/cust/research/MDCdocs/09/2007100000516616.pdf?doc_id=2007100000516616" xlink:type="simple">Updated: Moody's Global Rating Methodology for Property and Casualty Insurers</text:a></text:span></text:p>
          </table:table-cell>
          <table:table-cell table:style-name="ce64" office:value-type="float" office:value="39638" calcext:value-type="float">
            <text:p>9-Jul-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5" office:value-type="string" calcext:value-type="string">
            <text:p><text:span text:style-name="T6"><text:a xlink:href="http://www.moodys.com/moodys/cust/research/MDCdocs/24/2007300000543960.pdf?doc_id=2007300000543960" xlink:type="simple">Moody's Rating Methodology for U.S. Title Insurance Companies</text:a></text:span></text:p>
          </table:table-cell>
          <table:table-cell table:style-name="ce64" office:value-type="float" office:value="39745" calcext:value-type="float">
            <text:p>24-Oct-08</text:p>
          </table:table-cell>
          <table:table-cell table:style-name="ce76"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5" table:formula="of:=HYPERLINK([.G108];[.F108])" office:value-type="string" office:string-value="Moody's Risk Adjusted Capital Model For US Property &amp; Casualty Insurers" calcext:value-type="string">
            <text:p>Moody's Risk Adjusted Capital Model For US Property &amp; Casualty Insurers</text:p>
          </table:table-cell>
          <table:table-cell table:style-name="ce64" office:value-type="float" office:value="38932" calcext:value-type="float">
            <text:p>3-Aug-06</text:p>
          </table:table-cell>
          <table:table-cell table:style-name="ce77" office:value-type="string" calcext:value-type="string">
            <text:p>Americas</text:p>
          </table:table-cell>
          <table:table-cell table:style-name="ce86" office:value-type="string" calcext:value-type="string">
            <text:p>Moody's Risk Adjusted Capital Model For US Property &amp; Casualty Insurers</text:p>
          </table:table-cell>
          <table:table-cell office:value-type="string" calcext:value-type="string">
            <text:p>http://www.moodys.com/cust/getdocumentByNotesDocId.asp?criteria=PBC_96353</text:p>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5" office:value-type="string" calcext:value-type="string">
            <text:p><text:span text:style-name="T6"><text:a xlink:href="http://www.moodys.com/moodys/cust/research/MDCdocs/09/2007100000516615.pdf?doc_id=2007100000516615" xlink:type="simple">Updated: Moody's Global Rating Methodology for Reinsurers</text:a></text:span></text:p>
          </table:table-cell>
          <table:table-cell table:style-name="ce64" office:value-type="float" office:value="39638" calcext:value-type="float">
            <text:p>9-Jul-08</text:p>
          </table:table-cell>
          <table:table-cell table:style-name="ce77" office:value-type="string" calcext:value-type="string">
            <text:p>Global</text:p>
          </table:table-cell>
          <table:table-cell table:style-name="ce87"/>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5" table:formula="of:=HYPERLINK([.G110];[.F110])" office:value-type="string" office:string-value="Moody's Global Rating Methodology for the Mortgage Insurance Industry" calcext:value-type="string">
            <text:p>Moody's Global Rating Methodology for the Mortgage Insurance Industry</text:p>
          </table:table-cell>
          <table:table-cell table:style-name="ce64" office:value-type="float" office:value="39139" calcext:value-type="float">
            <text:p>26-Feb-07</text:p>
          </table:table-cell>
          <table:table-cell table:style-name="ce77" office:value-type="string" calcext:value-type="string">
            <text:p>Global</text:p>
          </table:table-cell>
          <table:table-cell table:style-name="ce87" office:value-type="string" calcext:value-type="string">
            <text:p>Moody's Global Rating Methodology for the Mortgage Insurance Industry</text:p>
          </table:table-cell>
          <table:table-cell office:value-type="string" calcext:value-type="string">
            <text:p>http://www.moodys.com/cust/getdocumentByNotesDocId.asp?criteria=PBC_101822</text:p>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5" table:formula="of:=HYPERLINK([.G111];[.F111])" office:value-type="string" office:string-value="Moody's Rating Methodology for U.S. Health Insurers" calcext:value-type="string">
            <text:p>Moody's Rating Methodology for U.S. Health Insurers</text:p>
          </table:table-cell>
          <table:table-cell table:style-name="ce64" office:value-type="float" office:value="39120" calcext:value-type="float">
            <text:p>7-Feb-07</text:p>
          </table:table-cell>
          <table:table-cell table:style-name="ce77" office:value-type="string" calcext:value-type="string">
            <text:p>Americas</text:p>
          </table:table-cell>
          <table:table-cell table:style-name="ce86" office:value-type="string" calcext:value-type="string">
            <text:p>Moody's Rating Methodology for U.S. Health Insurers</text:p>
          </table:table-cell>
          <table:table-cell office:value-type="string" calcext:value-type="string">
            <text:p>http://www.moodys.com/cust/getdocumentByNotesDocId.asp?criteria=PBC_101297</text:p>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5" table:formula="of:=HYPERLINK([.G112];[.F112])" office:value-type="string" office:string-value="Rating Methodology: Credit Insurance" calcext:value-type="string">
            <text:p>Rating Methodology: Credit Insurance</text:p>
          </table:table-cell>
          <table:table-cell table:style-name="ce64" office:value-type="float" office:value="37105" calcext:value-type="float">
            <text:p>2-Aug-01</text:p>
          </table:table-cell>
          <table:table-cell table:style-name="ce77" office:value-type="string" calcext:value-type="string">
            <text:p>Global</text:p>
          </table:table-cell>
          <table:table-cell table:style-name="ce86" office:value-type="string" calcext:value-type="string">
            <text:p>Rating Methodology: Credit Insurance</text:p>
          </table:table-cell>
          <table:table-cell office:value-type="string" calcext:value-type="string">
            <text:p>http://www.moodys.com/cust/getdocumentByNotesDocId.asp?criteria=PBC_69370</text:p>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5" table:formula="of:=HYPERLINK([.G113];[.F113])" office:value-type="string" office:string-value="Moody's Global Rating Methodology for Insurance Brokers &amp; Service companies" calcext:value-type="string">
            <text:p>Moody's Global Rating Methodology for Insurance Brokers &amp; Service companies</text:p>
          </table:table-cell>
          <table:table-cell table:style-name="ce64" office:value-type="float" office:value="39449" calcext:value-type="float">
            <text:p>2-Jan-08</text:p>
          </table:table-cell>
          <table:table-cell table:style-name="ce77" office:value-type="string" calcext:value-type="string">
            <text:p>Global</text:p>
          </table:table-cell>
          <table:table-cell table:style-name="ce86" office:value-type="string" calcext:value-type="string">
            <text:p>Moody's Global Rating Methodology for Insurance Brokers &amp; Service companies</text:p>
          </table:table-cell>
          <table:table-cell office:value-type="string" calcext:value-type="string">
            <text:p>http://www.moodys.com/cust/getdocumentByNotesDocId.asp?criteria=PBC_106646</text:p>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5" office:value-type="string" calcext:value-type="string">
            <text:p><text:span text:style-name="T6"><text:a xlink:href="http://www.moodys.com/moodys/cust/research/MDCdocs/18/2000400000303057.pdf?doc_id=2000400000303057" xlink:type="simple">Moody's Rating Methodology for Lloyd's Syndicate Performance Ratings</text:a></text:span></text:p>
          </table:table-cell>
          <table:table-cell table:style-name="ce64" office:value-type="float" office:value="39679" calcext:value-type="float">
            <text:p>19-Aug-08</text:p>
          </table:table-cell>
          <table:table-cell table:style-name="ce76" office:value-type="string" calcext:value-type="string">
            <text:p>EMEA</text:p>
          </table:table-cell>
          <table:table-cell table:style-name="ce89"/>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6" office:value-type="string" calcext:value-type="string">
            <text:p><text:span text:style-name="T6"><text:a xlink:href="http://www.moodys.com/moodys/cust/research/MDCdocs/18/2002400000429610.pdf?search=5&amp;searchQuery=Moody" xlink:type="simple">Moody's Approach to Rating Capital Notes of Life Insurance Companies</text:a></text:span></text:p>
          </table:table-cell>
          <table:table-cell table:style-name="ce64" office:value-type="float" office:value="35430" calcext:value-type="float">
            <text:p>31-Dec-96</text:p>
          </table:table-cell>
          <table:table-cell table:style-name="ce76"/>
          <table:table-cell table:style-name="ce89"/>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6" office:value-type="string" calcext:value-type="string">
            <text:p><text:span text:style-name="T6"><text:a xlink:href="http://www.moodys.com/moodys/cust/research/MDCdocs/18/2002400000429851.pdf?search=5&amp;searchQuery=Moody" xlink:type="simple">Moody's Approach to Rating Subordinated Debt of French Insurance Companies</text:a></text:span></text:p>
          </table:table-cell>
          <table:table-cell table:style-name="ce64" office:value-type="float" office:value="35629" calcext:value-type="float">
            <text:p>18-Jul-97</text:p>
          </table:table-cell>
          <table:table-cell table:style-name="ce76" office:value-type="string" calcext:value-type="string">
            <text:p>EMEA</text:p>
          </table:table-cell>
          <table:table-cell table:style-name="ce89"/>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46" office:value-type="string" calcext:value-type="string">
            <text:p><text:span text:style-name="T6"><text:a xlink:href="http://www.moodys.com/moodys/cust/research/MDCdocs/18/2002400000429722.pdf?search=5&amp;searchQuery=Moody" xlink:type="simple">Moody's Approach to Rating Undated Subordinated Guaranteed Bonds of UK Mutual Life Insurers</text:a></text:span></text:p>
          </table:table-cell>
          <table:table-cell table:style-name="ce64" office:value-type="float" office:value="35485" calcext:value-type="float">
            <text:p>24-Feb-97</text:p>
          </table:table-cell>
          <table:table-cell table:style-name="ce76" office:value-type="string" calcext:value-type="string">
            <text:p>EMEA</text:p>
          </table:table-cell>
          <table:table-cell table:style-name="ce89"/>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50" office:value-type="string" calcext:value-type="string">
            <text:p><text:span text:style-name="T4"><text:a xlink:href="http://www.moodys.com/moodys/cust/research/MDCdocs/13/2006600000428345.pdf?search=5&amp;searchQuery=Assigning+Unsecured+Credit+Ratings+to+Hedge+Funds&amp;click=1" xlink:type="simple">Assigning Unsecured Credit Ratings to Hedge Funds</text:a></text:span></text:p>
          </table:table-cell>
          <table:table-cell table:style-name="ce64" office:value-type="float" office:value="39185" calcext:value-type="float">
            <text:p>13-Apr-07</text:p>
          </table:table-cell>
          <table:table-cell table:style-name="ce76" office:value-type="string" calcext:value-type="string">
            <text:p>Global</text:p>
          </table:table-cell>
          <table:table-cell table:style-name="ce89"/>
          <table:table-cell/>
          <table:table-cell table:style-name="ce26" table:number-columns-repeated="1017"/>
        </table:table-row>
        <table:table-row table:style-name="ro10">
          <table:table-cell table:style-name="ce26"/>
          <table:table-cell table:style-name="ce35" office:value-type="string" calcext:value-type="string">
            <text:p>Financial - Insurance</text:p>
          </table:table-cell>
          <table:table-cell table:style-name="ce51" office:value-type="string" calcext:value-type="string">
            <text:p><text:span text:style-name="T4"><text:a xlink:href="http://www.moodys.com/moodys/cust/research/MDCdocs/28/2006600000424576.pdf?search=5&amp;searchQuery=Sidecars&amp;click=1" xlink:type="simple">Reinsurance Sidecars: Moody's Five Principles</text:a></text:span></text:p>
          </table:table-cell>
          <table:table-cell table:style-name="ce64" office:value-type="float" office:value="39169" calcext:value-type="float">
            <text:p>28-Mar-07</text:p>
          </table:table-cell>
          <table:table-cell table:style-name="ce76" office:value-type="string" calcext:value-type="string">
            <text:p>Global</text:p>
          </table:table-cell>
          <table:table-cell table:style-name="ce89"/>
          <table:table-cell/>
          <table:table-cell table:style-name="ce26" table:number-columns-repeated="1017"/>
        </table:table-row>
        <table:table-row table:style-name="ro10">
          <table:table-cell table:style-name="ce26"/>
          <table:table-cell table:style-name="ce32" office:value-type="string" calcext:value-type="string">
            <text:p><text:s text:c="2"/>FINANCIAL GUARANTOR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Financial - Financial Guarantors</text:p>
          </table:table-cell>
          <table:table-cell table:style-name="ce45" table:formula="of:=HYPERLINK([.G121];[.F121])" office:value-type="string" office:string-value="Moody's Rating Methodology for the Financial Guaranty Insurance Industry" calcext:value-type="string">
            <text:p>Moody's Rating Methodology for the Financial Guaranty Insurance Industry</text:p>
          </table:table-cell>
          <table:table-cell table:style-name="ce64" office:value-type="float" office:value="38985" calcext:value-type="float">
            <text:p>25-Sep-06</text:p>
          </table:table-cell>
          <table:table-cell table:style-name="ce77" office:value-type="string" calcext:value-type="string">
            <text:p>Global</text:p>
          </table:table-cell>
          <table:table-cell table:style-name="ce86" office:value-type="string" calcext:value-type="string">
            <text:p>Moody's Rating Methodology for the Financial Guaranty Insurance Industry</text:p>
          </table:table-cell>
          <table:table-cell office:value-type="string" calcext:value-type="string">
            <text:p>http://www.moodys.com/cust/getdocumentByNotesDocId.asp?criteria=PBC_98408</text:p>
          </table:table-cell>
          <table:table-cell table:style-name="ce26" table:number-columns-repeated="1017"/>
        </table:table-row>
        <table:table-row table:style-name="ro10">
          <table:table-cell table:style-name="ce26"/>
          <table:table-cell table:style-name="ce35" office:value-type="string" calcext:value-type="string">
            <text:p>Financial - Financial Guarantors</text:p>
          </table:table-cell>
          <table:table-cell table:style-name="ce45" table:formula="of:=HYPERLINK([.G122];[.F122])" office:value-type="string" office:string-value="Portfolio Risk Model for Financial Guarantors" calcext:value-type="string">
            <text:p>Portfolio Risk Model for Financial Guarantors</text:p>
          </table:table-cell>
          <table:table-cell table:style-name="ce64" office:value-type="float" office:value="36708" calcext:value-type="float">
            <text:p>1-Jul-00</text:p>
          </table:table-cell>
          <table:table-cell table:style-name="ce77" office:value-type="string" calcext:value-type="string">
            <text:p>Global</text:p>
          </table:table-cell>
          <table:table-cell table:style-name="ce86" office:value-type="string" calcext:value-type="string">
            <text:p>Portfolio Risk Model for Financial Guarantors</text:p>
          </table:table-cell>
          <table:table-cell table:style-name="ce87" office:value-type="string" calcext:value-type="string">
            <text:p>http://www.moodys.com/cust/getdocumentByNotesDocId.asp?criteria=PBC_58299</text:p>
          </table:table-cell>
          <table:table-cell table:style-name="ce26" table:number-columns-repeated="1017"/>
        </table:table-row>
        <table:table-row table:style-name="ro10">
          <table:table-cell table:style-name="ce26"/>
          <table:table-cell table:style-name="ce32" office:value-type="string" calcext:value-type="string">
            <text:p><text:s text:c="2"/>OTHER NON BANK</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Financial - Other</text:p>
          </table:table-cell>
          <table:table-cell table:style-name="ce45" table:formula="of:=HYPERLINK([.G124];[.F124])" office:value-type="string" office:string-value="Analyzing The Credit Risks Of Finance Companies" calcext:value-type="string">
            <text:p>Analyzing The Credit Risks Of Finance Companies</text:p>
          </table:table-cell>
          <table:table-cell table:style-name="ce64" office:value-type="float" office:value="36822" calcext:value-type="float">
            <text:p>23-Oct-00</text:p>
          </table:table-cell>
          <table:table-cell table:style-name="ce77" office:value-type="string" calcext:value-type="string">
            <text:p>Global</text:p>
          </table:table-cell>
          <table:table-cell table:style-name="ce86" office:value-type="string" calcext:value-type="string">
            <text:p>Analyzing The Credit Risks Of Finance Companies</text:p>
          </table:table-cell>
          <table:table-cell office:value-type="string" calcext:value-type="string">
            <text:p>http://www.moodys.com/cust/getdocumentByNotesDocId.asp?criteria=PBC_60730</text:p>
          </table:table-cell>
          <table:table-cell table:style-name="ce26" table:number-columns-repeated="1017"/>
        </table:table-row>
        <table:table-row table:style-name="ro10">
          <table:table-cell table:style-name="ce26"/>
          <table:table-cell table:style-name="ce35" office:value-type="string" calcext:value-type="string">
            <text:p>Financial - Other</text:p>
          </table:table-cell>
          <table:table-cell table:style-name="ce45" table:formula="of:=HYPERLINK([.G125];[.F125])" office:value-type="string" office:string-value="The Key Ratios Moody's Uses in Its Analysis of Finance Companies" calcext:value-type="string">
            <text:p>The Key Ratios Moody's Uses in Its Analysis of Finance Companies</text:p>
          </table:table-cell>
          <table:table-cell table:style-name="ce64" office:value-type="float" office:value="36800" calcext:value-type="float">
            <text:p>1-Oct-00</text:p>
          </table:table-cell>
          <table:table-cell table:style-name="ce76"/>
          <table:table-cell table:style-name="ce86" office:value-type="string" calcext:value-type="string">
            <text:p>The Key Ratios Moody's Uses in Its Analysis of Finance Companies</text:p>
          </table:table-cell>
          <table:table-cell office:value-type="string" calcext:value-type="string">
            <text:p>http://www.moodys.com/moodys/cust/research/MDCdocs/20/2001400000389376.pdf?search=6&amp;searchQuery=74913&amp;click=1</text:p>
          </table:table-cell>
          <table:table-cell table:style-name="ce26" table:number-columns-repeated="1017"/>
        </table:table-row>
        <table:table-row table:style-name="ro10">
          <table:table-cell table:style-name="ce26"/>
          <table:table-cell table:style-name="ce35" office:value-type="string" calcext:value-type="string">
            <text:p>Financial - Other</text:p>
          </table:table-cell>
          <table:table-cell table:style-name="ce45" table:formula="of:=HYPERLINK([.G126];[.F126])" office:value-type="string" office:string-value="Moody's Approach to Other Comprehensive Income Items When Calculating Effective Leverage for Finance Companies" calcext:value-type="string">
            <text:p>Moody's Approach to Other Comprehensive Income Items When Calculating Effective Leverage for Finance Companies</text:p>
          </table:table-cell>
          <table:table-cell table:style-name="ce64" office:value-type="float" office:value="38817" calcext:value-type="float">
            <text:p>10-Apr-06</text:p>
          </table:table-cell>
          <table:table-cell table:style-name="ce76" office:value-type="string" calcext:value-type="string">
            <text:p>Americas</text:p>
          </table:table-cell>
          <table:table-cell table:style-name="ce86" office:value-type="string" calcext:value-type="string">
            <text:p>Moody's Approach to Other Comprehensive Income Items When Calculating Effective Leverage for Finance Companies</text:p>
          </table:table-cell>
          <table:table-cell office:value-type="string" calcext:value-type="string">
            <text:p>http://www.moodys.com/cust/getdocumentByNotesDocId.asp?criteria=PBC_96956</text:p>
          </table:table-cell>
          <table:table-cell table:style-name="ce26" table:number-columns-repeated="1017"/>
        </table:table-row>
        <table:table-row table:style-name="ro10">
          <table:table-cell table:style-name="ce26"/>
          <table:table-cell table:style-name="ce35" office:value-type="string" calcext:value-type="string">
            <text:p>Financial - Other</text:p>
          </table:table-cell>
          <table:table-cell table:style-name="ce45" table:formula="of:=HYPERLINK([.G127];[.F127])" office:value-type="string" office:string-value="European Consumer Finance" calcext:value-type="string">
            <text:p>European Consumer Finance</text:p>
          </table:table-cell>
          <table:table-cell table:style-name="ce64" office:value-type="float" office:value="37168" calcext:value-type="float">
            <text:p>4-Oct-01</text:p>
          </table:table-cell>
          <table:table-cell table:style-name="ce76" office:value-type="string" calcext:value-type="string">
            <text:p>EMEA</text:p>
          </table:table-cell>
          <table:table-cell table:style-name="ce86" office:value-type="string" calcext:value-type="string">
            <text:p>European Consumer Finance</text:p>
          </table:table-cell>
          <table:table-cell office:value-type="string" calcext:value-type="string">
            <text:p>http://www.moodys.com/cust/getdocumentByNotesDocId.asp?criteria=PBC_70702</text:p>
          </table:table-cell>
          <table:table-cell table:style-name="ce26" table:number-columns-repeated="1017"/>
        </table:table-row>
        <table:table-row table:style-name="ro10">
          <table:table-cell table:style-name="ce26"/>
          <table:table-cell table:style-name="ce35" office:value-type="string" calcext:value-type="string">
            <text:p>Financial - Other</text:p>
          </table:table-cell>
          <table:table-cell table:style-name="ce45" table:formula="of:=HYPERLINK([.G128];[.F128])" office:value-type="string" office:string-value="Government-Sponsored Enterprises (GSEs)" calcext:value-type="string">
            <text:p>Government-Sponsored Enterprises (GSEs)</text:p>
          </table:table-cell>
          <table:table-cell table:style-name="ce64" office:value-type="float" office:value="37985" calcext:value-type="float">
            <text:p>30-Dec-03</text:p>
          </table:table-cell>
          <table:table-cell table:style-name="ce76" office:value-type="string" calcext:value-type="string">
            <text:p>Americas</text:p>
          </table:table-cell>
          <table:table-cell table:style-name="ce86" office:value-type="string" calcext:value-type="string">
            <text:p>Government-Sponsored Enterprises (GSEs)</text:p>
          </table:table-cell>
          <table:table-cell office:value-type="string" calcext:value-type="string">
            <text:p>http://www.moodys.com/cust/getdocumentByNotesDocId.asp?criteria=PBC_80696</text:p>
          </table:table-cell>
          <table:table-cell table:style-name="ce26" table:number-columns-repeated="1017"/>
        </table:table-row>
        <table:table-row table:style-name="ro10">
          <table:table-cell table:style-name="ce26"/>
          <table:table-cell table:style-name="ce35" office:value-type="string" calcext:value-type="string">
            <text:p>Financial - Other</text:p>
          </table:table-cell>
          <table:table-cell table:style-name="ce45" table:formula="of:=HYPERLINK([.G129];[.F129])" office:value-type="string" office:string-value="Moody's Global Rating Methodology for Asset Management Firms" calcext:value-type="string">
            <text:p>Moody's Global Rating Methodology for Asset Management Firms</text:p>
          </table:table-cell>
          <table:table-cell table:style-name="ce64" office:value-type="float" office:value="39356" calcext:value-type="float">
            <text:p>1-Oct-07</text:p>
          </table:table-cell>
          <table:table-cell table:style-name="ce77" office:value-type="string" calcext:value-type="string">
            <text:p>Global</text:p>
          </table:table-cell>
          <table:table-cell table:style-name="ce86" office:value-type="string" calcext:value-type="string">
            <text:p>Moody's Global Rating Methodology for Asset Management Firms</text:p>
          </table:table-cell>
          <table:table-cell office:value-type="string" calcext:value-type="string">
            <text:p>http://www.moodys.com/cust/getdocumentByNotesDocId.asp?criteria=PBC_104923</text:p>
          </table:table-cell>
          <table:table-cell table:style-name="ce26" table:number-columns-repeated="1017"/>
        </table:table-row>
        <table:table-row table:style-name="ro10">
          <table:table-cell table:style-name="ce26"/>
          <table:table-cell table:style-name="ce35" office:value-type="string" calcext:value-type="string">
            <text:p>Financial - Other</text:p>
          </table:table-cell>
          <table:table-cell table:style-name="ce45" office:value-type="string" calcext:value-type="string">
            <text:p><text:span text:style-name="T6"><text:a xlink:href="http://www.moodys.com/moodys/cust/research/MDCdocs/23/2005800000425017.pdf?search=5&amp;searchQuery=government+related+non-bank+financial+institutions&amp;click=1" xlink:type="simple">Revised Methodology for Government Related Non-Bank Financial Institutions</text:a></text:span></text:p>
          </table:table-cell>
          <table:table-cell table:style-name="ce64" office:value-type="float" office:value="38952" calcext:value-type="float">
            <text:p>23-Aug-06</text:p>
          </table:table-cell>
          <table:table-cell table:style-name="ce77" office:value-type="string" calcext:value-type="string">
            <text:p>Global</text:p>
          </table:table-cell>
          <table:table-cell table:style-name="ce86" office:value-type="string" calcext:value-type="string">
            <text:p>Revised Methodology for Government Related Non-Bank Financial Institutions</text:p>
          </table:table-cell>
          <table:table-cell office:value-type="string" calcext:value-type="string">
            <text:p>http://www.moodys.com/moodys/cust/research/MDCdocs/23/2005800000425017.pdf</text:p>
          </table:table-cell>
          <table:table-cell table:style-name="ce26" table:number-columns-repeated="1017"/>
        </table:table-row>
        <table:table-row table:style-name="ro10">
          <table:table-cell table:style-name="ce26"/>
          <table:table-cell table:style-name="ce35" office:value-type="string" calcext:value-type="string">
            <text:p>Financial - Other</text:p>
          </table:table-cell>
          <table:table-cell table:style-name="ce46" office:value-type="string" calcext:value-type="string">
            <text:p><text:span text:style-name="T6"><text:a xlink:href="http://www.moodys.com/moodys/cust/research/MDCdocs/15/2007000000447661.pdf?search=5&amp;searchQuery=Australian+and+New+Zealand+Finance+Companies:+A+Ratings+Approach&amp;click=1" xlink:type="simple">Australian and New Zealand Finance Companies: A Ratings Approach</text:a></text:span></text:p>
          </table:table-cell>
          <table:table-cell table:style-name="ce64" office:value-type="float" office:value="39371" calcext:value-type="float">
            <text:p>16-Oct-07</text:p>
          </table:table-cell>
          <table:table-cell table:style-name="ce77"/>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GENERAL</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Financial - General</text:p>
          </table:table-cell>
          <table:table-cell table:style-name="ce45" table:formula="of:=HYPERLINK([.G133];[.F133])" office:value-type="string" office:string-value="Moody's Short-Term Insurance Financial Strength Ratings" calcext:value-type="string">
            <text:p>Moody's Short-Term Insurance Financial Strength Ratings</text:p>
          </table:table-cell>
          <table:table-cell table:style-name="ce64" office:value-type="float" office:value="36465" calcext:value-type="float">
            <text:p>1-Nov-99</text:p>
          </table:table-cell>
          <table:table-cell table:style-name="ce77"/>
          <table:table-cell table:style-name="ce86" office:value-type="string" calcext:value-type="string">
            <text:p>Moody's Short-Term Insurance Financial Strength Ratings</text:p>
          </table:table-cell>
          <table:table-cell office:value-type="string" calcext:value-type="string">
            <text:p>http://www.moodys.com/cust/getdocumentByNotesDocId.asp?criteria=PBC_50431</text:p>
          </table:table-cell>
          <table:table-cell table:style-name="ce26" table:number-columns-repeated="1017"/>
        </table:table-row>
        <table:table-row table:style-name="ro10">
          <table:table-cell table:style-name="ce26"/>
          <table:table-cell table:style-name="ce33" office:value-type="string" calcext:value-type="string">
            <text:p>Financial - General</text:p>
          </table:table-cell>
          <table:table-cell table:style-name="ce45" table:formula="of:=HYPERLINK([.G134];[.F134])" office:value-type="string" office:string-value="Whole Loan Sales by Financial Institution: Determining the Potential for Capital Relief" calcext:value-type="string">
            <text:p>Whole Loan Sales by Financial Institution: Determining the Potential for Capital Relief</text:p>
          </table:table-cell>
          <table:table-cell table:style-name="ce64" office:value-type="float" office:value="38562" calcext:value-type="float">
            <text:p>29-Jul-05</text:p>
          </table:table-cell>
          <table:table-cell table:style-name="ce77" office:value-type="string" calcext:value-type="string">
            <text:p>Americas</text:p>
          </table:table-cell>
          <table:table-cell table:style-name="ce86" office:value-type="string" calcext:value-type="string">
            <text:p>Whole Loan Sales by Financial Institution: Determining the Potential for Capital Relief</text:p>
          </table:table-cell>
          <table:table-cell office:value-type="string" calcext:value-type="string">
            <text:p>http://www.moodys.com/cust/getdocumentByNotesDocId.asp?criteria=PBC_93720</text:p>
          </table:table-cell>
          <table:table-cell table:style-name="ce26" table:number-columns-repeated="1017"/>
        </table:table-row>
        <table:table-row table:style-name="ro10">
          <table:table-cell table:style-name="ce26"/>
          <table:table-cell table:style-name="ce33" office:value-type="string" calcext:value-type="string">
            <text:p>Financial - General</text:p>
          </table:table-cell>
          <table:table-cell table:style-name="ce45" table:formula="of:=HYPERLINK([.G135];[.F135])" office:value-type="string" office:string-value="Refinements to Moody's Tool Kit: An Addendum for Banks and Insurers" calcext:value-type="string">
            <text:p>Refinements to Moody's Tool Kit: An Addendum for Banks and Insurers</text:p>
          </table:table-cell>
          <table:table-cell table:style-name="ce64" office:value-type="float" office:value="38719" calcext:value-type="float">
            <text:p>2-Jan-06</text:p>
          </table:table-cell>
          <table:table-cell table:style-name="ce26" office:value-type="string" calcext:value-type="string">
            <text:p>Global</text:p>
          </table:table-cell>
          <table:table-cell table:style-name="ce86" office:value-type="string" calcext:value-type="string">
            <text:p>Refinements to Moody's Tool Kit: An Addendum for Banks and Insurers</text:p>
          </table:table-cell>
          <table:table-cell office:value-type="string" calcext:value-type="string">
            <text:p>http://www.moodys.com/cust/getdocumentByNotesDocId.asp?criteria=PBC_96187</text:p>
          </table:table-cell>
          <table:table-cell table:style-name="ce26" table:number-columns-repeated="1017"/>
        </table:table-row>
        <table:table-row table:style-name="ro10">
          <table:table-cell table:style-name="ce26"/>
          <table:table-cell table:style-name="ce35" office:value-type="string" calcext:value-type="string">
            <text:p>Financial - General</text:p>
          </table:table-cell>
          <table:table-cell table:style-name="ce46" office:value-type="string" calcext:value-type="string">
            <text:p><text:span text:style-name="T6"><text:a xlink:href="http://www.moodys.com/moodys/cust/research/MDCdocs/20/2001500000388283.pdf?search=5&amp;searchQuery=Moody" xlink:type="simple">Moody's New Approach to Analyzing Institutional Investment Products</text:a></text:span></text:p>
          </table:table-cell>
          <table:table-cell table:style-name="ce64" office:value-type="float" office:value="37477" calcext:value-type="float">
            <text:p>9-Aug-02</text:p>
          </table:table-cell>
          <table:table-cell table:style-name="ce76"/>
          <table:table-cell table:style-name="ce86"/>
          <table:table-cell/>
          <table:table-cell table:style-name="ce26" table:number-columns-repeated="1017"/>
        </table:table-row>
        <table:table-row table:style-name="ro10">
          <table:table-cell table:style-name="ce26"/>
          <table:table-cell table:style-name="ce34" office:value-type="string" calcext:value-type="string">
            <text:p>PUBLIC, PROJECT, AND INFRASTRUCTURE FINANCE</text:p>
          </table:table-cell>
          <table:table-cell table:style-name="ce49"/>
          <table:table-cell table:style-name="ce66"/>
          <table:table-cell table:style-name="ce74"/>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GENERAL ANALYTICAL APPROACHE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 General</text:p>
          </table:table-cell>
          <table:table-cell table:style-name="ce45" table:formula="of:=HYPERLINK([.G139];[.F139])" office:value-type="string" office:string-value="Short-Term Cash Flow Notes" calcext:value-type="string">
            <text:p>Short-Term Cash Flow Notes</text:p>
          </table:table-cell>
          <table:table-cell table:style-name="ce64" office:value-type="float" office:value="39212" calcext:value-type="float">
            <text:p>10-May-07</text:p>
          </table:table-cell>
          <table:table-cell table:style-name="ce76" office:value-type="string" calcext:value-type="string">
            <text:p>Americas</text:p>
          </table:table-cell>
          <table:table-cell table:style-name="ce86" office:value-type="string" calcext:value-type="string">
            <text:p>Short-Term Cash Flow Notes</text:p>
          </table:table-cell>
          <table:table-cell office:value-type="string" calcext:value-type="string">
            <text:p>http://www.moodys.com/cust/getdocumentByNotesDocId.asp?criteria=PBM_PBM102858</text:p>
          </table:table-cell>
          <table:table-cell table:style-name="ce26" table:number-columns-repeated="1017"/>
        </table:table-row>
        <table:table-row table:style-name="ro10">
          <table:table-cell table:style-name="ce26"/>
          <table:table-cell table:style-name="ce35" office:value-type="string" calcext:value-type="string">
            <text:p>U.S. Public Finance - General</text:p>
          </table:table-cell>
          <table:table-cell table:style-name="ce45" table:formula="of:=HYPERLINK([.G140];[.F140])" office:value-type="string" office:string-value="Evaluating the Use of Interest Rate Swaps by U.S. Public Finance Issuers" calcext:value-type="string">
            <text:p>Evaluating the Use of Interest Rate Swaps by U.S. Public Finance Issuers</text:p>
          </table:table-cell>
          <table:table-cell table:style-name="ce64" office:value-type="float" office:value="39356" calcext:value-type="float">
            <text:p>1-Oct-07</text:p>
          </table:table-cell>
          <table:table-cell table:style-name="ce76" office:value-type="string" calcext:value-type="string">
            <text:p>Americas</text:p>
          </table:table-cell>
          <table:table-cell table:style-name="ce87" office:value-type="string" calcext:value-type="string">
            <text:p>Evaluating the Use of Interest Rate Swaps by U.S. Public Finance Issuers</text:p>
          </table:table-cell>
          <table:table-cell office:value-type="string" calcext:value-type="string">
            <text:p>http://www.moodys.com/cust/getdocumentByNotesDocId.asp?criteria=PBM_PBM104186</text:p>
          </table:table-cell>
          <table:table-cell table:style-name="ce26" table:number-columns-repeated="1017"/>
        </table:table-row>
        <table:table-row table:style-name="ro10">
          <table:table-cell table:style-name="ce26"/>
          <table:table-cell table:style-name="ce35" office:value-type="string" calcext:value-type="string">
            <text:p>U.S. Public Finance - General</text:p>
          </table:table-cell>
          <table:table-cell table:style-name="ce45" table:formula="of:=HYPERLINK([.G141];[.F141])" office:value-type="string" office:string-value="Bond Anticipation Notes and Other Short-Term Capital Financings" calcext:value-type="string">
            <text:p>Bond Anticipation Notes and Other Short-Term Capital Financings</text:p>
          </table:table-cell>
          <table:table-cell table:style-name="ce64" office:value-type="float" office:value="39212" calcext:value-type="float">
            <text:p>10-May-07</text:p>
          </table:table-cell>
          <table:table-cell table:style-name="ce76" office:value-type="string" calcext:value-type="string">
            <text:p>Americas</text:p>
          </table:table-cell>
          <table:table-cell table:style-name="ce86" office:value-type="string" calcext:value-type="string">
            <text:p>Bond Anticipation Notes and Other Short-Term Capital Financings</text:p>
          </table:table-cell>
          <table:table-cell office:value-type="string" calcext:value-type="string">
            <text:p>http://www.moodys.com/cust/getdocumentByNotesDocId.asp?criteria=PBM_PBM102857</text:p>
          </table:table-cell>
          <table:table-cell table:style-name="ce26" table:number-columns-repeated="1017"/>
        </table:table-row>
        <table:table-row table:style-name="ro10">
          <table:table-cell table:style-name="ce26"/>
          <table:table-cell table:style-name="ce35" office:value-type="string" calcext:value-type="string">
            <text:p>U.S. Public Finance - General</text:p>
          </table:table-cell>
          <table:table-cell table:style-name="ce45" office:value-type="string" calcext:value-type="string">
            <text:p><text:span text:style-name="T6"><text:a xlink:href="http://www.moodys.com/moodys/cust/research/MDCdocs/08/2007300000538562.pdf?doc_id=2007300000538562" xlink:type="simple">Updated: Temporary Criteria Change for Bond Anticipation Note Ratings Due to Municipal Market Disruption</text:a></text:span></text:p>
          </table:table-cell>
          <table:table-cell table:style-name="ce64" office:value-type="float" office:value="39729" calcext:value-type="float">
            <text:p>8-Oct-08</text:p>
          </table:table-cell>
          <table:table-cell table:style-name="ce76"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 General</text:p>
          </table:table-cell>
          <table:table-cell table:style-name="ce45" table:formula="of:=HYPERLINK([.G143];[.F143])" office:value-type="string" office:string-value="The Role of Bond Covenants in Municipal Finance Credit Analysis" calcext:value-type="string">
            <text:p>The Role of Bond Covenants in Municipal Finance Credit Analysis</text:p>
          </table:table-cell>
          <table:table-cell table:style-name="ce64" office:value-type="float" office:value="38520" calcext:value-type="float">
            <text:p>17-Jun-05</text:p>
          </table:table-cell>
          <table:table-cell table:style-name="ce77" office:value-type="string" calcext:value-type="string">
            <text:p>Americas</text:p>
          </table:table-cell>
          <table:table-cell table:style-name="ce86" office:value-type="string" calcext:value-type="string">
            <text:p>The Role of Bond Covenants in Municipal Finance Credit Analysis</text:p>
          </table:table-cell>
          <table:table-cell office:value-type="string" calcext:value-type="string">
            <text:p>http://www.moodys.com/cust/getdocumentByNotesDocId.asp?criteria=PBM_PBM93039</text:p>
          </table:table-cell>
          <table:table-cell table:style-name="ce26" table:number-columns-repeated="1017"/>
        </table:table-row>
        <table:table-row table:style-name="ro10">
          <table:table-cell table:style-name="ce26"/>
          <table:table-cell table:style-name="ce35" office:value-type="string" calcext:value-type="string">
            <text:p>U.S. Public Finance - General</text:p>
          </table:table-cell>
          <table:table-cell table:style-name="ce45" office:value-type="string" calcext:value-type="string">
            <text:p><text:span text:style-name="T6"><text:a xlink:href="http://www.moodys.com/moodys/cust/research/MDCdocs/10/2001400000395628.pdf?search=5&amp;searchQuery=The+Moral+Obligation+Pledge&amp;click=1" xlink:type="simple">Moody's Approach to the Moral Obligation Pledge</text:a></text:span></text:p>
          </table:table-cell>
          <table:table-cell table:style-name="ce64" office:value-type="float" office:value="39778" calcext:value-type="float">
            <text:p>26-Nov-08</text:p>
          </table:table-cell>
          <table:table-cell table:style-name="ce77" office:value-type="string" calcext:value-type="string">
            <text:p>Americas</text:p>
          </table:table-cell>
          <table:table-cell table:style-name="ce86" office:value-type="string" calcext:value-type="string">
            <text:p>The Moral Obligation Pledge</text:p>
          </table:table-cell>
          <table:table-cell office:value-type="string" calcext:value-type="string">
            <text:p>http://www.moodys.com/cust/getdocumentByNotesDocId.asp?criteria=PBS_SF7658</text:p>
          </table:table-cell>
          <table:table-cell table:style-name="ce26" table:number-columns-repeated="1017"/>
        </table:table-row>
        <table:table-row table:style-name="ro10">
          <table:table-cell table:style-name="ce26"/>
          <table:table-cell table:style-name="ce35" office:value-type="string" calcext:value-type="string">
            <text:p>U.S. Public Finance - General</text:p>
          </table:table-cell>
          <table:table-cell table:style-name="ce46" office:value-type="string" calcext:value-type="string">
            <text:p><text:span text:style-name="T6"><text:a xlink:href="http://www.moodys.com/moodys/cust/research/MDCdocs/18/2001400000395149.pdf?search=5&amp;searchQuery=A+Guide+to+Public+Finance+Rating+Outlooks,+Rating+Reviews,+and+Rating+Changes&amp;click=1" xlink:type="simple">A Guide to Public Finance Rating Outlooks, Rating Reviews, and Rating Changes</text:a></text:span></text:p>
          </table:table-cell>
          <table:table-cell table:style-name="ce64" office:value-type="float" office:value="36118" calcext:value-type="float">
            <text:p>19-Nov-98</text:p>
          </table:table-cell>
          <table:table-cell table:style-name="ce77"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 General</text:p>
          </table:table-cell>
          <table:table-cell table:style-name="ce46" office:value-type="string" calcext:value-type="string">
            <text:p><text:span text:style-name="T6"><text:a xlink:href="http://www.moodys.com/moodys/cust/research/MDCdocs/17/2006100000430255.pdf?search=5&amp;searchQuery=Variable+Rate+Debt+Instruments+Supported+By+An+Issuer" xlink:type="simple">Variable Rate Debt Instruments Supported By An Issuer's Own Liquidity</text:a></text:span></text:p>
          </table:table-cell>
          <table:table-cell table:style-name="ce64" office:value-type="float" office:value="39038" calcext:value-type="float">
            <text:p>17-Nov-06</text:p>
          </table:table-cell>
          <table:table-cell table:style-name="ce64"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 General</text:p>
          </table:table-cell>
          <table:table-cell table:style-name="ce46" office:value-type="string" calcext:value-type="string">
            <text:p><text:span text:style-name="T6"><text:a xlink:href="http://www.moodys.com/moodys/cust/research/MDCdocs/26/2007300000536269.pdf?search=5&amp;searchQuery=Variable+Rate+Debt+Instruments+Supported+By+An+Issuer" xlink:type="simple">Updated: Sources of Liquidity for Variable Rate Debt Instruments Supported by an Issuer's Own Liquidity</text:a></text:span></text:p>
          </table:table-cell>
          <table:table-cell table:style-name="ce68" office:value-type="float" office:value="39717" calcext:value-type="float">
            <text:p>26-Sep-08</text:p>
          </table:table-cell>
          <table:table-cell table:style-name="ce64"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 General</text:p>
          </table:table-cell>
          <table:table-cell table:style-name="ce46" office:value-type="string" calcext:value-type="string">
            <text:p><text:span text:style-name="T6"><text:a xlink:href="http://www.moodys.com/moodys/cust/research/MDCdocs/03/2006100000427048.pdf?search=5&amp;searchQuery=Variable+Rate+Instruments+Supported+by+Third-Party+Liquidity+Providers&amp;click=1" xlink:type="simple">Variable Rate Instruments Supported by Third-Party Liquidity Providers</text:a></text:span></text:p>
          </table:table-cell>
          <table:table-cell table:style-name="ce64" office:value-type="float" office:value="39024" calcext:value-type="float">
            <text:p>3-Nov-06</text:p>
          </table:table-cell>
          <table:table-cell table:style-name="ce64"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 General</text:p>
          </table:table-cell>
          <table:table-cell table:style-name="ce52" office:value-type="string" calcext:value-type="string">
            <text:p><text:span text:style-name="T4"><text:a xlink:href="http://v2.moodys.com/moodys/cust/research/MDCdocs/29/2007000000472089.pdf?search=5&amp;searchQuery=Bank+Liquidity+Support+and+Variable+Rate+Financings+can+Impact+Underlying+Long+Term+Credit+Ratings&amp;click=1" xlink:type="simple">Bank Liquidity Support and Variable Rate Financings can Impact Underlying Long Term Credit Ratings</text:a></text:span></text:p>
          </table:table-cell>
          <table:table-cell table:style-name="ce64" office:value-type="float" office:value="39787" calcext:value-type="float">
            <text:p>5-Dec-08</text:p>
          </table:table-cell>
          <table:table-cell table:style-name="ce64"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 General</text:p>
          </table:table-cell>
          <table:table-cell table:style-name="ce46" office:value-type="string" calcext:value-type="string">
            <text:p><text:span text:style-name="T6"><text:a xlink:href="http://www.moodys.com/moodys/cust/research/MDCdocs/02/2002500000428297.pdf?search=5&amp;searchQuery=Hidden+Risks+Of+Variable+Rate+Debt&amp;click=1" xlink:type="simple">Hidden Risks Of Variable Rate Debt</text:a></text:span></text:p>
          </table:table-cell>
          <table:table-cell table:style-name="ce64" office:value-type="float" office:value="38056" calcext:value-type="float">
            <text:p>10-Mar-04</text:p>
          </table:table-cell>
          <table:table-cell table:style-name="ce76"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U.S. PUBLIC FINANCE: EDUCATION AND NOT-FOR-PROFIT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 Education and Not-for-Profits</text:p>
          </table:table-cell>
          <table:table-cell table:style-name="ce45" table:formula="of:=HYPERLINK([.G152];[.F152])" office:value-type="string" office:string-value="Community Colleges" calcext:value-type="string">
            <text:p>Community Colleges</text:p>
          </table:table-cell>
          <table:table-cell table:style-name="ce64" office:value-type="float" office:value="36516" calcext:value-type="float">
            <text:p>22-Dec-99</text:p>
          </table:table-cell>
          <table:table-cell table:style-name="ce76" office:value-type="string" calcext:value-type="string">
            <text:p>Americas</text:p>
          </table:table-cell>
          <table:table-cell table:style-name="ce86" office:value-type="string" calcext:value-type="string">
            <text:p>Community Colleges</text:p>
          </table:table-cell>
          <table:table-cell office:value-type="string" calcext:value-type="string">
            <text:p>http://www.moodys.com/cust/getdocumentByNotesDocId.asp?criteria=PBM_PBM51626</text:p>
          </table:table-cell>
          <table:table-cell table:style-name="ce26" table:number-columns-repeated="1017"/>
        </table:table-row>
        <table:table-row table:style-name="ro10">
          <table:table-cell table:style-name="ce26"/>
          <table:table-cell table:style-name="ce35" office:value-type="string" calcext:value-type="string">
            <text:p>U.S. Public Finance - Education and Not-for-Profits</text:p>
          </table:table-cell>
          <table:table-cell table:style-name="ce45" table:formula="of:=HYPERLINK([.G153];[.F153])" office:value-type="string" office:string-value="Independent Elementary and Secondary Schools" calcext:value-type="string">
            <text:p>Independent Elementary and Secondary Schools</text:p>
          </table:table-cell>
          <table:table-cell table:style-name="ce64" office:value-type="float" office:value="38370" calcext:value-type="float">
            <text:p>18-Jan-05</text:p>
          </table:table-cell>
          <table:table-cell table:style-name="ce76" office:value-type="string" calcext:value-type="string">
            <text:p>Americas</text:p>
          </table:table-cell>
          <table:table-cell table:style-name="ce86" office:value-type="string" calcext:value-type="string">
            <text:p>Independent Elementary and Secondary Schools</text:p>
          </table:table-cell>
          <table:table-cell office:value-type="string" calcext:value-type="string">
            <text:p>http://www.moodys.com/cust/getdocumentByNotesDocId.asp?criteria=PBM_PBM91172</text:p>
          </table:table-cell>
          <table:table-cell table:style-name="ce26" table:number-columns-repeated="1017"/>
        </table:table-row>
        <table:table-row table:style-name="ro10">
          <table:table-cell table:style-name="ce26"/>
          <table:table-cell table:style-name="ce35" office:value-type="string" calcext:value-type="string">
            <text:p>U.S. Public Finance - Education and Not-for-Profits</text:p>
          </table:table-cell>
          <table:table-cell table:style-name="ce45" table:formula="of:=HYPERLINK([.G154];[.F154])" office:value-type="string" office:string-value="Private Colleges and Universities" calcext:value-type="string">
            <text:p>Private Colleges and Universities</text:p>
          </table:table-cell>
          <table:table-cell table:style-name="ce64" office:value-type="float" office:value="37508" calcext:value-type="float">
            <text:p>9-Sep-02</text:p>
          </table:table-cell>
          <table:table-cell table:style-name="ce76" office:value-type="string" calcext:value-type="string">
            <text:p>Americas</text:p>
          </table:table-cell>
          <table:table-cell table:style-name="ce86" office:value-type="string" calcext:value-type="string">
            <text:p>Private Colleges and Universities</text:p>
          </table:table-cell>
          <table:table-cell office:value-type="string" calcext:value-type="string">
            <text:p>http://www.moodys.com/cust/getdocumentByNotesDocId.asp?criteria=PBM_PBM75753</text:p>
          </table:table-cell>
          <table:table-cell table:style-name="ce26" table:number-columns-repeated="1017"/>
        </table:table-row>
        <table:table-row table:style-name="ro10">
          <table:table-cell table:style-name="ce26"/>
          <table:table-cell table:style-name="ce35" office:value-type="string" calcext:value-type="string">
            <text:p>U.S. Public Finance - Education and Not-for-Profits</text:p>
          </table:table-cell>
          <table:table-cell table:style-name="ce45" table:formula="of:=HYPERLINK([.G155];[.F155])" office:value-type="string" office:string-value="Public College and Universities" calcext:value-type="string">
            <text:p>Public College and Universities</text:p>
          </table:table-cell>
          <table:table-cell table:style-name="ce64" office:value-type="float" office:value="39050" calcext:value-type="float">
            <text:p>29-Nov-06</text:p>
          </table:table-cell>
          <table:table-cell table:style-name="ce76" office:value-type="string" calcext:value-type="string">
            <text:p>Americas</text:p>
          </table:table-cell>
          <table:table-cell table:style-name="ce86" office:value-type="string" calcext:value-type="string">
            <text:p>Public College and Universities</text:p>
          </table:table-cell>
          <table:table-cell office:value-type="string" calcext:value-type="string">
            <text:p>http://www.moodys.com/cust/getdocumentByNotesDocId.asp?criteria=PBM_PBM100363</text:p>
          </table:table-cell>
          <table:table-cell table:style-name="ce26" table:number-columns-repeated="1017"/>
        </table:table-row>
        <table:table-row table:style-name="ro10">
          <table:table-cell table:style-name="ce26"/>
          <table:table-cell table:style-name="ce35" office:value-type="string" calcext:value-type="string">
            <text:p>U.S. Public Finance - Education and Not-for-Profits</text:p>
          </table:table-cell>
          <table:table-cell table:style-name="ce45" table:formula="of:=HYPERLINK([.G156];[.F156])" office:value-type="string" office:string-value="Not-for-profit Cultural Institutions" calcext:value-type="string">
            <text:p>Not-for-profit Cultural Institutions</text:p>
          </table:table-cell>
          <table:table-cell table:style-name="ce64" office:value-type="float" office:value="38308" calcext:value-type="float">
            <text:p>17-Nov-04</text:p>
          </table:table-cell>
          <table:table-cell table:style-name="ce76" office:value-type="string" calcext:value-type="string">
            <text:p>Americas</text:p>
          </table:table-cell>
          <table:table-cell table:style-name="ce86" office:value-type="string" calcext:value-type="string">
            <text:p>Not-for-profit Cultural Institutions</text:p>
          </table:table-cell>
          <table:table-cell office:value-type="string" calcext:value-type="string">
            <text:p>http://www.moodys.com/cust/getdocumentByNotesDocId.asp?criteria=PBM_PBM89653</text:p>
          </table:table-cell>
          <table:table-cell table:style-name="ce26" table:number-columns-repeated="1017"/>
        </table:table-row>
        <table:table-row table:style-name="ro10">
          <table:table-cell table:style-name="ce26"/>
          <table:table-cell table:style-name="ce32" office:value-type="string" calcext:value-type="string">
            <text:p><text:s text:c="2"/>U.S. PUBLIC FINANCE: HEALTH CARE</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 Health Care</text:p>
          </table:table-cell>
          <table:table-cell table:style-name="ce45" table:formula="of:=HYPERLINK([.G158];[.F158])" office:value-type="string" office:string-value="Senior-Subordinated Debt Structures For Not-For-Profit Hospitals" calcext:value-type="string">
            <text:p>Senior-Subordinated Debt Structures For Not-For-Profit Hospitals</text:p>
          </table:table-cell>
          <table:table-cell table:style-name="ce64" office:value-type="float" office:value="38434" calcext:value-type="float">
            <text:p>23-Mar-05</text:p>
          </table:table-cell>
          <table:table-cell table:style-name="ce76" office:value-type="string" calcext:value-type="string">
            <text:p>Americas</text:p>
          </table:table-cell>
          <table:table-cell table:style-name="ce86" office:value-type="string" calcext:value-type="string">
            <text:p>Senior-Subordinated Debt Structures For Not-For-Profit Hospitals</text:p>
          </table:table-cell>
          <table:table-cell office:value-type="string" calcext:value-type="string">
            <text:p>http://www.moodys.com/cust/getdocumentByNotesDocId.asp?criteria=PBM_PBM91866</text:p>
          </table:table-cell>
          <table:table-cell table:style-name="ce26" table:number-columns-repeated="1017"/>
        </table:table-row>
        <table:table-row table:style-name="ro10">
          <table:table-cell table:style-name="ce26"/>
          <table:table-cell table:style-name="ce35" office:value-type="string" calcext:value-type="string">
            <text:p>U.S. Public Finance - Health Care</text:p>
          </table:table-cell>
          <table:table-cell table:style-name="ce45" table:formula="of:=HYPERLINK([.G159];[.F159])" office:value-type="string" office:string-value="Human Service Providers" calcext:value-type="string">
            <text:p>Human Service Providers</text:p>
          </table:table-cell>
          <table:table-cell table:style-name="ce64" office:value-type="float" office:value="36690" calcext:value-type="float">
            <text:p>13-Jun-00</text:p>
          </table:table-cell>
          <table:table-cell table:style-name="ce76" office:value-type="string" calcext:value-type="string">
            <text:p>Americas</text:p>
          </table:table-cell>
          <table:table-cell table:style-name="ce89" office:value-type="string" calcext:value-type="string">
            <text:p>Human Service Providers</text:p>
          </table:table-cell>
          <table:table-cell office:value-type="string" calcext:value-type="string">
            <text:p>http://www.moodys.com/cust/getdocumentByNotesDocId.asp?criteria=PBM_PBM56810</text:p>
          </table:table-cell>
          <table:table-cell table:style-name="ce26" table:number-columns-repeated="1017"/>
        </table:table-row>
        <table:table-row table:style-name="ro10">
          <table:table-cell table:style-name="ce26"/>
          <table:table-cell table:style-name="ce35" office:value-type="string" calcext:value-type="string">
            <text:p>U.S. Public Finance - Health Care</text:p>
          </table:table-cell>
          <table:table-cell table:style-name="ce45" table:formula="of:=HYPERLINK([.G160];[.F160])" office:value-type="string" office:string-value="Not-for-Profit Hospitals and Health Systems" calcext:value-type="string">
            <text:p>Not-for-Profit Hospitals and Health Systems</text:p>
          </table:table-cell>
          <table:table-cell table:style-name="ce64" office:value-type="float" office:value="39449" calcext:value-type="float">
            <text:p>2-Jan-08</text:p>
          </table:table-cell>
          <table:table-cell table:style-name="ce76" office:value-type="string" calcext:value-type="string">
            <text:p>Americas</text:p>
          </table:table-cell>
          <table:table-cell table:style-name="ce86" office:value-type="string" calcext:value-type="string">
            <text:p>Not-for-Profit Hospitals and Health Systems</text:p>
          </table:table-cell>
          <table:table-cell office:value-type="string" calcext:value-type="string">
            <text:p>http://www.moodys.com/cust/getdocumentByNotesDocId.asp?criteria=PBM_PBM105813</text:p>
          </table:table-cell>
          <table:table-cell table:style-name="ce26" table:number-columns-repeated="1017"/>
        </table:table-row>
        <table:table-row table:style-name="ro10">
          <table:table-cell table:style-name="ce26"/>
          <table:table-cell table:style-name="ce32" office:value-type="string" calcext:value-type="string">
            <text:p><text:s text:c="2"/>U.S. PUBLIC FINANCE: HOUSING</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62];[.F162])" office:value-type="string" office:string-value="Affordable Multifamily Housing" calcext:value-type="string">
            <text:p>Affordable Multifamily Housing</text:p>
          </table:table-cell>
          <table:table-cell table:style-name="ce64" office:value-type="float" office:value="39150" calcext:value-type="float">
            <text:p>9-Mar-07</text:p>
          </table:table-cell>
          <table:table-cell table:style-name="ce76" office:value-type="string" calcext:value-type="string">
            <text:p>Americas</text:p>
          </table:table-cell>
          <table:table-cell table:style-name="ce86" office:value-type="string" calcext:value-type="string">
            <text:p>Affordable Multifamily Housing</text:p>
          </table:table-cell>
          <table:table-cell office:value-type="string" calcext:value-type="string">
            <text:p>http://www.moodys.com/cust/getdocumentByNotesDocId.asp?criteria=PBM_PBM102344</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office:value-type="string" calcext:value-type="string">
            <text:p><text:span text:style-name="T6"><text:a xlink:href="http://www.moodys.com/moodys/cust/research/MDCdocs/16/2007100000518430.pdf?search=5&amp;searchQuery=moody" xlink:type="simple">Moody's Lowers Minimum Investment Rate Assumptions for Housing Bond Cash Flows</text:a></text:span></text:p>
          </table:table-cell>
          <table:table-cell table:style-name="ce64" office:value-type="float" office:value="39645" calcext:value-type="float">
            <text:p>16-Jul-08</text:p>
          </table:table-cell>
          <table:table-cell table:style-name="ce76"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64];[.F164])" office:value-type="string" office:string-value="Approach to State HFA Cash Flow Projections" calcext:value-type="string">
            <text:p>Approach to State HFA Cash Flow Projections</text:p>
          </table:table-cell>
          <table:table-cell table:style-name="ce64" office:value-type="float" office:value="38938" calcext:value-type="float">
            <text:p>9-Aug-06</text:p>
          </table:table-cell>
          <table:table-cell table:style-name="ce76" office:value-type="string" calcext:value-type="string">
            <text:p>Americas</text:p>
          </table:table-cell>
          <table:table-cell table:style-name="ce86" office:value-type="string" calcext:value-type="string">
            <text:p>Approach to State HFA Cash Flow Projections</text:p>
          </table:table-cell>
          <table:table-cell office:value-type="string" calcext:value-type="string">
            <text:p>http://www.moodys.com/cust/getdocumentByNotesDocId.asp?criteria=PBM_PBM97505</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65];[.F165])" office:value-type="string" office:string-value="Fixed Rate Multifamily Housing Bonds Secured By Fannie Mae's Stand-By Credit Enhancement Instrument" calcext:value-type="string">
            <text:p>Fixed Rate Multifamily Housing Bonds Secured By Fannie Mae's Stand-By Credit Enhancement Instrument</text:p>
          </table:table-cell>
          <table:table-cell table:style-name="ce64" office:value-type="float" office:value="39041" calcext:value-type="float">
            <text:p>20-Nov-06</text:p>
          </table:table-cell>
          <table:table-cell table:style-name="ce76" office:value-type="string" calcext:value-type="string">
            <text:p>Americas</text:p>
          </table:table-cell>
          <table:table-cell table:style-name="ce86" office:value-type="string" calcext:value-type="string">
            <text:p>Fixed Rate Multifamily Housing Bonds Secured By Fannie Mae's Stand-By Credit Enhancement Instrument</text:p>
          </table:table-cell>
          <table:table-cell office:value-type="string" calcext:value-type="string">
            <text:p>http://www.moodys.com/cust/getdocumentByNotesDocId.asp?criteria=PBM_PBM100385</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66];[.F166])" office:value-type="string" office:string-value="GNMA Collateralized Multifamily Housing Bonds" calcext:value-type="string">
            <text:p>GNMA Collateralized Multifamily Housing Bonds</text:p>
          </table:table-cell>
          <table:table-cell table:style-name="ce64" office:value-type="float" office:value="37043" calcext:value-type="float">
            <text:p>1-Jun-01</text:p>
          </table:table-cell>
          <table:table-cell table:style-name="ce76" office:value-type="string" calcext:value-type="string">
            <text:p>Americas</text:p>
          </table:table-cell>
          <table:table-cell table:style-name="ce86" office:value-type="string" calcext:value-type="string">
            <text:p>GNMA Collateralized Multifamily Housing Bonds</text:p>
          </table:table-cell>
          <table:table-cell office:value-type="string" calcext:value-type="string">
            <text:p>http://www.moodys.com/cust/getdocumentByNotesDocId.asp?criteria=PBM_PBM67308</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67];[.F167])" office:value-type="string" office:string-value="Single Family Monthly Pass-Through Housing Bonds Secured By Mortgage-Backed Securities" calcext:value-type="string">
            <text:p>Single Family Monthly Pass-Through Housing Bonds Secured By Mortgage-Backed Securities</text:p>
          </table:table-cell>
          <table:table-cell table:style-name="ce64" office:value-type="float" office:value="38244" calcext:value-type="float">
            <text:p>14-Sep-04</text:p>
          </table:table-cell>
          <table:table-cell table:style-name="ce76" office:value-type="string" calcext:value-type="string">
            <text:p>Americas</text:p>
          </table:table-cell>
          <table:table-cell table:style-name="ce86" office:value-type="string" calcext:value-type="string">
            <text:p>Single Family Monthly Pass-Through Housing Bonds Secured By Mortgage-Backed Securities</text:p>
          </table:table-cell>
          <table:table-cell office:value-type="string" calcext:value-type="string">
            <text:p>http://www.moodys.com/cust/getdocumentByNotesDocId.asp?criteria=PBM_PBM88769</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68];[.F168])" office:value-type="string" office:string-value="Acquisition Period Extensions In Single-Family Mortgage Revenue Bond Transactions" calcext:value-type="string">
            <text:p>Acquisition Period Extensions In Single-Family Mortgage Revenue Bond Transactions</text:p>
          </table:table-cell>
          <table:table-cell table:style-name="ce64" office:value-type="float" office:value="37936" calcext:value-type="float">
            <text:p>11-Nov-03</text:p>
          </table:table-cell>
          <table:table-cell table:style-name="ce76" office:value-type="string" calcext:value-type="string">
            <text:p>Americas</text:p>
          </table:table-cell>
          <table:table-cell table:style-name="ce86" office:value-type="string" calcext:value-type="string">
            <text:p>Acquisition Period Extensions In Single-Family Mortgage Revenue Bond Transactions</text:p>
          </table:table-cell>
          <table:table-cell office:value-type="string" calcext:value-type="string">
            <text:p>http://www.moodys.com/cust/getdocumentByNotesDocId.asp?criteria=PBM_PBM49064</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69];[.F169])" office:value-type="string" office:string-value="Tax Credit Equity Funds" calcext:value-type="string">
            <text:p>Tax Credit Equity Funds</text:p>
          </table:table-cell>
          <table:table-cell table:style-name="ce64" office:value-type="float" office:value="37601" calcext:value-type="float">
            <text:p>11-Dec-02</text:p>
          </table:table-cell>
          <table:table-cell table:style-name="ce76" office:value-type="string" calcext:value-type="string">
            <text:p>Americas</text:p>
          </table:table-cell>
          <table:table-cell table:style-name="ce86" office:value-type="string" calcext:value-type="string">
            <text:p>Tax Credit Equity Funds</text:p>
          </table:table-cell>
          <table:table-cell office:value-type="string" calcext:value-type="string">
            <text:p>http://www.moodys.com/cust/getdocumentByNotesDocId.asp?criteria=PBM_PBM76331</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70];[.F170])" office:value-type="string" office:string-value="Multifamily Bonds Backed By USDA Section 538 Guaranteed Loans" calcext:value-type="string">
            <text:p>Multifamily Bonds Backed By USDA Section 538 Guaranteed Loans</text:p>
          </table:table-cell>
          <table:table-cell table:style-name="ce64" office:value-type="float" office:value="37679" calcext:value-type="float">
            <text:p>27-Feb-03</text:p>
          </table:table-cell>
          <table:table-cell table:style-name="ce76" office:value-type="string" calcext:value-type="string">
            <text:p>Americas</text:p>
          </table:table-cell>
          <table:table-cell table:style-name="ce86" office:value-type="string" calcext:value-type="string">
            <text:p>Multifamily Bonds Backed By USDA Section 538 Guaranteed Loans</text:p>
          </table:table-cell>
          <table:table-cell office:value-type="string" calcext:value-type="string">
            <text:p>http://www.moodys.com/cust/getdocumentByNotesDocId.asp?criteria=PBM_PBM77510</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71];[.F171])" office:value-type="string" office:string-value="Multifamily Bonds Supported By A Freddie Mac Standby Credit Enhancement Instrument" calcext:value-type="string">
            <text:p>Multifamily Bonds Supported By A Freddie Mac Standby Credit Enhancement Instrument</text:p>
          </table:table-cell>
          <table:table-cell table:style-name="ce64" office:value-type="float" office:value="37593" calcext:value-type="float">
            <text:p>3-Dec-02</text:p>
          </table:table-cell>
          <table:table-cell table:style-name="ce76" office:value-type="string" calcext:value-type="string">
            <text:p>Americas</text:p>
          </table:table-cell>
          <table:table-cell table:style-name="ce86" office:value-type="string" calcext:value-type="string">
            <text:p>Multifamily Bonds Supported By A Freddie Mac Standby Credit Enhancement Instrument</text:p>
          </table:table-cell>
          <table:table-cell office:value-type="string" calcext:value-type="string">
            <text:p>http://www.moodys.com/cust/getdocumentByNotesDocId.asp?criteria=PBM_PBM76663</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72];[.F172])" office:value-type="string" office:string-value="Single Family Draw Down Bonds" calcext:value-type="string">
            <text:p>Single Family Draw Down Bonds</text:p>
          </table:table-cell>
          <table:table-cell table:style-name="ce64" office:value-type="float" office:value="37729" calcext:value-type="float">
            <text:p>18-Apr-03</text:p>
          </table:table-cell>
          <table:table-cell table:style-name="ce76" office:value-type="string" calcext:value-type="string">
            <text:p>Americas</text:p>
          </table:table-cell>
          <table:table-cell table:style-name="ce86" office:value-type="string" calcext:value-type="string">
            <text:p>Single Family Draw Down Bonds</text:p>
          </table:table-cell>
          <table:table-cell office:value-type="string" calcext:value-type="string">
            <text:p>http://www.moodys.com/cust/getdocumentByNotesDocId.asp?criteria=PBM_PBM77901</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73];[.F173])" office:value-type="string" office:string-value="Rating The Fannie Mae Single Family Forward Commitment Program" calcext:value-type="string">
            <text:p>Rating The Fannie Mae Single Family Forward Commitment Program</text:p>
          </table:table-cell>
          <table:table-cell table:style-name="ce64" office:value-type="float" office:value="38327" calcext:value-type="float">
            <text:p>6-Dec-04</text:p>
          </table:table-cell>
          <table:table-cell table:style-name="ce76" office:value-type="string" calcext:value-type="string">
            <text:p>Americas</text:p>
          </table:table-cell>
          <table:table-cell table:style-name="ce86" office:value-type="string" calcext:value-type="string">
            <text:p>Rating The Fannie Mae Single Family Forward Commitment Program</text:p>
          </table:table-cell>
          <table:table-cell office:value-type="string" calcext:value-type="string">
            <text:p>http://www.moodys.com/cust/getdocumentByNotesDocId.asp?criteria=PBM_PBM89972</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74];[.F174])" office:value-type="string" office:string-value="Moody's Currently Rates Standard FHA Multi-Family and Health Care Transactions Aa2" calcext:value-type="string">
            <text:p>Moody's Currently Rates Standard FHA Multi-Family and Health Care Transactions Aa2</text:p>
          </table:table-cell>
          <table:table-cell table:style-name="ce64" office:value-type="float" office:value="39787" calcext:value-type="float">
            <text:p>5-Dec-08</text:p>
          </table:table-cell>
          <table:table-cell table:style-name="ce76" office:value-type="string" calcext:value-type="string">
            <text:p>Americas</text:p>
          </table:table-cell>
          <table:table-cell table:style-name="ce86" office:value-type="string" calcext:value-type="string">
            <text:p>Moody's Currently Rates Standard FHA Multi-Family and Health Care Transactions Aa2</text:p>
          </table:table-cell>
          <table:table-cell office:value-type="string" calcext:value-type="string">
            <text:p>http://www.moodys.com/cust/getdocumentByNotesDocId.asp?criteria=PBM_PBM38997</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75];[.F175])" office:value-type="string" office:string-value="Assigning Issuer Ratings to Housing Finance Agencies" calcext:value-type="string">
            <text:p>Assigning Issuer Ratings to Housing Finance Agencies</text:p>
          </table:table-cell>
          <table:table-cell table:style-name="ce64" office:value-type="float" office:value="37021" calcext:value-type="float">
            <text:p>10-May-01</text:p>
          </table:table-cell>
          <table:table-cell table:style-name="ce76" office:value-type="string" calcext:value-type="string">
            <text:p>Americas</text:p>
          </table:table-cell>
          <table:table-cell table:style-name="ce86" office:value-type="string" calcext:value-type="string">
            <text:p>Assigning Issuer Ratings to Housing Finance Agencies</text:p>
          </table:table-cell>
          <table:table-cell office:value-type="string" calcext:value-type="string">
            <text:p>http://www.moodys.com/cust/getdocumentByNotesDocId.asp?criteria=PBM_PBM66559</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76];[.F176])" office:value-type="string" office:string-value="Bonds Secured By Section 8 Subsidies" calcext:value-type="string">
            <text:p>Bonds Secured By Section 8 Subsidies</text:p>
          </table:table-cell>
          <table:table-cell table:style-name="ce64" office:value-type="float" office:value="36392" calcext:value-type="float">
            <text:p>20-Aug-99</text:p>
          </table:table-cell>
          <table:table-cell table:style-name="ce76" office:value-type="string" calcext:value-type="string">
            <text:p>Americas</text:p>
          </table:table-cell>
          <table:table-cell table:style-name="ce86" office:value-type="string" calcext:value-type="string">
            <text:p>Bonds Secured By Section 8 Subsidies</text:p>
          </table:table-cell>
          <table:table-cell office:value-type="string" calcext:value-type="string">
            <text:p>http://www.moodys.com/cust/getdocumentByNotesDocId.asp?criteria=PBM_PBM48113</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77];[.F177])" office:value-type="string" office:string-value="Bonds Secured by Section 236 Subsidy" calcext:value-type="string">
            <text:p>Bonds Secured by Section 236 Subsidy</text:p>
          </table:table-cell>
          <table:table-cell table:style-name="ce64" office:value-type="float" office:value="37091" calcext:value-type="float">
            <text:p>19-Jul-01</text:p>
          </table:table-cell>
          <table:table-cell table:style-name="ce76" office:value-type="string" calcext:value-type="string">
            <text:p>Americas</text:p>
          </table:table-cell>
          <table:table-cell table:style-name="ce86" office:value-type="string" calcext:value-type="string">
            <text:p>Bonds Secured by Section 236 Subsidy</text:p>
          </table:table-cell>
          <table:table-cell office:value-type="string" calcext:value-type="string">
            <text:p>http://www.moodys.com/cust/getdocumentByNotesDocId.asp?criteria=PBM_PBM68885</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78];[.F178])" office:value-type="string" office:string-value="Single Family, Whole-Loan Housing Programs" calcext:value-type="string">
            <text:p>Single Family, Whole-Loan Housing Programs</text:p>
          </table:table-cell>
          <table:table-cell table:style-name="ce64" office:value-type="float" office:value="36298" calcext:value-type="float">
            <text:p>18-May-99</text:p>
          </table:table-cell>
          <table:table-cell table:style-name="ce76" office:value-type="string" calcext:value-type="string">
            <text:p>Americas</text:p>
          </table:table-cell>
          <table:table-cell table:style-name="ce86" office:value-type="string" calcext:value-type="string">
            <text:p>Single Family, Whole-Loan Housing Programs</text:p>
          </table:table-cell>
          <table:table-cell office:value-type="string" calcext:value-type="string">
            <text:p>http://www.moodys.com/cust/getdocumentByNotesDocId.asp?criteria=PBM_PBM45064</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7" office:value-type="string" calcext:value-type="string">
            <text:p><text:span text:style-name="T4"><text:a xlink:href="http://v2.moodys.com/moodys/cust/research/MDCdocs/23/2007300000561601.pdf?doc_id=2007300000561601" xlink:type="simple">Updated: Incorporating Private Mortgage Insurance in Housing Finance Agency Single Family Housing Program Bond Ratings</text:a></text:span></text:p>
          </table:table-cell>
          <table:table-cell table:style-name="ce64" office:value-type="float" office:value="39805" calcext:value-type="float">
            <text:p>23-Dec-08</text:p>
          </table:table-cell>
          <table:table-cell table:style-name="ce76"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80];[.F180])" office:value-type="string" office:string-value="Multifamily Housing Bonds Secured by Fannie Mae's Direct-Pay Credit Enhancement Instrument" calcext:value-type="string">
            <text:p>Multifamily Housing Bonds Secured by Fannie Mae's Direct-Pay Credit Enhancement Instrument</text:p>
          </table:table-cell>
          <table:table-cell table:style-name="ce64" office:value-type="float" office:value="38615" calcext:value-type="float">
            <text:p>20-Sep-05</text:p>
          </table:table-cell>
          <table:table-cell table:style-name="ce76" office:value-type="string" calcext:value-type="string">
            <text:p>Americas</text:p>
          </table:table-cell>
          <table:table-cell table:style-name="ce86" office:value-type="string" calcext:value-type="string">
            <text:p>Multifamily Housing Bonds Secured by Fannie Mae's Direct-Pay Credit Enhancement Instrument</text:p>
          </table:table-cell>
          <table:table-cell office:value-type="string" calcext:value-type="string">
            <text:p>http://www.moodys.com/cust/getdocumentByNotesDocId.asp?criteria=PBM_PBM94185</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81];[.F181])" office:value-type="string" office:string-value="Multifamily Housing Bonds Secured By Freddie Mac Direct-Pay Credit Enhancement Agreement" calcext:value-type="string">
            <text:p>Multifamily Housing Bonds Secured By Freddie Mac Direct-Pay Credit Enhancement Agreement</text:p>
          </table:table-cell>
          <table:table-cell table:style-name="ce64" office:value-type="float" office:value="38721" calcext:value-type="float">
            <text:p>4-Jan-06</text:p>
          </table:table-cell>
          <table:table-cell table:style-name="ce76" office:value-type="string" calcext:value-type="string">
            <text:p>Americas</text:p>
          </table:table-cell>
          <table:table-cell table:style-name="ce86" office:value-type="string" calcext:value-type="string">
            <text:p>Multifamily Housing Bonds Secured By Freddie Mac Direct-Pay Credit Enhancement Agreement</text:p>
          </table:table-cell>
          <table:table-cell office:value-type="string" calcext:value-type="string">
            <text:p>http://www.moodys.com/cust/getdocumentByNotesDocId.asp?criteria=PBM_PBM96150</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82];[.F182])" office:value-type="string" office:string-value="Moody's Use of Single Family Loan Loss Model Within Rating Analysis" calcext:value-type="string">
            <text:p>Moody's Use of Single Family Loan Loss Model Within Rating Analysis</text:p>
          </table:table-cell>
          <table:table-cell table:style-name="ce64" office:value-type="float" office:value="39787" calcext:value-type="float">
            <text:p>5-Dec-08</text:p>
          </table:table-cell>
          <table:table-cell table:style-name="ce76" office:value-type="string" calcext:value-type="string">
            <text:p>Americas</text:p>
          </table:table-cell>
          <table:table-cell table:style-name="ce89" office:value-type="string" calcext:value-type="string">
            <text:p>Moody's Use of Single Family Loan Loss Model Within Rating Analysis</text:p>
          </table:table-cell>
          <table:table-cell office:value-type="string" calcext:value-type="string">
            <text:p>http://www.moodys.com/cust/getdocumentByNotesDocId.asp?criteria=PBM_PBM35156</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83];[.F183])" office:value-type="string" office:string-value="Strength in Structure: Moody's Approach to Rating Single-Family Housing Bonds Secured by Mortgage-Backed Securities" calcext:value-type="string">
            <text:p>Strength in Structure: Moody's Approach to Rating Single-Family Housing Bonds Secured by Mortgage-Backed Securities</text:p>
          </table:table-cell>
          <table:table-cell table:style-name="ce64" office:value-type="float" office:value="36076" calcext:value-type="float">
            <text:p>8-Oct-98</text:p>
          </table:table-cell>
          <table:table-cell table:style-name="ce76" office:value-type="string" calcext:value-type="string">
            <text:p>Americas</text:p>
          </table:table-cell>
          <table:table-cell table:style-name="ce86" office:value-type="string" calcext:value-type="string">
            <text:p>Strength in Structure: Moody's Approach to Rating Single-Family Housing Bonds Secured by Mortgage-Backed Securities</text:p>
          </table:table-cell>
          <table:table-cell office:value-type="string" calcext:value-type="string">
            <text:p>http://www.moodys.com/cust/getdocumentByNotesDocId.asp?criteria=PBM_PBM38066</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84];[.F184])" office:value-type="string" office:string-value="Moody's Anticipates Higher Bond Volume Associated With HUD's Risk-Sharing Program as a Result of Recent Congressional Actions" calcext:value-type="string">
            <text:p>Moody's Anticipates Higher Bond Volume Associated With HUD's Risk-Sharing Program as a Result of Recent Congressional Actions</text:p>
          </table:table-cell>
          <table:table-cell table:style-name="ce64" office:value-type="float" office:value="37014" calcext:value-type="float">
            <text:p>3-May-01</text:p>
          </table:table-cell>
          <table:table-cell table:style-name="ce76" office:value-type="string" calcext:value-type="string">
            <text:p>Americas</text:p>
          </table:table-cell>
          <table:table-cell table:style-name="ce86" office:value-type="string" calcext:value-type="string">
            <text:p>Moody's Anticipates Higher Bond Volume Associated With HUD's Risk-Sharing Program as a Result of Recent Congressional Actions</text:p>
          </table:table-cell>
          <table:table-cell office:value-type="string" calcext:value-type="string">
            <text:p>http://www.moodys.com/cust/getdocumentByNotesDocId.asp?criteria=PBM_PBM66582</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85];[.F185])" office:value-type="string" office:string-value="Significant Debt Issuance Expected with the Privatization of Military Housing" calcext:value-type="string">
            <text:p>Significant Debt Issuance Expected with the Privatization of Military Housing</text:p>
          </table:table-cell>
          <table:table-cell table:style-name="ce64" office:value-type="float" office:value="39787" calcext:value-type="float">
            <text:p>5-Dec-08</text:p>
          </table:table-cell>
          <table:table-cell table:style-name="ce76" office:value-type="string" calcext:value-type="string">
            <text:p>Americas</text:p>
          </table:table-cell>
          <table:table-cell table:style-name="ce86" office:value-type="string" calcext:value-type="string">
            <text:p>Significant Debt Issuance Expected with the Privatization of Military Housing</text:p>
          </table:table-cell>
          <table:table-cell table:style-name="ce87" office:value-type="string" calcext:value-type="string">
            <text:p>http://www.moodys.com/cust/getdocumentByNotesDocId.asp?criteria=PBM_PBM32466</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6" office:value-type="string" calcext:value-type="string">
            <text:p><text:span text:style-name="T6"><text:a xlink:href="http://www.moodys.com/moodys/cust/research/MDCdocs/23/2007100000494008.pdf?search=5&amp;searchQuery=Methodology+Update:+Downgrade+of+a+Surety+Bond+Provider+Could+Result+in+Review+of+Underlying+Military+Housing+Ratings&amp;click=1" xlink:type="simple">Methodology Update: Downgrade of a Surety Bond Provider Could Result in Review of Underlying Military Housing Ratings</text:a></text:span></text:p>
          </table:table-cell>
          <table:table-cell table:style-name="ce64" office:value-type="float" office:value="39561" calcext:value-type="float">
            <text:p>23-Apr-08</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87];[.F187])" office:value-type="string" office:string-value="Rating Privatized Student Housing Project Financings" calcext:value-type="string">
            <text:p>Rating Privatized Student Housing Project Financings</text:p>
          </table:table-cell>
          <table:table-cell table:style-name="ce64" office:value-type="float" office:value="39787" calcext:value-type="float">
            <text:p>5-Dec-08</text:p>
          </table:table-cell>
          <table:table-cell table:style-name="ce76" office:value-type="string" calcext:value-type="string">
            <text:p>Americas</text:p>
          </table:table-cell>
          <table:table-cell table:style-name="ce86" office:value-type="string" calcext:value-type="string">
            <text:p>Rating Privatized Student Housing Project Financings</text:p>
          </table:table-cell>
          <table:table-cell table:style-name="ce87" office:value-type="string" calcext:value-type="string">
            <text:p>http://www.moodys.com/cust/getdocumentByNotesDocId.asp?criteria=PBM_PBM48266</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5" table:formula="of:=HYPERLINK([.G188];[.F188])" office:value-type="string" office:string-value="Public Housing Authority Capital Fund Grant Anticipation Bonds" calcext:value-type="string">
            <text:p>Public Housing Authority Capital Fund Grant Anticipation Bonds</text:p>
          </table:table-cell>
          <table:table-cell table:style-name="ce64" office:value-type="float" office:value="39787" calcext:value-type="float">
            <text:p>5-Dec-08</text:p>
          </table:table-cell>
          <table:table-cell table:style-name="ce76" office:value-type="string" calcext:value-type="string">
            <text:p>Americas</text:p>
          </table:table-cell>
          <table:table-cell table:style-name="ce86" office:value-type="string" calcext:value-type="string">
            <text:p>Public Housing Authority Capital Fund Grant Anticipation Bonds</text:p>
          </table:table-cell>
          <table:table-cell table:style-name="ce87" office:value-type="string" calcext:value-type="string">
            <text:p>http://www.moodys.com/cust/getdocumentByNotesDocId.asp?criteria=PBM_PBM69510</text:p>
          </table:table-cell>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7" office:value-type="string" calcext:value-type="string">
            <text:p><text:span text:style-name="T4"><text:a xlink:href="http://www.moodys.com/moodys/cust/research/MDCdocs/17/2007300000558769.pdf?frameOfRef=municipal" xlink:type="simple">Moody's Approach to Analyzing Pools of Multifamily Properties</text:a></text:span></text:p>
          </table:table-cell>
          <table:table-cell table:style-name="ce64" office:value-type="float" office:value="37173" calcext:value-type="float">
            <text:p>9-Oct-01</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U.S. Public Finance - Housing</text:p>
          </table:table-cell>
          <table:table-cell table:style-name="ce47" office:value-type="string" calcext:value-type="string">
            <text:p><text:span text:style-name="T4"><text:a xlink:href="http://v2.moodys.com/moodys/cust/research/MDCdocs/31/2007300000562389.pdf?doc_id=2007300000562389" xlink:type="simple">Updated: Ratings that Rely on Guaranteed Investment Contracts</text:a></text:span></text:p>
          </table:table-cell>
          <table:table-cell table:style-name="ce64" office:value-type="float" office:value="39813" calcext:value-type="float">
            <text:p>31-Dec-08</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6" office:value-type="string" calcext:value-type="string">
            <text:p><text:s text:c="2"/>U.S. PUBLIC FINANCE: TRANSPORTATION, POWER, AND OTHER INFRASTRUCTURE</text:p>
          </table:table-cell>
          <table:table-cell table:style-name="ce48"/>
          <table:table-cell table:style-name="ce65"/>
          <table:table-cell table:style-name="ce79"/>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U.S. Public Finance - Transportation, Power, and Other Infrastructure</text:p>
          </table:table-cell>
          <table:table-cell table:style-name="ce45" table:formula="of:=HYPERLINK([.G192];[.F192])" office:value-type="string" office:string-value="U.S. Municipal Joint Power Agencies" calcext:value-type="string">
            <text:p>U.S. Municipal Joint Power Agencies</text:p>
          </table:table-cell>
          <table:table-cell table:style-name="ce64" office:value-type="float" office:value="38981" calcext:value-type="float">
            <text:p>21-Sep-06</text:p>
          </table:table-cell>
          <table:table-cell table:style-name="ce77" office:value-type="string" calcext:value-type="string">
            <text:p>Americas</text:p>
          </table:table-cell>
          <table:table-cell table:style-name="ce86" office:value-type="string" calcext:value-type="string">
            <text:p>U.S. Municipal Joint Power Agencies</text:p>
          </table:table-cell>
          <table:table-cell office:value-type="string" calcext:value-type="string">
            <text:p>http://www.moodys.com/cust/getdocumentByNotesDocId.asp?criteria=PBM_PBM99024</text:p>
          </table:table-cell>
          <table:table-cell table:style-name="ce26" table:number-columns-repeated="1017"/>
        </table:table-row>
        <table:table-row table:style-name="ro10">
          <table:table-cell table:style-name="ce26"/>
          <table:table-cell table:style-name="ce35" office:value-type="string" calcext:value-type="string">
            <text:p>U.S. Public Finance - Transportation, Power, and Other Infrastructure</text:p>
          </table:table-cell>
          <table:table-cell table:style-name="ce45" table:formula="of:=HYPERLINK([.G193];[.F193])" office:value-type="string" office:string-value="State and Local Government-Owned Toll Facilities in the United States" calcext:value-type="string">
            <text:p>State and Local Government-Owned Toll Facilities in the United States</text:p>
          </table:table-cell>
          <table:table-cell table:style-name="ce64" office:value-type="float" office:value="38806" calcext:value-type="float">
            <text:p>30-Mar-06</text:p>
          </table:table-cell>
          <table:table-cell table:style-name="ce76" office:value-type="string" calcext:value-type="string">
            <text:p>Americas</text:p>
          </table:table-cell>
          <table:table-cell table:style-name="ce86" office:value-type="string" calcext:value-type="string">
            <text:p>State and Local Government-Owned Toll Facilities in the United States</text:p>
          </table:table-cell>
          <table:table-cell office:value-type="string" calcext:value-type="string">
            <text:p>http://www.moodys.com/cust/getdocumentByNotesDocId.asp?criteria=PBM_PBM97053</text:p>
          </table:table-cell>
          <table:table-cell table:style-name="ce26" table:number-columns-repeated="1017"/>
        </table:table-row>
        <table:table-row table:style-name="ro15">
          <table:table-cell table:style-name="ce26"/>
          <table:table-cell table:style-name="ce35" office:value-type="string" calcext:value-type="string">
            <text:p>U.S. Public Finance - Transportation, Power, and Other Infrastructure</text:p>
          </table:table-cell>
          <table:table-cell table:style-name="ce45" table:formula="of:=HYPERLINK([.G194];[.F194])" office:value-type="string" office:string-value="U.S. Ports" calcext:value-type="string">
            <text:p>U.S. Ports</text:p>
          </table:table-cell>
          <table:table-cell table:style-name="ce64" office:value-type="float" office:value="38398" calcext:value-type="float">
            <text:p>15-Feb-05</text:p>
          </table:table-cell>
          <table:table-cell table:style-name="ce76" office:value-type="string" calcext:value-type="string">
            <text:p>Americas</text:p>
          </table:table-cell>
          <table:table-cell table:style-name="ce86" office:value-type="string" calcext:value-type="string">
            <text:p>U.S. Ports</text:p>
          </table:table-cell>
          <table:table-cell office:value-type="string" calcext:value-type="string">
            <text:p>http://www.moodys.com/cust/getdocumentByNotesDocId.asp?criteria=PBM_PBM91482</text:p>
          </table:table-cell>
          <table:table-cell table:style-name="ce26" table:number-columns-repeated="1017"/>
        </table:table-row>
        <table:table-row table:style-name="ro10">
          <table:table-cell table:style-name="ce26"/>
          <table:table-cell table:style-name="ce35" office:value-type="string" calcext:value-type="string">
            <text:p>U.S. Public Finance - Transportation, Power, and Other Infrastructure</text:p>
          </table:table-cell>
          <table:table-cell table:style-name="ce45" table:formula="of:=HYPERLINK([.G195];[.F195])" office:value-type="string" office:string-value="Start-up Toll Roads" calcext:value-type="string">
            <text:p>Start-up Toll Roads</text:p>
          </table:table-cell>
          <table:table-cell table:style-name="ce64" office:value-type="float" office:value="36574" calcext:value-type="float">
            <text:p>18-Feb-00</text:p>
          </table:table-cell>
          <table:table-cell table:style-name="ce76" office:value-type="string" calcext:value-type="string">
            <text:p>Americas</text:p>
          </table:table-cell>
          <table:table-cell table:style-name="ce86" office:value-type="string" calcext:value-type="string">
            <text:p>Start-up Toll Roads</text:p>
          </table:table-cell>
          <table:table-cell office:value-type="string" calcext:value-type="string">
            <text:p>http://www.moodys.com/cust/getdocumentByNotesDocId.asp?criteria=PBM_PBM53305</text:p>
          </table:table-cell>
          <table:table-cell table:style-name="ce26" table:number-columns-repeated="1017"/>
        </table:table-row>
        <table:table-row table:style-name="ro10">
          <table:table-cell table:style-name="ce26"/>
          <table:table-cell table:style-name="ce35" office:value-type="string" calcext:value-type="string">
            <text:p>U.S. Public Finance - Transportation, Power, and Other Infrastructure</text:p>
          </table:table-cell>
          <table:table-cell table:style-name="ce45" table:formula="of:=HYPERLINK([.G196];[.F196])" office:value-type="string" office:string-value="Mass Transit Sector" calcext:value-type="string">
            <text:p>Mass Transit Sector</text:p>
          </table:table-cell>
          <table:table-cell table:style-name="ce64" office:value-type="float" office:value="36707" calcext:value-type="float">
            <text:p>30-Jun-00</text:p>
          </table:table-cell>
          <table:table-cell table:style-name="ce76" office:value-type="string" calcext:value-type="string">
            <text:p>Americas</text:p>
          </table:table-cell>
          <table:table-cell table:style-name="ce86" office:value-type="string" calcext:value-type="string">
            <text:p>Mass Transit Sector</text:p>
          </table:table-cell>
          <table:table-cell office:value-type="string" calcext:value-type="string">
            <text:p>http://www.moodys.com/cust/getdocumentByNotesDocId.asp?criteria=PBM_PBM57353</text:p>
          </table:table-cell>
          <table:table-cell table:style-name="ce26" table:number-columns-repeated="1017"/>
        </table:table-row>
        <table:table-row table:style-name="ro10">
          <table:table-cell table:style-name="ce26"/>
          <table:table-cell table:style-name="ce35" office:value-type="string" calcext:value-type="string">
            <text:p>U.S. Public Finance - Transportation, Power, and Other Infrastructure</text:p>
          </table:table-cell>
          <table:table-cell table:style-name="ce47" office:value-type="string" calcext:value-type="string">
            <text:p><text:span text:style-name="T4"><text:a xlink:href="http://www.moodys.com/moodys/cust/research/MDCdocs/07/2007100000488371.pdf?search=5&amp;searchQuery=U.S.+Public+Power+Electric+Utilities&amp;click=1" xlink:type="simple">U.S. Public Power Electric Utilities</text:a></text:span></text:p>
          </table:table-cell>
          <table:table-cell table:style-name="ce64" office:value-type="float" office:value="39545" calcext:value-type="float">
            <text:p>7-Apr-08</text:p>
          </table:table-cell>
          <table:table-cell table:style-name="ce76"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U.S. PUBLIC FINANCE: STATE AND LOCAL GOVERNMENT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199];[.F199])" office:value-type="string" office:string-value="Moody's Analytic Approach To Rating California Tax Allocation Bonds" calcext:value-type="string">
            <text:p>Moody's Analytic Approach To Rating California Tax Allocation Bonds</text:p>
          </table:table-cell>
          <table:table-cell table:style-name="ce64" office:value-type="float" office:value="37970" calcext:value-type="float">
            <text:p>15-Dec-03</text:p>
          </table:table-cell>
          <table:table-cell table:style-name="ce76" office:value-type="string" calcext:value-type="string">
            <text:p>Americas</text:p>
          </table:table-cell>
          <table:table-cell table:style-name="ce86" office:value-type="string" calcext:value-type="string">
            <text:p>Moody's Analytic Approach To Rating California Tax Allocation Bonds</text:p>
          </table:table-cell>
          <table:table-cell office:value-type="string" calcext:value-type="string">
            <text:p>http://www.moodys.com/cust/getdocumentByNotesDocId.asp?criteria=PBM_PBM80368</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00];[.F200])" office:value-type="string" office:string-value="Local Government Debt Issued For Kentucky Administrative Office Of The Courts Projects" calcext:value-type="string">
            <text:p>Local Government Debt Issued For Kentucky Administrative Office Of The Courts Projects</text:p>
          </table:table-cell>
          <table:table-cell table:style-name="ce64" office:value-type="float" office:value="36700" calcext:value-type="float">
            <text:p>23-Jun-00</text:p>
          </table:table-cell>
          <table:table-cell table:style-name="ce76" office:value-type="string" calcext:value-type="string">
            <text:p>Americas</text:p>
          </table:table-cell>
          <table:table-cell table:style-name="ce89" office:value-type="string" calcext:value-type="string">
            <text:p>Local Government Debt Issued For Kentucky Administrative Office Of The Courts Projects</text:p>
          </table:table-cell>
          <table:table-cell office:value-type="string" calcext:value-type="string">
            <text:p>http://www.moodys.com/cust/getdocumentByNotesDocId.asp?criteria=PBM_PBM57260</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01];[.F201])" office:value-type="string" office:string-value="Moody's Revises Rating Approach for California Local Government Pension and Judgement Obligation Bonds" calcext:value-type="string">
            <text:p>Moody's Revises Rating Approach for California Local Government Pension and Judgement Obligation Bonds</text:p>
          </table:table-cell>
          <table:table-cell table:style-name="ce64" office:value-type="float" office:value="35909" calcext:value-type="float">
            <text:p>24-Apr-98</text:p>
          </table:table-cell>
          <table:table-cell table:style-name="ce76" office:value-type="string" calcext:value-type="string">
            <text:p>Americas</text:p>
          </table:table-cell>
          <table:table-cell table:style-name="ce86" office:value-type="string" calcext:value-type="string">
            <text:p>Moody's Revises Rating Approach for California Local Government Pension and Judgement Obligation Bonds</text:p>
          </table:table-cell>
          <table:table-cell office:value-type="string" calcext:value-type="string">
            <text:p>http://www.moodys.com/cust/getdocumentByNotesDocId.asp?criteria=PBM_PBM33088</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02];[.F202])" office:value-type="string" office:string-value="Moody's State Rating Methodology" calcext:value-type="string">
            <text:p>Moody's State Rating Methodology</text:p>
          </table:table-cell>
          <table:table-cell table:style-name="ce64" office:value-type="float" office:value="38301" calcext:value-type="float">
            <text:p>10-Nov-04</text:p>
          </table:table-cell>
          <table:table-cell table:style-name="ce76" office:value-type="string" calcext:value-type="string">
            <text:p>Americas</text:p>
          </table:table-cell>
          <table:table-cell table:style-name="ce86" office:value-type="string" calcext:value-type="string">
            <text:p>Moody's State Rating Methodology</text:p>
          </table:table-cell>
          <table:table-cell office:value-type="string" calcext:value-type="string">
            <text:p>http://www.moodys.com/cust/getdocumentByNotesDocId.asp?criteria=PBM_PBM89335</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03];[.F203])" office:value-type="string" office:string-value="Analytical Framework For Water And Sewer System Ratings" calcext:value-type="string">
            <text:p>Analytical Framework For Water And Sewer System Ratings</text:p>
          </table:table-cell>
          <table:table-cell table:style-name="ce64" office:value-type="float" office:value="36403" calcext:value-type="float">
            <text:p>31-Aug-99</text:p>
          </table:table-cell>
          <table:table-cell table:style-name="ce77" office:value-type="string" calcext:value-type="string">
            <text:p>Americas</text:p>
          </table:table-cell>
          <table:table-cell table:style-name="ce86" office:value-type="string" calcext:value-type="string">
            <text:p>Analytical Framework For Water And Sewer System Ratings</text:p>
          </table:table-cell>
          <table:table-cell office:value-type="string" calcext:value-type="string">
            <text:p>http://www.moodys.com/cust/getdocumentByNotesDocId.asp?criteria=PBM_PBM48390</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04];[.F204])" office:value-type="string" office:string-value="Local Government Jointly Supported Debt Issuance - Moody's Rating Methodology" calcext:value-type="string">
            <text:p>Local Government Jointly Supported Debt Issuance - Moody's Rating Methodology</text:p>
          </table:table-cell>
          <table:table-cell table:style-name="ce64" office:value-type="float" office:value="37861" calcext:value-type="float">
            <text:p>28-Aug-03</text:p>
          </table:table-cell>
          <table:table-cell table:style-name="ce77" office:value-type="string" calcext:value-type="string">
            <text:p>Americas</text:p>
          </table:table-cell>
          <table:table-cell table:style-name="ce86" office:value-type="string" calcext:value-type="string">
            <text:p>Local Government Jointly Supported Debt Issuance - Moody's Rating Methodology</text:p>
          </table:table-cell>
          <table:table-cell office:value-type="string" calcext:value-type="string">
            <text:p>http://www.moodys.com/cust/getdocumentByNotesDocId.asp?criteria=PBM_PBM79319</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05];[.F205])" office:value-type="string" office:string-value="Moody's Perspective On PILOT Payments" calcext:value-type="string">
            <text:p>Moody's Perspective On PILOT Payments</text:p>
          </table:table-cell>
          <table:table-cell table:style-name="ce64" office:value-type="float" office:value="37875" calcext:value-type="float">
            <text:p>11-Sep-03</text:p>
          </table:table-cell>
          <table:table-cell table:style-name="ce77" office:value-type="string" calcext:value-type="string">
            <text:p>Americas</text:p>
          </table:table-cell>
          <table:table-cell table:style-name="ce86" office:value-type="string" calcext:value-type="string">
            <text:p>Moody's Perspective On PILOT Payments</text:p>
          </table:table-cell>
          <table:table-cell office:value-type="string" calcext:value-type="string">
            <text:p>http://www.moodys.com/cust/getdocumentByNotesDocId.asp?criteria=PBM_PBM79374</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06];[.F206])" office:value-type="string" office:string-value="Statutory Debt Service Levy Requirement Adds Credit Strength To Minnesota Cities’ And Counties’ General Obligation Debt" calcext:value-type="string">
            <text:p>Statutory Debt Service Levy Requirement Adds Credit Strength To Minnesota Cities’ And Counties’ General Obligation Debt</text:p>
          </table:table-cell>
          <table:table-cell table:style-name="ce64" office:value-type="float" office:value="38092" calcext:value-type="float">
            <text:p>15-Apr-04</text:p>
          </table:table-cell>
          <table:table-cell table:style-name="ce77" office:value-type="string" calcext:value-type="string">
            <text:p>Americas</text:p>
          </table:table-cell>
          <table:table-cell table:style-name="ce86" office:value-type="string" calcext:value-type="string">
            <text:p>Statutory Debt Service Levy Requirement Adds Credit Strength To Minnesota Cities’ And Counties’ General Obligation Debt</text:p>
          </table:table-cell>
          <table:table-cell office:value-type="string" calcext:value-type="string">
            <text:p>http://www.moodys.com/cust/getdocumentByNotesDocId.asp?criteria=PBM_PBM81907</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07];[.F207])" office:value-type="string" office:string-value="How Moody's Examines Local Government Economic Conditions As A Factor In Its Municipal Credit Analysis" calcext:value-type="string">
            <text:p>How Moody's Examines Local Government Economic Conditions As A Factor In Its Municipal Credit Analysis</text:p>
          </table:table-cell>
          <table:table-cell table:style-name="ce64" office:value-type="float" office:value="37832" calcext:value-type="float">
            <text:p>30-Jul-03</text:p>
          </table:table-cell>
          <table:table-cell table:style-name="ce77" office:value-type="string" calcext:value-type="string">
            <text:p>Americas</text:p>
          </table:table-cell>
          <table:table-cell table:style-name="ce86" office:value-type="string" calcext:value-type="string">
            <text:p>How Moody's Examines Local Government Economic Conditions As A Factor In Its Municipal Credit Analysis</text:p>
          </table:table-cell>
          <table:table-cell office:value-type="string" calcext:value-type="string">
            <text:p>http://www.moodys.com/cust/getdocumentByNotesDocId.asp?criteria=PBM_PBM78882</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08];[.F208])" office:value-type="string" office:string-value="The Six Critical Components of Municipal Strong Management" calcext:value-type="string">
            <text:p>The Six Critical Components of Municipal Strong Management</text:p>
          </table:table-cell>
          <table:table-cell table:style-name="ce64" office:value-type="float" office:value="38048" calcext:value-type="float">
            <text:p>2-Mar-04</text:p>
          </table:table-cell>
          <table:table-cell table:style-name="ce77" office:value-type="string" calcext:value-type="string">
            <text:p>Americas</text:p>
          </table:table-cell>
          <table:table-cell table:style-name="ce86" office:value-type="string" calcext:value-type="string">
            <text:p>The Six Critical Components of Municipal Strong Management</text:p>
          </table:table-cell>
          <table:table-cell office:value-type="string" calcext:value-type="string">
            <text:p>http://www.moodys.com/cust/getdocumentByNotesDocId.asp?criteria=PBM_PBM81447</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09];[.F209])" office:value-type="string" office:string-value="Moody's Approach To Analyzing Municipal Long-Term Debt" calcext:value-type="string">
            <text:p>Moody's Approach To Analyzing Municipal Long-Term Debt</text:p>
          </table:table-cell>
          <table:table-cell table:style-name="ce64" office:value-type="float" office:value="38030" calcext:value-type="float">
            <text:p>13-Feb-04</text:p>
          </table:table-cell>
          <table:table-cell table:style-name="ce77" office:value-type="string" calcext:value-type="string">
            <text:p>Americas</text:p>
          </table:table-cell>
          <table:table-cell table:style-name="ce86" office:value-type="string" calcext:value-type="string">
            <text:p>Moody's Approach To Analyzing Municipal Long-Term Debt</text:p>
          </table:table-cell>
          <table:table-cell office:value-type="string" calcext:value-type="string">
            <text:p>http://www.moodys.com/cust/getdocumentByNotesDocId.asp?criteria=PBM_PBM81248</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10];[.F210])" office:value-type="string" office:string-value="Federal Highway Aid Grant Anticipation Funding" calcext:value-type="string">
            <text:p>Federal Highway Aid Grant Anticipation Funding</text:p>
          </table:table-cell>
          <table:table-cell table:style-name="ce64" office:value-type="float" office:value="39787" calcext:value-type="float">
            <text:p>5-Dec-08</text:p>
          </table:table-cell>
          <table:table-cell table:style-name="ce76" office:value-type="string" calcext:value-type="string">
            <text:p>Americas</text:p>
          </table:table-cell>
          <table:table-cell table:style-name="ce86" office:value-type="string" calcext:value-type="string">
            <text:p>Federal Highway Aid Grant Anticipation Funding</text:p>
          </table:table-cell>
          <table:table-cell table:style-name="ce87" office:value-type="string" calcext:value-type="string">
            <text:p>http://www.moodys.com/cust/getdocumentByNotesDocId.asp?criteria=PBM_PBM39624</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11];[.F211])" office:value-type="string" office:string-value="The Fundamentals of Credit Analysis for Lease-Backed Municipal Obligations" calcext:value-type="string">
            <text:p>The Fundamentals of Credit Analysis for Lease-Backed Municipal Obligations</text:p>
          </table:table-cell>
          <table:table-cell table:style-name="ce64" office:value-type="float" office:value="38288" calcext:value-type="float">
            <text:p>28-Oct-04</text:p>
          </table:table-cell>
          <table:table-cell table:style-name="ce76" office:value-type="string" calcext:value-type="string">
            <text:p>Americas</text:p>
          </table:table-cell>
          <table:table-cell table:style-name="ce86" office:value-type="string" calcext:value-type="string">
            <text:p>The Fundamentals of Credit Analysis for Lease-Backed Municipal Obligations</text:p>
          </table:table-cell>
          <table:table-cell office:value-type="string" calcext:value-type="string">
            <text:p>http://www.moodys.com/cust/getdocumentByNotesDocId.asp?criteria=PBM_PBM89122</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office:value-type="string" calcext:value-type="string">
            <text:p><text:span text:style-name="T6"><text:a xlink:href="http://www.moodys.com/moodys/cust/research/MDCdocs/29/2007100000478771.pdf?search=5&amp;searchQuery=state+aid+intercept&amp;click=1" xlink:type="simple">State Aid Intercept Programs and Financings</text:a></text:span></text:p>
          </table:table-cell>
          <table:table-cell table:style-name="ce64" office:value-type="float" office:value="39507" calcext:value-type="float">
            <text:p>29-Feb-08</text:p>
          </table:table-cell>
          <table:table-cell table:style-name="ce76" office:value-type="string" calcext:value-type="string">
            <text:p>Americas</text:p>
          </table:table-cell>
          <table:table-cell table:style-name="ce86" office:value-type="string" calcext:value-type="string">
            <text:p>State Aid Intercept Programs and Financings</text:p>
          </table:table-cell>
          <table:table-cell office:value-type="string" calcext:value-type="string">
            <text:p>http://www.moodys.com/cust/getdocumentByNotesDocId.asp?criteria=PBM_PBM10551</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office:value-type="string" calcext:value-type="string">
            <text:p><text:span text:style-name="T6"><text:a xlink:href="http://www.moodys.com/moodys/cust/research/MDCdocs/08/2006800000446006.pdf?search=5&amp;searchQuery=Piercing+the+&amp;click=1" xlink:type="simple">Piercing the G.O. Ceiling</text:a></text:span></text:p>
          </table:table-cell>
          <table:table-cell table:style-name="ce64" office:value-type="float" office:value="39787" calcext:value-type="float">
            <text:p>5-Dec-08</text:p>
          </table:table-cell>
          <table:table-cell table:style-name="ce76"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office:value-type="string" calcext:value-type="string">
            <text:p><text:span text:style-name="T6"><text:a xlink:href="http://www.moodys.com/moodys/cust/research/MDCdocs/08/2003000000440667.pdf?search=5&amp;searchQuery=rural+utility+system&amp;click=1" xlink:type="simple">Federal Gov't Support Qualifies Rural Utility System Financing Programs for Moody's Highest Short-Term Rating</text:a></text:span></text:p>
          </table:table-cell>
          <table:table-cell table:style-name="ce64" office:value-type="float" office:value="39787" calcext:value-type="float">
            <text:p>5-Dec-08</text:p>
          </table:table-cell>
          <table:table-cell table:style-name="ce76"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45" table:formula="of:=HYPERLINK([.G215];[.F215])" office:value-type="string" office:string-value="Lottery Bonds" calcext:value-type="string">
            <text:p>Lottery Bonds</text:p>
          </table:table-cell>
          <table:table-cell table:style-name="ce64" office:value-type="float" office:value="39787" calcext:value-type="float">
            <text:p>5-Dec-08</text:p>
          </table:table-cell>
          <table:table-cell table:style-name="ce76" office:value-type="string" calcext:value-type="string">
            <text:p>Americas</text:p>
          </table:table-cell>
          <table:table-cell table:style-name="ce86" office:value-type="string" calcext:value-type="string">
            <text:p>Lottery Bonds</text:p>
          </table:table-cell>
          <table:table-cell table:style-name="ce87" office:value-type="string" calcext:value-type="string">
            <text:p>http://www.moodys.com/cust/getdocumentByNotesDocId.asp?criteria=PBM_PBM33680</text:p>
          </table:table-cell>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53" office:value-type="string" calcext:value-type="string">
            <text:p><text:span text:style-name="T6"><text:a xlink:href="http://www.moodys.com/moodys/cust/research/MDCdocs/14/2007100000517946.pdf?search=5&amp;searchQuery=determinants+of+credit&amp;click=1" xlink:type="simple">Local Government General Obligation and Related Ratings</text:a></text:span></text:p>
          </table:table-cell>
          <table:table-cell table:style-name="ce64" office:value-type="float" office:value="39787" calcext:value-type="float">
            <text:p>5-Dec-08</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U.S. Public Finance: State and Local Governments</text:p>
          </table:table-cell>
          <table:table-cell table:style-name="ce53" office:value-type="string" calcext:value-type="string">
            <text:p><text:span text:style-name="T6"><text:a xlink:href="http://www.moodys.com/moodys/cust/research/MDCdocs/10/2001700000409299.pdf?search=5&amp;searchQuery=Approach+to+Analyzing+Land+Secured+Debt+Financings&amp;click=1" xlink:type="simple">Mooody's Outlines Approach to Analyzing Land Secured Debt Financings</text:a></text:span></text:p>
          </table:table-cell>
          <table:table-cell table:style-name="ce64" office:value-type="float" office:value="39787" calcext:value-type="float">
            <text:p>5-Dec-08</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6">
          <table:table-cell table:style-name="ce26"/>
          <table:table-cell table:style-name="ce35" office:value-type="string" calcext:value-type="string">
            <text:p>U.S. Public Finance: State and Local Governments</text:p>
          </table:table-cell>
          <table:table-cell table:style-name="ce54" office:value-type="string" calcext:value-type="string">
            <text:p><text:span text:style-name="T3"><text:a xlink:href="http://www.moodys.com/moodys/cust/research/MDCdocs/30/2006200000425693.pdf?search=5&amp;searchQuery=charter+schools&amp;click=1" xlink:type="simple">Charter Schools</text:a></text:span></text:p>
          </table:table-cell>
          <table:table-cell table:style-name="ce64" office:value-type="float" office:value="39051" calcext:value-type="float">
            <text:p>30-Nov-06</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2" office:value-type="string" calcext:value-type="string">
            <text:p><text:s text:c="2"/>U.S. PUBLIC FINANCE: FULLY SUPPORTED &amp; STRUCTURED TRANSACTION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U.S. Public Finance - Fully Supported &amp; Structured Transactions</text:p>
          </table:table-cell>
          <table:table-cell table:style-name="ce45" table:formula="of:=HYPERLINK([.G220];[.F220])" office:value-type="string" office:string-value="Confirming Letter of Credit Transactions" calcext:value-type="string">
            <text:p>Confirming Letter of Credit Transactions</text:p>
          </table:table-cell>
          <table:table-cell table:style-name="ce64" office:value-type="float" office:value="38607" calcext:value-type="float">
            <text:p>12-Sep-05</text:p>
          </table:table-cell>
          <table:table-cell table:style-name="ce77" office:value-type="string" calcext:value-type="string">
            <text:p>Americas</text:p>
          </table:table-cell>
          <table:table-cell table:style-name="ce86" office:value-type="string" calcext:value-type="string">
            <text:p>Confirming Letter of Credit Transactions</text:p>
          </table:table-cell>
          <table:table-cell office:value-type="string" calcext:value-type="string">
            <text:p>http://www.moodys.com/cust/getdocumentByNotesDocId.asp?criteria=PBM_PBM94221</text:p>
          </table:table-cell>
          <table:table-cell table:style-name="ce26" table:number-columns-repeated="1017"/>
        </table:table-row>
        <table:table-row table:style-name="ro10">
          <table:table-cell table:style-name="ce26"/>
          <table:table-cell table:style-name="ce33" office:value-type="string" calcext:value-type="string">
            <text:p>U.S. Public Finance - Fully Supported &amp; Structured Transactions</text:p>
          </table:table-cell>
          <table:table-cell table:style-name="ce45" table:formula="of:=HYPERLINK([.G221];[.F221])" office:value-type="string" office:string-value="Municipal Bonds Fully Supported By Corporate Guarantees" calcext:value-type="string">
            <text:p>Municipal Bonds Fully Supported By Corporate Guarantees</text:p>
          </table:table-cell>
          <table:table-cell table:style-name="ce64" office:value-type="float" office:value="38617" calcext:value-type="float">
            <text:p>22-Sep-05</text:p>
          </table:table-cell>
          <table:table-cell table:style-name="ce76" office:value-type="string" calcext:value-type="string">
            <text:p>Americas</text:p>
          </table:table-cell>
          <table:table-cell table:style-name="ce86" office:value-type="string" calcext:value-type="string">
            <text:p>Municipal Bonds Fully Supported By Corporate Guarantees</text:p>
          </table:table-cell>
          <table:table-cell office:value-type="string" calcext:value-type="string">
            <text:p>http://www.moodys.com/cust/getdocumentByNotesDocId.asp?criteria=PBM_PBM94366</text:p>
          </table:table-cell>
          <table:table-cell table:style-name="ce26" table:number-columns-repeated="1017"/>
        </table:table-row>
        <table:table-row table:style-name="ro10">
          <table:table-cell table:style-name="ce26"/>
          <table:table-cell table:style-name="ce33" office:value-type="string" calcext:value-type="string">
            <text:p>U.S. Public Finance - Fully Supported &amp; Structured Transactions</text:p>
          </table:table-cell>
          <table:table-cell table:style-name="ce45" table:formula="of:=HYPERLINK([.G222];[.F222])" office:value-type="string" office:string-value="Tender Option Bond Programs" calcext:value-type="string">
            <text:p>Tender Option Bond Programs</text:p>
          </table:table-cell>
          <table:table-cell table:style-name="ce64" office:value-type="float" office:value="38597" calcext:value-type="float">
            <text:p>2-Sep-05</text:p>
          </table:table-cell>
          <table:table-cell table:style-name="ce77" office:value-type="string" calcext:value-type="string">
            <text:p>Americas</text:p>
          </table:table-cell>
          <table:table-cell table:style-name="ce86" office:value-type="string" calcext:value-type="string">
            <text:p>Tender Option Bond Programs</text:p>
          </table:table-cell>
          <table:table-cell office:value-type="string" calcext:value-type="string">
            <text:p>http://www.moodys.com/cust/getdocumentByNotesDocId.asp?criteria=PBM_PBM94098</text:p>
          </table:table-cell>
          <table:table-cell table:style-name="ce26" table:number-columns-repeated="1017"/>
        </table:table-row>
        <table:table-row table:style-name="ro10">
          <table:table-cell table:style-name="ce26"/>
          <table:table-cell table:style-name="ce33" office:value-type="string" calcext:value-type="string">
            <text:p>U.S. Public Finance - Fully Supported &amp; Structured Transactions</text:p>
          </table:table-cell>
          <table:table-cell table:style-name="ce45" table:formula="of:=HYPERLINK([.G223];[.F223])" office:value-type="string" office:string-value="Insured Floating Rate Bonds" calcext:value-type="string">
            <text:p>Insured Floating Rate Bonds</text:p>
          </table:table-cell>
          <table:table-cell table:style-name="ce64" office:value-type="float" office:value="38685" calcext:value-type="float">
            <text:p>29-Nov-05</text:p>
          </table:table-cell>
          <table:table-cell table:style-name="ce77" office:value-type="string" calcext:value-type="string">
            <text:p>Americas</text:p>
          </table:table-cell>
          <table:table-cell table:style-name="ce86" office:value-type="string" calcext:value-type="string">
            <text:p>Insured Floating Rate Bonds</text:p>
          </table:table-cell>
          <table:table-cell office:value-type="string" calcext:value-type="string">
            <text:p>http://www.moodys.com/cust/getdocumentByNotesDocId.asp?criteria=PBM_PBM95395</text:p>
          </table:table-cell>
          <table:table-cell table:style-name="ce26" table:number-columns-repeated="1017"/>
        </table:table-row>
        <table:table-row table:style-name="ro10">
          <table:table-cell table:style-name="ce26"/>
          <table:table-cell table:style-name="ce33" office:value-type="string" calcext:value-type="string">
            <text:p>U.S. Public Finance - Fully Supported &amp; Structured Transactions</text:p>
          </table:table-cell>
          <table:table-cell table:style-name="ce45" table:formula="of:=HYPERLINK([.G224];[.F224])" office:value-type="string" office:string-value="Letter of Credit Supported Transactions" calcext:value-type="string">
            <text:p>Letter of Credit Supported Transactions</text:p>
          </table:table-cell>
          <table:table-cell table:style-name="ce64" office:value-type="float" office:value="38579" calcext:value-type="float">
            <text:p>15-Aug-05</text:p>
          </table:table-cell>
          <table:table-cell table:style-name="ce76" office:value-type="string" calcext:value-type="string">
            <text:p>Americas</text:p>
          </table:table-cell>
          <table:table-cell table:style-name="ce86" office:value-type="string" calcext:value-type="string">
            <text:p>Letter of Credit Supported Transactions</text:p>
          </table:table-cell>
          <table:table-cell office:value-type="string" calcext:value-type="string">
            <text:p>http://www.moodys.com/cust/getdocumentByNotesDocId.asp?criteria=PBM_PBM93865</text:p>
          </table:table-cell>
          <table:table-cell table:style-name="ce26" table:number-columns-repeated="1017"/>
        </table:table-row>
        <table:table-row table:style-name="ro10">
          <table:table-cell table:style-name="ce26"/>
          <table:table-cell table:style-name="ce33" office:value-type="string" calcext:value-type="string">
            <text:p>U.S. Public Finance - Fully Supported &amp; Structured Transactions</text:p>
          </table:table-cell>
          <table:table-cell table:style-name="ce55" office:value-type="string" calcext:value-type="string">
            <text:p><text:span text:style-name="T6"><text:a xlink:href="http://www.moodys.com/moodys/cust/research/mdcdocs/07/2007100000523834.pdf?doc_id=2007100000523834&amp;frameofref=municipal" xlink:type="simple">Special Rating Considerations When Layering a Letter of Credit on Top of an Existing Bond Insurance Policy</text:a></text:span></text:p>
          </table:table-cell>
          <table:table-cell table:style-name="ce64" office:value-type="float" office:value="39667" calcext:value-type="float">
            <text:p>7-Aug-08</text:p>
          </table:table-cell>
          <table:table-cell table:style-name="ce76"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U.S. Public Finance - Fully Supported &amp; Structured Transactions</text:p>
          </table:table-cell>
          <table:table-cell table:style-name="ce47" office:value-type="string" calcext:value-type="string">
            <text:p><text:span text:style-name="T4"><text:a xlink:href="http://www.moodys.com/moodys/cust/research/MDCdocs/10/2002100000424615.pdf?search=7&amp;searchQuery=sean+cullen&amp;click=1" xlink:type="simple">Using Pools of Municipal Bonds to Secure Synthetic Floating Rate</text:a></text:span></text:p>
          </table:table-cell>
          <table:table-cell table:style-name="ce64" office:value-type="float" office:value="39787" calcext:value-type="float">
            <text:p>5-Dec-08</text:p>
          </table:table-cell>
          <table:table-cell table:style-name="ce76" office:value-type="string" calcext:value-type="string">
            <text:p>Americas</text:p>
          </table:table-cell>
          <table:table-cell table:style-name="ce86" office:value-type="string" calcext:value-type="string">
            <text:p>Moody's Approach to Analyzing the Pooling of Securities in Municipal Derivatives</text:p>
          </table:table-cell>
          <table:table-cell office:value-type="string" calcext:value-type="string">
            <text:p>http://www.moodys.com/cust/getdocumentByNotesDocId.asp?criteria=PBM_PBM48885</text:p>
          </table:table-cell>
          <table:table-cell table:style-name="ce26" table:number-columns-repeated="1017"/>
        </table:table-row>
        <table:table-row table:style-name="ro10">
          <table:table-cell table:style-name="ce26"/>
          <table:table-cell table:style-name="ce33" office:value-type="string" calcext:value-type="string">
            <text:p>U.S. Public Finance - Fully Supported &amp; Structured Transactions</text:p>
          </table:table-cell>
          <table:table-cell table:style-name="ce45" table:formula="of:=HYPERLINK([.G227];[.F227])" office:value-type="string" office:string-value="Refunded Bonds" calcext:value-type="string">
            <text:p>Refunded Bonds</text:p>
          </table:table-cell>
          <table:table-cell table:style-name="ce64" office:value-type="float" office:value="39262" calcext:value-type="float">
            <text:p>29-Jun-07</text:p>
          </table:table-cell>
          <table:table-cell table:style-name="ce76" office:value-type="string" calcext:value-type="string">
            <text:p>Americas</text:p>
          </table:table-cell>
          <table:table-cell table:style-name="ce86" office:value-type="string" calcext:value-type="string">
            <text:p>Refunded Bonds</text:p>
          </table:table-cell>
          <table:table-cell office:value-type="string" calcext:value-type="string">
            <text:p>http://www.moodys.com/cust/getdocumentByNotesDocId.asp?criteria=PBM_PBM102822</text:p>
          </table:table-cell>
          <table:table-cell table:style-name="ce26" table:number-columns-repeated="1017"/>
        </table:table-row>
        <table:table-row table:style-name="ro10">
          <table:table-cell table:style-name="ce26"/>
          <table:table-cell table:style-name="ce33" office:value-type="string" calcext:value-type="string">
            <text:p>U.S. Public Finance - Fully Supported &amp; Structured Transactions</text:p>
          </table:table-cell>
          <table:table-cell table:style-name="ce47" office:value-type="string" calcext:value-type="string">
            <text:p><text:span text:style-name="T4"><text:a xlink:href="http://www.moodys.com/moodys/cust/research/MDCdocs/20/2002000000434672.pdf?search=5&amp;searchQuery=joint+support+methodology&amp;click=1" xlink:type="simple">Moody's Approach to Applying the Joint Support Methodology to Rating Letter of Credit-Supported Bonds</text:a></text:span></text:p>
          </table:table-cell>
          <table:table-cell table:style-name="ce64" office:value-type="float" office:value="37754" calcext:value-type="float">
            <text:p>13-May-03</text:p>
          </table:table-cell>
          <table:table-cell table:style-name="ce76"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U.S. Public Finance - Fully Supported &amp; Structured Transactions</text:p>
          </table:table-cell>
          <table:table-cell table:style-name="ce47" office:value-type="string" calcext:value-type="string">
            <text:p><text:span text:style-name="T4"><text:a xlink:href="http://www.moodys.com/moodys/cust/research/MDCdocs/20/2002100000424614.pdf?search=5&amp;searchQuery=Moody" xlink:type="simple">Moody's Approach to Rating Custodial Receipts</text:a></text:span></text:p>
          </table:table-cell>
          <table:table-cell table:style-name="ce64" office:value-type="float" office:value="37917" calcext:value-type="float">
            <text:p>23-Oct-03</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U.S. Public Finance - Fully Supported &amp; Structured Transactions</text:p>
          </table:table-cell>
          <table:table-cell table:style-name="ce47" office:value-type="string" calcext:value-type="string">
            <text:p><text:span text:style-name="T4"><text:a xlink:href="http://v2.moodys.com/moodys/cust/research/MDCdocs/19/2006100000424593.pdf?search=5&amp;searchQuery=Letter+of+Credit+Supported+Municipal+Commercial+Paper+Transactions&amp;click=1" xlink:type="simple">Moody’s Rating Methodology on Letter of Credit Supported Municipal Commercial Paper Transactions</text:a></text:span></text:p>
          </table:table-cell>
          <table:table-cell table:style-name="ce64" office:value-type="float" office:value="39783" calcext:value-type="float">
            <text:p>1-Dec-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GLOBAL INFRASTRUCTURE/PROJECT FINANCE</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Global Infrastructure/Project Finance</text:p>
          </table:table-cell>
          <table:table-cell table:style-name="ce45" table:formula="of:=HYPERLINK([.G232];[.F232])" office:value-type="string" office:string-value="Key Credit Risks of Project Finance" calcext:value-type="string">
            <text:p>Key Credit Risks of Project Finance</text:p>
          </table:table-cell>
          <table:table-cell table:style-name="ce64" office:value-type="float" office:value="36224" calcext:value-type="float">
            <text:p>5-Mar-99</text:p>
          </table:table-cell>
          <table:table-cell table:style-name="ce26" office:value-type="string" calcext:value-type="string">
            <text:p>Global</text:p>
          </table:table-cell>
          <table:table-cell table:style-name="ce86" office:value-type="string" calcext:value-type="string">
            <text:p>Key Credit Risks of Project Finance</text:p>
          </table:table-cell>
          <table:table-cell office:value-type="string" calcext:value-type="string">
            <text:p>http://www.moodys.com/cust/getdocumentByNotesDocId.asp?criteria=PBC_32732</text:p>
          </table:table-cell>
          <table:table-cell table:style-name="ce26" table:number-columns-repeated="1017"/>
        </table:table-row>
        <table:table-row table:style-name="ro10">
          <table:table-cell table:style-name="ce26"/>
          <table:table-cell table:style-name="ce33" office:value-type="string" calcext:value-type="string">
            <text:p>Global Infrastructure/Project Finance</text:p>
          </table:table-cell>
          <table:table-cell table:style-name="ce45" table:formula="of:=HYPERLINK([.G233];[.F233])" office:value-type="string" office:string-value="Operational Toll Roads" calcext:value-type="string">
            <text:p>Operational Toll Roads</text:p>
          </table:table-cell>
          <table:table-cell table:style-name="ce64" office:value-type="float" office:value="39063" calcext:value-type="float">
            <text:p>12-Dec-06</text:p>
          </table:table-cell>
          <table:table-cell table:style-name="ce76"/>
          <table:table-cell table:style-name="ce86" office:value-type="string" calcext:value-type="string">
            <text:p>Operational Toll Roads</text:p>
          </table:table-cell>
          <table:table-cell office:value-type="string" calcext:value-type="string">
            <text:p>http://www.moodys.com/cust/getdocumentByNotesDocId.asp?criteria=PBC_101003</text:p>
          </table:table-cell>
          <table:table-cell table:style-name="ce26" table:number-columns-repeated="1017"/>
        </table:table-row>
        <table:table-row table:style-name="ro10">
          <table:table-cell table:style-name="ce26"/>
          <table:table-cell table:style-name="ce33" office:value-type="string" calcext:value-type="string">
            <text:p>Global Infrastructure/Project Finance</text:p>
          </table:table-cell>
          <table:table-cell table:style-name="ce45" office:value-type="string" calcext:value-type="string">
            <text:p><text:span text:style-name="T6"><text:a xlink:href="http://www.moodys.com/moodys/cust/research/MDCdocs/02/2007100000496456.pdf?search=5&amp;searchQuery=airports&amp;click=1" xlink:type="simple">Operational Airports outside of the United States</text:a></text:span></text:p>
          </table:table-cell>
          <table:table-cell table:style-name="ce64" office:value-type="float" office:value="39570" calcext:value-type="float">
            <text:p>2-May-08</text:p>
          </table:table-cell>
          <table:table-cell table:style-name="ce26" office:value-type="string" calcext:value-type="string">
            <text:p>Global</text:p>
          </table:table-cell>
          <table:table-cell table:style-name="ce86" office:value-type="string" calcext:value-type="string">
            <text:p>Worldwide Airport Industry</text:p>
          </table:table-cell>
          <table:table-cell office:value-type="string" calcext:value-type="string">
            <text:p>http://www.moodys.com/cust/getdocumentByNotesDocId.asp?criteria=PBM_PBM56601</text:p>
          </table:table-cell>
          <table:table-cell table:style-name="ce26" table:number-columns-repeated="1017"/>
        </table:table-row>
        <table:table-row table:style-name="ro15">
          <table:table-cell table:style-name="ce26"/>
          <table:table-cell table:style-name="ce33" office:value-type="string" calcext:value-type="string">
            <text:p>Global Infrastructure/Project Finance</text:p>
          </table:table-cell>
          <table:table-cell table:style-name="ce45" table:formula="of:=HYPERLINK([.G235];[.F235])" office:value-type="string" office:string-value="Construction Risk in Privately-Financed Public Infrastructure (PFI/PPP/P3) Projects" calcext:value-type="string">
            <text:p>Construction Risk in Privately-Financed Public Infrastructure (PFI/PPP/P3) Projects</text:p>
          </table:table-cell>
          <table:table-cell table:style-name="ce64" office:value-type="float" office:value="39435" calcext:value-type="float">
            <text:p>19-Dec-07</text:p>
          </table:table-cell>
          <table:table-cell table:style-name="ce76" office:value-type="string" calcext:value-type="string">
            <text:p>Global</text:p>
          </table:table-cell>
          <table:table-cell table:style-name="ce87" office:value-type="string" calcext:value-type="string">
            <text:p>Construction Risk in Privately-Financed Public Infrastructure (PFI/PPP/P3) Projects</text:p>
          </table:table-cell>
          <table:table-cell table:style-name="ce87" office:value-type="string" calcext:value-type="string">
            <text:p>http://www.moodys.com/cust/getdocumentByNotesDocId.asp?criteria=PBC_106407</text:p>
          </table:table-cell>
          <table:table-cell table:style-name="ce26" table:number-columns-repeated="1017"/>
        </table:table-row>
        <table:table-row table:style-name="ro15">
          <table:table-cell table:style-name="ce26"/>
          <table:table-cell table:style-name="ce33" office:value-type="string" calcext:value-type="string">
            <text:p>Global Infrastructure/Project Finance</text:p>
          </table:table-cell>
          <table:table-cell table:style-name="ce45" table:formula="of:=HYPERLINK([.G236];[.F236])" office:value-type="string" office:string-value="Operating Risk in Privately-Financed Public Infrastructure (PFI/PPP/P3) Projects" calcext:value-type="string">
            <text:p>Operating Risk in Privately-Financed Public Infrastructure (PFI/PPP/P3) Projects</text:p>
          </table:table-cell>
          <table:table-cell table:style-name="ce64" office:value-type="float" office:value="39435" calcext:value-type="float">
            <text:p>19-Dec-07</text:p>
          </table:table-cell>
          <table:table-cell table:style-name="ce76" office:value-type="string" calcext:value-type="string">
            <text:p>Global</text:p>
          </table:table-cell>
          <table:table-cell table:style-name="ce87" office:value-type="string" calcext:value-type="string">
            <text:p>Operating Risk in Privately-Financed Public Infrastructure (PFI/PPP/P3) Projects</text:p>
          </table:table-cell>
          <table:table-cell table:style-name="ce87" office:value-type="string" calcext:value-type="string">
            <text:p>http://www.moodys.com/cust/getdocumentByNotesDocId.asp?criteria=PBC_106479</text:p>
          </table:table-cell>
          <table:table-cell table:style-name="ce26" table:number-columns-repeated="1017"/>
        </table:table-row>
        <table:table-row table:style-name="ro15">
          <table:table-cell table:style-name="ce26"/>
          <table:table-cell table:style-name="ce33" office:value-type="string" calcext:value-type="string">
            <text:p>Global Infrastructure/Project Finance</text:p>
          </table:table-cell>
          <table:table-cell table:style-name="ce45" office:value-type="string" calcext:value-type="string">
            <text:p><text:span text:style-name="T6"><text:a xlink:href="http://www.moodys.com/moodys/cust/research/MDCdocs/05/2007300000546949.pdf?search=5&amp;searchQuery=revenue+risk&amp;click=1" xlink:type="simple">Update: Privately- Financed Public Infrastructure (PFI/PPP/PE) Projects with Partial Market Revenue Risk</text:a></text:span></text:p>
          </table:table-cell>
          <table:table-cell table:style-name="ce64" office:value-type="float" office:value="39757" calcext:value-type="float">
            <text:p>5-Nov-08</text:p>
          </table:table-cell>
          <table:table-cell table:style-name="ce76" office:value-type="string" calcext:value-type="string">
            <text:p>Global</text:p>
          </table:table-cell>
          <table:table-cell table:style-name="ce87" table:number-columns-repeated="2"/>
          <table:table-cell table:style-name="ce26" table:number-columns-repeated="1017"/>
        </table:table-row>
        <table:table-row table:style-name="ro15">
          <table:table-cell table:style-name="ce26"/>
          <table:table-cell table:style-name="ce33" office:value-type="string" calcext:value-type="string">
            <text:p>Global Infrastructure/Project Finance</text:p>
          </table:table-cell>
          <table:table-cell table:style-name="ce47" office:value-type="string" calcext:value-type="string">
            <text:p><text:span text:style-name="T4"><text:a xlink:href="http://www.moodys.com/moodys/cust/research/MDCdocs/15/2007300000557662.pdf?doc_id=2007300000557662" xlink:type="simple">Power Generation Projects</text:a></text:span></text:p>
          </table:table-cell>
          <table:table-cell table:style-name="ce64" office:value-type="float" office:value="39797" calcext:value-type="float">
            <text:p>15-Dec-08</text:p>
          </table:table-cell>
          <table:table-cell table:style-name="ce76" office:value-type="string" calcext:value-type="string">
            <text:p>Global</text:p>
          </table:table-cell>
          <table:table-cell table:style-name="ce87" table:number-columns-repeated="2"/>
          <table:table-cell table:style-name="ce26" table:number-columns-repeated="1017"/>
        </table:table-row>
        <table:table-row table:style-name="ro10">
          <table:table-cell table:style-name="ce26"/>
          <table:table-cell table:style-name="ce32" office:value-type="string" calcext:value-type="string">
            <text:p><text:s text:c="2"/>INTERNATIONAL PUBLIC FINANCE</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International Public Finance - General</text:p>
          </table:table-cell>
          <table:table-cell table:style-name="ce45" table:formula="of:=HYPERLINK([.G240];[.F240])" office:value-type="string" office:string-value="Application of JDA to Japanese Prefectures and major cities puts their prospective ratings in the Aa category" calcext:value-type="string">
            <text:p>Application of JDA to Japanese Prefectures and major cities puts their prospective ratings in the Aa category</text:p>
          </table:table-cell>
          <table:table-cell table:style-name="ce64" office:value-type="float" office:value="39785" calcext:value-type="float">
            <text:p>3-Dec-08</text:p>
          </table:table-cell>
          <table:table-cell table:style-name="ce77" office:value-type="string" calcext:value-type="string">
            <text:p>Asia</text:p>
          </table:table-cell>
          <table:table-cell table:style-name="ce86" office:value-type="string" calcext:value-type="string">
            <text:p>Application of JDA to Japanese Prefectures and major cities puts their prospective ratings in the Aa category</text:p>
          </table:table-cell>
          <table:table-cell office:value-type="string" calcext:value-type="string">
            <text:p>http://www.moodys.com/cust/getdocumentByNotesDocId.asp?criteria=PBC_100368</text:p>
          </table:table-cell>
          <table:table-cell table:style-name="ce26" table:number-columns-repeated="1017"/>
        </table:table-row>
        <table:table-row table:style-name="ro10">
          <table:table-cell table:style-name="ce26"/>
          <table:table-cell table:style-name="ce35" office:value-type="string" calcext:value-type="string">
            <text:p>International Public Finance - General</text:p>
          </table:table-cell>
          <table:table-cell table:style-name="ce45" table:formula="of:=HYPERLINK([.G241];[.F241])" office:value-type="string" office:string-value="Local and Regional Governments Outside the US" calcext:value-type="string">
            <text:p>Local and Regional Governments Outside the US</text:p>
          </table:table-cell>
          <table:table-cell table:style-name="ce64" office:value-type="float" office:value="39580" calcext:value-type="float">
            <text:p>12-May-08</text:p>
          </table:table-cell>
          <table:table-cell table:style-name="ce76" office:value-type="string" calcext:value-type="string">
            <text:p>Global</text:p>
          </table:table-cell>
          <table:table-cell table:style-name="ce86" office:value-type="string" calcext:value-type="string">
            <text:p>Local and Regional Governments Outside the US</text:p>
          </table:table-cell>
          <table:table-cell office:value-type="string" calcext:value-type="string">
            <text:p><text:s/>http://www.moodys.com/moodys/cust/research/MDCdocs/12/2007100000499082.pdf?doc_id=2007100000499082&amp;frameOfRef=corporate</text:p>
          </table:table-cell>
          <table:table-cell table:style-name="ce26" table:number-columns-repeated="1017"/>
        </table:table-row>
        <table:table-row table:style-name="ro10">
          <table:table-cell table:style-name="ce26"/>
          <table:table-cell table:style-name="ce35" office:value-type="string" calcext:value-type="string">
            <text:p>International Public Finance - General</text:p>
          </table:table-cell>
          <table:table-cell table:style-name="ce45" table:formula="of:=HYPERLINK([.G242];[.F242])" office:value-type="string" office:string-value="Public Universities Outside the US" calcext:value-type="string">
            <text:p>Public Universities Outside the US</text:p>
          </table:table-cell>
          <table:table-cell table:style-name="ce64" office:value-type="float" office:value="39303" calcext:value-type="float">
            <text:p>9-Aug-07</text:p>
          </table:table-cell>
          <table:table-cell table:style-name="ce76" office:value-type="string" calcext:value-type="string">
            <text:p>Global</text:p>
          </table:table-cell>
          <table:table-cell table:style-name="ce86" office:value-type="string" calcext:value-type="string">
            <text:p>Public Universities Outside the US</text:p>
          </table:table-cell>
          <table:table-cell office:value-type="string" calcext:value-type="string">
            <text:p>http://www.moodys.com/cust/getdocumentByNotesDocId.asp?criteria=PBC_103498</text:p>
          </table:table-cell>
          <table:table-cell table:style-name="ce26" table:number-columns-repeated="1017"/>
        </table:table-row>
        <table:table-row table:style-name="ro10">
          <table:table-cell table:style-name="ce26"/>
          <table:table-cell table:style-name="ce35" office:value-type="string" calcext:value-type="string">
            <text:p>International Public Finance - General</text:p>
          </table:table-cell>
          <table:table-cell table:style-name="ce45" table:formula="of:=HYPERLINK([.G243];[.F243])" office:value-type="string" office:string-value="The Application of Joint-Default Analysis to Regional and Local Governments" calcext:value-type="string">
            <text:p>The Application of Joint-Default Analysis to Regional and Local Governments</text:p>
          </table:table-cell>
          <table:table-cell table:style-name="ce64" office:value-type="float" office:value="39784" calcext:value-type="float">
            <text:p>2-Dec-08</text:p>
          </table:table-cell>
          <table:table-cell table:style-name="ce76" office:value-type="string" calcext:value-type="string">
            <text:p>Global</text:p>
          </table:table-cell>
          <table:table-cell table:style-name="ce86" office:value-type="string" calcext:value-type="string">
            <text:p>The Application of Joint-Default Analysis to Regional and Local Governments</text:p>
          </table:table-cell>
          <table:table-cell table:style-name="ce87" office:value-type="string" calcext:value-type="string">
            <text:p>http://www.moodys.com/cust/getdocumentByNotesDocId.asp?criteria=PBC_99025</text:p>
          </table:table-cell>
          <table:table-cell table:style-name="ce26" table:number-columns-repeated="1017"/>
        </table:table-row>
        <table:table-row table:style-name="ro10">
          <table:table-cell table:style-name="ce26"/>
          <table:table-cell table:style-name="ce35" office:value-type="string" calcext:value-type="string">
            <text:p>International Public Finance - General</text:p>
          </table:table-cell>
          <table:table-cell table:style-name="ce47" office:value-type="string" calcext:value-type="string">
            <text:p><text:span text:style-name="T4"><text:a xlink:href="http://www.moodys.com/moodys/cust/research/MDCdocs/28/2005500000426941.pdf?search=5&amp;searchQuery=Canadian+University+Sector+&amp;click=1" xlink:type="simple">The Application of Joint-Default Analysis to the Canadian University Sector</text:a></text:span></text:p>
          </table:table-cell>
          <table:table-cell table:style-name="ce64" office:value-type="float" office:value="39784" calcext:value-type="float">
            <text:p>2-Dec-08</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2" office:value-type="string" calcext:value-type="string">
            <text:p><text:s text:c="2"/>SOVEREIGN</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5" table:formula="of:=HYPERLINK([.G246];[.F246])" office:value-type="string" office:string-value="A Guide to Moody's Sovereign Ratings" calcext:value-type="string">
            <text:p>A Guide to Moody's Sovereign Ratings</text:p>
          </table:table-cell>
          <table:table-cell table:style-name="ce64" office:value-type="float" office:value="39786" calcext:value-type="float">
            <text:p>4-Dec-08</text:p>
          </table:table-cell>
          <table:table-cell table:style-name="ce77" office:value-type="string" calcext:value-type="string">
            <text:p>Global</text:p>
          </table:table-cell>
          <table:table-cell table:style-name="ce86" office:value-type="string" calcext:value-type="string">
            <text:p>A Guide to Moody's Sovereign Ratings</text:p>
          </table:table-cell>
          <table:table-cell office:value-type="string" calcext:value-type="string">
            <text:p>http://www.moodys.com/cust/getdocumentByNotesDocId.asp?criteria=PBC_98177</text:p>
          </table:table-cell>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5" table:formula="of:=HYPERLINK([.G247];[.F247])" office:value-type="string" office:string-value="Offshore Banking Centers and Country Risk" calcext:value-type="string">
            <text:p>Offshore Banking Centers and Country Risk</text:p>
          </table:table-cell>
          <table:table-cell table:style-name="ce64" office:value-type="float" office:value="39787" calcext:value-type="float">
            <text:p>5-Dec-08</text:p>
          </table:table-cell>
          <table:table-cell table:style-name="ce76" office:value-type="string" calcext:value-type="string">
            <text:p>Global</text:p>
          </table:table-cell>
          <table:table-cell table:style-name="ce86" office:value-type="string" calcext:value-type="string">
            <text:p>Offshore Banking Centers and Country Risk</text:p>
          </table:table-cell>
          <table:table-cell office:value-type="string" calcext:value-type="string">
            <text:p>http://www.moodys.com/cust/getdocumentByNotesDocId.asp?criteria=PBC_28707</text:p>
          </table:table-cell>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5" table:formula="of:=HYPERLINK([.G248];[.F248])" office:value-type="string" office:string-value="Piercing the Country Ceiling: An Update" calcext:value-type="string">
            <text:p>Piercing the Country Ceiling: An Update</text:p>
          </table:table-cell>
          <table:table-cell table:style-name="ce64" office:value-type="float" office:value="38366" calcext:value-type="float">
            <text:p>14-Jan-05</text:p>
          </table:table-cell>
          <table:table-cell table:style-name="ce76" office:value-type="string" calcext:value-type="string">
            <text:p>Global</text:p>
          </table:table-cell>
          <table:table-cell table:style-name="ce86" office:value-type="string" calcext:value-type="string">
            <text:p>Piercing the Country Ceiling: An Update</text:p>
          </table:table-cell>
          <table:table-cell office:value-type="string" calcext:value-type="string">
            <text:p>http://www.moodys.com/cust/getdocumentByNotesDocId.asp?criteria=PBC_91215</text:p>
          </table:table-cell>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5" table:formula="of:=HYPERLINK([.G249];[.F249])" office:value-type="string" office:string-value="Revised Country Ceiling Policy" calcext:value-type="string">
            <text:p>Revised Country Ceiling Policy</text:p>
          </table:table-cell>
          <table:table-cell table:style-name="ce64" office:value-type="float" office:value="37049" calcext:value-type="float">
            <text:p>7-Jun-01</text:p>
          </table:table-cell>
          <table:table-cell table:style-name="ce76" office:value-type="string" calcext:value-type="string">
            <text:p>Global</text:p>
          </table:table-cell>
          <table:table-cell table:style-name="ce86" office:value-type="string" calcext:value-type="string">
            <text:p>Revised Country Ceiling Policy</text:p>
          </table:table-cell>
          <table:table-cell office:value-type="string" calcext:value-type="string">
            <text:p>http://www.moodys.com/cust/getdocumentByNotesDocId.asp?criteria=PBS_SF10792</text:p>
          </table:table-cell>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5" table:formula="of:=HYPERLINK([.G250];[.F250])" office:value-type="string" office:string-value="Revised Foreign-Currency Ceilings to Better Reflect Reduced Risk of a Payments Moratorium in Wake of Government Default" calcext:value-type="string">
            <text:p>Revised Foreign-Currency Ceilings to Better Reflect Reduced Risk of a Payments Moratorium in Wake of Government Default</text:p>
          </table:table-cell>
          <table:table-cell table:style-name="ce64" office:value-type="float" office:value="38861" calcext:value-type="float">
            <text:p>24-May-06</text:p>
          </table:table-cell>
          <table:table-cell table:style-name="ce76" office:value-type="string" calcext:value-type="string">
            <text:p>Global</text:p>
          </table:table-cell>
          <table:table-cell table:style-name="ce86" office:value-type="string" calcext:value-type="string">
            <text:p>Revised Foreign-Currency Ceilings to Better Reflect Reduced Risk of a Payments Moratorium in Wake of Government Default</text:p>
          </table:table-cell>
          <table:table-cell office:value-type="string" calcext:value-type="string">
            <text:p>http://www.moodys.com/cust/getdocumentByNotesDocId.asp?criteria=PBC_97555</text:p>
          </table:table-cell>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5" table:formula="of:=HYPERLINK([.G251];[.F251])" office:value-type="string" office:string-value="Sources and Uses of Statistical Data in Moody's Sovereign Credit Analysis" calcext:value-type="string">
            <text:p>Sources and Uses of Statistical Data in Moody's Sovereign Credit Analysis</text:p>
          </table:table-cell>
          <table:table-cell table:style-name="ce64" office:value-type="float" office:value="39065" calcext:value-type="float">
            <text:p>14-Dec-06</text:p>
          </table:table-cell>
          <table:table-cell table:style-name="ce76" office:value-type="string" calcext:value-type="string">
            <text:p>Global</text:p>
          </table:table-cell>
          <table:table-cell table:style-name="ce86" office:value-type="string" calcext:value-type="string">
            <text:p>Sources and Uses of Statistical Data in Moody's Sovereign Credit Analysis</text:p>
          </table:table-cell>
          <table:table-cell office:value-type="string" calcext:value-type="string">
            <text:p>http://www.moodys.com/cust/getdocumentByNotesDocId.asp?criteria=PBC_101207</text:p>
          </table:table-cell>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5" table:formula="of:=HYPERLINK([.G252];[.F252])" office:value-type="string" office:string-value="Sovereign Rating Methodology Handbook" calcext:value-type="string">
            <text:p>Sovereign Rating Methodology Handbook</text:p>
          </table:table-cell>
          <table:table-cell table:style-name="ce64" office:value-type="float" office:value="38037" calcext:value-type="float">
            <text:p>20-Feb-04</text:p>
          </table:table-cell>
          <table:table-cell table:style-name="ce76" office:value-type="string" calcext:value-type="string">
            <text:p>Global</text:p>
          </table:table-cell>
          <table:table-cell table:style-name="ce86" office:value-type="string" calcext:value-type="string">
            <text:p>Sovereign Rating Methodology Handbook</text:p>
          </table:table-cell>
          <table:table-cell office:value-type="string" calcext:value-type="string">
            <text:p>http://www.moodys.com/cust/getdocumentByNotesDocId.asp?criteria=PBC_78529</text:p>
          </table:table-cell>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5" table:formula="of:=HYPERLINK([.G253];[.F253])" office:value-type="string" office:string-value="Sovereign Rating Methodology: The Implications of Highly Dollarized Banking Systems for Sovereign Credit Risk" calcext:value-type="string">
            <text:p>Sovereign Rating Methodology: The Implications of Highly Dollarized Banking Systems for Sovereign Credit Risk</text:p>
          </table:table-cell>
          <table:table-cell table:style-name="ce64" office:value-type="float" office:value="37705" calcext:value-type="float">
            <text:p>25-Mar-03</text:p>
          </table:table-cell>
          <table:table-cell table:style-name="ce77" office:value-type="string" calcext:value-type="string">
            <text:p>Americas</text:p>
          </table:table-cell>
          <table:table-cell table:style-name="ce86" office:value-type="string" calcext:value-type="string">
            <text:p>Sovereign Rating Methodology: The Implications of Highly Dollarized Banking Systems for Sovereign Credit Risk</text:p>
          </table:table-cell>
          <table:table-cell office:value-type="string" calcext:value-type="string">
            <text:p>http://www.moodys.com/cust/getdocumentByNotesDocId.asp?criteria=PBC_77718</text:p>
          </table:table-cell>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5" table:formula="of:=HYPERLINK([.G254];[.F254])" office:value-type="string" office:string-value="Sovereign Risk: Bank Deposits vs. Bonds" calcext:value-type="string">
            <text:p>Sovereign Risk: Bank Deposits vs. Bonds</text:p>
          </table:table-cell>
          <table:table-cell table:style-name="ce64" office:value-type="float" office:value="39787" calcext:value-type="float">
            <text:p>5-Dec-08</text:p>
          </table:table-cell>
          <table:table-cell table:style-name="ce77" office:value-type="string" calcext:value-type="string">
            <text:p>Global</text:p>
          </table:table-cell>
          <table:table-cell table:style-name="ce86" office:value-type="string" calcext:value-type="string">
            <text:p>Sovereign Risk: Bank Deposits vs. Bonds</text:p>
          </table:table-cell>
          <table:table-cell office:value-type="string" calcext:value-type="string">
            <text:p>http://www.moodys.com/cust/getdocumentByNotesDocId.asp?criteria=PBC_03871</text:p>
          </table:table-cell>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5" table:formula="of:=HYPERLINK([.G255];[.F255])" office:value-type="string" office:string-value="The Local Currency Deposit Ceiling" calcext:value-type="string">
            <text:p>The Local Currency Deposit Ceiling</text:p>
          </table:table-cell>
          <table:table-cell table:style-name="ce64" office:value-type="float" office:value="38931" calcext:value-type="float">
            <text:p>2-Aug-06</text:p>
          </table:table-cell>
          <table:table-cell table:style-name="ce77" office:value-type="string" calcext:value-type="string">
            <text:p>Global</text:p>
          </table:table-cell>
          <table:table-cell table:style-name="ce86" office:value-type="string" calcext:value-type="string">
            <text:p>The Local Currency Deposit Ceiling</text:p>
          </table:table-cell>
          <table:table-cell office:value-type="string" calcext:value-type="string">
            <text:p>http://www.moodys.com/cust/getdocumentByNotesDocId.asp?criteria=PBC_98554</text:p>
          </table:table-cell>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5" table:formula="of:=HYPERLINK([.G256];[.F256])" office:value-type="string" office:string-value="Bank Ratings and Government Bond Ratings" calcext:value-type="string">
            <text:p>Bank Ratings and Government Bond Ratings</text:p>
          </table:table-cell>
          <table:table-cell table:style-name="ce64" office:value-type="float" office:value="39316" calcext:value-type="float">
            <text:p>22-Aug-07</text:p>
          </table:table-cell>
          <table:table-cell table:style-name="ce77" office:value-type="string" calcext:value-type="string">
            <text:p>Global</text:p>
          </table:table-cell>
          <table:table-cell table:style-name="ce86" office:value-type="string" calcext:value-type="string">
            <text:p>Bank Ratings and Government Bond Ratings</text:p>
          </table:table-cell>
          <table:table-cell table:style-name="ce87" office:value-type="string" calcext:value-type="string">
            <text:p>http://www.moodys.com/cust/getdocumentByNotesDocId.asp?criteria=PBC_103903</text:p>
          </table:table-cell>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5" office:value-type="string" calcext:value-type="string">
            <text:p><text:span text:style-name="T6"><text:a xlink:href="http://www.moodys.com/moodys/cust/research/MDCdocs/09/2007200000530576.pdf?doc_id=2007200000530576&amp;frameOfRef=corporate" xlink:type="simple">Sovereign Bond Ratings</text:a></text:span></text:p>
          </table:table-cell>
          <table:table-cell table:style-name="ce64" office:value-type="float" office:value="39700" calcext:value-type="float">
            <text:p>9-Sep-08</text:p>
          </table:table-cell>
          <table:table-cell table:style-name="ce77" office:value-type="string" calcext:value-type="string">
            <text:p>Global</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overeign</text:p>
          </table:table-cell>
          <table:table-cell table:style-name="ce46" office:value-type="string" calcext:value-type="string">
            <text:p><text:span text:style-name="T6"><text:a xlink:href="http://moodysnet-us/moodysnet/homepage.nsf" xlink:type="simple">Moody's Approach to Structured Finance Transactions: Piercing the Foreign-Currency Country Ceiling</text:a></text:span></text:p>
          </table:table-cell>
          <table:table-cell table:style-name="ce64" office:value-type="float" office:value="35664" calcext:value-type="float">
            <text:p>22-Aug-97</text:p>
          </table:table-cell>
          <table:table-cell table:style-name="ce77" office:value-type="string" calcext:value-type="string">
            <text:p>Global</text:p>
          </table:table-cell>
          <table:table-cell table:style-name="ce86"/>
          <table:table-cell table:style-name="ce87"/>
          <table:table-cell table:style-name="ce26" table:number-columns-repeated="1017"/>
        </table:table-row>
        <table:table-row table:style-name="ro10">
          <table:table-cell table:style-name="ce26"/>
          <table:table-cell table:style-name="ce34" office:value-type="string" calcext:value-type="string">
            <text:p>STRUCTURED FINANCE</text:p>
          </table:table-cell>
          <table:table-cell table:style-name="ce49"/>
          <table:table-cell table:style-name="ce66"/>
          <table:table-cell table:style-name="ce74"/>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ASSET BACKED SECURITIE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61];[.F261])" office:value-type="string" office:string-value="Asset-Backed Servicer Quality (&quot;SQ&quot;) Ratings in EMEA: Moody's Methodology" calcext:value-type="string">
            <text:p>Asset-Backed Servicer Quality ("SQ") Ratings in EMEA: Moody's Methodology</text:p>
          </table:table-cell>
          <table:table-cell table:style-name="ce64" office:value-type="float" office:value="38454" calcext:value-type="float">
            <text:p>12-Apr-05</text:p>
          </table:table-cell>
          <table:table-cell table:style-name="ce76" office:value-type="string" calcext:value-type="string">
            <text:p>EMEA</text:p>
          </table:table-cell>
          <table:table-cell table:style-name="ce86" office:value-type="string" calcext:value-type="string">
            <text:p>Asset-Backed Servicer Quality ("SQ") Ratings in EMEA: Moody's Methodology</text:p>
          </table:table-cell>
          <table:table-cell office:value-type="string" calcext:value-type="string">
            <text:p>http://www.moodys.com/cust/getdocumentByNotesDocId.asp?criteria=PBS_SF53612</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62];[.F262])" office:value-type="string" office:string-value="Introducing Moody's Trustee Quality Ratings for Latin America" calcext:value-type="string">
            <text:p>Introducing Moody's Trustee Quality Ratings for Latin America</text:p>
          </table:table-cell>
          <table:table-cell table:style-name="ce64" office:value-type="float" office:value="38825" calcext:value-type="float">
            <text:p>18-Apr-06</text:p>
          </table:table-cell>
          <table:table-cell table:style-name="ce76" office:value-type="string" calcext:value-type="string">
            <text:p>Americas</text:p>
          </table:table-cell>
          <table:table-cell table:style-name="ce86" office:value-type="string" calcext:value-type="string">
            <text:p>Introducing Moody's Trustee Quality Ratings for Latin America</text:p>
          </table:table-cell>
          <table:table-cell office:value-type="string" calcext:value-type="string">
            <text:p>http://www.moodys.com/cust/getdocumentByNotesDocId.asp?criteria=PBS_SF73089</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63];[.F263])" office:value-type="string" office:string-value="Moody's Approach to Addressing Risks Specific to Institution-To-Retail Trust Certificates" calcext:value-type="string">
            <text:p>Moody's Approach to Addressing Risks Specific to Institution-To-Retail Trust Certificates</text:p>
          </table:table-cell>
          <table:table-cell table:style-name="ce64" office:value-type="float" office:value="38365" calcext:value-type="float">
            <text:p>13-Jan-05</text:p>
          </table:table-cell>
          <table:table-cell table:style-name="ce76" office:value-type="string" calcext:value-type="string">
            <text:p>Americas</text:p>
          </table:table-cell>
          <table:table-cell table:style-name="ce86" office:value-type="string" calcext:value-type="string">
            <text:p>Moody's Approach to Addressing Risks Specific to Institution-To-Retail Trust Certificates</text:p>
          </table:table-cell>
          <table:table-cell office:value-type="string" calcext:value-type="string">
            <text:p>http://www.moodys.com/cust/getdocumentByNotesDocId.asp?criteria=PBS_SF49752</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64];[.F264])" office:value-type="string" office:string-value="Moody's Approach to Franchise Loan ABS: An Adaptive Methodology for an Evolving Asset Class" calcext:value-type="string">
            <text:p>Moody's Approach to Franchise Loan ABS: An Adaptive Methodology for an Evolving Asset Class</text:p>
          </table:table-cell>
          <table:table-cell table:style-name="ce64" office:value-type="float" office:value="36763" calcext:value-type="float">
            <text:p>25-Aug-00</text:p>
          </table:table-cell>
          <table:table-cell table:style-name="ce77" office:value-type="string" calcext:value-type="string">
            <text:p>Americas</text:p>
          </table:table-cell>
          <table:table-cell table:style-name="ce86" office:value-type="string" calcext:value-type="string">
            <text:p>Moody's Approach to Franchise Loan ABS: An Adaptive Methodology for an Evolving Asset Class</text:p>
          </table:table-cell>
          <table:table-cell office:value-type="string" calcext:value-type="string">
            <text:p>http://www.moodys.com/cust/getdocumentByNotesDocId.asp?criteria=PBS_SF8677</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65];[.F265])" office:value-type="string" office:string-value="Moody's Approach To Pooled Aircraft-Backed Securitization" calcext:value-type="string">
            <text:p>Moody's Approach To Pooled Aircraft-Backed Securitization</text:p>
          </table:table-cell>
          <table:table-cell table:style-name="ce64" office:value-type="float" office:value="36231" calcext:value-type="float">
            <text:p>12-Mar-99</text:p>
          </table:table-cell>
          <table:table-cell table:style-name="ce76" office:value-type="string" calcext:value-type="string">
            <text:p>Americas</text:p>
          </table:table-cell>
          <table:table-cell table:style-name="ce86" office:value-type="string" calcext:value-type="string">
            <text:p>Moody's Approach To Pooled Aircraft-Backed Securitization</text:p>
          </table:table-cell>
          <table:table-cell office:value-type="string" calcext:value-type="string">
            <text:p>http://www.moodys.com/cust/getdocumentByNotesDocId.asp?criteria=PBS_SF7341</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66];[.F266])" office:value-type="string" office:string-value="Moody's Approach to Rating Music Royalty and Intellectual Property-Backed Transactions: There's No Business Like Show Business" calcext:value-type="string">
            <text:p>Moody's Approach to Rating Music Royalty and Intellectual Property-Backed Transactions: There's No Business Like Show Business</text:p>
          </table:table-cell>
          <table:table-cell table:style-name="ce64" office:value-type="float" office:value="36342" calcext:value-type="float">
            <text:p>1-Jul-99</text:p>
          </table:table-cell>
          <table:table-cell table:style-name="ce77" office:value-type="string" calcext:value-type="string">
            <text:p>Americas</text:p>
          </table:table-cell>
          <table:table-cell table:style-name="ce86" office:value-type="string" calcext:value-type="string">
            <text:p>Moody's Approach to Rating Music Royalty and Intellectual Property-Backed Transactions: There's No Business Like Show Business</text:p>
          </table:table-cell>
          <table:table-cell office:value-type="string" calcext:value-type="string">
            <text:p>http://www.moodys.com/cust/getdocumentByNotesDocId.asp?criteria=PBS_SF7674</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67];[.F267])" office:value-type="string" office:string-value="Moody's Approach to Rating Mutual Fund Fee Securitizations" calcext:value-type="string">
            <text:p>Moody's Approach to Rating Mutual Fund Fee Securitizations</text:p>
          </table:table-cell>
          <table:table-cell table:style-name="ce64" office:value-type="float" office:value="35909" calcext:value-type="float">
            <text:p>24-Apr-98</text:p>
          </table:table-cell>
          <table:table-cell table:style-name="ce77" office:value-type="string" calcext:value-type="string">
            <text:p>Americas</text:p>
          </table:table-cell>
          <table:table-cell table:style-name="ce86" office:value-type="string" calcext:value-type="string">
            <text:p>Moody's Approach to Rating Mutual Fund Fee Securitizations</text:p>
          </table:table-cell>
          <table:table-cell office:value-type="string" calcext:value-type="string">
            <text:p>http://www.moodys.com/cust/getdocumentByNotesDocId.asp?criteria=PBS_SF6453</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68];[.F268])" office:value-type="string" office:string-value="Moody's Approach to Rating Obligation Backed by International Telephone Settlement Payments" calcext:value-type="string">
            <text:p>Moody's Approach to Rating Obligation Backed by International Telephone Settlement Payments</text:p>
          </table:table-cell>
          <table:table-cell table:style-name="ce64" office:value-type="float" office:value="36174" calcext:value-type="float">
            <text:p>14-Jan-99</text:p>
          </table:table-cell>
          <table:table-cell table:style-name="ce76" office:value-type="string" calcext:value-type="string">
            <text:p>Americas</text:p>
          </table:table-cell>
          <table:table-cell table:style-name="ce86" office:value-type="string" calcext:value-type="string">
            <text:p>Moody's Approach to Rating Obligation Backed by International Telephone Settlement Payments</text:p>
          </table:table-cell>
          <table:table-cell office:value-type="string" calcext:value-type="string">
            <text:p>http://www.moodys.com/cust/getdocumentByNotesDocId.asp?criteria=PBS_SF7180</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69];[.F269])" office:value-type="string" office:string-value="Moody's Approach to Rating Obligations Backed by International Airline Ticket Receivables: The Sky's the Limit" calcext:value-type="string">
            <text:p>Moody's Approach to Rating Obligations Backed by International Airline Ticket Receivables: The Sky's the Limit</text:p>
          </table:table-cell>
          <table:table-cell table:style-name="ce64" office:value-type="float" office:value="36259" calcext:value-type="float">
            <text:p>9-Apr-99</text:p>
          </table:table-cell>
          <table:table-cell table:style-name="ce76" office:value-type="string" calcext:value-type="string">
            <text:p>Americas</text:p>
          </table:table-cell>
          <table:table-cell table:style-name="ce86" office:value-type="string" calcext:value-type="string">
            <text:p>Moody's Approach to Rating Obligations Backed by International Airline Ticket Receivables: The Sky's the Limit</text:p>
          </table:table-cell>
          <table:table-cell office:value-type="string" calcext:value-type="string">
            <text:p>http://www.moodys.com/cust/getdocumentByNotesDocId.asp?criteria=PBS_SF7300</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70];[.F270])" office:value-type="string" office:string-value="Moody's Approach to Rating Operating Company Securitizations" calcext:value-type="string">
            <text:p>Moody's Approach to Rating Operating Company Securitizations</text:p>
          </table:table-cell>
          <table:table-cell table:style-name="ce64" office:value-type="float" office:value="37295" calcext:value-type="float">
            <text:p>8-Feb-02</text:p>
          </table:table-cell>
          <table:table-cell table:style-name="ce76" office:value-type="string" calcext:value-type="string">
            <text:p>Americas</text:p>
          </table:table-cell>
          <table:table-cell table:style-name="ce86" office:value-type="string" calcext:value-type="string">
            <text:p>Moody's Approach to Rating Operating Company Securitizations</text:p>
          </table:table-cell>
          <table:table-cell office:value-type="string" calcext:value-type="string">
            <text:p>http://www.moodys.com/cust/getdocumentByNotesDocId.asp?criteria=PBS_SF12157</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71];[.F271])" office:value-type="string" office:string-value="Moody's Approach to Rating SBA Loan-Backed Securitizations" calcext:value-type="string">
            <text:p>Moody's Approach to Rating SBA Loan-Backed Securitizations</text:p>
          </table:table-cell>
          <table:table-cell table:style-name="ce64" office:value-type="float" office:value="35153" calcext:value-type="float">
            <text:p>29-Mar-96</text:p>
          </table:table-cell>
          <table:table-cell table:style-name="ce76" office:value-type="string" calcext:value-type="string">
            <text:p>Americas</text:p>
          </table:table-cell>
          <table:table-cell table:style-name="ce86" office:value-type="string" calcext:value-type="string">
            <text:p>Moody's Approach to Rating SBA Loan-Backed Securitizations</text:p>
          </table:table-cell>
          <table:table-cell office:value-type="string" calcext:value-type="string">
            <text:p>http://www.moodys.com/cust/getdocumentByNotesDocId.asp?criteria=PBS_SF4273</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72];[.F272])" office:value-type="string" office:string-value="Moody's Approach to Rating Securities Backed by Equipment Leases and Loans" calcext:value-type="string">
            <text:p>Moody's Approach to Rating Securities Backed by Equipment Leases and Loans</text:p>
          </table:table-cell>
          <table:table-cell table:style-name="ce64" office:value-type="float" office:value="39174" calcext:value-type="float">
            <text:p>2-Apr-07</text:p>
          </table:table-cell>
          <table:table-cell table:style-name="ce76" office:value-type="string" calcext:value-type="string">
            <text:p>Americas</text:p>
          </table:table-cell>
          <table:table-cell table:style-name="ce86" office:value-type="string" calcext:value-type="string">
            <text:p>Moody's Approach to Rating Securities Backed by Equipment Leases and Loans</text:p>
          </table:table-cell>
          <table:table-cell office:value-type="string" calcext:value-type="string">
            <text:p>http://www.moodys.com/cust/getdocumentByNotesDocId.asp?criteria=PBS_SF95535</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73];[.F273])" office:value-type="string" office:string-value="Moody's Approach to Rating Structured Settlement Transactions" calcext:value-type="string">
            <text:p>Moody's Approach to Rating Structured Settlement Transactions</text:p>
          </table:table-cell>
          <table:table-cell table:style-name="ce64" office:value-type="float" office:value="35828" calcext:value-type="float">
            <text:p>2-Feb-98</text:p>
          </table:table-cell>
          <table:table-cell table:style-name="ce77" office:value-type="string" calcext:value-type="string">
            <text:p>Americas</text:p>
          </table:table-cell>
          <table:table-cell table:style-name="ce86" office:value-type="string" calcext:value-type="string">
            <text:p>Moody's Approach to Rating Structured Settlement Transactions</text:p>
          </table:table-cell>
          <table:table-cell office:value-type="string" calcext:value-type="string">
            <text:p>http://www.moodys.com/cust/getdocumentByNotesDocId.asp?criteria=PBS_SF6198</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74];[.F274])" office:value-type="string" office:string-value="Moody's Approach to Rating Tobacco Settlement Revenues Securitizations" calcext:value-type="string">
            <text:p>Moody's Approach to Rating Tobacco Settlement Revenues Securitizations</text:p>
          </table:table-cell>
          <table:table-cell table:style-name="ce64" office:value-type="float" office:value="37015" calcext:value-type="float">
            <text:p>4-May-01</text:p>
          </table:table-cell>
          <table:table-cell table:style-name="ce76" office:value-type="string" calcext:value-type="string">
            <text:p>Americas</text:p>
          </table:table-cell>
          <table:table-cell table:style-name="ce86" office:value-type="string" calcext:value-type="string">
            <text:p>Moody's Approach to Rating Tobacco Settlement Revenues Securitizations</text:p>
          </table:table-cell>
          <table:table-cell office:value-type="string" calcext:value-type="string">
            <text:p>http://www.moodys.com/cust/getdocumentByNotesDocId.asp?criteria=PBS_SF10439</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75];[.F275])" office:value-type="string" office:string-value="Moody's Approach to Rating Wireless Towers-Backed Securitizations: A Path to Clear Reception in the ABS Market" calcext:value-type="string">
            <text:p>Moody's Approach to Rating Wireless Towers-Backed Securitizations: A Path to Clear Reception in the ABS Market</text:p>
          </table:table-cell>
          <table:table-cell table:style-name="ce64" office:value-type="float" office:value="38614" calcext:value-type="float">
            <text:p>19-Sep-05</text:p>
          </table:table-cell>
          <table:table-cell table:style-name="ce76" office:value-type="string" calcext:value-type="string">
            <text:p>Americas</text:p>
          </table:table-cell>
          <table:table-cell table:style-name="ce86" office:value-type="string" calcext:value-type="string">
            <text:p>Moody's Approach to Rating Wireless Towers-Backed Securitizations: A Path to Clear Reception in the ABS Market</text:p>
          </table:table-cell>
          <table:table-cell office:value-type="string" calcext:value-type="string">
            <text:p>http://www.moodys.com/cust/getdocumentByNotesDocId.asp?criteria=PBS_SF60960</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76];[.F276])" office:value-type="string" office:string-value="Moody's Rating Approach to Agricultural and Construction Equipment Securitizations: The Securitization Market &quot;Sprouts&quot;" calcext:value-type="string">
            <text:p>Moody's Rating Approach to Agricultural and Construction Equipment Securitizations: The Securitization Market "Sprouts"</text:p>
          </table:table-cell>
          <table:table-cell table:style-name="ce64" office:value-type="float" office:value="36014" calcext:value-type="float">
            <text:p>7-Aug-98</text:p>
          </table:table-cell>
          <table:table-cell table:style-name="ce77" office:value-type="string" calcext:value-type="string">
            <text:p>Americas</text:p>
          </table:table-cell>
          <table:table-cell table:style-name="ce86" office:value-type="string" calcext:value-type="string">
            <text:p>Moody's Rating Approach to Agricultural and Construction Equipment Securitizations: The Securitization Market "Sprouts"</text:p>
          </table:table-cell>
          <table:table-cell office:value-type="string" calcext:value-type="string">
            <text:p>http://www.moodys.com/cust/getdocumentByNotesDocId.asp?criteria=PBS_SF6735</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77];[.F277])" office:value-type="string" office:string-value="Unsecured Non-Performing Loan Pool Modelling: An Update on Moody’s Approach" calcext:value-type="string">
            <text:p>Unsecured Non-Performing Loan Pool Modelling: An Update on Moody’s Approach</text:p>
          </table:table-cell>
          <table:table-cell table:style-name="ce64" office:value-type="float" office:value="38456" calcext:value-type="float">
            <text:p>14-Apr-05</text:p>
          </table:table-cell>
          <table:table-cell table:style-name="ce80" office:value-type="string" calcext:value-type="string">
            <text:p>Global</text:p>
          </table:table-cell>
          <table:table-cell table:style-name="ce86" office:value-type="string" calcext:value-type="string">
            <text:p>Unsecured Non-Performing Loan Pool Modelling: An Update on Moody’s Approach</text:p>
          </table:table-cell>
          <table:table-cell office:value-type="string" calcext:value-type="string">
            <text:p>http://www.moodys.com/cust/getdocumentByNotesDocId.asp?criteria=PBS_SF52926</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78];[.F278])" office:value-type="string" office:string-value="The Fourier Transform Method - Overview" calcext:value-type="string">
            <text:p>The Fourier Transform Method - Overview</text:p>
          </table:table-cell>
          <table:table-cell table:style-name="ce64" office:value-type="float" office:value="37636" calcext:value-type="float">
            <text:p>15-Jan-03</text:p>
          </table:table-cell>
          <table:table-cell table:style-name="ce80" office:value-type="string" calcext:value-type="string">
            <text:p>Global</text:p>
          </table:table-cell>
          <table:table-cell table:style-name="ce86" office:value-type="string" calcext:value-type="string">
            <text:p>The Fourier Transform Method - Overview</text:p>
          </table:table-cell>
          <table:table-cell table:style-name="ce87" office:value-type="string" calcext:value-type="string">
            <text:p>http://www.moodys.com/cust/getdocumentByNotesDocId.asp?criteria=PBS_SF16996</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79];[.F279])" office:value-type="string" office:string-value="The Fourier Transform Method: A New Method to Compute Portfolio Default &amp; Loss Distributions" calcext:value-type="string">
            <text:p>The Fourier Transform Method: A New Method to Compute Portfolio Default &amp; Loss Distributions</text:p>
          </table:table-cell>
          <table:table-cell table:style-name="ce64" office:value-type="float" office:value="37711" calcext:value-type="float">
            <text:p>31-Mar-03</text:p>
          </table:table-cell>
          <table:table-cell table:style-name="ce80" office:value-type="string" calcext:value-type="string">
            <text:p>Global</text:p>
          </table:table-cell>
          <table:table-cell table:style-name="ce86" office:value-type="string" calcext:value-type="string">
            <text:p>The Fourier Transform Method: A New Method to Compute Portfolio Default &amp; Loss Distributions</text:p>
          </table:table-cell>
          <table:table-cell table:style-name="ce87" office:value-type="string" calcext:value-type="string">
            <text:p>http://www.moodys.com/cust/getdocumentByNotesDocId.asp?criteria=PBS_SF21265</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80];[.F280])" office:value-type="string" office:string-value="Moody's Approach to Monitoring Italian Non-Performing Loan Transactions" calcext:value-type="string">
            <text:p>Moody's Approach to Monitoring Italian Non-Performing Loan Transactions</text:p>
          </table:table-cell>
          <table:table-cell table:style-name="ce64" office:value-type="float" office:value="37578" calcext:value-type="float">
            <text:p>18-Nov-02</text:p>
          </table:table-cell>
          <table:table-cell table:style-name="ce76" office:value-type="string" calcext:value-type="string">
            <text:p>EMEA</text:p>
          </table:table-cell>
          <table:table-cell table:style-name="ce86" office:value-type="string" calcext:value-type="string">
            <text:p>Moody's Approach to Monitoring Italian Non-Performing Loan Transactions</text:p>
          </table:table-cell>
          <table:table-cell office:value-type="string" calcext:value-type="string">
            <text:p>http://www.moodys.com/cust/getdocumentByNotesDocId.asp?criteria=PBS_SF16116</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81];[.F281])" office:value-type="string" office:string-value="Consumer Finance ABS: Moody's Approach With a Focus on the Italian Market" calcext:value-type="string">
            <text:p>Consumer Finance ABS: Moody's Approach With a Focus on the Italian Market</text:p>
          </table:table-cell>
          <table:table-cell table:style-name="ce67" office:value-type="float" office:value="37264" calcext:value-type="float">
            <text:p>8-Jan-02</text:p>
          </table:table-cell>
          <table:table-cell table:style-name="ce81" office:value-type="string" calcext:value-type="string">
            <text:p>EMEA</text:p>
          </table:table-cell>
          <table:table-cell table:style-name="ce89" office:value-type="string" calcext:value-type="string">
            <text:p>Consumer Finance ABS: Moody's Approach With a Focus on the Italian Market</text:p>
          </table:table-cell>
          <table:table-cell office:value-type="string" calcext:value-type="string">
            <text:p>http://www.moodys.com/cust/getdocumentByNotesDocId.asp?criteria=PBS_SF11753</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82];[.F282])" office:value-type="string" office:string-value="Moody's Approach to Rating Trade Receivables Backed Transactions" calcext:value-type="string">
            <text:p>Moody's Approach to Rating Trade Receivables Backed Transactions</text:p>
          </table:table-cell>
          <table:table-cell table:style-name="ce64" office:value-type="float" office:value="37445" calcext:value-type="float">
            <text:p>8-Jul-02</text:p>
          </table:table-cell>
          <table:table-cell table:style-name="ce80" office:value-type="string" calcext:value-type="string">
            <text:p>Global</text:p>
          </table:table-cell>
          <table:table-cell table:style-name="ce86" office:value-type="string" calcext:value-type="string">
            <text:p>Moody's Approach to Rating Trade Receivables Backed Transactions</text:p>
          </table:table-cell>
          <table:table-cell table:style-name="ce87" office:value-type="string" calcext:value-type="string">
            <text:p>http://www.moodys.com/cust/getdocumentByNotesDocId.asp?criteria=PBS_SF14091</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83];[.F283])" office:value-type="string" office:string-value="Debut of Inventory Securitisation in Europe: Moody's Rating Approach" calcext:value-type="string">
            <text:p>Debut of Inventory Securitisation in Europe: Moody's Rating Approach</text:p>
          </table:table-cell>
          <table:table-cell table:style-name="ce64" office:value-type="float" office:value="37397" calcext:value-type="float">
            <text:p>21-May-02</text:p>
          </table:table-cell>
          <table:table-cell table:style-name="ce80" office:value-type="string" calcext:value-type="string">
            <text:p>EMEA</text:p>
          </table:table-cell>
          <table:table-cell table:style-name="ce86" office:value-type="string" calcext:value-type="string">
            <text:p>Debut of Inventory Securitisation in Europe: Moody's Rating Approach</text:p>
          </table:table-cell>
          <table:table-cell table:style-name="ce87" office:value-type="string" calcext:value-type="string">
            <text:p>http://www.moodys.com/cust/getdocumentByNotesDocId.asp?criteria=PBS_SF13936</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84];[.F284])" office:value-type="string" office:string-value="The Lognormal Method Applied to ABS Analysis" calcext:value-type="string">
            <text:p>The Lognormal Method Applied to ABS Analysis</text:p>
          </table:table-cell>
          <table:table-cell table:style-name="ce64" office:value-type="float" office:value="36727" calcext:value-type="float">
            <text:p>20-Jul-00</text:p>
          </table:table-cell>
          <table:table-cell table:style-name="ce80" office:value-type="string" calcext:value-type="string">
            <text:p>Global</text:p>
          </table:table-cell>
          <table:table-cell table:style-name="ce86" office:value-type="string" calcext:value-type="string">
            <text:p>The Lognormal Method Applied to ABS Analysis</text:p>
          </table:table-cell>
          <table:table-cell office:value-type="string" calcext:value-type="string">
            <text:p>http://www.moodys.com/cust/getdocumentByNotesDocId.asp?criteria=PBS_SF8827</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85];[.F285])" office:value-type="string" office:string-value="Multi-Pool Financial Lease-Backed Transactions in Italy" calcext:value-type="string">
            <text:p>Multi-Pool Financial Lease-Backed Transactions in Italy</text:p>
          </table:table-cell>
          <table:table-cell table:style-name="ce64" office:value-type="float" office:value="38880" calcext:value-type="float">
            <text:p>12-Jun-06</text:p>
          </table:table-cell>
          <table:table-cell table:style-name="ce76" office:value-type="string" calcext:value-type="string">
            <text:p>EMEA</text:p>
          </table:table-cell>
          <table:table-cell table:style-name="ce86" office:value-type="string" calcext:value-type="string">
            <text:p>Multi-Pool Financial Lease-Backed Transactions in Italy</text:p>
          </table:table-cell>
          <table:table-cell table:style-name="ce87" office:value-type="string" calcext:value-type="string">
            <text:p>http://www.moodys.com/cust/getdocumentByNotesDocId.asp?criteria=PBS_SF76255</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86];[.F286])" office:value-type="string" office:string-value="Securitisation of Non-performing Tax Receivables in Europe: Bridging the Gap Between Structuring and Modelling" calcext:value-type="string">
            <text:p>Securitisation of Non-performing Tax Receivables in Europe: Bridging the Gap Between Structuring and Modelling</text:p>
          </table:table-cell>
          <table:table-cell table:style-name="ce64" office:value-type="float" office:value="38826" calcext:value-type="float">
            <text:p>19-Apr-06</text:p>
          </table:table-cell>
          <table:table-cell table:style-name="ce76" office:value-type="string" calcext:value-type="string">
            <text:p>EMEA</text:p>
          </table:table-cell>
          <table:table-cell table:style-name="ce86" office:value-type="string" calcext:value-type="string">
            <text:p>Securitisation of Non-performing Tax Receivables in Europe: Bridging the Gap Between Structuring and Modelling</text:p>
          </table:table-cell>
          <table:table-cell table:style-name="ce87" office:value-type="string" calcext:value-type="string">
            <text:p>http://www.moodys.com/cust/getdocumentByNotesDocId.asp?criteria=PBS_SF63946</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office:value-type="string" calcext:value-type="string">
            <text:p><text:span text:style-name="T6"><text:a xlink:href="http://www.moodys.com/moodys/cust/research/MDCdocs/18/2007300000533497.pdf?frameOfRef=structured" xlink:type="simple">Moody's Approach to Rating Mexican States' Securitizations Backed by Future Flows of Own-Source Revenues</text:a></text:span></text:p>
          </table:table-cell>
          <table:table-cell table:style-name="ce64" office:value-type="float" office:value="39709" calcext:value-type="float">
            <text:p>18-Sep-08</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office:value-type="string" calcext:value-type="string">
            <text:p><text:span text:style-name="T6"><text:a xlink:href="http://www.moodys.com/moodys/cust/research/MDCdocs/24/2003000000438256.pdf?search=5&amp;searchQuery=Evaluating+Unrated+and+Non-Investment-Grade+Originators+in+EMEA+ABS+Transactions&amp;click=1" xlink:type="simple">Evaluating Unrated and Non-Investment-Grade Originators in EMEA ABS Transactions</text:a></text:span></text:p>
          </table:table-cell>
          <table:table-cell table:style-name="ce64" office:value-type="float" office:value="38315" calcext:value-type="float">
            <text:p>24-Nov-04</text:p>
          </table:table-cell>
          <table:table-cell table:style-name="ce76" office:value-type="string" calcext:value-type="string">
            <text:p>EME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29/2004600000424864.pdf?search=5&amp;searchQuery=Historical+Default+Data+Analysis+for+ABS+Transactions+in+EMEA&amp;click=1" xlink:type="simple">Historical Default Data Analysis for ABS Transactions in EMEA</text:a></text:span></text:p>
          </table:table-cell>
          <table:table-cell table:style-name="ce69" office:value-type="float" office:value="38685" calcext:value-type="float">
            <text:p>29-Nov-05</text:p>
          </table:table-cell>
          <table:table-cell table:style-name="ce76" office:value-type="string" calcext:value-type="string">
            <text:p>EMEA</text:p>
          </table:table-cell>
          <table:table-cell table:style-name="ce86"/>
          <table:table-cell table:style-name="ce87"/>
          <table:table-cell table:style-name="ce26" table:number-columns-repeated="1017"/>
        </table:table-row>
        <table:table-row table:style-name="ro8">
          <table:table-cell table:style-name="ce26"/>
          <table:table-cell table:style-name="ce35" office:value-type="string" calcext:value-type="string">
            <text:p>Structured - ABS</text:p>
          </table:table-cell>
          <table:table-cell table:style-name="ce55" office:value-type="string" calcext:value-type="string">
            <text:p><text:span text:style-name="T6"><text:a xlink:href="http://www.moodys.com/moodys/cust/research/MDCdocs/12/2006500000429036.pdf?search=5&amp;searchQuery=information+on+Emea&amp;click=1" xlink:type="simple">Information on EMEA SME Securitisations Moody’s view on granular SME loan receivable transactions and information guidelines</text:a></text:span></text:p>
          </table:table-cell>
          <table:table-cell table:style-name="ce69" office:value-type="float" office:value="39153" calcext:value-type="float">
            <text:p>12-Mar-07</text:p>
          </table:table-cell>
          <table:table-cell table:style-name="ce76" office:value-type="string" calcext:value-type="string">
            <text:p>EME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5" office:value-type="string" calcext:value-type="string">
            <text:p><text:span text:style-name="T6"><text:a xlink:href="http://www.moodys.com/moodys/cust/research/MDCdocs/07/2006100000427295.pdf?search=5&amp;searchQuery=Cash+Commingling+Risk+&amp;click=1" xlink:type="simple">Cash Commingling Risk in EMEA ABS and RMBS Transactions: Moody’s Approach</text:a></text:span></text:p>
          </table:table-cell>
          <table:table-cell table:style-name="ce69" office:value-type="float" office:value="39028" calcext:value-type="float">
            <text:p>7-Nov-06</text:p>
          </table:table-cell>
          <table:table-cell table:style-name="ce76" office:value-type="string" calcext:value-type="string">
            <text:p>EME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0/2002400000429709.pdf?search=5&amp;searchQuery=Trade+Receivables+Update&amp;click=1" xlink:type="simple">Trade Receivables Update:Concentrating on Dilution – Focus on Capital Goods and Consumer Products Receivables</text:a></text:span></text:p>
          </table:table-cell>
          <table:table-cell table:style-name="ce69" office:value-type="float" office:value="35479" calcext:value-type="float">
            <text:p>18-Feb-97</text:p>
          </table:table-cell>
          <table:table-cell table:style-name="ce76" office:value-type="string" calcext:value-type="string">
            <text:p>Global</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1/6030.pdf?search=5&amp;searchQuery=Rating+Mezzanine+Securities+in+Structured+Finance+Transactions:+The+Impact+of+an+Expected+Value+Approach&amp;click=1" xlink:type="simple">Rating Mezzanine Securities in Structured Finance Transactions: The Impact of an Expected Value Approach</text:a></text:span></text:p>
          </table:table-cell>
          <table:table-cell table:style-name="ce69" office:value-type="float" office:value="36213" calcext:value-type="float">
            <text:p>22-Feb-99</text:p>
          </table:table-cell>
          <table:table-cell table:style-name="ce76" office:value-type="string" calcext:value-type="string">
            <text:p>Global</text:p>
          </table:table-cell>
          <table:table-cell table:style-name="ce86"/>
          <table:table-cell table:style-name="ce87"/>
          <table:table-cell table:style-name="ce26" table:number-columns-repeated="1017"/>
        </table:table-row>
        <table:table-row table:style-name="ro10">
          <table:table-cell table:style-name="ce26"/>
          <table:table-cell table:style-name="ce37" office:value-type="string" calcext:value-type="string">
            <text:p>Japanese ABS</text:p>
          </table:table-cell>
          <table:table-cell table:style-name="ce56"/>
          <table:table-cell table:style-name="ce69"/>
          <table:table-cell table:style-name="ce76"/>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1/2001200000365787.pdf?search=5&amp;searchQuery=Credit+Enhancement+Analysis+in+Japanese+Auto+Loan-Backed+Securitization&amp;click=1" xlink:type="simple">Credit Enhancement Analysis in Japanese Auto Loan-Backed Securitization</text:a></text:span></text:p>
          </table:table-cell>
          <table:table-cell table:style-name="ce69" office:value-type="float" office:value="37232" calcext:value-type="float">
            <text:p>7-Dec-01</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6/2002000000429658.pdf?search=5&amp;searchQuery=Importance+of+Auditing+Procedures+for+Monetary+Receivables+Securitizations+in+Japan&amp;click=1" xlink:type="simple">Importance of Auditing Procedures for Monetary Receivables Securitizations in Japan</text:a></text:span></text:p>
          </table:table-cell>
          <table:table-cell table:style-name="ce69" office:value-type="float" office:value="37854" calcext:value-type="float">
            <text:p>21-Aug-03</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1/2001700000414162.pdf?search=5&amp;searchQuery=Japanese+Corporate+Credit+Pools+in+ABS/CLO+Deals&amp;click=1" xlink:type="simple">Moody’s Approach to Japanese Corporate Credit Pools in ABS/CLO Deals</text:a></text:span></text:p>
          </table:table-cell>
          <table:table-cell table:style-name="ce69" office:value-type="float" office:value="37638" calcext:value-type="float">
            <text:p>17-Jan-03</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2/2002500000426410.pdf?search=5&amp;searchQuery=Moody" xlink:type="simple">Moody's Approach to Rating Securitization of Auto Lease Receivables with Maintenance Clauses in Japan</text:a></text:span></text:p>
          </table:table-cell>
          <table:table-cell table:style-name="ce69" office:value-type="float" office:value="38047" calcext:value-type="float">
            <text:p>1-Mar-04</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299];[.F299])" office:value-type="string" office:string-value="Moody's Approach to Rating Securitizations of Lease Receivables in Japan" calcext:value-type="string">
            <text:p>Moody's Approach to Rating Securitizations of Lease Receivables in Japan</text:p>
          </table:table-cell>
          <table:table-cell table:style-name="ce64" office:value-type="float" office:value="39224" calcext:value-type="float">
            <text:p>22-May-07</text:p>
          </table:table-cell>
          <table:table-cell table:style-name="ce76" office:value-type="string" calcext:value-type="string">
            <text:p>Asia</text:p>
          </table:table-cell>
          <table:table-cell table:style-name="ce86" office:value-type="string" calcext:value-type="string">
            <text:p>Moody's Approach to Rating Securitizations of Lease Receivables in Japan</text:p>
          </table:table-cell>
          <table:table-cell office:value-type="string" calcext:value-type="string">
            <text:p>http://www.moodys.com/cust/getdocumentByNotesDocId.asp?criteria=PBS_SF98435</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27/2004600000424644.pdf?search=5&amp;searchQuery=Consumer+Finance+Loan+ABS+in+Japan+(Series+2:+An+Overview+of+the+Attributes+and+Points+of+Analysis)&amp;click=1" xlink:type="simple">Consumer Finance Loan ABS in Japan (Series 2: An Overview of the Attributes and Points of Analysis)</text:a></text:span></text:p>
          </table:table-cell>
          <table:table-cell table:style-name="ce69" office:value-type="float" office:value="38684" calcext:value-type="float">
            <text:p>28-Nov-05</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30/2003500000424812.pdf?search=5&amp;searchQuery=Moody" xlink:type="simple">Moody's Approach to Rating Securitizations Backed by Medical Service Fee Receivables in Japan</text:a></text:span></text:p>
          </table:table-cell>
          <table:table-cell table:style-name="ce69" office:value-type="float" office:value="38534" calcext:value-type="float">
            <text:p>1-Jul-05</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9/2003600000425482.pdf?search=5&amp;searchQuery=Moody" xlink:type="simple">Moody's View on Servicer Replacement Clause in Japanese ABS Transactions Part I</text:a></text:span></text:p>
          </table:table-cell>
          <table:table-cell table:style-name="ce69" office:value-type="float" office:value="38552" calcext:value-type="float">
            <text:p>19-Jul-05</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27/2003600000426958.pdf?search=5&amp;searchQuery=Moody" xlink:type="simple">Moody's View on Servicer Replacement Clause in Japanese ABS Transactions Part II</text:a></text:span></text:p>
          </table:table-cell>
          <table:table-cell table:style-name="ce69" office:value-type="float" office:value="38560" calcext:value-type="float">
            <text:p>27-Jul-05</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03/2003700000424670.pdf?search=5&amp;searchQuery=Credit+Enhancement+for+Commingling+Risk+in+Japanese+ABS:+Moody" xlink:type="simple">Credit Enhancement for Commingling Risk in Japanese ABS: Moody's Updates Methodology</text:a></text:span></text:p>
          </table:table-cell>
          <table:table-cell table:style-name="ce69" office:value-type="float" office:value="38568" calcext:value-type="float">
            <text:p>4-Aug-05</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7">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21/2004600000423952.pdf?search=5&amp;searchQuery=Moody" xlink:type="simple">Moody's Approach to Monitoring ABS Ratings in Japan, Volume 1: Static Diversified Pool ABS Backed by Auto Loans and Installment Sales Loans, Part I</text:a></text:span></text:p>
          </table:table-cell>
          <table:table-cell table:style-name="ce69" office:value-type="float" office:value="38677" calcext:value-type="float">
            <text:p>21-Nov-05</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7">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06/2005400000424013.pdf?search=5&amp;searchQuery=Moody" xlink:type="simple">Moody's Approach to Monitoring ABS Ratings in Japan, Volume 2: Static Diversified Pool ABS Backed by Auto Loans and Installment Sales Loans, Part II</text:a></text:span></text:p>
          </table:table-cell>
          <table:table-cell table:style-name="ce69" office:value-type="float" office:value="38783" calcext:value-type="float">
            <text:p>7-Mar-06</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7">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4/2005800000423957.pdf?search=5&amp;searchQuery=Monitoring+ABS+Ratings&amp;click=1" xlink:type="simple">Moody's Approach to Monitoring ABS Ratings in Japan, Volume 3: Revolving Diversified Pool ABS Backed by Auto Loans and Installment Sales Loans</text:a></text:span></text:p>
          </table:table-cell>
          <table:table-cell table:style-name="ce69" office:value-type="float" office:value="38944" calcext:value-type="float">
            <text:p>15-Aug-06</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4/2006200000429017.pdf?search=5&amp;searchQuery=Approach+to+Monitoring+ABS+Ratings+in+Japan+Volume+4:+Revolving+Diversified+Pool+ABS+Backed+by+Card+Receivables&amp;click=1" xlink:type="simple">Approach to Monitoring ABS Ratings in Japan Volume 4: Revolving Diversified Pool ABS Backed by Card Receivables</text:a></text:span></text:p>
          </table:table-cell>
          <table:table-cell table:style-name="ce69" office:value-type="float" office:value="39066" calcext:value-type="float">
            <text:p>15-Dec-06</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2" office:value-type="string" calcext:value-type="string">
            <text:p><text:span text:style-name="T4"><text:a xlink:href="http://v2.moodys.com/moodys/cust/research/MDCdocs/11/2004500000424602.pdf?search=5&amp;searchQuery=Analyzing+Default+Rates+and+Principal+Payment+Rates+of+Japan" xlink:type="simple">Analyzing Default Rates and Principal Payment Rates of Japan's Credit Card Receivables</text:a></text:span></text:p>
          </table:table-cell>
          <table:table-cell table:style-name="ce69" office:value-type="float" office:value="38658" calcext:value-type="float">
            <text:p>2-Nov-05</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25/2005600000431598.pdf?search=5&amp;searchQuery=The+Role+of+Trustees+in+Japanese+ABS+Transactions+Part+I&amp;click=1" xlink:type="simple">The Role of Trustees in Japanese ABS Transactions Part I</text:a></text:span></text:p>
          </table:table-cell>
          <table:table-cell table:style-name="ce69" office:value-type="float" office:value="38862" calcext:value-type="float">
            <text:p>25-May-06</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5/2006100000423840.pdf?search=5&amp;searchQuery=The+Role+of+Trustees+in+Japanese+ABS+Transactions+Part+I&amp;click=1" xlink:type="simple">The Role of Trustees in Japanese ABS Transactions Part II; Controlling Measures of Mandatory Termination Risk</text:a></text:span></text:p>
          </table:table-cell>
          <table:table-cell table:style-name="ce69" office:value-type="float" office:value="39006" calcext:value-type="float">
            <text:p>16-Oct-06</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8/2007000000463135.pdf?search=5&amp;searchQuery=The+Role+of+Trustees+in+Japanese+ABS+Transactions+Part+I&amp;click=1" xlink:type="simple">The Role of Trustees in Japanese ABS Transactions Part III; Rating Implications under Japan's new Trust Law</text:a></text:span></text:p>
          </table:table-cell>
          <table:table-cell table:style-name="ce69" office:value-type="float" office:value="39434" calcext:value-type="float">
            <text:p>18-Dec-07</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4/2006200000428977.pdf?search=5&amp;searchQuery=Backup+Servicing+in+Consumer+Finance+Loan+ABS+in+Japan&amp;click=1" xlink:type="simple">Backup Servicing in Consumer Finance Loan ABS in Japan</text:a></text:span></text:p>
          </table:table-cell>
          <table:table-cell table:style-name="ce69" office:value-type="float" office:value="39066" calcext:value-type="float">
            <text:p>15-Dec-06</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21/2007000000457007.pdf?search=5&amp;searchQuery=Japanese+Consumer+Finance+Loan+ABS:+Expansion+of+Overpaid+Interest+Risk&amp;click=1" xlink:type="simple">Japanese Consumer Finance Loan ABS: Expansion of Overpaid Interest Risk</text:a></text:span></text:p>
          </table:table-cell>
          <table:table-cell table:style-name="ce69" office:value-type="float" office:value="39407" calcext:value-type="float">
            <text:p>21-Nov-07</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office:value-type="string" calcext:value-type="string">
            <text:p><text:span text:style-name="T6"><text:a xlink:href="http://www.moodys.com/moodys/cust/research/MDCdocs/22/2007100000519978.pdf?doc_id=2007100000519978" xlink:type="simple">Updated: Transactions Backed by Real Estate Collateralized SME Loans in Japan: Focal Points in Rating Analysis</text:a></text:span></text:p>
          </table:table-cell>
          <table:table-cell table:style-name="ce64" office:value-type="float" office:value="39652" calcext:value-type="float">
            <text:p>23-Jul-08</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7" office:value-type="string" calcext:value-type="string">
            <text:p>Credit Card ABS</text:p>
          </table:table-cell>
          <table:table-cell table:style-name="ce45"/>
          <table:table-cell table:style-name="ce64"/>
          <table:table-cell table:style-name="ce77"/>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5" office:value-type="string" calcext:value-type="string">
            <text:p><text:span text:style-name="T6"><text:a xlink:href="http://www.moodys.com/moodys/cust/research/MDCdocs/18/6146.pdf?search=5&amp;searchQuery=Credit+Card+Master+Trusts:+Assessing+The+Risks+of+Cash+Flow+Allocations&amp;click=1" xlink:type="simple">Credit Card Master Trusts: The Risks of Account Additions</text:a></text:span></text:p>
          </table:table-cell>
          <table:table-cell table:style-name="ce69" office:value-type="float" office:value="34684" calcext:value-type="float">
            <text:p>16-Dec-94</text:p>
          </table:table-cell>
          <table:table-cell table:style-name="ce76" office:value-type="string" calcext:value-type="string">
            <text:p>Global</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8/6146.pdf?search=5&amp;searchQuery=Credit+Card+Master+Trusts:+Assessing+The+Risks+of+Cash+Flow+Allocations&amp;click=1" xlink:type="simple">Credit Card Master Trusts: Assessing The Risks of Cash Flow Allocations</text:a></text:span></text:p>
          </table:table-cell>
          <table:table-cell table:style-name="ce69" office:value-type="float" office:value="34849" calcext:value-type="float">
            <text:p>30-May-95</text:p>
          </table:table-cell>
          <table:table-cell table:style-name="ce76" office:value-type="string" calcext:value-type="string">
            <text:p>Global</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319];[.F319])" office:value-type="string" office:string-value="Moody's Approach to Rating Obligations Backed by International Credit and Debit Card Receivables" calcext:value-type="string">
            <text:p>Moody's Approach to Rating Obligations Backed by International Credit and Debit Card Receivables</text:p>
          </table:table-cell>
          <table:table-cell table:style-name="ce64" office:value-type="float" office:value="36567" calcext:value-type="float">
            <text:p>11-Feb-00</text:p>
          </table:table-cell>
          <table:table-cell table:style-name="ce76" office:value-type="string" calcext:value-type="string">
            <text:p>Americas</text:p>
          </table:table-cell>
          <table:table-cell table:style-name="ce86" office:value-type="string" calcext:value-type="string">
            <text:p>Moody's Approach to Rating Obligations Backed by International Credit and Debit Card Receivables</text:p>
          </table:table-cell>
          <table:table-cell office:value-type="string" calcext:value-type="string">
            <text:p>http://www.moodys.com/cust/getdocumentByNotesDocId.asp?criteria=PBS_SF8348</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320];[.F320])" office:value-type="string" office:string-value="Credit Card Servicer Quality Rating Methodology" calcext:value-type="string">
            <text:p>Credit Card Servicer Quality Rating Methodology</text:p>
          </table:table-cell>
          <table:table-cell table:style-name="ce64" office:value-type="float" office:value="38167" calcext:value-type="float">
            <text:p>29-Jun-04</text:p>
          </table:table-cell>
          <table:table-cell table:style-name="ce76" office:value-type="string" calcext:value-type="string">
            <text:p>Americas</text:p>
          </table:table-cell>
          <table:table-cell table:style-name="ce86" office:value-type="string" calcext:value-type="string">
            <text:p>Credit Card Servicer Quality Rating Methodology</text:p>
          </table:table-cell>
          <table:table-cell office:value-type="string" calcext:value-type="string">
            <text:p>http://www.moodys.com/cust/getdocumentByNotesDocId.asp?criteria=PBS_SF40000</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321];[.F321])" office:value-type="string" office:string-value="Understanding Metrics for Performance Monitoring, Volume 1: Credit Card-Backed Securities" calcext:value-type="string">
            <text:p>Understanding Metrics for Performance Monitoring, Volume 1: Credit Card-Backed Securities</text:p>
          </table:table-cell>
          <table:table-cell table:style-name="ce64" office:value-type="float" office:value="38322" calcext:value-type="float">
            <text:p>1-Dec-04</text:p>
          </table:table-cell>
          <table:table-cell table:style-name="ce76" office:value-type="string" calcext:value-type="string">
            <text:p>Americas</text:p>
          </table:table-cell>
          <table:table-cell table:style-name="ce86" office:value-type="string" calcext:value-type="string">
            <text:p>Understanding Metrics for Performance Monitoring, Volume 1: Credit Card-Backed Securities</text:p>
          </table:table-cell>
          <table:table-cell office:value-type="string" calcext:value-type="string">
            <text:p>http://www.moodys.com/cust/getdocumentByNotesDocId.asp?criteria=PBS_SF46957</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search/syn_srch_research_result.aspx?search=5&amp;searchQuery=Analyzing Default Rates and Principal Payment Rates of Japan's Credit Card Receivables&amp;searchIdent=qcksearch" xlink:type="simple">Analyzing Default Rates and Principal Payment Rates of Japan's Credit Card Receivables</text:a></text:span></text:p>
          </table:table-cell>
          <table:table-cell table:style-name="ce69" office:value-type="float" office:value="38658" calcext:value-type="float">
            <text:p>2-Nov-05</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4/2006200000429017.pdf?search=5&amp;searchQuery=Approach+to+Monitoring+ABS+Ratings+in+Japan+Volume+4:+Revolving+Diversified+Pool+ABS+Backed+by+Card+Receivables&amp;click=1" xlink:type="simple">Approach to Monitoring ABS Ratings in Japan Volume 4: Revolving Diversified Pool ABS Backed by Card Receivables</text:a></text:span></text:p>
          </table:table-cell>
          <table:table-cell table:style-name="ce69" office:value-type="float" office:value="39066" calcext:value-type="float">
            <text:p>15-Dec-06</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324];[.F324])" office:value-type="string" office:string-value="Moody's Approach To Rating Credit Card Receivables-Backed Securities" calcext:value-type="string">
            <text:p>Moody's Approach To Rating Credit Card Receivables-Backed Securities</text:p>
          </table:table-cell>
          <table:table-cell table:style-name="ce64" office:value-type="float" office:value="39188" calcext:value-type="float">
            <text:p>16-Apr-07</text:p>
          </table:table-cell>
          <table:table-cell table:style-name="ce80" office:value-type="string" calcext:value-type="string">
            <text:p>Global</text:p>
          </table:table-cell>
          <table:table-cell table:style-name="ce86" office:value-type="string" calcext:value-type="string">
            <text:p>Moody's Approach To Rating Credit Card Receivables-Backed Securities</text:p>
          </table:table-cell>
          <table:table-cell office:value-type="string" calcext:value-type="string">
            <text:p>http://www.moodys.com/cust/getdocumentByNotesDocId.asp?criteria=PBS_SF92650</text:p>
          </table:table-cell>
          <table:table-cell table:style-name="ce26" table:number-columns-repeated="1017"/>
        </table:table-row>
        <table:table-row table:style-name="ro10">
          <table:table-cell table:style-name="ce26"/>
          <table:table-cell table:style-name="ce37" office:value-type="string" calcext:value-type="string">
            <text:p>Student Loan ABS</text:p>
          </table:table-cell>
          <table:table-cell table:style-name="ce56"/>
          <table:table-cell table:style-name="ce69"/>
          <table:table-cell table:style-name="ce76"/>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8/4992.pdf?search=5&amp;searchQuery=Retailers+Learn+Their+ABCs:+Addressing+The+Risk+of+Dilution+With+a+Subordinate+Tranche&amp;click=1" xlink:type="simple">Retailers Learn Their ABCs: Addressing The Risk of Dilution With a Subordinate Tranche</text:a></text:span></text:p>
          </table:table-cell>
          <table:table-cell table:style-name="ce69" office:value-type="float" office:value="34849" calcext:value-type="float">
            <text:p>30-May-95</text:p>
          </table:table-cell>
          <table:table-cell table:style-name="ce76" office:value-type="string" calcext:value-type="string">
            <text:p>Global</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327];[.F327])" office:value-type="string" office:string-value="Bankruptcy Risk Analysis in Student Loan-Backed Securities Structures: Moody's Approach" calcext:value-type="string">
            <text:p>Bankruptcy Risk Analysis in Student Loan-Backed Securities Structures: Moody's Approach</text:p>
          </table:table-cell>
          <table:table-cell table:style-name="ce64" office:value-type="float" office:value="36066" calcext:value-type="float">
            <text:p>28-Sep-98</text:p>
          </table:table-cell>
          <table:table-cell table:style-name="ce80" office:value-type="string" calcext:value-type="string">
            <text:p>Global</text:p>
          </table:table-cell>
          <table:table-cell table:style-name="ce86" office:value-type="string" calcext:value-type="string">
            <text:p>Bankruptcy Risk Analysis in Student Loan-Backed Securities Structures: Moody's Approach</text:p>
          </table:table-cell>
          <table:table-cell office:value-type="string" calcext:value-type="string">
            <text:p>http://www.moodys.com/cust/getdocumentByNotesDocId.asp?criteria=PBS_SF6885</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328];[.F328])" office:value-type="string" office:string-value="Moody's Revised Cash Flow Assumptions for FFELP Student Loan-Backed Transactions" calcext:value-type="string">
            <text:p>Moody's Revised Cash Flow Assumptions for FFELP Student Loan-Backed Transactions</text:p>
          </table:table-cell>
          <table:table-cell table:style-name="ce64" office:value-type="float" office:value="39051" calcext:value-type="float">
            <text:p>30-Nov-06</text:p>
          </table:table-cell>
          <table:table-cell table:style-name="ce80" office:value-type="string" calcext:value-type="string">
            <text:p>Global</text:p>
          </table:table-cell>
          <table:table-cell table:style-name="ce86" office:value-type="string" calcext:value-type="string">
            <text:p>Moody's Revised Cash Flow Assumptions for FFELP Student Loan-Backed Transactions</text:p>
          </table:table-cell>
          <table:table-cell office:value-type="string" calcext:value-type="string">
            <text:p>http://www.moodys.com/cust/getdocumentByNotesDocId.asp?criteria=PBS_SF87697</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2" office:value-type="string" calcext:value-type="string">
            <text:p><text:span text:style-name="T4"><text:a xlink:href="http://www.moodys.com/moodys/cust/research/MDCdocs/19/2007300000551509.pdf?search=5&amp;searchQuery=+Basis+Risk+in+FFELP+Student+&amp;click=1" xlink:type="simple">Methodology Update on Basis Risk in FFELP Student Loan-Backed Securitizations</text:a></text:span></text:p>
          </table:table-cell>
          <table:table-cell table:style-name="ce64" office:value-type="float" office:value="39771" calcext:value-type="float">
            <text:p>19-Nov-08</text:p>
          </table:table-cell>
          <table:table-cell table:style-name="ce80" office:value-type="string" calcext:value-type="string">
            <text:p>Americas</text:p>
          </table:table-cell>
          <table:table-cell table:style-name="ce86" office:value-type="string" calcext:value-type="string">
            <text:p>Methodology Update on Basis Risk in FFELP Student Loan-Backed Securitizations</text:p>
          </table:table-cell>
          <table:table-cell office:value-type="string" calcext:value-type="string">
            <text:p>http://www.moodys.com/moodys/cust/research/MDCdocs/19/2007300000551509.pdf?search=5&amp;searchQuery=Methodology+Update+on+Basis+Risk+in+FFELP+Student+Loan-Backed+Securitizations&amp;click=1</text:p>
          </table:table-cell>
          <table:table-cell table:style-name="ce26" table:number-columns-repeated="1017"/>
        </table:table-row>
        <table:table-row table:style-name="ro10">
          <table:table-cell table:style-name="ce26"/>
          <table:table-cell table:style-name="ce37" office:value-type="string" calcext:value-type="string">
            <text:p>Auto ABS</text:p>
          </table:table-cell>
          <table:table-cell table:style-name="ce45"/>
          <table:table-cell table:style-name="ce64"/>
          <table:table-cell table:style-name="ce80"/>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331];[.F331])" office:value-type="string" office:string-value="Auto Lease Securitization: Moody's Rating Approach" calcext:value-type="string">
            <text:p>Auto Lease Securitization: Moody's Rating Approach</text:p>
          </table:table-cell>
          <table:table-cell table:style-name="ce64" office:value-type="float" office:value="36112" calcext:value-type="float">
            <text:p>13-Nov-98</text:p>
          </table:table-cell>
          <table:table-cell table:style-name="ce80" office:value-type="string" calcext:value-type="string">
            <text:p>Global</text:p>
          </table:table-cell>
          <table:table-cell table:style-name="ce86" office:value-type="string" calcext:value-type="string">
            <text:p>Auto Lease Securitization: Moody's Rating Approach</text:p>
          </table:table-cell>
          <table:table-cell office:value-type="string" calcext:value-type="string">
            <text:p>http://www.moodys.com/cust/getdocumentByNotesDocId.asp?criteria=PBS_SF6995</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1/2001200000365787.pdf?search=5&amp;searchQuery=Credit+Enhancement+Analysis+in+Japanese+Auto+Loan-Backed+Securitization&amp;click=1" xlink:type="simple">Credit Enhancement Analysis in Japanese Auto Loan-Backed Securitization</text:a></text:span></text:p>
          </table:table-cell>
          <table:table-cell table:style-name="ce69" office:value-type="float" office:value="37232" calcext:value-type="float">
            <text:p>7-Dec-01</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333];[.F333])" office:value-type="string" office:string-value="Moody’s Approach to Rating European Auto ABS: More Rubber Set to Hit European Roads" calcext:value-type="string">
            <text:p>Moody’s Approach to Rating European Auto ABS: More Rubber Set to Hit European Roads</text:p>
          </table:table-cell>
          <table:table-cell table:style-name="ce64" office:value-type="float" office:value="37579" calcext:value-type="float">
            <text:p>19-Nov-02</text:p>
          </table:table-cell>
          <table:table-cell table:style-name="ce76" office:value-type="string" calcext:value-type="string">
            <text:p>EMEA</text:p>
          </table:table-cell>
          <table:table-cell table:style-name="ce86" office:value-type="string" calcext:value-type="string">
            <text:p>Moody’s Approach to Rating European Auto ABS: More Rubber Set to Hit European Roads</text:p>
          </table:table-cell>
          <table:table-cell table:style-name="ce87" office:value-type="string" calcext:value-type="string">
            <text:p>http://www.moodys.com/cust/getdocumentByNotesDocId.asp?criteria=PBS_SF17579</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2/2002500000426410.pdf?search=5&amp;searchQuery=Moody" xlink:type="simple">Moody's Approach to Rating Securitization of Auto Lease Receivables with Maintenance Clauses in Japan</text:a></text:span></text:p>
          </table:table-cell>
          <table:table-cell table:style-name="ce69" office:value-type="float" office:value="38047" calcext:value-type="float">
            <text:p>1-Mar-04</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7">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21/2004600000423952.pdf?search=5&amp;searchQuery=Moody" xlink:type="simple">Moody's Approach to Monitoring ABS Ratings in Japan, Volume 1: Static Diversified Pool ABS Backed by Auto Loans and Installment Sales Loans, Part I</text:a></text:span></text:p>
          </table:table-cell>
          <table:table-cell table:style-name="ce69" office:value-type="float" office:value="38677" calcext:value-type="float">
            <text:p>21-Nov-05</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7">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06/2005400000424013.pdf?search=5&amp;searchQuery=Moody" xlink:type="simple">Moody's Approach to Monitoring ABS Ratings in Japan, Volume 2: Static Diversified Pool ABS Backed by Auto Loans and Installment Sales Loans, Part II</text:a></text:span></text:p>
          </table:table-cell>
          <table:table-cell table:style-name="ce69" office:value-type="float" office:value="38783" calcext:value-type="float">
            <text:p>7-Mar-06</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7">
          <table:table-cell table:style-name="ce26"/>
          <table:table-cell table:style-name="ce35" office:value-type="string" calcext:value-type="string">
            <text:p>Structured - ABS</text:p>
          </table:table-cell>
          <table:table-cell table:style-name="ce56" office:value-type="string" calcext:value-type="string">
            <text:p><text:span text:style-name="T6"><text:a xlink:href="http://www.moodys.com/moodys/cust/research/MDCdocs/14/2005800000423957.pdf?search=5&amp;searchQuery=Monitoring+ABS+Ratings&amp;click=1" xlink:type="simple">Moody's Approach to Monitoring ABS Ratings in Japan, Volume 3: Revolving Diversified Pool ABS Backed by Auto Loans and Installment Sales Loans</text:a></text:span></text:p>
          </table:table-cell>
          <table:table-cell table:style-name="ce69" office:value-type="float" office:value="38944" calcext:value-type="float">
            <text:p>15-Aug-06</text:p>
          </table:table-cell>
          <table:table-cell table:style-name="ce76" office:value-type="string" calcext:value-type="string">
            <text:p>Asia</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338];[.F338])" office:value-type="string" office:string-value="U.S. Auto-Backed Securities: Moody's Approach to Using Stratified Data to Improve the Precision of Loss Analysis in Auto Loan Securitizations (Mix-Neutral Analysis)" calcext:value-type="string">
            <text:p>U.S. Auto-Backed Securities: Moody's Approach to Using Stratified Data to Improve the Precision of Loss Analysis in Auto Loan Securitizations (Mix-Neutral Analysis)</text:p>
          </table:table-cell>
          <table:table-cell table:style-name="ce64" office:value-type="float" office:value="39210" calcext:value-type="float">
            <text:p>8-May-07</text:p>
          </table:table-cell>
          <table:table-cell table:style-name="ce76" office:value-type="string" calcext:value-type="string">
            <text:p>Americas</text:p>
          </table:table-cell>
          <table:table-cell table:style-name="ce86" office:value-type="string" calcext:value-type="string">
            <text:p>U.S. Auto-Backed Securities: Moody's Approach to Using Stratified Data to Improve the Precision of Loss Analysis in Auto Loan Securitizations (Mix-Neutral Analysis)</text:p>
          </table:table-cell>
          <table:table-cell office:value-type="string" calcext:value-type="string">
            <text:p>http://www.moodys.com/cust/getdocumentByNotesDocId.asp?criteria=PBS_SF98295</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339];[.F339])" office:value-type="string" office:string-value="Moody's Approach to Rating U.S. Auto Loan-Backed Securities" calcext:value-type="string">
            <text:p>Moody's Approach to Rating U.S. Auto Loan-Backed Securities</text:p>
          </table:table-cell>
          <table:table-cell table:style-name="ce64" office:value-type="float" office:value="39262" calcext:value-type="float">
            <text:p>29-Jun-07</text:p>
          </table:table-cell>
          <table:table-cell table:style-name="ce76" office:value-type="string" calcext:value-type="string">
            <text:p>Americas</text:p>
          </table:table-cell>
          <table:table-cell table:style-name="ce86" office:value-type="string" calcext:value-type="string">
            <text:p>Moody's Approach to Rating U.S. Auto Loan-Backed Securities</text:p>
          </table:table-cell>
          <table:table-cell office:value-type="string" calcext:value-type="string">
            <text:p>http://www.moodys.com/cust/getdocumentByNotesDocId.asp?criteria=PBS_SF101392</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7" office:value-type="string" calcext:value-type="string">
            <text:p><text:span text:style-name="T4"><text:a xlink:href="http://www.moodys.com/moodys/cust/research/MDCdocs/05/2007300000555443.pdf?search=5&amp;searchQuery=seasoning+of+pools&amp;click=1" xlink:type="simple">Adjusting for the Seasoning of Pools in Projecting Auto Loan Losses</text:a></text:span></text:p>
          </table:table-cell>
          <table:table-cell table:style-name="ce64" office:value-type="float" office:value="39787" calcext:value-type="float">
            <text:p>5-Dec-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COMMERCIAL MORTGAGE BACKED SECURITIES &amp; REIT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42];[.F342])" office:value-type="string" office:string-value="CMBS: Moody's Approach to A-B Notes and Other Forms of Subordinate Debt" calcext:value-type="string">
            <text:p>CMBS: Moody's Approach to A-B Notes and Other Forms of Subordinate Debt</text:p>
          </table:table-cell>
          <table:table-cell table:style-name="ce64" office:value-type="float" office:value="36560" calcext:value-type="float">
            <text:p>4-Feb-00</text:p>
          </table:table-cell>
          <table:table-cell table:style-name="ce76" office:value-type="string" calcext:value-type="string">
            <text:p>Americas</text:p>
          </table:table-cell>
          <table:table-cell table:style-name="ce86" office:value-type="string" calcext:value-type="string">
            <text:p>CMBS: Moody's Approach to A-B Notes and Other Forms of Subordinate Debt</text:p>
          </table:table-cell>
          <table:table-cell office:value-type="string" calcext:value-type="string">
            <text:p>http://www.moodys.com/cust/getdocumentByNotesDocId.asp?criteria=PBS_SF8330</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43];[.F343])" office:value-type="string" office:string-value="CMBS: Moody's Approach to Assessing Loan Credit Quality at a Cyclical Trough" calcext:value-type="string">
            <text:p>CMBS: Moody's Approach to Assessing Loan Credit Quality at a Cyclical Trough</text:p>
          </table:table-cell>
          <table:table-cell table:style-name="ce64" office:value-type="float" office:value="37532" calcext:value-type="float">
            <text:p>3-Oct-02</text:p>
          </table:table-cell>
          <table:table-cell table:style-name="ce76" office:value-type="string" calcext:value-type="string">
            <text:p>Americas</text:p>
          </table:table-cell>
          <table:table-cell table:style-name="ce86" office:value-type="string" calcext:value-type="string">
            <text:p>CMBS: Moody's Approach to Assessing Loan Credit Quality at a Cyclical Trough</text:p>
          </table:table-cell>
          <table:table-cell office:value-type="string" calcext:value-type="string">
            <text:p>http://www.moodys.com/cust/getdocumentByNotesDocId.asp?criteria=PBS_SF16508</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44];[.F344])" office:value-type="string" office:string-value="CMBS: Moody's Approach to Rating Assisted Living Facilities" calcext:value-type="string">
            <text:p>CMBS: Moody's Approach to Rating Assisted Living Facilities</text:p>
          </table:table-cell>
          <table:table-cell table:style-name="ce64" office:value-type="float" office:value="36230" calcext:value-type="float">
            <text:p>11-Mar-99</text:p>
          </table:table-cell>
          <table:table-cell table:style-name="ce76" office:value-type="string" calcext:value-type="string">
            <text:p>Americas</text:p>
          </table:table-cell>
          <table:table-cell table:style-name="ce86" office:value-type="string" calcext:value-type="string">
            <text:p>CMBS: Moody's Approach to Rating Assisted Living Facilities</text:p>
          </table:table-cell>
          <table:table-cell office:value-type="string" calcext:value-type="string">
            <text:p>http://www.moodys.com/cust/getdocumentByNotesDocId.asp?criteria=PBS_SF7357</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45];[.F345])" office:value-type="string" office:string-value="CMBS: Moody's Approach To Rating CMBS Sale and Lease-Back Transactions in Japan" calcext:value-type="string">
            <text:p>CMBS: Moody's Approach To Rating CMBS Sale and Lease-Back Transactions in Japan</text:p>
          </table:table-cell>
          <table:table-cell table:style-name="ce64" office:value-type="float" office:value="37502" calcext:value-type="float">
            <text:p>3-Sep-02</text:p>
          </table:table-cell>
          <table:table-cell table:style-name="ce76" office:value-type="string" calcext:value-type="string">
            <text:p>Asia</text:p>
          </table:table-cell>
          <table:table-cell table:style-name="ce86" office:value-type="string" calcext:value-type="string">
            <text:p>CMBS: Moody's Approach To Rating CMBS Sale and Lease-Back Transactions in Japan</text:p>
          </table:table-cell>
          <table:table-cell office:value-type="string" calcext:value-type="string">
            <text:p>http://www.moodys.com/cust/getdocumentByNotesDocId.asp?criteria=PBS_SF16118</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46];[.F346])" office:value-type="string" office:string-value="CMBS: Moody's Approach to Rating Credit Tenant Lease (CTL) Backed Transactions" calcext:value-type="string">
            <text:p>CMBS: Moody's Approach to Rating Credit Tenant Lease (CTL) Backed Transactions</text:p>
          </table:table-cell>
          <table:table-cell table:style-name="ce64" office:value-type="float" office:value="36070" calcext:value-type="float">
            <text:p>2-Oct-98</text:p>
          </table:table-cell>
          <table:table-cell table:style-name="ce76" office:value-type="string" calcext:value-type="string">
            <text:p>Americas</text:p>
          </table:table-cell>
          <table:table-cell table:style-name="ce86" office:value-type="string" calcext:value-type="string">
            <text:p>CMBS: Moody's Approach to Rating Credit Tenant Lease (CTL) Backed Transactions</text:p>
          </table:table-cell>
          <table:table-cell office:value-type="string" calcext:value-type="string">
            <text:p>http://www.moodys.com/cust/getdocumentByNotesDocId.asp?criteria=PBS_SF6904</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47];[.F347])" office:value-type="string" office:string-value="CMBS: Moody's Approach to Rating Floating Rate Transactions" calcext:value-type="string">
            <text:p>CMBS: Moody's Approach to Rating Floating Rate Transactions</text:p>
          </table:table-cell>
          <table:table-cell table:style-name="ce64" office:value-type="float" office:value="36658" calcext:value-type="float">
            <text:p>12-May-00</text:p>
          </table:table-cell>
          <table:table-cell table:style-name="ce76" office:value-type="string" calcext:value-type="string">
            <text:p>Americas</text:p>
          </table:table-cell>
          <table:table-cell table:style-name="ce86" office:value-type="string" calcext:value-type="string">
            <text:p>CMBS: Moody's Approach to Rating Floating Rate Transactions</text:p>
          </table:table-cell>
          <table:table-cell office:value-type="string" calcext:value-type="string">
            <text:p>http://www.moodys.com/cust/getdocumentByNotesDocId.asp?criteria=PBS_SF8647</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48];[.F348])" office:value-type="string" office:string-value="CMBS: Moody's Approach to Rating Large Loan/Single Borrower Transactions" calcext:value-type="string">
            <text:p>CMBS: Moody's Approach to Rating Large Loan/Single Borrower Transactions</text:p>
          </table:table-cell>
          <table:table-cell table:style-name="ce64" office:value-type="float" office:value="36714" calcext:value-type="float">
            <text:p>7-Jul-00</text:p>
          </table:table-cell>
          <table:table-cell table:style-name="ce76" office:value-type="string" calcext:value-type="string">
            <text:p>Americas</text:p>
          </table:table-cell>
          <table:table-cell table:style-name="ce86" office:value-type="string" calcext:value-type="string">
            <text:p>CMBS: Moody's Approach to Rating Large Loan/Single Borrower Transactions</text:p>
          </table:table-cell>
          <table:table-cell office:value-type="string" calcext:value-type="string">
            <text:p>http://www.moodys.com/cust/getdocumentByNotesDocId.asp?criteria=PBS_SF8803</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49];[.F349])" office:value-type="string" office:string-value="CMBS: Moody's Approach to Rating Liquidating CMBS Transactions in Japan" calcext:value-type="string">
            <text:p>CMBS: Moody's Approach to Rating Liquidating CMBS Transactions in Japan</text:p>
          </table:table-cell>
          <table:table-cell table:style-name="ce64" office:value-type="float" office:value="37771" calcext:value-type="float">
            <text:p>30-May-03</text:p>
          </table:table-cell>
          <table:table-cell table:style-name="ce76" office:value-type="string" calcext:value-type="string">
            <text:p>Asia</text:p>
          </table:table-cell>
          <table:table-cell table:style-name="ce86" office:value-type="string" calcext:value-type="string">
            <text:p>CMBS: Moody's Approach to Rating Liquidating CMBS Transactions in Japan</text:p>
          </table:table-cell>
          <table:table-cell office:value-type="string" calcext:value-type="string">
            <text:p>http://www.moodys.com/cust/getdocumentByNotesDocId.asp?criteria=PBS_SF22840</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50];[.F350])" office:value-type="string" office:string-value="CMBS: Moody's Approach to Rating Loans Secured by Industrial Properties" calcext:value-type="string">
            <text:p>CMBS: Moody's Approach to Rating Loans Secured by Industrial Properties</text:p>
          </table:table-cell>
          <table:table-cell table:style-name="ce64" office:value-type="float" office:value="36973" calcext:value-type="float">
            <text:p>23-Mar-01</text:p>
          </table:table-cell>
          <table:table-cell table:style-name="ce76" office:value-type="string" calcext:value-type="string">
            <text:p>Americas</text:p>
          </table:table-cell>
          <table:table-cell table:style-name="ce86" office:value-type="string" calcext:value-type="string">
            <text:p>CMBS: Moody's Approach to Rating Loans Secured by Industrial Properties</text:p>
          </table:table-cell>
          <table:table-cell office:value-type="string" calcext:value-type="string">
            <text:p>http://www.moodys.com/cust/getdocumentByNotesDocId.asp?criteria=PBS_SF10225</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51];[.F351])" office:value-type="string" office:string-value="CMBS: Moody's Approach to Rating Loans Secured by Manufactured Home Communities" calcext:value-type="string">
            <text:p>CMBS: Moody's Approach to Rating Loans Secured by Manufactured Home Communities</text:p>
          </table:table-cell>
          <table:table-cell table:style-name="ce64" office:value-type="float" office:value="37914" calcext:value-type="float">
            <text:p>20-Oct-03</text:p>
          </table:table-cell>
          <table:table-cell table:style-name="ce76" office:value-type="string" calcext:value-type="string">
            <text:p>Americas</text:p>
          </table:table-cell>
          <table:table-cell table:style-name="ce86" office:value-type="string" calcext:value-type="string">
            <text:p>CMBS: Moody's Approach to Rating Loans Secured by Manufactured Home Communities</text:p>
          </table:table-cell>
          <table:table-cell office:value-type="string" calcext:value-type="string">
            <text:p>http://www.moodys.com/cust/getdocumentByNotesDocId.asp?criteria=PBS_SF27665</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52];[.F352])" office:value-type="string" office:string-value="CMBS: Moody's Approach to Rating Loans Secured by Multi-Family Properties" calcext:value-type="string">
            <text:p>CMBS: Moody's Approach to Rating Loans Secured by Multi-Family Properties</text:p>
          </table:table-cell>
          <table:table-cell table:style-name="ce64" office:value-type="float" office:value="37678" calcext:value-type="float">
            <text:p>26-Feb-03</text:p>
          </table:table-cell>
          <table:table-cell table:style-name="ce76" office:value-type="string" calcext:value-type="string">
            <text:p>Americas</text:p>
          </table:table-cell>
          <table:table-cell table:style-name="ce86" office:value-type="string" calcext:value-type="string">
            <text:p>CMBS: Moody's Approach to Rating Loans Secured by Multi-Family Properties</text:p>
          </table:table-cell>
          <table:table-cell office:value-type="string" calcext:value-type="string">
            <text:p>http://www.moodys.com/cust/getdocumentByNotesDocId.asp?criteria=PBS_SF20171</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53];[.F353])" office:value-type="string" office:string-value="CMBS: Moody's Approach to Rating Loans Secured by Office Properties" calcext:value-type="string">
            <text:p>CMBS: Moody's Approach to Rating Loans Secured by Office Properties</text:p>
          </table:table-cell>
          <table:table-cell table:style-name="ce64" office:value-type="float" office:value="36357" calcext:value-type="float">
            <text:p>16-Jul-99</text:p>
          </table:table-cell>
          <table:table-cell table:style-name="ce76" office:value-type="string" calcext:value-type="string">
            <text:p>Americas</text:p>
          </table:table-cell>
          <table:table-cell table:style-name="ce86" office:value-type="string" calcext:value-type="string">
            <text:p>CMBS: Moody's Approach to Rating Loans Secured by Office Properties</text:p>
          </table:table-cell>
          <table:table-cell office:value-type="string" calcext:value-type="string">
            <text:p>http://www.moodys.com/cust/getdocumentByNotesDocId.asp?criteria=PBS_SF7765</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54];[.F354])" office:value-type="string" office:string-value="CMBS: Moody's Approach to Rating Loans Secured by Parking Facilities" calcext:value-type="string">
            <text:p>CMBS: Moody's Approach to Rating Loans Secured by Parking Facilities</text:p>
          </table:table-cell>
          <table:table-cell table:style-name="ce64" office:value-type="float" office:value="37914" calcext:value-type="float">
            <text:p>20-Oct-03</text:p>
          </table:table-cell>
          <table:table-cell table:style-name="ce76" office:value-type="string" calcext:value-type="string">
            <text:p>Americas</text:p>
          </table:table-cell>
          <table:table-cell table:style-name="ce86" office:value-type="string" calcext:value-type="string">
            <text:p>CMBS: Moody's Approach to Rating Loans Secured by Parking Facilities</text:p>
          </table:table-cell>
          <table:table-cell office:value-type="string" calcext:value-type="string">
            <text:p>http://www.moodys.com/cust/getdocumentByNotesDocId.asp?criteria=PBS_SF27691</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55];[.F355])" office:value-type="string" office:string-value="CMBS: Moody's Approach to Rating Loans Secured by Self- Storage Facilities" calcext:value-type="string">
            <text:p>CMBS: Moody's Approach to Rating Loans Secured by Self- Storage Facilities</text:p>
          </table:table-cell>
          <table:table-cell table:style-name="ce64" office:value-type="float" office:value="37914" calcext:value-type="float">
            <text:p>20-Oct-03</text:p>
          </table:table-cell>
          <table:table-cell table:style-name="ce76" office:value-type="string" calcext:value-type="string">
            <text:p>Americas</text:p>
          </table:table-cell>
          <table:table-cell table:style-name="ce86" office:value-type="string" calcext:value-type="string">
            <text:p>CMBS: Moody's Approach to Rating Loans Secured by Self- Storage Facilities</text:p>
          </table:table-cell>
          <table:table-cell office:value-type="string" calcext:value-type="string">
            <text:p>http://www.moodys.com/cust/getdocumentByNotesDocId.asp?criteria=PBS_SF27668</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56];[.F356])" office:value-type="string" office:string-value="CMBS: Moody's Approach to Rating Recourse Loans in Canadian and U.S. Conduits" calcext:value-type="string">
            <text:p>CMBS: Moody's Approach to Rating Recourse Loans in Canadian and U.S. Conduits</text:p>
          </table:table-cell>
          <table:table-cell table:style-name="ce64" office:value-type="float" office:value="37300" calcext:value-type="float">
            <text:p>13-Feb-02</text:p>
          </table:table-cell>
          <table:table-cell table:style-name="ce76" office:value-type="string" calcext:value-type="string">
            <text:p>Americas</text:p>
          </table:table-cell>
          <table:table-cell table:style-name="ce86" office:value-type="string" calcext:value-type="string">
            <text:p>CMBS: Moody's Approach to Rating Recourse Loans in Canadian and U.S. Conduits</text:p>
          </table:table-cell>
          <table:table-cell office:value-type="string" calcext:value-type="string">
            <text:p>http://www.moodys.com/cust/getdocumentByNotesDocId.asp?criteria=PBS_SF12219</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57];[.F357])" office:value-type="string" office:string-value="CMBS: Moody's Approach to Rating Static CDOs Backed by Commercial Real Estate Securities" calcext:value-type="string">
            <text:p>CMBS: Moody's Approach to Rating Static CDOs Backed by Commercial Real Estate Securities</text:p>
          </table:table-cell>
          <table:table-cell table:style-name="ce64" office:value-type="float" office:value="38155" calcext:value-type="float">
            <text:p>17-Jun-04</text:p>
          </table:table-cell>
          <table:table-cell table:style-name="ce77" office:value-type="string" calcext:value-type="string">
            <text:p>Americas</text:p>
          </table:table-cell>
          <table:table-cell table:style-name="ce86" office:value-type="string" calcext:value-type="string">
            <text:p>CMBS: Moody's Approach to Rating Static CDOs Backed by Commercial Real Estate Securities</text:p>
          </table:table-cell>
          <table:table-cell office:value-type="string" calcext:value-type="string">
            <text:p>http://www.moodys.com/cust/getdocumentByNotesDocId.asp?criteria=PBS_SF39459</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58];[.F358])" office:value-type="string" office:string-value="CMBS: Moody's Approach to Rating U.S. Conduit Transactions" calcext:value-type="string">
            <text:p>CMBS: Moody's Approach to Rating U.S. Conduit Transactions</text:p>
          </table:table-cell>
          <table:table-cell table:style-name="ce64" office:value-type="float" office:value="36784" calcext:value-type="float">
            <text:p>15-Sep-00</text:p>
          </table:table-cell>
          <table:table-cell table:style-name="ce76" office:value-type="string" calcext:value-type="string">
            <text:p>Americas</text:p>
          </table:table-cell>
          <table:table-cell table:style-name="ce86" office:value-type="string" calcext:value-type="string">
            <text:p>CMBS: Moody's Approach to Rating U.S. Conduit Transactions</text:p>
          </table:table-cell>
          <table:table-cell office:value-type="string" calcext:value-type="string">
            <text:p>http://www.moodys.com/cust/getdocumentByNotesDocId.asp?criteria=PBS_SF9057</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59];[.F359])" office:value-type="string" office:string-value="CMBS: Moody's Approach To Replacement Cost" calcext:value-type="string">
            <text:p>CMBS: Moody's Approach To Replacement Cost</text:p>
          </table:table-cell>
          <table:table-cell table:style-name="ce64" office:value-type="float" office:value="36594" calcext:value-type="float">
            <text:p>9-Mar-00</text:p>
          </table:table-cell>
          <table:table-cell table:style-name="ce76" office:value-type="string" calcext:value-type="string">
            <text:p>Americas</text:p>
          </table:table-cell>
          <table:table-cell table:style-name="ce86" office:value-type="string" calcext:value-type="string">
            <text:p>CMBS: Moody's Approach To Replacement Cost</text:p>
          </table:table-cell>
          <table:table-cell office:value-type="string" calcext:value-type="string">
            <text:p>http://www.moodys.com/cust/getdocumentByNotesDocId.asp?criteria=PBS_SF8434</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60];[.F360])" office:value-type="string" office:string-value="CMBS: Moody's Approach to Revolving Facilities in CDOs Backed by Commercial Real Estate Securities" calcext:value-type="string">
            <text:p>CMBS: Moody's Approach to Revolving Facilities in CDOs Backed by Commercial Real Estate Securities</text:p>
          </table:table-cell>
          <table:table-cell table:style-name="ce64" office:value-type="float" office:value="38197" calcext:value-type="float">
            <text:p>29-Jul-04</text:p>
          </table:table-cell>
          <table:table-cell table:style-name="ce77" office:value-type="string" calcext:value-type="string">
            <text:p>Americas</text:p>
          </table:table-cell>
          <table:table-cell table:style-name="ce86" office:value-type="string" calcext:value-type="string">
            <text:p>CMBS: Moody's Approach to Revolving Facilities in CDOs Backed by Commercial Real Estate Securities</text:p>
          </table:table-cell>
          <table:table-cell office:value-type="string" calcext:value-type="string">
            <text:p>http://www.moodys.com/cust/getdocumentByNotesDocId.asp?criteria=PBS_SF41677</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61];[.F361])" office:value-type="string" office:string-value="CMBS: Moody's Approach to Secured Creditor Environmental Insurance" calcext:value-type="string">
            <text:p>CMBS: Moody's Approach to Secured Creditor Environmental Insurance</text:p>
          </table:table-cell>
          <table:table-cell table:style-name="ce64" office:value-type="float" office:value="36314" calcext:value-type="float">
            <text:p>3-Jun-99</text:p>
          </table:table-cell>
          <table:table-cell table:style-name="ce76" office:value-type="string" calcext:value-type="string">
            <text:p>Americas</text:p>
          </table:table-cell>
          <table:table-cell table:style-name="ce86" office:value-type="string" calcext:value-type="string">
            <text:p>CMBS: Moody's Approach to Secured Creditor Environmental Insurance</text:p>
          </table:table-cell>
          <table:table-cell office:value-type="string" calcext:value-type="string">
            <text:p>http://www.moodys.com/cust/getdocumentByNotesDocId.asp?criteria=PBS_SF7607</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62];[.F362])" office:value-type="string" office:string-value="CMBS: Moody's Approach to Small Commercial Real Estate Loans" calcext:value-type="string">
            <text:p>CMBS: Moody's Approach to Small Commercial Real Estate Loans</text:p>
          </table:table-cell>
          <table:table-cell table:style-name="ce64" office:value-type="float" office:value="36424" calcext:value-type="float">
            <text:p>21-Sep-99</text:p>
          </table:table-cell>
          <table:table-cell table:style-name="ce76" office:value-type="string" calcext:value-type="string">
            <text:p>Americas</text:p>
          </table:table-cell>
          <table:table-cell table:style-name="ce86" office:value-type="string" calcext:value-type="string">
            <text:p>CMBS: Moody's Approach to Small Commercial Real Estate Loans</text:p>
          </table:table-cell>
          <table:table-cell office:value-type="string" calcext:value-type="string">
            <text:p>http://www.moodys.com/cust/getdocumentByNotesDocId.asp?criteria=PBS_SF7958</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63];[.F363])" office:value-type="string" office:string-value="CMBS: Moody's Approach To Surveillance" calcext:value-type="string">
            <text:p>CMBS: Moody's Approach To Surveillance</text:p>
          </table:table-cell>
          <table:table-cell table:style-name="ce64" office:value-type="float" office:value="37529" calcext:value-type="float">
            <text:p>30-Sep-02</text:p>
          </table:table-cell>
          <table:table-cell table:style-name="ce76" office:value-type="string" calcext:value-type="string">
            <text:p>Americas</text:p>
          </table:table-cell>
          <table:table-cell table:style-name="ce86" office:value-type="string" calcext:value-type="string">
            <text:p>CMBS: Moody's Approach To Surveillance</text:p>
          </table:table-cell>
          <table:table-cell office:value-type="string" calcext:value-type="string">
            <text:p>http://www.moodys.com/cust/getdocumentByNotesDocId.asp?criteria=PBS_SF16499</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64];[.F364])" office:value-type="string" office:string-value="CMBS: Moody's Approach to Terrorism Insurance After the Federal Backstop" calcext:value-type="string">
            <text:p>CMBS: Moody's Approach to Terrorism Insurance After the Federal Backstop</text:p>
          </table:table-cell>
          <table:table-cell table:style-name="ce64" office:value-type="float" office:value="37627" calcext:value-type="float">
            <text:p>6-Jan-03</text:p>
          </table:table-cell>
          <table:table-cell table:style-name="ce76" office:value-type="string" calcext:value-type="string">
            <text:p>Americas</text:p>
          </table:table-cell>
          <table:table-cell table:style-name="ce86" office:value-type="string" calcext:value-type="string">
            <text:p>CMBS: Moody's Approach to Terrorism Insurance After the Federal Backstop</text:p>
          </table:table-cell>
          <table:table-cell office:value-type="string" calcext:value-type="string">
            <text:p>http://www.moodys.com/cust/getdocumentByNotesDocId.asp?criteria=PBS_SF18610</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65];[.F365])" office:value-type="string" office:string-value="CMBS: Occupancy Cost Ratio Is Key to Analysis of Mall Credit Risk" calcext:value-type="string">
            <text:p>CMBS: Occupancy Cost Ratio Is Key to Analysis of Mall Credit Risk</text:p>
          </table:table-cell>
          <table:table-cell table:style-name="ce64" office:value-type="float" office:value="37599" calcext:value-type="float">
            <text:p>9-Dec-02</text:p>
          </table:table-cell>
          <table:table-cell table:style-name="ce76" office:value-type="string" calcext:value-type="string">
            <text:p>Americas</text:p>
          </table:table-cell>
          <table:table-cell table:style-name="ce86" office:value-type="string" calcext:value-type="string">
            <text:p>CMBS: Occupancy Cost Ratio Is Key to Analysis of Mall Credit Risk</text:p>
          </table:table-cell>
          <table:table-cell office:value-type="string" calcext:value-type="string">
            <text:p>http://www.moodys.com/cust/getdocumentByNotesDocId.asp?criteria=PBS_SF18109</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66];[.F366])" office:value-type="string" office:string-value="Methodology for Assigning Real Estate Cash Flow Volatility Ratings" calcext:value-type="string">
            <text:p>Methodology for Assigning Real Estate Cash Flow Volatility Ratings</text:p>
          </table:table-cell>
          <table:table-cell table:style-name="ce64" office:value-type="float" office:value="39063" calcext:value-type="float">
            <text:p>12-Dec-06</text:p>
          </table:table-cell>
          <table:table-cell table:style-name="ce76" office:value-type="string" calcext:value-type="string">
            <text:p>Asia</text:p>
          </table:table-cell>
          <table:table-cell table:style-name="ce86" office:value-type="string" calcext:value-type="string">
            <text:p>Methodology for Assigning Real Estate Cash Flow Volatility Ratings</text:p>
          </table:table-cell>
          <table:table-cell office:value-type="string" calcext:value-type="string">
            <text:p>http://www.moodys.com/cust/getdocumentByNotesDocId.asp?criteria=PBS_SF88123</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67];[.F367])" office:value-type="string" office:string-value="Moody's Approach to Pari-Passu Notes in CMBS: Some &quot;A&quot;-Notes Are More Equal Than Others" calcext:value-type="string">
            <text:p>Moody's Approach to Pari-Passu Notes in CMBS: Some "A"-Notes Are More Equal Than Others</text:p>
          </table:table-cell>
          <table:table-cell table:style-name="ce64" office:value-type="float" office:value="37994" calcext:value-type="float">
            <text:p>8-Jan-04</text:p>
          </table:table-cell>
          <table:table-cell table:style-name="ce76" office:value-type="string" calcext:value-type="string">
            <text:p>Americas</text:p>
          </table:table-cell>
          <table:table-cell table:style-name="ce86" office:value-type="string" calcext:value-type="string">
            <text:p>Moody's Approach to Pari-Passu Notes in CMBS: Some "A"-Notes Are More Equal Than Others</text:p>
          </table:table-cell>
          <table:table-cell office:value-type="string" calcext:value-type="string">
            <text:p>http://www.moodys.com/cust/getdocumentByNotesDocId.asp?criteria=PBS_SF30612</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68];[.F368])" office:value-type="string" office:string-value="Positive and Negative Pooling: Moody's Approach to Tranching Large Loan CMBS" calcext:value-type="string">
            <text:p>Positive and Negative Pooling: Moody's Approach to Tranching Large Loan CMBS</text:p>
          </table:table-cell>
          <table:table-cell table:style-name="ce64" office:value-type="float" office:value="37243" calcext:value-type="float">
            <text:p>18-Dec-01</text:p>
          </table:table-cell>
          <table:table-cell table:style-name="ce76" office:value-type="string" calcext:value-type="string">
            <text:p>Americas</text:p>
          </table:table-cell>
          <table:table-cell table:style-name="ce86" office:value-type="string" calcext:value-type="string">
            <text:p>Positive and Negative Pooling: Moody's Approach to Tranching Large Loan CMBS</text:p>
          </table:table-cell>
          <table:table-cell office:value-type="string" calcext:value-type="string">
            <text:p>http://www.moodys.com/cust/getdocumentByNotesDocId.asp?criteria=PBS_SF11680</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69];[.F369])" office:value-type="string" office:string-value="U.S. CMBS: Moody's Approach To Analyzing Transitional Hotel Properties" calcext:value-type="string">
            <text:p>U.S. CMBS: Moody's Approach To Analyzing Transitional Hotel Properties</text:p>
          </table:table-cell>
          <table:table-cell table:style-name="ce64" office:value-type="float" office:value="38694" calcext:value-type="float">
            <text:p>8-Dec-05</text:p>
          </table:table-cell>
          <table:table-cell table:style-name="ce76" office:value-type="string" calcext:value-type="string">
            <text:p>Americas</text:p>
          </table:table-cell>
          <table:table-cell table:style-name="ce86" office:value-type="string" calcext:value-type="string">
            <text:p>U.S. CMBS: Moody's Approach To Analyzing Transitional Hotel Properties</text:p>
          </table:table-cell>
          <table:table-cell office:value-type="string" calcext:value-type="string">
            <text:p>http://www.moodys.com/cust/getdocumentByNotesDocId.asp?criteria=PBS_SF66225</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70];[.F370])" office:value-type="string" office:string-value="U.S. CMBS: Moody's Approach to Borrower-Affiliates Owning Their Related B-Notes" calcext:value-type="string">
            <text:p>U.S. CMBS: Moody's Approach to Borrower-Affiliates Owning Their Related B-Notes</text:p>
          </table:table-cell>
          <table:table-cell table:style-name="ce64" office:value-type="float" office:value="38240" calcext:value-type="float">
            <text:p>10-Sep-04</text:p>
          </table:table-cell>
          <table:table-cell table:style-name="ce76" office:value-type="string" calcext:value-type="string">
            <text:p>Americas</text:p>
          </table:table-cell>
          <table:table-cell table:style-name="ce86" office:value-type="string" calcext:value-type="string">
            <text:p>U.S. CMBS: Moody's Approach to Borrower-Affiliates Owning Their Related B-Notes</text:p>
          </table:table-cell>
          <table:table-cell office:value-type="string" calcext:value-type="string">
            <text:p>http://www.moodys.com/cust/getdocumentByNotesDocId.asp?criteria=PBS_SF43852</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71];[.F371])" office:value-type="string" office:string-value="US CMBS and CRE CDO: Moody's Approach to Rating Commercial Real Estate Mezzanine Loans" calcext:value-type="string">
            <text:p>US CMBS and CRE CDO: Moody's Approach to Rating Commercial Real Estate Mezzanine Loans</text:p>
          </table:table-cell>
          <table:table-cell table:style-name="ce64" office:value-type="float" office:value="39170" calcext:value-type="float">
            <text:p>29-Mar-07</text:p>
          </table:table-cell>
          <table:table-cell table:style-name="ce76" office:value-type="string" calcext:value-type="string">
            <text:p>Americas</text:p>
          </table:table-cell>
          <table:table-cell table:style-name="ce86" office:value-type="string" calcext:value-type="string">
            <text:p>US CMBS and CRE CDO: Moody's Approach to Rating Commercial Real Estate Mezzanine Loans</text:p>
          </table:table-cell>
          <table:table-cell office:value-type="string" calcext:value-type="string">
            <text:p>http://www.moodys.com/cust/getdocumentByNotesDocId.asp?criteria=PBS_SF95585</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72];[.F372])" office:value-type="string" office:string-value="US CMBS: Moody’s Approach to Rating Loans Secured by Nursing Facilities" calcext:value-type="string">
            <text:p>US CMBS: Moody’s Approach to Rating Loans Secured by Nursing Facilities</text:p>
          </table:table-cell>
          <table:table-cell table:style-name="ce64" office:value-type="float" office:value="38448" calcext:value-type="float">
            <text:p>6-Apr-05</text:p>
          </table:table-cell>
          <table:table-cell table:style-name="ce76" office:value-type="string" calcext:value-type="string">
            <text:p>Americas</text:p>
          </table:table-cell>
          <table:table-cell table:style-name="ce86" office:value-type="string" calcext:value-type="string">
            <text:p>US CMBS: Moody’s Approach to Rating Loans Secured by Nursing Facilities</text:p>
          </table:table-cell>
          <table:table-cell office:value-type="string" calcext:value-type="string">
            <text:p>http://www.moodys.com/cust/getdocumentByNotesDocId.asp?criteria=PBS_SF53825</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73];[.F373])" office:value-type="string" office:string-value="US CMBS: Moody's Approach to Office Loans - Sustainable Rents and Tenant Ratings Are Key To Credit Quality" calcext:value-type="string">
            <text:p>US CMBS: Moody's Approach to Office Loans - Sustainable Rents and Tenant Ratings Are Key To Credit Quality</text:p>
          </table:table-cell>
          <table:table-cell table:style-name="ce64" office:value-type="float" office:value="38433" calcext:value-type="float">
            <text:p>22-Mar-05</text:p>
          </table:table-cell>
          <table:table-cell table:style-name="ce76" office:value-type="string" calcext:value-type="string">
            <text:p>Americas</text:p>
          </table:table-cell>
          <table:table-cell table:style-name="ce86" office:value-type="string" calcext:value-type="string">
            <text:p>US CMBS: Moody's Approach to Office Loans - Sustainable Rents and Tenant Ratings Are Key To Credit Quality</text:p>
          </table:table-cell>
          <table:table-cell office:value-type="string" calcext:value-type="string">
            <text:p>http://www.moodys.com/cust/getdocumentByNotesDocId.asp?criteria=PBS_SF53075</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74];[.F374])" office:value-type="string" office:string-value="US CMBS: Moody's Approach to Rating Commercial Land Loans" calcext:value-type="string">
            <text:p>US CMBS: Moody's Approach to Rating Commercial Land Loans</text:p>
          </table:table-cell>
          <table:table-cell table:style-name="ce64" office:value-type="float" office:value="38875" calcext:value-type="float">
            <text:p>7-Jun-06</text:p>
          </table:table-cell>
          <table:table-cell table:style-name="ce76" office:value-type="string" calcext:value-type="string">
            <text:p>Americas</text:p>
          </table:table-cell>
          <table:table-cell table:style-name="ce86" office:value-type="string" calcext:value-type="string">
            <text:p>US CMBS: Moody's Approach to Rating Commercial Land Loans</text:p>
          </table:table-cell>
          <table:table-cell office:value-type="string" calcext:value-type="string">
            <text:p>http://www.moodys.com/cust/getdocumentByNotesDocId.asp?criteria=PBS_SF76251</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75];[.F375])" office:value-type="string" office:string-value="US CMBS: Moody's Approach to Rating Commercial Real Estate Construction Loans" calcext:value-type="string">
            <text:p>US CMBS: Moody's Approach to Rating Commercial Real Estate Construction Loans</text:p>
          </table:table-cell>
          <table:table-cell table:style-name="ce64" office:value-type="float" office:value="38737" calcext:value-type="float">
            <text:p>20-Jan-06</text:p>
          </table:table-cell>
          <table:table-cell table:style-name="ce76" office:value-type="string" calcext:value-type="string">
            <text:p>Americas</text:p>
          </table:table-cell>
          <table:table-cell table:style-name="ce86" office:value-type="string" calcext:value-type="string">
            <text:p>US CMBS: Moody's Approach to Rating Commercial Real Estate Construction Loans</text:p>
          </table:table-cell>
          <table:table-cell office:value-type="string" calcext:value-type="string">
            <text:p>http://www.moodys.com/cust/getdocumentByNotesDocId.asp?criteria=PBS_SF68136</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76];[.F376])" office:value-type="string" office:string-value="US CMBS: Moody's Approach to Rating Condo Conversion Loans" calcext:value-type="string">
            <text:p>US CMBS: Moody's Approach to Rating Condo Conversion Loans</text:p>
          </table:table-cell>
          <table:table-cell table:style-name="ce64" office:value-type="float" office:value="38414" calcext:value-type="float">
            <text:p>3-Mar-05</text:p>
          </table:table-cell>
          <table:table-cell table:style-name="ce77" office:value-type="string" calcext:value-type="string">
            <text:p>Americas</text:p>
          </table:table-cell>
          <table:table-cell table:style-name="ce86" office:value-type="string" calcext:value-type="string">
            <text:p>US CMBS: Moody's Approach to Rating Condo Conversion Loans</text:p>
          </table:table-cell>
          <table:table-cell office:value-type="string" calcext:value-type="string">
            <text:p>http://www.moodys.com/cust/getdocumentByNotesDocId.asp?criteria=PBS_SF52048</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77];[.F377])" office:value-type="string" office:string-value="US CMBS: Moody's Approach to Real Estate Tax Abatements" calcext:value-type="string">
            <text:p>US CMBS: Moody's Approach to Real Estate Tax Abatements</text:p>
          </table:table-cell>
          <table:table-cell table:style-name="ce64" office:value-type="float" office:value="38686" calcext:value-type="float">
            <text:p>30-Nov-05</text:p>
          </table:table-cell>
          <table:table-cell table:style-name="ce76" office:value-type="string" calcext:value-type="string">
            <text:p>Americas</text:p>
          </table:table-cell>
          <table:table-cell table:style-name="ce86" office:value-type="string" calcext:value-type="string">
            <text:p>US CMBS: Moody's Approach to Real Estate Tax Abatements</text:p>
          </table:table-cell>
          <table:table-cell office:value-type="string" calcext:value-type="string">
            <text:p>http://www.moodys.com/cust/getdocumentByNotesDocId.asp?criteria=PBS_SF65932</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78];[.F378])" office:value-type="string" office:string-value="US CMBS: Moody's Approach To Surveillance Of Large Loan Transactions" calcext:value-type="string">
            <text:p>US CMBS: Moody's Approach To Surveillance Of Large Loan Transactions</text:p>
          </table:table-cell>
          <table:table-cell table:style-name="ce64" office:value-type="float" office:value="38784" calcext:value-type="float">
            <text:p>8-Mar-06</text:p>
          </table:table-cell>
          <table:table-cell table:style-name="ce76" office:value-type="string" calcext:value-type="string">
            <text:p>Americas</text:p>
          </table:table-cell>
          <table:table-cell table:style-name="ce86" office:value-type="string" calcext:value-type="string">
            <text:p>US CMBS: Moody's Approach To Surveillance Of Large Loan Transactions</text:p>
          </table:table-cell>
          <table:table-cell office:value-type="string" calcext:value-type="string">
            <text:p>http://www.moodys.com/cust/getdocumentByNotesDocId.asp?criteria=PBS_SF70873</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79];[.F379])" office:value-type="string" office:string-value="Moody's Approach to Rating Canadian CMBS" calcext:value-type="string">
            <text:p>Moody's Approach to Rating Canadian CMBS</text:p>
          </table:table-cell>
          <table:table-cell table:style-name="ce64" office:value-type="float" office:value="36671" calcext:value-type="float">
            <text:p>25-May-00</text:p>
          </table:table-cell>
          <table:table-cell table:style-name="ce76" office:value-type="string" calcext:value-type="string">
            <text:p>Americas</text:p>
          </table:table-cell>
          <table:table-cell table:style-name="ce86" office:value-type="string" calcext:value-type="string">
            <text:p>Moody's Approach to Rating Canadian CMBS</text:p>
          </table:table-cell>
          <table:table-cell office:value-type="string" calcext:value-type="string">
            <text:p>http://www.moodys.com/cust/getdocumentByNotesDocId.asp?criteria=PBS_SF8681</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80];[.F380])" office:value-type="string" office:string-value="Moody's Approach to Rating European CMBS" calcext:value-type="string">
            <text:p>Moody's Approach to Rating European CMBS</text:p>
          </table:table-cell>
          <table:table-cell table:style-name="ce64" office:value-type="float" office:value="37050" calcext:value-type="float">
            <text:p>8-Jun-01</text:p>
          </table:table-cell>
          <table:table-cell table:style-name="ce76" office:value-type="string" calcext:value-type="string">
            <text:p>EMEA</text:p>
          </table:table-cell>
          <table:table-cell table:style-name="ce86" office:value-type="string" calcext:value-type="string">
            <text:p>Moody's Approach to Rating European CMBS</text:p>
          </table:table-cell>
          <table:table-cell office:value-type="string" calcext:value-type="string">
            <text:p>http://www.moodys.com/cust/getdocumentByNotesDocId.asp?criteria=PBS_SF10481</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office:value-type="string" calcext:value-type="string">
            <text:p><text:span text:style-name="T6"><text:a xlink:href="http://www.moodys.com/moodys/cust/research/MDCdocs/30/2003500000424511.pdf?search=5&amp;searchQuery=CMBS+Transactions+in+EMEA&amp;click=1" xlink:type="simple">Updated on Moody's Real Estate Analysis for CMBS Transactions in EMEA</text:a></text:span></text:p>
          </table:table-cell>
          <table:table-cell table:style-name="ce64" office:value-type="float" office:value="38523" calcext:value-type="float">
            <text:p>20-Jun-05</text:p>
          </table:table-cell>
          <table:table-cell table:style-name="ce76"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82];[.F382])" office:value-type="string" office:string-value="Update on Moody's Real Estate Analysis for CMBS in EMEA" calcext:value-type="string">
            <text:p>Update on Moody's Real Estate Analysis for CMBS in EMEA</text:p>
          </table:table-cell>
          <table:table-cell table:style-name="ce64" office:value-type="float" office:value="38533" calcext:value-type="float">
            <text:p>30-Jun-05</text:p>
          </table:table-cell>
          <table:table-cell table:style-name="ce76" office:value-type="string" calcext:value-type="string">
            <text:p>EMEA</text:p>
          </table:table-cell>
          <table:table-cell table:style-name="ce86" office:value-type="string" calcext:value-type="string">
            <text:p>Update on Moody's Real Estate Analysis for CMBS in EMEA</text:p>
          </table:table-cell>
          <table:table-cell office:value-type="string" calcext:value-type="string">
            <text:p>http://www.moodys.com/cust/getdocumentByNotesDocId.asp?criteria=PBS_SF57645</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office:value-type="string" calcext:value-type="string">
            <text:p><text:span text:style-name="T6"><text:a xlink:href="http://www.moodys.com/moodys/cust/research/MDCdocs/24/2005600000426147.pdf?search=5&amp;searchQuery=+Moody" xlink:type="simple">Moody's Real Estate Analysis for CMBS in EMEA: Portfolio Analysis (MoRE Portfolio)</text:a></text:span></text:p>
          </table:table-cell>
          <table:table-cell table:style-name="ce64" office:value-type="float" office:value="38831" calcext:value-type="float">
            <text:p>24-Apr-06</text:p>
          </table:table-cell>
          <table:table-cell table:style-name="ce76"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84];[.F384])" office:value-type="string" office:string-value="Non-Sequential Payment Structures in European CMBS Transactions" calcext:value-type="string">
            <text:p>Non-Sequential Payment Structures in European CMBS Transactions</text:p>
          </table:table-cell>
          <table:table-cell table:style-name="ce64" office:value-type="float" office:value="38776" calcext:value-type="float">
            <text:p>28-Feb-06</text:p>
          </table:table-cell>
          <table:table-cell table:style-name="ce76" office:value-type="string" calcext:value-type="string">
            <text:p>EMEA</text:p>
          </table:table-cell>
          <table:table-cell table:style-name="ce86" office:value-type="string" calcext:value-type="string">
            <text:p>Non-Sequential Payment Structures in European CMBS Transactions</text:p>
          </table:table-cell>
          <table:table-cell office:value-type="string" calcext:value-type="string">
            <text:p>http://www.moodys.com/cust/getdocumentByNotesDocId.asp?criteria=PBS_SF69217</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85];[.F385])" office:value-type="string" office:string-value="Moody's Approach to Rating Finance Transactions of Real Estate Development Projects in Japan" calcext:value-type="string">
            <text:p>Moody's Approach to Rating Finance Transactions of Real Estate Development Projects in Japan</text:p>
          </table:table-cell>
          <table:table-cell table:style-name="ce64" office:value-type="float" office:value="38236" calcext:value-type="float">
            <text:p>6-Sep-04</text:p>
          </table:table-cell>
          <table:table-cell table:style-name="ce76" office:value-type="string" calcext:value-type="string">
            <text:p>Asia</text:p>
          </table:table-cell>
          <table:table-cell table:style-name="ce86" office:value-type="string" calcext:value-type="string">
            <text:p>Moody's Approach to Rating Finance Transactions of Real Estate Development Projects in Japan</text:p>
          </table:table-cell>
          <table:table-cell office:value-type="string" calcext:value-type="string">
            <text:p>http://www.moodys.com/cust/getdocumentByNotesDocId.asp?criteria=PBS_SF43189</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office:value-type="string" calcext:value-type="string">
            <text:p><text:span text:style-name="T6"><text:a xlink:href="http://www.moodys.com/moodys/cust/research/MDCdocs/13/2007000000454560.pdf?search=5&amp;searchQuery=Moody" xlink:type="simple">Moody's Approach to Monitoring CMBS Ratings in Japan, Supplemental Series 1: Key Issues in the CMBS Monitoring Process</text:a></text:span></text:p>
          </table:table-cell>
          <table:table-cell table:style-name="ce64" office:value-type="float" office:value="39400" calcext:value-type="float">
            <text:p>14-Nov-07</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87];[.F387])" office:value-type="string" office:string-value="Updated: Moody's Approach to Rating CMBS Transactions in Japan" calcext:value-type="string">
            <text:p>Updated: Moody's Approach to Rating CMBS Transactions in Japan</text:p>
          </table:table-cell>
          <table:table-cell table:style-name="ce64" office:value-type="float" office:value="39181" calcext:value-type="float">
            <text:p>9-Apr-07</text:p>
          </table:table-cell>
          <table:table-cell table:style-name="ce76" office:value-type="string" calcext:value-type="string">
            <text:p>Asia</text:p>
          </table:table-cell>
          <table:table-cell table:style-name="ce86" office:value-type="string" calcext:value-type="string">
            <text:p>Updated: Moody's Approach to Rating CMBS Transactions in Japan</text:p>
          </table:table-cell>
          <table:table-cell office:value-type="string" calcext:value-type="string">
            <text:p>http://www.moodys.com/cust/getdocumentByNotesDocId.asp?criteria=PBS_SF96164</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88];[.F388])" office:value-type="string" office:string-value="Updated: Moody's Approach to Rating CMBS Transactions in Japan, Supplemental Series 1: Overview of Property Level Analysis" calcext:value-type="string">
            <text:p>Updated: Moody's Approach to Rating CMBS Transactions in Japan, Supplemental Series 1: Overview of Property Level Analysis</text:p>
          </table:table-cell>
          <table:table-cell table:style-name="ce64" office:value-type="float" office:value="39244" calcext:value-type="float">
            <text:p>11-Jun-07</text:p>
          </table:table-cell>
          <table:table-cell table:style-name="ce76" office:value-type="string" calcext:value-type="string">
            <text:p>Asia</text:p>
          </table:table-cell>
          <table:table-cell table:style-name="ce86" office:value-type="string" calcext:value-type="string">
            <text:p>Updated: Moody's Approach to Rating CMBS Transactions in Japan, Supplemental Series 1: Overview of Property Level Analysis</text:p>
          </table:table-cell>
          <table:table-cell office:value-type="string" calcext:value-type="string">
            <text:p>http://www.moodys.com/cust/getdocumentByNotesDocId.asp?criteria=PBS_SF99628</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89];[.F389])" office:value-type="string" office:string-value="Updated: Moody's Approach to Rating CMBS Transactions in Japan, Supplemental Series 2: Approach to Rating CMBS in Japan Backed by Distribution Facilities" calcext:value-type="string">
            <text:p>Updated: Moody's Approach to Rating CMBS Transactions in Japan, Supplemental Series 2: Approach to Rating CMBS in Japan Backed by Distribution Facilities</text:p>
          </table:table-cell>
          <table:table-cell table:style-name="ce64" office:value-type="float" office:value="39295" calcext:value-type="float">
            <text:p>1-Aug-07</text:p>
          </table:table-cell>
          <table:table-cell table:style-name="ce76" office:value-type="string" calcext:value-type="string">
            <text:p>Asia</text:p>
          </table:table-cell>
          <table:table-cell table:style-name="ce86" office:value-type="string" calcext:value-type="string">
            <text:p>Updated: Moody's Approach to Rating CMBS Transactions in Japan, Supplemental Series 2: Approach to Rating CMBS in Japan Backed by Distribution Facilities</text:p>
          </table:table-cell>
          <table:table-cell office:value-type="string" calcext:value-type="string">
            <text:p>http://www.moodys.com/cust/getdocumentByNotesDocId.asp?criteria=PBS_SF103959</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office:value-type="string" calcext:value-type="string">
            <text:p><text:span text:style-name="T6"><text:a xlink:href="http://www.moodys.com/moodys/cust/research/MDCdocs/16/2007000000462801.pdf?search=5&amp;searchQuery=Updated:+Moody" xlink:type="simple">Updated: Moody's Approach to Rating CMBS Transactions in Japan, Supplemental Series 3: Rating Considerations on fixed-term leasehold and leased-free and loans in Japanese CMBS</text:a></text:span></text:p>
          </table:table-cell>
          <table:table-cell table:style-name="ce64" office:value-type="float" office:value="39433" calcext:value-type="float">
            <text:p>17-Dec-07</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55" office:value-type="string" calcext:value-type="string">
            <text:p><text:span text:style-name="T6"><text:a xlink:href="http://www.moodys.com/moodys/cust/research/MDCdocs/23/2007000000471003.pdf?search=5&amp;searchQuery=Updated:+Moody" xlink:type="simple">Updated: Moody's Approach to Rating CMBS Transactions in Japan, Supplemental Series 4: Approach to Rating CMBS in Japan Backed by Hotel Properties</text:a></text:span></text:p>
          </table:table-cell>
          <table:table-cell table:style-name="ce64" office:value-type="float" office:value="39471" calcext:value-type="float">
            <text:p>24-Jan-08</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office:value-type="string" calcext:value-type="string">
            <text:p><text:span text:style-name="T6"><text:a xlink:href="http://www.moodys.com/moodys/cust/research/MDCdocs/16/2007100000518578.pdf?doc_id=2007100000518578" xlink:type="simple">Japan CMBS Supplemental Series 5: Analyzing CMBS that include Non-Recourse Loans to REITS</text:a></text:span></text:p>
          </table:table-cell>
          <table:table-cell table:style-name="ce64" office:value-type="float" office:value="39646" calcext:value-type="float">
            <text:p>17-Jul-08</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55" office:value-type="string" calcext:value-type="string">
            <text:p><text:span text:style-name="T6"><text:a xlink:href="http://www.moodys.com/moodys/cust/research/MDCdocs/18/2007300000533299.pdf?doc_id=2007300000533299" xlink:type="simple">Japan CMBS Supplemental Series 7: Analyzing CMBS Backed by Office Buildings</text:a></text:span></text:p>
          </table:table-cell>
          <table:table-cell table:style-name="ce64" office:value-type="float" office:value="39709" calcext:value-type="float">
            <text:p>18-Sep-08</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office:value-type="string" calcext:value-type="string">
            <text:p><text:span text:style-name="T6"><text:a xlink:href="http://www.moodys.com/moodys/cust/research/MDCdocs/01/2007100000522252.pdf?doc_id=2007100000522252" xlink:type="simple">Updated: Jpaan CMBS Supplemental Series 6: Analyzing Residential Properties</text:a></text:span></text:p>
          </table:table-cell>
          <table:table-cell table:style-name="ce64" office:value-type="float" office:value="39661" calcext:value-type="float">
            <text:p>1-Aug-08</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95];[.F395])" office:value-type="string" office:string-value="US CMBS and CRE CDO: Moody's Approach to Rating Commercial Real Estate Mezzanine Loans" calcext:value-type="string">
            <text:p>US CMBS and CRE CDO: Moody's Approach to Rating Commercial Real Estate Mezzanine Loans</text:p>
          </table:table-cell>
          <table:table-cell table:style-name="ce64" office:value-type="float" office:value="39170" calcext:value-type="float">
            <text:p>29-Mar-07</text:p>
          </table:table-cell>
          <table:table-cell table:style-name="ce76" office:value-type="string" calcext:value-type="string">
            <text:p>Americas</text:p>
          </table:table-cell>
          <table:table-cell table:style-name="ce86" office:value-type="string" calcext:value-type="string">
            <text:p>US CMBS and CRE CDO: Moody's Approach to Rating Commercial Real Estate Mezzanine Loans</text:p>
          </table:table-cell>
          <table:table-cell office:value-type="string" calcext:value-type="string">
            <text:p>http://www.moodys.com/cust/getdocumentByNotesDocId.asp?criteria=PBS_SF95585</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96];[.F396])" office:value-type="string" office:string-value="US CMBS: Moody’s Approach to Rating Loans Secured by Nursing Facilities" calcext:value-type="string">
            <text:p>US CMBS: Moody’s Approach to Rating Loans Secured by Nursing Facilities</text:p>
          </table:table-cell>
          <table:table-cell table:style-name="ce64" office:value-type="float" office:value="38448" calcext:value-type="float">
            <text:p>6-Apr-05</text:p>
          </table:table-cell>
          <table:table-cell table:style-name="ce76" office:value-type="string" calcext:value-type="string">
            <text:p>Americas</text:p>
          </table:table-cell>
          <table:table-cell table:style-name="ce86" office:value-type="string" calcext:value-type="string">
            <text:p>US CMBS: Moody’s Approach to Rating Loans Secured by Nursing Facilities</text:p>
          </table:table-cell>
          <table:table-cell office:value-type="string" calcext:value-type="string">
            <text:p>http://www.moodys.com/cust/getdocumentByNotesDocId.asp?criteria=PBS_SF53825</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97];[.F397])" office:value-type="string" office:string-value="US CMBS: Moody's Approach to Office Loans - Sustainable Rents and Tenant Ratings Are Key To Credit Quality" calcext:value-type="string">
            <text:p>US CMBS: Moody's Approach to Office Loans - Sustainable Rents and Tenant Ratings Are Key To Credit Quality</text:p>
          </table:table-cell>
          <table:table-cell table:style-name="ce64" office:value-type="float" office:value="38433" calcext:value-type="float">
            <text:p>22-Mar-05</text:p>
          </table:table-cell>
          <table:table-cell table:style-name="ce76" office:value-type="string" calcext:value-type="string">
            <text:p>Americas</text:p>
          </table:table-cell>
          <table:table-cell table:style-name="ce86" office:value-type="string" calcext:value-type="string">
            <text:p>US CMBS: Moody's Approach to Office Loans - Sustainable Rents and Tenant Ratings Are Key To Credit Quality</text:p>
          </table:table-cell>
          <table:table-cell office:value-type="string" calcext:value-type="string">
            <text:p>http://www.moodys.com/cust/getdocumentByNotesDocId.asp?criteria=PBS_SF53075</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98];[.F398])" office:value-type="string" office:string-value="US CMBS: Moody's Approach to Rating Commercial Land Loans" calcext:value-type="string">
            <text:p>US CMBS: Moody's Approach to Rating Commercial Land Loans</text:p>
          </table:table-cell>
          <table:table-cell table:style-name="ce64" office:value-type="float" office:value="38875" calcext:value-type="float">
            <text:p>7-Jun-06</text:p>
          </table:table-cell>
          <table:table-cell table:style-name="ce76" office:value-type="string" calcext:value-type="string">
            <text:p>Americas</text:p>
          </table:table-cell>
          <table:table-cell table:style-name="ce86" office:value-type="string" calcext:value-type="string">
            <text:p>US CMBS: Moody's Approach to Rating Commercial Land Loans</text:p>
          </table:table-cell>
          <table:table-cell office:value-type="string" calcext:value-type="string">
            <text:p>http://www.moodys.com/cust/getdocumentByNotesDocId.asp?criteria=PBS_SF76251</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399];[.F399])" office:value-type="string" office:string-value="US CMBS: Moody's Approach to Rating Commercial Real Estate Construction Loans" calcext:value-type="string">
            <text:p>US CMBS: Moody's Approach to Rating Commercial Real Estate Construction Loans</text:p>
          </table:table-cell>
          <table:table-cell table:style-name="ce64" office:value-type="float" office:value="38737" calcext:value-type="float">
            <text:p>20-Jan-06</text:p>
          </table:table-cell>
          <table:table-cell table:style-name="ce76" office:value-type="string" calcext:value-type="string">
            <text:p>Americas</text:p>
          </table:table-cell>
          <table:table-cell table:style-name="ce86" office:value-type="string" calcext:value-type="string">
            <text:p>US CMBS: Moody's Approach to Rating Commercial Real Estate Construction Loans</text:p>
          </table:table-cell>
          <table:table-cell office:value-type="string" calcext:value-type="string">
            <text:p>http://www.moodys.com/cust/getdocumentByNotesDocId.asp?criteria=PBS_SF68136</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400];[.F400])" office:value-type="string" office:string-value="US CMBS: Moody's Approach to Rating Condo Conversion Loans" calcext:value-type="string">
            <text:p>US CMBS: Moody's Approach to Rating Condo Conversion Loans</text:p>
          </table:table-cell>
          <table:table-cell table:style-name="ce64" office:value-type="float" office:value="38414" calcext:value-type="float">
            <text:p>3-Mar-05</text:p>
          </table:table-cell>
          <table:table-cell table:style-name="ce76" office:value-type="string" calcext:value-type="string">
            <text:p>Americas</text:p>
          </table:table-cell>
          <table:table-cell table:style-name="ce86" office:value-type="string" calcext:value-type="string">
            <text:p>US CMBS: Moody's Approach to Rating Condo Conversion Loans</text:p>
          </table:table-cell>
          <table:table-cell office:value-type="string" calcext:value-type="string">
            <text:p>http://www.moodys.com/cust/getdocumentByNotesDocId.asp?criteria=PBS_SF52048</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401];[.F401])" office:value-type="string" office:string-value="US CMBS: Moody's Approach to Real Estate Tax Abatements" calcext:value-type="string">
            <text:p>US CMBS: Moody's Approach to Real Estate Tax Abatements</text:p>
          </table:table-cell>
          <table:table-cell table:style-name="ce64" office:value-type="float" office:value="38686" calcext:value-type="float">
            <text:p>30-Nov-05</text:p>
          </table:table-cell>
          <table:table-cell table:style-name="ce76" office:value-type="string" calcext:value-type="string">
            <text:p>Americas</text:p>
          </table:table-cell>
          <table:table-cell table:style-name="ce86" office:value-type="string" calcext:value-type="string">
            <text:p>US CMBS: Moody's Approach to Real Estate Tax Abatements</text:p>
          </table:table-cell>
          <table:table-cell office:value-type="string" calcext:value-type="string">
            <text:p>http://www.moodys.com/cust/getdocumentByNotesDocId.asp?criteria=PBS_SF65932</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402];[.F402])" office:value-type="string" office:string-value="US CMBS: Moody's Approach To Surveillance Of Large Loan Transactions" calcext:value-type="string">
            <text:p>US CMBS: Moody's Approach To Surveillance Of Large Loan Transactions</text:p>
          </table:table-cell>
          <table:table-cell table:style-name="ce64" office:value-type="float" office:value="38784" calcext:value-type="float">
            <text:p>8-Mar-06</text:p>
          </table:table-cell>
          <table:table-cell table:style-name="ce76" office:value-type="string" calcext:value-type="string">
            <text:p>Americas</text:p>
          </table:table-cell>
          <table:table-cell table:style-name="ce86" office:value-type="string" calcext:value-type="string">
            <text:p>US CMBS: Moody's Approach To Surveillance Of Large Loan Transactions</text:p>
          </table:table-cell>
          <table:table-cell office:value-type="string" calcext:value-type="string">
            <text:p>http://www.moodys.com/cust/getdocumentByNotesDocId.asp?criteria=PBS_SF70873</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table:formula="of:=HYPERLINK([.G403];[.F403])" office:value-type="string" office:string-value="Rating Methodology for REITs and Other Commercial Property Firms" calcext:value-type="string">
            <text:p>Rating Methodology for REITs and Other Commercial Property Firms</text:p>
          </table:table-cell>
          <table:table-cell table:style-name="ce64" office:value-type="float" office:value="38741" calcext:value-type="float">
            <text:p>24-Jan-06</text:p>
          </table:table-cell>
          <table:table-cell table:style-name="ce77" office:value-type="string" calcext:value-type="string">
            <text:p>Americas</text:p>
          </table:table-cell>
          <table:table-cell table:style-name="ce86" office:value-type="string" calcext:value-type="string">
            <text:p>Rating Methodology for REITs and Other Commercial Property Firms</text:p>
          </table:table-cell>
          <table:table-cell office:value-type="string" calcext:value-type="string">
            <text:p>http://www.moodys.com/cust/getdocumentByNotesDocId.asp?criteria=PBC_96211</text:p>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7" office:value-type="string" calcext:value-type="string">
            <text:p><text:span text:style-name="T4"><text:a xlink:href="http://v2.moodys.com/moodys/cust/research/MDCdocs/03/2006600000432514.pdf?search=5&amp;searchQuery=key+ratios&amp;click=1" xlink:type="simple">Key Ratios for Rating REITs and Other Commercial Property Firms</text:a></text:span></text:p>
          </table:table-cell>
          <table:table-cell table:style-name="ce64" office:value-type="float" office:value="39205" calcext:value-type="float">
            <text:p>3-May-07</text:p>
          </table:table-cell>
          <table:table-cell table:style-name="ce77"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office:value-type="string" calcext:value-type="string">
            <text:p><text:span text:style-name="T6"><text:a xlink:href="http://www.moodys.com/moodys/cust/research/MDCdocs/11/2000400000297451.pdf?search=5&amp;searchQuery=Whole+Business+Securitisations:+A+Unique+Opportunity+for+UK+Assets?&amp;click=1" xlink:type="simple">Whole Business Securitisations: A Unique Opportunity for UK Assets? </text:a></text:span></text:p>
          </table:table-cell>
          <table:table-cell table:style-name="ce64" office:value-type="float" office:value="36815" calcext:value-type="float">
            <text:p>16-Oct-00</text:p>
          </table:table-cell>
          <table:table-cell table:style-name="ce77"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45" office:value-type="string" calcext:value-type="string">
            <text:p><text:span text:style-name="T6"><text:a xlink:href="http://www.moodys.com/moodys/cust/research/MDCdocs/28/2003100000425367.pdf?search=5&amp;searchQuery=European+Country+Tiering+for+CMBS+Recovery+Rate+Assumptions:+Focus+on+Key+Jurisdictions+&amp;click=1" xlink:type="simple">Moody’s European Country Tiering for CMBS Recovery Rate Assumptions: Focus on Key Jurisdictions </text:a></text:span></text:p>
          </table:table-cell>
          <table:table-cell table:style-name="ce64" office:value-type="float" office:value="38380" calcext:value-type="float">
            <text:p>28-Jan-05</text:p>
          </table:table-cell>
          <table:table-cell table:style-name="ce77"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56" office:value-type="string" calcext:value-type="string">
            <text:p><text:span text:style-name="T6"><text:a xlink:href="http://www.moodys.com/moodys/cust/research/MDCdocs/11/2000400000339203.pdf?search=5&amp;searchQuery=Enhanced+Rights+of+B&amp;click=1" xlink:type="simple">CMBS: The Evolution of A-B Loans — Enhanced Rights of B Notes Lower Credit Quality of A Notes</text:a></text:span></text:p>
          </table:table-cell>
          <table:table-cell table:style-name="ce64" office:value-type="float" office:value="36917" calcext:value-type="float">
            <text:p>26-Jan-01</text:p>
          </table:table-cell>
          <table:table-cell table:style-name="ce77"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MBS &amp; REITS</text:p>
          </table:table-cell>
          <table:table-cell table:style-name="ce56" office:value-type="string" calcext:value-type="string">
            <text:p><text:span text:style-name="T6"><text:a xlink:href="http://www.moodys.com/moodys/cust/research/MDCdocs/03/2004200000425541.pdf?search=5&amp;searchQuery=Moody" xlink:type="simple">Moody's Approach to Monitoring CMBS Ratings in Japan</text:a></text:span></text:p>
          </table:table-cell>
          <table:table-cell table:style-name="ce64" office:value-type="float" office:value="38628" calcext:value-type="float">
            <text:p>3-Oct-05</text:p>
          </table:table-cell>
          <table:table-cell table:style-name="ce77"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RESIDENTIAL MORTGAGE BACKED SECURITIE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10];[.F410])" office:value-type="string" office:string-value="Moody's Approach to Analyzing Non-performing and Reperforming FHA and VA Residential Mortgage Loans" calcext:value-type="string">
            <text:p>Moody's Approach to Analyzing Non-performing and Reperforming FHA and VA Residential Mortgage Loans</text:p>
          </table:table-cell>
          <table:table-cell table:style-name="ce64" office:value-type="float" office:value="37683" calcext:value-type="float">
            <text:p>3-Mar-03</text:p>
          </table:table-cell>
          <table:table-cell table:style-name="ce76" office:value-type="string" calcext:value-type="string">
            <text:p>Americas</text:p>
          </table:table-cell>
          <table:table-cell table:style-name="ce86" office:value-type="string" calcext:value-type="string">
            <text:p>Moody's Approach to Analyzing Non-performing and Reperforming FHA and VA Residential Mortgage Loans</text:p>
          </table:table-cell>
          <table:table-cell office:value-type="string" calcext:value-type="string">
            <text:p>http://www.moodys.com/cust/getdocumentByNotesDocId.asp?criteria=PBS_SF20079</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11];[.F411])" office:value-type="string" office:string-value="Moody's Approach to Lender-Paid Mortgage Insurance" calcext:value-type="string">
            <text:p>Moody's Approach to Lender-Paid Mortgage Insurance</text:p>
          </table:table-cell>
          <table:table-cell table:style-name="ce64" office:value-type="float" office:value="37875" calcext:value-type="float">
            <text:p>11-Sep-03</text:p>
          </table:table-cell>
          <table:table-cell table:style-name="ce76" office:value-type="string" calcext:value-type="string">
            <text:p>Americas</text:p>
          </table:table-cell>
          <table:table-cell table:style-name="ce86" office:value-type="string" calcext:value-type="string">
            <text:p>Moody's Approach to Lender-Paid Mortgage Insurance</text:p>
          </table:table-cell>
          <table:table-cell office:value-type="string" calcext:value-type="string">
            <text:p>http://www.moodys.com/cust/getdocumentByNotesDocId.asp?criteria=PBS_SF26318</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12];[.F412])" office:value-type="string" office:string-value="Moody's Approach to Rating Initial Period, Interest-Only Mortgages in Prime RMBS" calcext:value-type="string">
            <text:p>Moody's Approach to Rating Initial Period, Interest-Only Mortgages in Prime RMBS</text:p>
          </table:table-cell>
          <table:table-cell table:style-name="ce64" office:value-type="float" office:value="38112" calcext:value-type="float">
            <text:p>5-May-04</text:p>
          </table:table-cell>
          <table:table-cell table:style-name="ce80" office:value-type="string" calcext:value-type="string">
            <text:p>Global</text:p>
          </table:table-cell>
          <table:table-cell table:style-name="ce86" office:value-type="string" calcext:value-type="string">
            <text:p>Moody's Approach to Rating Initial Period, Interest-Only Mortgages in Prime RMBS</text:p>
          </table:table-cell>
          <table:table-cell office:value-type="string" calcext:value-type="string">
            <text:p>http://www.moodys.com/cust/getdocumentByNotesDocId.asp?criteria=PBS_SF35996</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13];[.F413])" office:value-type="string" office:string-value="Moody's Approach to Rating Single Seller Mortgage Warehouse Structures" calcext:value-type="string">
            <text:p>Moody's Approach to Rating Single Seller Mortgage Warehouse Structures</text:p>
          </table:table-cell>
          <table:table-cell table:style-name="ce64" office:value-type="float" office:value="38357" calcext:value-type="float">
            <text:p>5-Jan-05</text:p>
          </table:table-cell>
          <table:table-cell table:style-name="ce76" office:value-type="string" calcext:value-type="string">
            <text:p>Americas</text:p>
          </table:table-cell>
          <table:table-cell table:style-name="ce86" office:value-type="string" calcext:value-type="string">
            <text:p>Moody's Approach to Rating Single Seller Mortgage Warehouse Structures</text:p>
          </table:table-cell>
          <table:table-cell office:value-type="string" calcext:value-type="string">
            <text:p>http://www.moodys.com/cust/getdocumentByNotesDocId.asp?criteria=PBS_SF49067</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14];[.F414])" office:value-type="string" office:string-value="Moody's Mortgage Metrics: A Model Analysis of Residential Mortgage Pools" calcext:value-type="string">
            <text:p>Moody's Mortgage Metrics: A Model Analysis of Residential Mortgage Pools</text:p>
          </table:table-cell>
          <table:table-cell table:style-name="ce64" office:value-type="float" office:value="37712" calcext:value-type="float">
            <text:p>1-Apr-03</text:p>
          </table:table-cell>
          <table:table-cell table:style-name="ce76" office:value-type="string" calcext:value-type="string">
            <text:p>Americas</text:p>
          </table:table-cell>
          <table:table-cell table:style-name="ce86" office:value-type="string" calcext:value-type="string">
            <text:p>Moody's Mortgage Metrics: A Model Analysis of Residential Mortgage Pools</text:p>
          </table:table-cell>
          <table:table-cell office:value-type="string" calcext:value-type="string">
            <text:p>http://www.moodys.com/cust/getdocumentByNotesDocId.asp?criteria=PBS_SF20569</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15];[.F415])" office:value-type="string" office:string-value="Overview of Moody's RMBS Monitoring Process" calcext:value-type="string">
            <text:p>Overview of Moody's RMBS Monitoring Process</text:p>
          </table:table-cell>
          <table:table-cell table:style-name="ce64" office:value-type="float" office:value="37846" calcext:value-type="float">
            <text:p>13-Aug-03</text:p>
          </table:table-cell>
          <table:table-cell table:style-name="ce76" office:value-type="string" calcext:value-type="string">
            <text:p>Americas</text:p>
          </table:table-cell>
          <table:table-cell table:style-name="ce86" office:value-type="string" calcext:value-type="string">
            <text:p>Overview of Moody's RMBS Monitoring Process</text:p>
          </table:table-cell>
          <table:table-cell office:value-type="string" calcext:value-type="string">
            <text:p>http://www.moodys.com/cust/getdocumentByNotesDocId.asp?criteria=PBS_SF25135</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16];[.F416])" office:value-type="string" office:string-value="Rating US Option ARM RMBS – Moody's Updated Rating Approach" calcext:value-type="string">
            <text:p>Rating US Option ARM RMBS – Moody's Updated Rating Approach</text:p>
          </table:table-cell>
          <table:table-cell table:style-name="ce64" office:value-type="float" office:value="39329" calcext:value-type="float">
            <text:p>4-Sep-07</text:p>
          </table:table-cell>
          <table:table-cell table:style-name="ce77" office:value-type="string" calcext:value-type="string">
            <text:p>Americas</text:p>
          </table:table-cell>
          <table:table-cell table:style-name="ce86" office:value-type="string" calcext:value-type="string">
            <text:p>Rating US Option ARM RMBS – Moody's Updated Rating Approach</text:p>
          </table:table-cell>
          <table:table-cell office:value-type="string" calcext:value-type="string">
            <text:p>http://www.moodys.com/cust/getdocumentByNotesDocId.asp?criteria=PBS_SF104771</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17];[.F417])" office:value-type="string" office:string-value="Sizing RMBS Large Loan Concentration Risk" calcext:value-type="string">
            <text:p>Sizing RMBS Large Loan Concentration Risk</text:p>
          </table:table-cell>
          <table:table-cell table:style-name="ce64" office:value-type="float" office:value="38772" calcext:value-type="float">
            <text:p>24-Feb-06</text:p>
          </table:table-cell>
          <table:table-cell table:style-name="ce77" office:value-type="string" calcext:value-type="string">
            <text:p>Americas</text:p>
          </table:table-cell>
          <table:table-cell table:style-name="ce89" office:value-type="string" calcext:value-type="string">
            <text:p>Sizing RMBS Large Loan Concentration Risk</text:p>
          </table:table-cell>
          <table:table-cell office:value-type="string" calcext:value-type="string">
            <text:p>http://www.moodys.com/cust/getdocumentByNotesDocId.asp?criteria=PBS_SF69656</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18];[.F418])" office:value-type="string" office:string-value="The Importance of Representations and Warranties in RMBS Transactions" calcext:value-type="string">
            <text:p>The Importance of Representations and Warranties in RMBS Transactions</text:p>
          </table:table-cell>
          <table:table-cell table:style-name="ce64" office:value-type="float" office:value="38366" calcext:value-type="float">
            <text:p>14-Jan-05</text:p>
          </table:table-cell>
          <table:table-cell table:style-name="ce80" office:value-type="string" calcext:value-type="string">
            <text:p>Global</text:p>
          </table:table-cell>
          <table:table-cell table:style-name="ce86" office:value-type="string" calcext:value-type="string">
            <text:p>The Importance of Representations and Warranties in RMBS Transactions</text:p>
          </table:table-cell>
          <table:table-cell office:value-type="string" calcext:value-type="string">
            <text:p>http://www.moodys.com/cust/getdocumentByNotesDocId.asp?criteria=PBS_SF48812</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19];[.F419])" office:value-type="string" office:string-value="Understanding Metrics for Performance Monitoring, Volume 3: Residential Mortgage-Backed Securities" calcext:value-type="string">
            <text:p>Understanding Metrics for Performance Monitoring, Volume 3: Residential Mortgage-Backed Securities</text:p>
          </table:table-cell>
          <table:table-cell table:style-name="ce64" office:value-type="float" office:value="38639" calcext:value-type="float">
            <text:p>14-Oct-05</text:p>
          </table:table-cell>
          <table:table-cell table:style-name="ce77" office:value-type="string" calcext:value-type="string">
            <text:p>Americas</text:p>
          </table:table-cell>
          <table:table-cell table:style-name="ce87" office:value-type="string" calcext:value-type="string">
            <text:p>Understanding Metrics for Performance Monitoring, Volume 3: Residential Mortgage-Backed Securities</text:p>
          </table:table-cell>
          <table:table-cell office:value-type="string" calcext:value-type="string">
            <text:p>http://www.moodys.com/cust/getdocumentByNotesDocId.asp?criteria=PBS_SF62943</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office:value-type="string" calcext:value-type="string">
            <text:p><text:span text:style-name="T6"><text:a xlink:href="http://www.moodys.com/moodys/cust/research/MDCdocs/15/2005700000426423.pdf?search=5&amp;searchQuery=Coding+Jumbo&amp;click=1" xlink:type="simple">Moody's Approach to Coding Jumbo and Alt-A Residential Mortgage Documentation Programs</text:a></text:span></text:p>
          </table:table-cell>
          <table:table-cell table:style-name="ce64" office:value-type="float" office:value="38883" calcext:value-type="float">
            <text:p>15-Jun-06</text:p>
          </table:table-cell>
          <table:table-cell table:style-name="ce77" office:value-type="string" calcext:value-type="string">
            <text:p>EMEA</text:p>
          </table:table-cell>
          <table:table-cell table:style-name="ce87"/>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55" office:value-type="string" calcext:value-type="string">
            <text:p><text:span text:style-name="T6"><text:a xlink:href="http://www.moodys.com/moodys/cust/research/MDCdocs/15/2000400000337302.pdf?search=5&amp;searchQuery=servicers&amp;click=1" xlink:type="simple">Moody's Approach to Rating Residential Mortgage Servicers</text:a></text:span></text:p>
          </table:table-cell>
          <table:table-cell table:style-name="ce64" office:value-type="float" office:value="36909" calcext:value-type="float">
            <text:p>18-Jan-01</text:p>
          </table:table-cell>
          <table:table-cell table:style-name="ce77" office:value-type="string" calcext:value-type="string">
            <text:p>EMEA</text:p>
          </table:table-cell>
          <table:table-cell table:style-name="ce87"/>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56" office:value-type="string" calcext:value-type="string">
            <text:p><text:span text:style-name="T6"><text:a xlink:href="http://www.moodys.com/moodys/cust/research/MDCdocs/11/2001900000419907.pdf?search=5&amp;searchQuery=CMBS:+When+Are+Cap+Rates+Too+High,+Too+Low,+or+Just+Right?&amp;click=1" xlink:type="simple">CMBS: When Are Cap Rates Too High, Too Low, or Just Right?</text:a></text:span></text:p>
          </table:table-cell>
          <table:table-cell table:style-name="ce64" office:value-type="float" office:value="37691" calcext:value-type="float">
            <text:p>11-Mar-03</text:p>
          </table:table-cell>
          <table:table-cell table:style-name="ce77" office:value-type="string" calcext:value-type="string">
            <text:p>Americas</text:p>
          </table:table-cell>
          <table:table-cell table:style-name="ce87"/>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57" office:value-type="string" calcext:value-type="string">
            <text:p><text:span text:style-name="T4"><text:a xlink:href="http://v2.moodys.com/moodys/cust/research/MDCdocs/22/2007300000567148.pdf?doc_id=2007300000567148" xlink:type="simple">Alt-A RMBS Loss Projection Update: January 2009</text:a></text:span></text:p>
          </table:table-cell>
          <table:table-cell table:style-name="ce64" office:value-type="float" office:value="39835" calcext:value-type="float">
            <text:p>22-Jan-09</text:p>
          </table:table-cell>
          <table:table-cell table:style-name="ce77" office:value-type="string" calcext:value-type="string">
            <text:p>Americas</text:p>
          </table:table-cell>
          <table:table-cell table:style-name="ce87"/>
          <table:table-cell/>
          <table:table-cell table:style-name="ce26" table:number-columns-repeated="1017"/>
        </table:table-row>
        <table:table-row table:style-name="ro10">
          <table:table-cell table:style-name="ce26"/>
          <table:table-cell table:style-name="ce32" office:value-type="string" calcext:value-type="string">
            <text:p><text:s text:c="2"/>REGION-SPECIFIC RMB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25];[.F425])" office:value-type="string" office:string-value="Moody's Approach to Rating Apartment Loan-Backed Securities in Japan" calcext:value-type="string">
            <text:p>Moody's Approach to Rating Apartment Loan-Backed Securities in Japan</text:p>
          </table:table-cell>
          <table:table-cell table:style-name="ce64" office:value-type="float" office:value="38162" calcext:value-type="float">
            <text:p>24-Jun-04</text:p>
          </table:table-cell>
          <table:table-cell table:style-name="ce76" office:value-type="string" calcext:value-type="string">
            <text:p>Asia</text:p>
          </table:table-cell>
          <table:table-cell table:style-name="ce86" office:value-type="string" calcext:value-type="string">
            <text:p>Moody's Approach to Rating Apartment Loan-Backed Securities in Japan</text:p>
          </table:table-cell>
          <table:table-cell office:value-type="string" calcext:value-type="string">
            <text:p>http://www.moodys.com/cust/getdocumentByNotesDocId.asp?criteria=PBS_SF39975</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26];[.F426])" office:value-type="string" office:string-value="Moody's Approach to Rating Belgian RMBS" calcext:value-type="string">
            <text:p>Moody's Approach to Rating Belgian RMBS</text:p>
          </table:table-cell>
          <table:table-cell table:style-name="ce64" office:value-type="float" office:value="38985" calcext:value-type="float">
            <text:p>25-Sep-06</text:p>
          </table:table-cell>
          <table:table-cell table:style-name="ce76" office:value-type="string" calcext:value-type="string">
            <text:p>EMEA</text:p>
          </table:table-cell>
          <table:table-cell table:style-name="ce86" office:value-type="string" calcext:value-type="string">
            <text:p>Moody's Approach to Rating Belgian RMBS</text:p>
          </table:table-cell>
          <table:table-cell office:value-type="string" calcext:value-type="string">
            <text:p>http://www.moodys.com/cust/getdocumentByNotesDocId.asp?criteria=PBS_SF79604</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27];[.F427])" office:value-type="string" office:string-value="Moody's Approach to Rating Dutch RMBS" calcext:value-type="string">
            <text:p>Moody's Approach to Rating Dutch RMBS</text:p>
          </table:table-cell>
          <table:table-cell table:style-name="ce64" office:value-type="float" office:value="38139" calcext:value-type="float">
            <text:p>1-Jun-04</text:p>
          </table:table-cell>
          <table:table-cell table:style-name="ce76" office:value-type="string" calcext:value-type="string">
            <text:p>EMEA</text:p>
          </table:table-cell>
          <table:table-cell table:style-name="ce86" office:value-type="string" calcext:value-type="string">
            <text:p>Moody's Approach to Rating Dutch RMBS</text:p>
          </table:table-cell>
          <table:table-cell office:value-type="string" calcext:value-type="string">
            <text:p>http://www.moodys.com/cust/getdocumentByNotesDocId.asp?criteria=PBS_SF37202</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28];[.F428])" office:value-type="string" office:string-value="Moody's Approach to Rating German RMBS" calcext:value-type="string">
            <text:p>Moody's Approach to Rating German RMBS</text:p>
          </table:table-cell>
          <table:table-cell table:style-name="ce64" office:value-type="float" office:value="38335" calcext:value-type="float">
            <text:p>14-Dec-04</text:p>
          </table:table-cell>
          <table:table-cell table:style-name="ce76" office:value-type="string" calcext:value-type="string">
            <text:p>EMEA</text:p>
          </table:table-cell>
          <table:table-cell table:style-name="ce86" office:value-type="string" calcext:value-type="string">
            <text:p>Moody's Approach to Rating German RMBS</text:p>
          </table:table-cell>
          <table:table-cell office:value-type="string" calcext:value-type="string">
            <text:p>http://www.moodys.com/cust/getdocumentByNotesDocId.asp?criteria=PBS_SF47671</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29];[.F429])" office:value-type="string" office:string-value="Interest Rate Risks in UK RMBS – Moody's Approach" calcext:value-type="string">
            <text:p>Interest Rate Risks in UK RMBS – Moody's Approach</text:p>
          </table:table-cell>
          <table:table-cell table:style-name="ce64" office:value-type="float" office:value="39357" calcext:value-type="float">
            <text:p>2-Oct-07</text:p>
          </table:table-cell>
          <table:table-cell table:style-name="ce76" office:value-type="string" calcext:value-type="string">
            <text:p>EMEA</text:p>
          </table:table-cell>
          <table:table-cell table:style-name="ce86" office:value-type="string" calcext:value-type="string">
            <text:p>Interest Rate Risks in UK RMBS – Moody's Approach</text:p>
          </table:table-cell>
          <table:table-cell office:value-type="string" calcext:value-type="string">
            <text:p>http://www.moodys.com/cust/getdocumentByNotesDocId.asp?criteria=PBS_SF110489</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21/2007100000526884.pdf?frameOfRef=structured" xlink:type="simple">Moody's Approach to Automated Valuation Models in Rating UK RMBS</text:a></text:span></text:p>
          </table:table-cell>
          <table:table-cell table:style-name="ce64" office:value-type="float" office:value="39681" calcext:value-type="float">
            <text:p>21-Aug-08</text:p>
          </table:table-cell>
          <table:table-cell table:style-name="ce76"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31];[.F431])" office:value-type="string" office:string-value="Moody's Approach to Rating UK RMBS" calcext:value-type="string">
            <text:p>Moody's Approach to Rating UK RMBS</text:p>
          </table:table-cell>
          <table:table-cell table:style-name="ce64" office:value-type="float" office:value="38448" calcext:value-type="float">
            <text:p>6-Apr-05</text:p>
          </table:table-cell>
          <table:table-cell table:style-name="ce76" office:value-type="string" calcext:value-type="string">
            <text:p>EMEA</text:p>
          </table:table-cell>
          <table:table-cell table:style-name="ce86" office:value-type="string" calcext:value-type="string">
            <text:p>Moody's Approach to Rating UK RMBS</text:p>
          </table:table-cell>
          <table:table-cell office:value-type="string" calcext:value-type="string">
            <text:p>http://www.moodys.com/cust/getdocumentByNotesDocId.asp?criteria=PBS_SF47735</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05/2007000000451800.pdf?search=5&amp;searchQuery=Methodology+for+Rating+UK+RMBS&amp;click=1" xlink:type="simple">Moody's Updated Methodology for Rating UK RMBS</text:a></text:span></text:p>
          </table:table-cell>
          <table:table-cell table:style-name="ce64" office:value-type="float" office:value="39391" calcext:value-type="float">
            <text:p>5-Nov-07</text:p>
          </table:table-cell>
          <table:table-cell table:style-name="ce76"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33];[.F433])" office:value-type="string" office:string-value="Summary of and Introduction to: Moody's Approach to Rating Italian Residential Mortgage-Backed Securities" calcext:value-type="string">
            <text:p>Summary of and Introduction to: Moody's Approach to Rating Italian Residential Mortgage-Backed Securities</text:p>
          </table:table-cell>
          <table:table-cell table:style-name="ce64" office:value-type="float" office:value="38147" calcext:value-type="float">
            <text:p>9-Jun-04</text:p>
          </table:table-cell>
          <table:table-cell table:style-name="ce76" office:value-type="string" calcext:value-type="string">
            <text:p>EMEA</text:p>
          </table:table-cell>
          <table:table-cell table:style-name="ce86" office:value-type="string" calcext:value-type="string">
            <text:p>Summary of and Introduction to: Moody's Approach to Rating Italian Residential Mortgage-Backed Securities</text:p>
          </table:table-cell>
          <table:table-cell office:value-type="string" calcext:value-type="string">
            <text:p>http://www.moodys.com/cust/getdocumentByNotesDocId.asp?criteria=PBS_SF37320</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34];[.F434])" office:value-type="string" office:string-value="Moody's Approach to Rating Italian RMBS" calcext:value-type="string">
            <text:p>Moody's Approach to Rating Italian RMBS</text:p>
          </table:table-cell>
          <table:table-cell table:style-name="ce64" office:value-type="float" office:value="38147" calcext:value-type="float">
            <text:p>9-Jun-04</text:p>
          </table:table-cell>
          <table:table-cell table:style-name="ce76" office:value-type="string" calcext:value-type="string">
            <text:p>EMEA</text:p>
          </table:table-cell>
          <table:table-cell table:style-name="ce86" office:value-type="string" calcext:value-type="string">
            <text:p>Moody's Approach to Rating Italian RMBS</text:p>
          </table:table-cell>
          <table:table-cell office:value-type="string" calcext:value-type="string">
            <text:p>http://www.moodys.com/cust/getdocumentByNotesDocId.asp?criteria=PBS_SF37242</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35];[.F435])" office:value-type="string" office:string-value="Moody's Approach to Rating Portuguese RMBS" calcext:value-type="string">
            <text:p>Moody's Approach to Rating Portuguese RMBS</text:p>
          </table:table-cell>
          <table:table-cell table:style-name="ce64" office:value-type="float" office:value="38274" calcext:value-type="float">
            <text:p>14-Oct-04</text:p>
          </table:table-cell>
          <table:table-cell table:style-name="ce76" office:value-type="string" calcext:value-type="string">
            <text:p>EMEA</text:p>
          </table:table-cell>
          <table:table-cell table:style-name="ce86" office:value-type="string" calcext:value-type="string">
            <text:p>Moody's Approach to Rating Portuguese RMBS</text:p>
          </table:table-cell>
          <table:table-cell office:value-type="string" calcext:value-type="string">
            <text:p>http://www.moodys.com/cust/getdocumentByNotesDocId.asp?criteria=PBS_SF45081</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36];[.F436])" office:value-type="string" office:string-value="Moody's Approach to Rating Residential Mortgage-Backed Securities in Japan" calcext:value-type="string">
            <text:p>Moody's Approach to Rating Residential Mortgage-Backed Securities in Japan</text:p>
          </table:table-cell>
          <table:table-cell table:style-name="ce64" office:value-type="float" office:value="37753" calcext:value-type="float">
            <text:p>12-May-03</text:p>
          </table:table-cell>
          <table:table-cell table:style-name="ce76" office:value-type="string" calcext:value-type="string">
            <text:p>Asia</text:p>
          </table:table-cell>
          <table:table-cell table:style-name="ce86" office:value-type="string" calcext:value-type="string">
            <text:p>Moody's Approach to Rating Residential Mortgage-Backed Securities in Japan</text:p>
          </table:table-cell>
          <table:table-cell office:value-type="string" calcext:value-type="string">
            <text:p>http://www.moodys.com/cust/getdocumentByNotesDocId.asp?criteria=PBS_SF22222</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37];[.F437])" office:value-type="string" office:string-value="Moody's Approach to Rating Residential Mortgage-Backed Securities in Japan: Supplemental Series 1 &quot;Recovery from Defaulted Receivables&quot;" calcext:value-type="string">
            <text:p>Moody's Approach to Rating Residential Mortgage-Backed Securities in Japan: Supplemental Series 1 "Recovery from Defaulted Receivables"</text:p>
          </table:table-cell>
          <table:table-cell table:style-name="ce64" office:value-type="float" office:value="38103" calcext:value-type="float">
            <text:p>26-Apr-04</text:p>
          </table:table-cell>
          <table:table-cell table:style-name="ce76" office:value-type="string" calcext:value-type="string">
            <text:p>Asia</text:p>
          </table:table-cell>
          <table:table-cell table:style-name="ce86" office:value-type="string" calcext:value-type="string">
            <text:p>Moody's Approach to Rating Residential Mortgage-Backed Securities in Japan: Supplemental Series 1 "Recovery from Defaulted Receivables"</text:p>
          </table:table-cell>
          <table:table-cell office:value-type="string" calcext:value-type="string">
            <text:p>http://www.moodys.com/cust/getdocumentByNotesDocId.asp?criteria=PBS_SF35749</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38];[.F438])" office:value-type="string" office:string-value="Moody's Approach to Rating Residential Mortgage-Backed Securities in Japan: Supplemental Series 2 &quot;Analyzing Multi-Party Guaranteed Pools&quot;" calcext:value-type="string">
            <text:p>Moody's Approach to Rating Residential Mortgage-Backed Securities in Japan: Supplemental Series 2 "Analyzing Multi-Party Guaranteed Pools"</text:p>
          </table:table-cell>
          <table:table-cell table:style-name="ce64" office:value-type="float" office:value="38209" calcext:value-type="float">
            <text:p>10-Aug-04</text:p>
          </table:table-cell>
          <table:table-cell table:style-name="ce76" office:value-type="string" calcext:value-type="string">
            <text:p>Asia</text:p>
          </table:table-cell>
          <table:table-cell table:style-name="ce86" office:value-type="string" calcext:value-type="string">
            <text:p>Moody's Approach to Rating Residential Mortgage-Backed Securities in Japan: Supplemental Series 2 "Analyzing Multi-Party Guaranteed Pools"</text:p>
          </table:table-cell>
          <table:table-cell office:value-type="string" calcext:value-type="string">
            <text:p>http://www.moodys.com/cust/getdocumentByNotesDocId.asp?criteria=PBS_SF42409</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12/2003000000436272.pdf?search=5&amp;searchQuery=Moody" xlink:type="simple">Moody's Approach to Rating Residential Mortgage-Backed Securities in Japan, Supplemental Series 3: Servicing Risks upon Occurrence of Servicer Financial Institution's Credit Events</text:a></text:span></text:p>
          </table:table-cell>
          <table:table-cell table:style-name="ce64" office:value-type="float" office:value="38302" calcext:value-type="float">
            <text:p>11-Nov-04</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13/2003000000441136.pdf?frameOfRef=structured" xlink:type="simple">Moody's Approach to Rating Residential Mortgage-Backed Securities in Japan, Supplemental Series 4: RMBS Interest Rate Risk</text:a></text:span></text:p>
          </table:table-cell>
          <table:table-cell table:style-name="ce64" office:value-type="float" office:value="38334" calcext:value-type="float">
            <text:p>13-Dec-04</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17/2003000000442590.pdf?frameOfRef=structured" xlink:type="simple">Moody's Approach to Rating Residential Mortgage-Backed Securities in Japan, Supplemental Series 5: Estimating Gross Loss Rate based on Index Pool</text:a></text:span></text:p>
          </table:table-cell>
          <table:table-cell table:style-name="ce67" office:value-type="float" office:value="38338" calcext:value-type="float">
            <text:p>17-Dec-04</text:p>
          </table:table-cell>
          <table:table-cell table:style-name="ce81"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15/2005200000428024.pdf?frameOfRef=structured" xlink:type="simple">Moody's Approach to Rating Residential Mortgage-Backed Securities in Japan, Supplemental Series 6: Cash Flow Analysis / Rating Approach Based on Expected Loss</text:a></text:span></text:p>
          </table:table-cell>
          <table:table-cell table:style-name="ce67" office:value-type="float" office:value="38604" calcext:value-type="float">
            <text:p>9-Sep-05</text:p>
          </table:table-cell>
          <table:table-cell table:style-name="ce81"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15/2005500000424422.pdf?frameOfRef=structured" xlink:type="simple">Moody's Approach to Rating Residential Mortgage-Backed Securities in Japan, Supplemental Series 7: Loan-by-Loan Model and Gross Loss Estimation</text:a></text:span></text:p>
          </table:table-cell>
          <table:table-cell table:style-name="ce64" office:value-type="float" office:value="38792" calcext:value-type="float">
            <text:p>16-Mar-06</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01/2005600000432692.pdf?frameOfRef=structured" xlink:type="simple">Moody's Approach to Rating Residential Mortgage-Backed Securities in Japan, Supplemental Series 8: Estimating Gross Loss for Bank Non-conforming Loan Pools</text:a></text:span></text:p>
          </table:table-cell>
          <table:table-cell table:style-name="ce64" office:value-type="float" office:value="38869" calcext:value-type="float">
            <text:p>1-Jun-06</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15/2005700000426449.pdf?search=5&amp;searchQuery=Moody" xlink:type="simple">Moody's Approach to Rating Residential Mortgage-Backed Securities in Japan, Supplemental Series 9: Loss Curve Assumptions</text:a></text:span></text:p>
          </table:table-cell>
          <table:table-cell table:style-name="ce64" office:value-type="float" office:value="38884" calcext:value-type="float">
            <text:p>16-Jun-06</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13/2003000000441136.pdf?frameOfRef=structured" xlink:type="simple">Moody's Approach to Rating Residential Mortgage-Backed Securities in Japan, Supplemental Series 10: Factors for Estimating CPR of Residential Mortgage Pools</text:a></text:span></text:p>
          </table:table-cell>
          <table:table-cell table:style-name="ce64" office:value-type="float" office:value="38895" calcext:value-type="float">
            <text:p>27-Jun-06</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09/2006800000446104.pdf?frameOfRef=structured" xlink:type="simple">Moody's Approach to Rating Residential Mortgage-Backed Securities in Japan, Supplemental Series 11: Waterfall (Part1): Sequential Pay and Pro-Rata Pay</text:a></text:span></text:p>
          </table:table-cell>
          <table:table-cell table:style-name="ce64" office:value-type="float" office:value="39303" calcext:value-type="float">
            <text:p>9-Aug-07</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09/2006800000446105.pdf?frameOfRef=structured" xlink:type="simple">Moody's Approach to Rating Residential Mortgage-Backed Securities in Japan, Supplemental Series 12: Waterfall (Part 2): Excess Spread and Credit Enhancement</text:a></text:span></text:p>
          </table:table-cell>
          <table:table-cell table:style-name="ce64" office:value-type="float" office:value="39303" calcext:value-type="float">
            <text:p>9-Aug-07</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07/2007000000452336.pdf?search=5&amp;searchQuery=Moody" xlink:type="simple">Moody's Approach to Rating Residential Mortgage-Backed Securities in Japan, Supplemental Series 13: Loan-by-Loan Model and Loss Rate Distribution Assumptions</text:a></text:span></text:p>
          </table:table-cell>
          <table:table-cell table:style-name="ce67" office:value-type="float" office:value="39374" calcext:value-type="float">
            <text:p>19-Oct-07</text:p>
          </table:table-cell>
          <table:table-cell table:style-name="ce81"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50];[.F450])" office:value-type="string" office:string-value="Moody's Approach to Rating RMBS in Emerging Securitisation Markets – EMEA" calcext:value-type="string">
            <text:p>Moody's Approach to Rating RMBS in Emerging Securitisation Markets – EMEA</text:p>
          </table:table-cell>
          <table:table-cell table:style-name="ce67" office:value-type="float" office:value="39241" calcext:value-type="float">
            <text:p>8-Jun-07</text:p>
          </table:table-cell>
          <table:table-cell table:style-name="ce76" office:value-type="string" calcext:value-type="string">
            <text:p>EMEA</text:p>
          </table:table-cell>
          <table:table-cell table:style-name="ce89" office:value-type="string" calcext:value-type="string">
            <text:p>Moody's Approach to Rating RMBS in Emerging Securitisation Markets – EMEA</text:p>
          </table:table-cell>
          <table:table-cell office:value-type="string" calcext:value-type="string">
            <text:p>http://www.moodys.com/cust/getdocumentByNotesDocId.asp?criteria=PBS_SF97186</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51];[.F451])" office:value-type="string" office:string-value="Moody's Approach to Rating South African RMBS" calcext:value-type="string">
            <text:p>Moody's Approach to Rating South African RMBS</text:p>
          </table:table-cell>
          <table:table-cell table:style-name="ce64" office:value-type="float" office:value="38097" calcext:value-type="float">
            <text:p>20-Apr-04</text:p>
          </table:table-cell>
          <table:table-cell table:style-name="ce76" office:value-type="string" calcext:value-type="string">
            <text:p>EMEA</text:p>
          </table:table-cell>
          <table:table-cell table:style-name="ce86" office:value-type="string" calcext:value-type="string">
            <text:p>Moody's Approach to Rating South African RMBS</text:p>
          </table:table-cell>
          <table:table-cell office:value-type="string" calcext:value-type="string">
            <text:p>http://www.moodys.com/cust/getdocumentByNotesDocId.asp?criteria=PBS_SF34788</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52];[.F452])" office:value-type="string" office:string-value="Moody's Approach to Rating Swiss RMBS" calcext:value-type="string">
            <text:p>Moody's Approach to Rating Swiss RMBS</text:p>
          </table:table-cell>
          <table:table-cell table:style-name="ce64" office:value-type="float" office:value="38168" calcext:value-type="float">
            <text:p>30-Jun-04</text:p>
          </table:table-cell>
          <table:table-cell table:style-name="ce76" office:value-type="string" calcext:value-type="string">
            <text:p>EMEA</text:p>
          </table:table-cell>
          <table:table-cell table:style-name="ce86" office:value-type="string" calcext:value-type="string">
            <text:p>Moody's Approach to Rating Swiss RMBS</text:p>
          </table:table-cell>
          <table:table-cell office:value-type="string" calcext:value-type="string">
            <text:p>http://www.moodys.com/cust/getdocumentByNotesDocId.asp?criteria=PBS_SF39456</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03/2007000000444284.pdf?search=5&amp;searchQuery=Monitoring+Residential+Mortgage-Backed+Securities+in+Japan:+Factors+Affecting+Credit+Enhancement&amp;click=1" xlink:type="simple">Monitoring Residential Mortgage-Backed Securities in Japan: Factors Affecting Credit Enhancement</text:a></text:span></text:p>
          </table:table-cell>
          <table:table-cell table:style-name="ce67" office:value-type="float" office:value="39359" calcext:value-type="float">
            <text:p>4-Oct-07</text:p>
          </table:table-cell>
          <table:table-cell table:style-name="ce81" office:value-type="string" calcext:value-type="string">
            <text:p>Asia</text:p>
          </table:table-cell>
          <table:table-cell table:style-name="ce89" office:value-type="string" calcext:value-type="string">
            <text:p>Monitoring Residential Mortgage-Backed Securities in Japan: Factors Affecting Credit Enhancement</text:p>
          </table:table-cell>
          <table:table-cell office:value-type="string" calcext:value-type="string">
            <text:p>http://www.moodys.com/cust/getdocumentByNotesDocId.asp?criteria=PBS_SF48082</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54];[.F454])" office:value-type="string" office:string-value="Moody’s Approach to Rating French RMBS" calcext:value-type="string">
            <text:p>Moody’s Approach to Rating French RMBS</text:p>
          </table:table-cell>
          <table:table-cell table:style-name="ce64" office:value-type="float" office:value="38631" calcext:value-type="float">
            <text:p>6-Oct-05</text:p>
          </table:table-cell>
          <table:table-cell table:style-name="ce76" office:value-type="string" calcext:value-type="string">
            <text:p>EMEA</text:p>
          </table:table-cell>
          <table:table-cell table:style-name="ce86" office:value-type="string" calcext:value-type="string">
            <text:p>Moody’s Approach to Rating French RMBS</text:p>
          </table:table-cell>
          <table:table-cell office:value-type="string" calcext:value-type="string">
            <text:p>http://www.moodys.com/cust/getdocumentByNotesDocId.asp?criteria=PBS_SF62372</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55];[.F455])" office:value-type="string" office:string-value="Moody’s Approach to Rating Real Estate-Backed Transactions in Taiwan " calcext:value-type="string">
            <text:p>Moody’s Approach to Rating Real Estate-Backed Transactions in Taiwan </text:p>
          </table:table-cell>
          <table:table-cell table:style-name="ce64" office:value-type="float" office:value="38440" calcext:value-type="float">
            <text:p>29-Mar-05</text:p>
          </table:table-cell>
          <table:table-cell table:style-name="ce76" office:value-type="string" calcext:value-type="string">
            <text:p>Asia</text:p>
          </table:table-cell>
          <table:table-cell table:style-name="ce86" office:value-type="string" calcext:value-type="string">
            <text:p>Moody’s Approach to Rating Real Estate-Backed Transactions in Taiwan </text:p>
          </table:table-cell>
          <table:table-cell office:value-type="string" calcext:value-type="string">
            <text:p>http://www.moodys.com/moodys/cust/research/MDCdocs/29/2003300000426086.pdf?search=5&amp;searchQuery=Transactions+in+Taiwan&amp;click=1</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56];[.F456])" office:value-type="string" office:string-value="Moody’s Approach to Rating Spanish RMBS: The “Milan” Model" calcext:value-type="string">
            <text:p>Moody’s Approach to Rating Spanish RMBS: The “Milan” Model</text:p>
          </table:table-cell>
          <table:table-cell table:style-name="ce64" office:value-type="float" office:value="38419" calcext:value-type="float">
            <text:p>8-Mar-05</text:p>
          </table:table-cell>
          <table:table-cell table:style-name="ce76" office:value-type="string" calcext:value-type="string">
            <text:p>EMEA</text:p>
          </table:table-cell>
          <table:table-cell table:style-name="ce86" office:value-type="string" calcext:value-type="string">
            <text:p>Moody’s Approach to Rating Spanish RMBS: The “Milan” Model</text:p>
          </table:table-cell>
          <table:table-cell office:value-type="string" calcext:value-type="string">
            <text:p>http://www.moodys.com/cust/getdocumentByNotesDocId.asp?criteria=PBS_SF49068</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22/2007100000519681.pdf?search=5&amp;searchQuery=Moody" xlink:type="simple">Moody's Updated Methodology for Rating Spanish RMBS</text:a></text:span></text:p>
          </table:table-cell>
          <table:table-cell table:style-name="ce64" office:value-type="float" office:value="39651" calcext:value-type="float">
            <text:p>22-Jul-08</text:p>
          </table:table-cell>
          <table:table-cell table:style-name="ce76"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7" office:value-type="string" calcext:value-type="string">
            <text:p><text:span text:style-name="T4"><text:a xlink:href="http://v2.moodys.com/moodys/cust/research/MDCdocs/20/2007300000566308.pdf?doc_id=2007300000566308" xlink:type="simple">Updated: Rating Spanish Government Sponsored Housing (VPO) RMBS</text:a></text:span></text:p>
          </table:table-cell>
          <table:table-cell table:style-name="ce64" office:value-type="float" office:value="39833" calcext:value-type="float">
            <text:p>20-Jan-09</text:p>
          </table:table-cell>
          <table:table-cell table:style-name="ce76"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14/2007300000539860.pdf?doc_id=2007300000539860" xlink:type="simple">Moody's Methodology for Rating RMBS in Europe, Middle East, and Africa</text:a></text:span></text:p>
          </table:table-cell>
          <table:table-cell table:style-name="ce64" office:value-type="float" office:value="39735" calcext:value-type="float">
            <text:p>14-Oct-08</text:p>
          </table:table-cell>
          <table:table-cell table:style-name="ce76"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60];[.F460])" office:value-type="string" office:string-value="Cash Flow Analysis in EMEA RMBS: Testing Structural Features with the MARCO Model (Moody's Analyser of Residential Cash Flows)" calcext:value-type="string">
            <text:p>Cash Flow Analysis in EMEA RMBS: Testing Structural Features with the MARCO Model (Moody's Analyser of Residential Cash Flows)</text:p>
          </table:table-cell>
          <table:table-cell table:style-name="ce64" office:value-type="float" office:value="38741" calcext:value-type="float">
            <text:p>24-Jan-06</text:p>
          </table:table-cell>
          <table:table-cell table:style-name="ce76" office:value-type="string" calcext:value-type="string">
            <text:p>EMEA</text:p>
          </table:table-cell>
          <table:table-cell table:style-name="ce86" office:value-type="string" calcext:value-type="string">
            <text:p>Cash Flow Analysis in EMEA RMBS: Testing Structural Features with the MARCO Model (Moody's Analyser of Residential Cash Flows)</text:p>
          </table:table-cell>
          <table:table-cell office:value-type="string" calcext:value-type="string">
            <text:p>http://www.moodys.com/cust/getdocumentByNotesDocId.asp?criteria=PBS_SF58290</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61];[.F461])" office:value-type="string" office:string-value="Moody's Approach to Rating Investment-Purpose Condominium Loan-Backed Securitizations in Japan" calcext:value-type="string">
            <text:p>Moody's Approach to Rating Investment-Purpose Condominium Loan-Backed Securitizations in Japan</text:p>
          </table:table-cell>
          <table:table-cell table:style-name="ce64" office:value-type="float" office:value="38572" calcext:value-type="float">
            <text:p>8-Aug-05</text:p>
          </table:table-cell>
          <table:table-cell table:style-name="ce76" office:value-type="string" calcext:value-type="string">
            <text:p>Asia</text:p>
          </table:table-cell>
          <table:table-cell table:style-name="ce86" office:value-type="string" calcext:value-type="string">
            <text:p>Moody's Approach to Rating Investment-Purpose Condominium Loan-Backed Securitizations in Japan</text:p>
          </table:table-cell>
          <table:table-cell office:value-type="string" calcext:value-type="string">
            <text:p>http://www.moodys.com/cust/getdocumentByNotesDocId.asp?criteria=PBS_SF59782</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table:formula="of:=HYPERLINK([.G462];[.F462])" office:value-type="string" office:string-value="Mortgage Insurance in EMEA RMBS Transactions: Potential Advantages and Analytical Considerations" calcext:value-type="string">
            <text:p>Mortgage Insurance in EMEA RMBS Transactions: Potential Advantages and Analytical Considerations</text:p>
          </table:table-cell>
          <table:table-cell table:style-name="ce64" office:value-type="float" office:value="38869" calcext:value-type="float">
            <text:p>1-Jun-06</text:p>
          </table:table-cell>
          <table:table-cell table:style-name="ce76" office:value-type="string" calcext:value-type="string">
            <text:p>EMEA</text:p>
          </table:table-cell>
          <table:table-cell table:style-name="ce86" office:value-type="string" calcext:value-type="string">
            <text:p>Mortgage Insurance in EMEA RMBS Transactions: Potential Advantages and Analytical Considerations</text:p>
          </table:table-cell>
          <table:table-cell office:value-type="string" calcext:value-type="string">
            <text:p>http://www.moodys.com/cust/getdocumentByNotesDocId.asp?criteria=PBS_SF74005</text:p>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29/2007100000521162.pdf?doc_id=2007100000521162" xlink:type="simple">Moody's Methodology for Rating Russian RMBS</text:a></text:span></text:p>
          </table:table-cell>
          <table:table-cell table:style-name="ce64" office:value-type="float" office:value="39658" calcext:value-type="float">
            <text:p>29-Jul-08</text:p>
          </table:table-cell>
          <table:table-cell table:style-name="ce76"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24/2007100000494470.pdf?search=5&amp;searchQuery=Moody" xlink:type="simple">Moody's RMBS Master Trust Cash Flow Analysis</text:a></text:span></text:p>
          </table:table-cell>
          <table:table-cell table:style-name="ce64" office:value-type="float" office:value="39566" calcext:value-type="float">
            <text:p>28-Apr-08</text:p>
          </table:table-cell>
          <table:table-cell table:style-name="ce76"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20/2002000000430095.pdf?search=5&amp;searchQuery=Individual+Loan+Analysis+for+Australian+RMBS&amp;click=1" xlink:type="simple">AU-MILAN-The Scoring Formula Revisited-Moody's Individual Loan Analysis for Australian RMBS</text:a></text:span></text:p>
          </table:table-cell>
          <table:table-cell table:style-name="ce64" office:value-type="float" office:value="37859" calcext:value-type="float">
            <text:p>26-Aug-03</text:p>
          </table:table-cell>
          <table:table-cell table:style-name="ce76"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45" office:value-type="string" calcext:value-type="string">
            <text:p><text:span text:style-name="T6"><text:a xlink:href="http://www.moodys.com/moodys/cust/research/MDCdocs/15/2002900000440686.pdf?search=5&amp;searchQuery=Residential+Mortgage+Servicer+Quality+(SQ)+Ratings+in+Australia:+Moody" xlink:type="simple">Residential Mortgage Servicer Quality ("SQ") Ratings in Australia: Moody's Methodology</text:a></text:span></text:p>
          </table:table-cell>
          <table:table-cell table:style-name="ce64" office:value-type="float" office:value="38215" calcext:value-type="float">
            <text:p>16-Aug-04</text:p>
          </table:table-cell>
          <table:table-cell table:style-name="ce76" office:value-type="string" calcext:value-type="string">
            <text:p>Austral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56" office:value-type="string" calcext:value-type="string">
            <text:p><text:span text:style-name="T6"><text:a xlink:href="http://www.moodys.com/moodys/cust/research/MDCdocs/11/2001900000513397.pdf?search=5&amp;searchQuery=The+Impact+of+Mortgage+Insurance+On+The+Subordination+Level+of+Australian+MBS&amp;click=1" xlink:type="simple">The Impact of Mortgage Insurance On The Subordination Level of Australian MBS</text:a></text:span></text:p>
          </table:table-cell>
          <table:table-cell table:style-name="ce64" office:value-type="float" office:value="36661" calcext:value-type="float">
            <text:p>15-May-00</text:p>
          </table:table-cell>
          <table:table-cell table:style-name="ce76" office:value-type="string" calcext:value-type="string">
            <text:p>Austral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56" office:value-type="string" calcext:value-type="string">
            <text:p><text:span text:style-name="T6"><text:a xlink:href="http://www.moodys.com/moodys/cust/research/MDCdocs/24/2007100000520235.pdf?search=5&amp;searchQuery=A+Framework+For+Stressing+House+Prices+In+RMBS+Transactions+in+EMEA&amp;click=1" xlink:type="simple">A Framework For Stressing House Prices In RMBS Transactions in EMEA</text:a></text:span></text:p>
          </table:table-cell>
          <table:table-cell table:style-name="ce64" office:value-type="float" office:value="39653" calcext:value-type="float">
            <text:p>24-Jul-08</text:p>
          </table:table-cell>
          <table:table-cell table:style-name="ce76"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egional RMBS</text:p>
          </table:table-cell>
          <table:table-cell table:style-name="ce57" office:value-type="string" calcext:value-type="string">
            <text:p><text:span text:style-name="T4"><text:a xlink:href="http://v2.moodys.com/moodys/cust/research/MDCdocs/30/2007300000562308.pdf?doc_id=2007300000562308" xlink:type="simple">Moody's Approach to Rating US Residential Mortgage-Backed Securities</text:a></text:span></text:p>
          </table:table-cell>
          <table:table-cell table:style-name="ce64" office:value-type="float" office:value="39813" calcext:value-type="float">
            <text:p>31-Dec-08</text:p>
          </table:table-cell>
          <table:table-cell table:style-name="ce76"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SUBPRIME &amp; ALT-A</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71];[.F471])" office:value-type="string" office:string-value="U.S. RMBS: 40-year Mortgages in Subprime RMBS" calcext:value-type="string">
            <text:p>U.S. RMBS: 40-year Mortgages in Subprime RMBS</text:p>
          </table:table-cell>
          <table:table-cell table:style-name="ce64" office:value-type="float" office:value="39091" calcext:value-type="float">
            <text:p>9-Jan-07</text:p>
          </table:table-cell>
          <table:table-cell table:style-name="ce76" office:value-type="string" calcext:value-type="string">
            <text:p>Americas</text:p>
          </table:table-cell>
          <table:table-cell table:style-name="ce86" office:value-type="string" calcext:value-type="string">
            <text:p>U.S. RMBS: 40-year Mortgages in Subprime RMBS</text:p>
          </table:table-cell>
          <table:table-cell office:value-type="string" calcext:value-type="string">
            <text:p>http://www.moodys.com/cust/getdocumentByNotesDocId.asp?criteria=PBS_SF89503</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72];[.F472])" office:value-type="string" office:string-value="Update to Subprime Residential Mortgage Securitization Assumptions" calcext:value-type="string">
            <text:p>Update to Subprime Residential Mortgage Securitization Assumptions</text:p>
          </table:table-cell>
          <table:table-cell table:style-name="ce64" office:value-type="float" office:value="38688" calcext:value-type="float">
            <text:p>2-Dec-05</text:p>
          </table:table-cell>
          <table:table-cell table:style-name="ce76" office:value-type="string" calcext:value-type="string">
            <text:p>Americas</text:p>
          </table:table-cell>
          <table:table-cell table:style-name="ce86" office:value-type="string" calcext:value-type="string">
            <text:p>Update to Subprime Residential Mortgage Securitization Assumptions</text:p>
          </table:table-cell>
          <table:table-cell office:value-type="string" calcext:value-type="string">
            <text:p>http://www.moodys.com/cust/getdocumentByNotesDocId.asp?criteria=PBS_SF61963</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73];[.F473])" office:value-type="string" office:string-value="US Alt-A RMBS-Moody's Updates Its Methodology: August 2007" calcext:value-type="string">
            <text:p>US Alt-A RMBS-Moody's Updates Its Methodology: August 2007</text:p>
          </table:table-cell>
          <table:table-cell table:style-name="ce64" office:value-type="float" office:value="39315" calcext:value-type="float">
            <text:p>21-Aug-07</text:p>
          </table:table-cell>
          <table:table-cell table:style-name="ce80" office:value-type="string" calcext:value-type="string">
            <text:p>Global</text:p>
          </table:table-cell>
          <table:table-cell table:style-name="ce86" office:value-type="string" calcext:value-type="string">
            <text:p>US Alt-A RMBS-Moody's Updates Its Methodology: August 2007</text:p>
          </table:table-cell>
          <table:table-cell office:value-type="string" calcext:value-type="string">
            <text:p>http://www.moodys.com/cust/getdocumentByNotesDocId.asp?criteria=PBS_SF105468</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74];[.F474])" office:value-type="string" office:string-value="US Subprime - Overview of Recent Refinements to Moody's Methodology: July 2007" calcext:value-type="string">
            <text:p>US Subprime - Overview of Recent Refinements to Moody's Methodology: July 2007</text:p>
          </table:table-cell>
          <table:table-cell table:style-name="ce64" office:value-type="float" office:value="39296" calcext:value-type="float">
            <text:p>2-Aug-07</text:p>
          </table:table-cell>
          <table:table-cell table:style-name="ce80" office:value-type="string" calcext:value-type="string">
            <text:p>Global</text:p>
          </table:table-cell>
          <table:table-cell table:style-name="ce86" office:value-type="string" calcext:value-type="string">
            <text:p>US Subprime - Overview of Recent Refinements to Moody's Methodology: July 2007</text:p>
          </table:table-cell>
          <table:table-cell office:value-type="string" calcext:value-type="string">
            <text:p>http://www.moodys.com/cust/getdocumentByNotesDocId.asp?criteria=PBS_SF104301</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75];[.F475])" office:value-type="string" office:string-value="US Alt-A RMBS-Moody's Updates Its Methodology: August 2007" calcext:value-type="string">
            <text:p>US Alt-A RMBS-Moody's Updates Its Methodology: August 2007</text:p>
          </table:table-cell>
          <table:table-cell table:style-name="ce64" office:value-type="float" office:value="39315" calcext:value-type="float">
            <text:p>21-Aug-07</text:p>
          </table:table-cell>
          <table:table-cell table:style-name="ce80" office:value-type="string" calcext:value-type="string">
            <text:p>Global</text:p>
          </table:table-cell>
          <table:table-cell table:style-name="ce86" office:value-type="string" calcext:value-type="string">
            <text:p>US Alt-A RMBS-Moody's Updates Its Methodology: August 2007</text:p>
          </table:table-cell>
          <table:table-cell office:value-type="string" calcext:value-type="string">
            <text:p>http://www.moodys.com/cust/getdocumentByNotesDocId.asp?criteria=PBS_SF105468</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76];[.F476])" office:value-type="string" office:string-value="US Subprime - Overview of Recent Refinements to Moody's Methodology: July 2007" calcext:value-type="string">
            <text:p>US Subprime - Overview of Recent Refinements to Moody's Methodology: July 2007</text:p>
          </table:table-cell>
          <table:table-cell table:style-name="ce64" office:value-type="float" office:value="39296" calcext:value-type="float">
            <text:p>2-Aug-07</text:p>
          </table:table-cell>
          <table:table-cell table:style-name="ce80" office:value-type="string" calcext:value-type="string">
            <text:p>Global</text:p>
          </table:table-cell>
          <table:table-cell table:style-name="ce86" office:value-type="string" calcext:value-type="string">
            <text:p>US Subprime - Overview of Recent Refinements to Moody's Methodology: July 2007</text:p>
          </table:table-cell>
          <table:table-cell office:value-type="string" calcext:value-type="string">
            <text:p>http://www.moodys.com/cust/getdocumentByNotesDocId.asp?criteria=PBS_SF104301</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77];[.F477])" office:value-type="string" office:string-value="Moody's Cashflow Assumptions for RMBS Alt-A Transactions" calcext:value-type="string">
            <text:p>Moody's Cashflow Assumptions for RMBS Alt-A Transactions</text:p>
          </table:table-cell>
          <table:table-cell table:style-name="ce64" office:value-type="float" office:value="38757" calcext:value-type="float">
            <text:p>9-Feb-06</text:p>
          </table:table-cell>
          <table:table-cell table:style-name="ce76" office:value-type="string" calcext:value-type="string">
            <text:p>Americas</text:p>
          </table:table-cell>
          <table:table-cell table:style-name="ce86" office:value-type="string" calcext:value-type="string">
            <text:p>Moody's Cashflow Assumptions for RMBS Alt-A Transactions</text:p>
          </table:table-cell>
          <table:table-cell office:value-type="string" calcext:value-type="string">
            <text:p>http://www.moodys.com/cust/getdocumentByNotesDocId.asp?criteria=PBS_SF69089</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78];[.F478])" office:value-type="string" office:string-value="Moody's Approach to Coding Subprime Residential Mortgage Documentation Programs: Updated Methodology" calcext:value-type="string">
            <text:p>Moody's Approach to Coding Subprime Residential Mortgage Documentation Programs: Updated Methodology</text:p>
          </table:table-cell>
          <table:table-cell table:style-name="ce64" office:value-type="float" office:value="39049" calcext:value-type="float">
            <text:p>28-Nov-06</text:p>
          </table:table-cell>
          <table:table-cell table:style-name="ce77" office:value-type="string" calcext:value-type="string">
            <text:p>Americas</text:p>
          </table:table-cell>
          <table:table-cell table:style-name="ce86" office:value-type="string" calcext:value-type="string">
            <text:p>Moody's Approach to Coding Subprime Residential Mortgage Documentation Programs: Updated Methodology</text:p>
          </table:table-cell>
          <table:table-cell office:value-type="string" calcext:value-type="string">
            <text:p>http://www.moodys.com/cust/getdocumentByNotesDocId.asp?criteria=PBS_SF85519</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79];[.F479])" office:value-type="string" office:string-value="An Update to Moody's Analysis of Payment Shock Risk in Sub-Prime Hybrid ARM Products" calcext:value-type="string">
            <text:p>An Update to Moody's Analysis of Payment Shock Risk in Sub-Prime Hybrid ARM Products</text:p>
          </table:table-cell>
          <table:table-cell table:style-name="ce64" office:value-type="float" office:value="38484" calcext:value-type="float">
            <text:p>12-May-05</text:p>
          </table:table-cell>
          <table:table-cell table:style-name="ce76" office:value-type="string" calcext:value-type="string">
            <text:p>Americas</text:p>
          </table:table-cell>
          <table:table-cell table:style-name="ce86" office:value-type="string" calcext:value-type="string">
            <text:p>An Update to Moody's Analysis of Payment Shock Risk in Sub-Prime Hybrid ARM Products</text:p>
          </table:table-cell>
          <table:table-cell office:value-type="string" calcext:value-type="string">
            <text:p>http://www.moodys.com/cust/getdocumentByNotesDocId.asp?criteria=PBS_SF56031</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80];[.F480])" office:value-type="string" office:string-value="Update to Moody's Approach to Analyzing Delinquent Loans Included in Performing Subprime US RMBS" calcext:value-type="string">
            <text:p>Update to Moody's Approach to Analyzing Delinquent Loans Included in Performing Subprime US RMBS</text:p>
          </table:table-cell>
          <table:table-cell table:style-name="ce64" office:value-type="float" office:value="39315" calcext:value-type="float">
            <text:p>21-Aug-07</text:p>
          </table:table-cell>
          <table:table-cell table:style-name="ce76" office:value-type="string" calcext:value-type="string">
            <text:p>Americas</text:p>
          </table:table-cell>
          <table:table-cell table:style-name="ce86" office:value-type="string" calcext:value-type="string">
            <text:p>Update to Moody's Approach to Analyzing Delinquent Loans Included in Performing Subprime US RMBS</text:p>
          </table:table-cell>
          <table:table-cell office:value-type="string" calcext:value-type="string">
            <text:p>http://www.moodys.com/cust/getdocumentByNotesDocId.asp?criteria=PBS_SF102721</text:p>
          </table:table-cell>
          <table:table-cell table:style-name="ce26" table:number-columns-repeated="1017"/>
        </table:table-row>
        <table:table-row table:style-name="ro10">
          <table:table-cell table:style-name="ce26"/>
          <table:table-cell table:style-name="ce32" office:value-type="string" calcext:value-type="string">
            <text:p><text:s text:c="2"/>HOME EQUITY</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Home Equity</text:p>
          </table:table-cell>
          <table:table-cell table:style-name="ce45" table:formula="of:=HYPERLINK([.G482];[.F482])" office:value-type="string" office:string-value="Loan Modifications and Forbearance Plans Impact on Home Equity Securitizations" calcext:value-type="string">
            <text:p>Loan Modifications and Forbearance Plans Impact on Home Equity Securitizations</text:p>
          </table:table-cell>
          <table:table-cell table:style-name="ce64" office:value-type="float" office:value="38254" calcext:value-type="float">
            <text:p>24-Sep-04</text:p>
          </table:table-cell>
          <table:table-cell table:style-name="ce76" office:value-type="string" calcext:value-type="string">
            <text:p>Americas</text:p>
          </table:table-cell>
          <table:table-cell table:style-name="ce86" office:value-type="string" calcext:value-type="string">
            <text:p>Loan Modifications and Forbearance Plans Impact on Home Equity Securitizations</text:p>
          </table:table-cell>
          <table:table-cell office:value-type="string" calcext:value-type="string">
            <text:p>http://www.moodys.com/cust/getdocumentByNotesDocId.asp?criteria=PBS_SF43843</text:p>
          </table:table-cell>
          <table:table-cell table:style-name="ce26" table:number-columns-repeated="1017"/>
        </table:table-row>
        <table:table-row table:style-name="ro10">
          <table:table-cell table:style-name="ce26"/>
          <table:table-cell table:style-name="ce35" office:value-type="string" calcext:value-type="string">
            <text:p>Structured - Home Equity</text:p>
          </table:table-cell>
          <table:table-cell table:style-name="ce45" table:formula="of:=HYPERLINK([.G483];[.F483])" office:value-type="string" office:string-value="Moody's Rating Methodology: Home Equity Lines of Credit (“HELOC”) Securitizations" calcext:value-type="string">
            <text:p>Moody's Rating Methodology: Home Equity Lines of Credit (“HELOC”) Securitizations</text:p>
          </table:table-cell>
          <table:table-cell table:style-name="ce64" office:value-type="float" office:value="38993" calcext:value-type="float">
            <text:p>3-Oct-06</text:p>
          </table:table-cell>
          <table:table-cell table:style-name="ce80" office:value-type="string" calcext:value-type="string">
            <text:p>Global</text:p>
          </table:table-cell>
          <table:table-cell table:style-name="ce86" office:value-type="string" calcext:value-type="string">
            <text:p>Moody's Rating Methodology: Home Equity Lines of Credit (“HELOC”) Securitizations</text:p>
          </table:table-cell>
          <table:table-cell office:value-type="string" calcext:value-type="string">
            <text:p>http://www.moodys.com/cust/getdocumentByNotesDocId.asp?criteria=PBS_SF79258</text:p>
          </table:table-cell>
          <table:table-cell table:style-name="ce26" table:number-columns-repeated="1017"/>
        </table:table-row>
        <table:table-row table:style-name="ro10">
          <table:table-cell table:style-name="ce26"/>
          <table:table-cell table:style-name="ce35" office:value-type="string" calcext:value-type="string">
            <text:p>Structured - Home Equity</text:p>
          </table:table-cell>
          <table:table-cell table:style-name="ce45" table:formula="of:=HYPERLINK([.G484];[.F484])" office:value-type="string" office:string-value="An Update - A Moody's Guideline for Sizing the Risk of Super Senior Support Classes in Home Equity and Alternative A Over-collateralization Transactions" calcext:value-type="string">
            <text:p>An Update - A Moody's Guideline for Sizing the Risk of Super Senior Support Classes in Home Equity and Alternative A Over-collateralization Transactions</text:p>
          </table:table-cell>
          <table:table-cell table:style-name="ce64" office:value-type="float" office:value="38796" calcext:value-type="float">
            <text:p>20-Mar-06</text:p>
          </table:table-cell>
          <table:table-cell table:style-name="ce76" office:value-type="string" calcext:value-type="string">
            <text:p>Americas</text:p>
          </table:table-cell>
          <table:table-cell table:style-name="ce86" office:value-type="string" calcext:value-type="string">
            <text:p>An Update - A Moody's Guideline for Sizing the Risk of Super Senior Support Classes in Home Equity and Alternative A Over-collateralization Transactions</text:p>
          </table:table-cell>
          <table:table-cell office:value-type="string" calcext:value-type="string">
            <text:p>http://www.moodys.com/cust/getdocumentByNotesDocId.asp?criteria=PBS_SF71218</text:p>
          </table:table-cell>
          <table:table-cell table:style-name="ce26" table:number-columns-repeated="1017"/>
        </table:table-row>
        <table:table-row table:style-name="ro10">
          <table:table-cell table:style-name="ce26"/>
          <table:table-cell table:style-name="ce35" office:value-type="string" calcext:value-type="string">
            <text:p>Structured - ABS</text:p>
          </table:table-cell>
          <table:table-cell table:style-name="ce45" table:formula="of:=HYPERLINK([.G485];[.F485])" office:value-type="string" office:string-value="Moody's Enhances Step-down Test In Subprime Home Equity Transactions Earlier Performance Tests Provide Additional Protection for Investors" calcext:value-type="string">
            <text:p>Moody's Enhances Step-down Test In Subprime Home Equity Transactions Earlier Performance Tests Provide Additional Protection for Investors</text:p>
          </table:table-cell>
          <table:table-cell table:style-name="ce64" office:value-type="float" office:value="38826" calcext:value-type="float">
            <text:p>19-Apr-06</text:p>
          </table:table-cell>
          <table:table-cell table:style-name="ce77" office:value-type="string" calcext:value-type="string">
            <text:p>Americas</text:p>
          </table:table-cell>
          <table:table-cell table:style-name="ce86" office:value-type="string" calcext:value-type="string">
            <text:p>Moody's Enhances Step-down Test In Subprime Home Equity Transactions Earlier Performance Tests Provide Additional Protection for Investors</text:p>
          </table:table-cell>
          <table:table-cell office:value-type="string" calcext:value-type="string">
            <text:p>http://www.moodys.com/cust/getdocumentByNotesDocId.asp?criteria=PBS_SF73831</text:p>
          </table:table-cell>
          <table:table-cell table:style-name="ce26" table:number-columns-repeated="1017"/>
        </table:table-row>
        <table:table-row table:style-name="ro10">
          <table:table-cell table:style-name="ce26"/>
          <table:table-cell table:style-name="ce32" office:value-type="string" calcext:value-type="string">
            <text:p><text:s text:c="2"/>CLOSED END SECOND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87];[.F487])" office:value-type="string" office:string-value="Moody's Updates Loss Coverage Methodology and Cashflow Assumptions for Closed End Second Lien Mortgage Loans" calcext:value-type="string">
            <text:p>Moody's Updates Loss Coverage Methodology and Cashflow Assumptions for Closed End Second Lien Mortgage Loans</text:p>
          </table:table-cell>
          <table:table-cell table:style-name="ce64" office:value-type="float" office:value="38826" calcext:value-type="float">
            <text:p>19-Apr-06</text:p>
          </table:table-cell>
          <table:table-cell table:style-name="ce77" office:value-type="string" calcext:value-type="string">
            <text:p>Americas</text:p>
          </table:table-cell>
          <table:table-cell table:style-name="ce86" office:value-type="string" calcext:value-type="string">
            <text:p>Moody's Updates Loss Coverage Methodology and Cashflow Assumptions for Closed End Second Lien Mortgage Loans</text:p>
          </table:table-cell>
          <table:table-cell office:value-type="string" calcext:value-type="string">
            <text:p>http://www.moodys.com/cust/getdocumentByNotesDocId.asp?criteria=PBS_SF73830</text:p>
          </table:table-cell>
          <table:table-cell table:style-name="ce26" table:number-columns-repeated="1017"/>
        </table:table-row>
        <table:table-row table:style-name="ro10">
          <table:table-cell table:style-name="ce26"/>
          <table:table-cell table:style-name="ce35" office:value-type="string" calcext:value-type="string">
            <text:p>Structured - RMBS</text:p>
          </table:table-cell>
          <table:table-cell table:style-name="ce45" table:formula="of:=HYPERLINK([.G488];[.F488])" office:value-type="string" office:string-value="Closed End Seconds Residential Mortgage Securitization Cashflow Assumptions" calcext:value-type="string">
            <text:p>Closed End Seconds Residential Mortgage Securitization Cashflow Assumptions</text:p>
          </table:table-cell>
          <table:table-cell table:style-name="ce64" office:value-type="float" office:value="39023" calcext:value-type="float">
            <text:p>2-Nov-06</text:p>
          </table:table-cell>
          <table:table-cell table:style-name="ce76" office:value-type="string" calcext:value-type="string">
            <text:p>Americas</text:p>
          </table:table-cell>
          <table:table-cell table:style-name="ce86" office:value-type="string" calcext:value-type="string">
            <text:p>Closed End Seconds Residential Mortgage Securitization Cashflow Assumptions</text:p>
          </table:table-cell>
          <table:table-cell office:value-type="string" calcext:value-type="string">
            <text:p>http://www.moodys.com/cust/getdocumentByNotesDocId.asp?criteria=PBS_SF71424</text:p>
          </table:table-cell>
          <table:table-cell table:style-name="ce26" table:number-columns-repeated="1017"/>
        </table:table-row>
        <table:table-row table:style-name="ro10">
          <table:table-cell table:style-name="ce26"/>
          <table:table-cell table:style-name="ce32" office:value-type="string" calcext:value-type="string">
            <text:p><text:s text:c="2"/>ABCP</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7"/>
          <table:table-cell table:style-name="ce38" office:value-type="string" calcext:value-type="string">
            <text:p>Structured - ABCP</text:p>
          </table:table-cell>
          <table:table-cell table:style-name="ce45" office:value-type="string" calcext:value-type="string">
            <text:p><text:span text:style-name="T6"><text:a xlink:href="http://www.moodys.com/moodys/cust/research/MDCdocs/17/2004300000425773.pdf?search=5&amp;searchQuery=EMEA+ABCP+Conduits&amp;click=1" xlink:type="simple">Moody's Approach to Analyzing Mortgage Warehouse Financing in EMEA ABCP Conduits</text:a></text:span></text:p>
          </table:table-cell>
          <table:table-cell table:style-name="ce67" office:value-type="float" office:value="38642" calcext:value-type="float">
            <text:p>17-Oct-05</text:p>
          </table:table-cell>
          <table:table-cell table:style-name="ce81" office:value-type="string" calcext:value-type="string">
            <text:p>EMEA</text:p>
          </table:table-cell>
          <table:table-cell table:style-name="ce89"/>
          <table:table-cell table:style-name="ce91"/>
          <table:table-cell table:style-name="ce27" table:number-columns-repeated="1017"/>
        </table:table-row>
        <table:table-row table:style-name="ro10">
          <table:table-cell table:style-name="ce26"/>
          <table:table-cell table:style-name="ce35" office:value-type="string" calcext:value-type="string">
            <text:p>Structured - ABCP</text:p>
          </table:table-cell>
          <table:table-cell table:style-name="ce45" office:value-type="string" calcext:value-type="string">
            <text:p><text:span text:style-name="T6"><text:a xlink:href="http://moodys.com/moodys/cust/research/MDCdocs/11/2001800000415901.pdf?search=5&amp;searchQuery=Fundamentals+of+Asset-Backed+Commercial+Paper&amp;click=1" xlink:type="simple">The Fundamentals of Asset-Backed Commercial Paper</text:a></text:span></text:p>
          </table:table-cell>
          <table:table-cell table:style-name="ce64" office:value-type="float" office:value="37655" calcext:value-type="float">
            <text:p>3-Feb-03</text:p>
          </table:table-cell>
          <table:table-cell table:style-name="ce76" office:value-type="string" calcext:value-type="string">
            <text:p>Global</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45" office:value-type="string" calcext:value-type="string">
            <text:p><text:span text:style-name="T6"><text:a xlink:href="http://www.moodys.com/moodys/cust/research/MDCdocs/20/2001500000391195.pdf?search=5&amp;searchQuery=Evaluating+Credit+Arbitrage+ABCP+Programs&amp;click=1" xlink:type="simple">Moody's Approach to Evaluating Credit Arbitrage ABCP Programs </text:a></text:span></text:p>
          </table:table-cell>
          <table:table-cell table:style-name="ce64" office:value-type="float" office:value="37490" calcext:value-type="float">
            <text:p>22-Aug-02</text:p>
          </table:table-cell>
          <table:table-cell table:style-name="ce76" office:value-type="string" calcext:value-type="string">
            <text:p>Global</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6" office:value-type="string" calcext:value-type="string">
            <text:p><text:span text:style-name="T6"><text:a xlink:href="http://www.moodys.com/moodys/cust/research/MDCdocs/18/11379.pdf?search=5&amp;searchQuery=Achieving+Post+Review+Status+For+Partially+Supported+ABCP+Programs&amp;click=1" xlink:type="simple">Achieving Post Review Status For Partially Supported ABCP Programs</text:a></text:span></text:p>
          </table:table-cell>
          <table:table-cell table:style-name="ce64" office:value-type="float" office:value="35712" calcext:value-type="float">
            <text:p>9-Oct-97</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6" office:value-type="string" calcext:value-type="string">
            <text:p><text:span text:style-name="T6"><text:a xlink:href="http://www.moodys.com/moodys/cust/research/MDCdocs/18/739.pdf?search=5&amp;searchQuery=Asset-Backed+CP:+Overview+of+Structures+and+Focus+on+Japan&amp;click=1" xlink:type="simple">Asset-Backed CP: Overview of Structures and Focus on Japan</text:a></text:span></text:p>
          </table:table-cell>
          <table:table-cell table:style-name="ce69" office:value-type="float" office:value="35403" calcext:value-type="float">
            <text:p>4-Dec-96</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6" office:value-type="string" calcext:value-type="string">
            <text:p><text:span text:style-name="T6"><text:a xlink:href="http://www.moodys.com/moodys/cust/research/MDCdocs/11/2001200000371520.pdf?search=5&amp;searchQuery=Comparing+and+Contrasting+Credit+Arbitrage+ABCP+Programs+and+Structured+Investment+Vehicles&amp;click=1" xlink:type="simple">Comparing and Contrasting Credit Arbitrage ABCP Programs and Structured Investment Vehicles</text:a></text:span></text:p>
          </table:table-cell>
          <table:table-cell table:style-name="ce69" office:value-type="float" office:value="37281" calcext:value-type="float">
            <text:p>25-Jan-02</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6" office:value-type="string" calcext:value-type="string">
            <text:p><text:span text:style-name="T6"><text:a xlink:href="http://www.moodys.com/moodys/cust/research/MDCdocs/11/15156.pdf?search=5&amp;searchQuery=Floating+Rate+ABCP:+Issues+and+Answers&amp;click=1" xlink:type="simple">Floating Rate ABCP: Issues and Answers</text:a></text:span></text:p>
          </table:table-cell>
          <table:table-cell table:style-name="ce69" office:value-type="float" office:value="36504" calcext:value-type="float">
            <text:p>10-Dec-99</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6" office:value-type="string" calcext:value-type="string">
            <text:p><text:span text:style-name="T6"><text:a xlink:href="http://www.moodys.com/moodys/cust/research/MDCdocs/20/2001900000420673.pdf?search=5&amp;searchQuery=Floating-Rate+ABCP:+Covering+the+Risks&amp;click=1" xlink:type="simple">Floating-Rate ABCP: Covering the Risks</text:a></text:span></text:p>
          </table:table-cell>
          <table:table-cell table:style-name="ce69" office:value-type="float" office:value="37697" calcext:value-type="float">
            <text:p>17-Mar-03</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6" office:value-type="string" calcext:value-type="string">
            <text:p><text:span text:style-name="T6"><text:a xlink:href="http://www.moodys.com/moodys/cust/research/MDCdocs/18/7331.pdf?search=5&amp;searchQuery=Importance+of+Liquidity+Support+in+Asset-Backed+Commercial+Paper+(The)&amp;click=1" xlink:type="simple">Importance of Liquidity Support in Asset-Backed Commercial Paper (The)</text:a></text:span></text:p>
          </table:table-cell>
          <table:table-cell table:style-name="ce69" office:value-type="float" office:value="34411" calcext:value-type="float">
            <text:p>18-Mar-94</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6" office:value-type="string" calcext:value-type="string">
            <text:p><text:span text:style-name="T6"><text:a xlink:href="http://www.moodys.com/moodys/cust/research/MDCdocs/04/2003200000425092.pdf?search=5&amp;searchQuery=Moody" xlink:type="simple">Moody's Approach to Analyzing Mortgage Warehouse Financing in ABCP Conduits</text:a></text:span></text:p>
          </table:table-cell>
          <table:table-cell table:style-name="ce69" office:value-type="float" office:value="38387" calcext:value-type="float">
            <text:p>4-Feb-05</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6" office:value-type="string" calcext:value-type="string">
            <text:p><text:span text:style-name="T6"><text:a xlink:href="http://www.moodys.com/moodys/cust/research/MDCdocs/20/2001500000391195.pdf?search=5&amp;searchQuery=Moody" xlink:type="simple">Moody's Approach to Evaluating Credit Arbitrage ABCP Programs</text:a></text:span></text:p>
          </table:table-cell>
          <table:table-cell table:style-name="ce69" office:value-type="float" office:value="37490" calcext:value-type="float">
            <text:p>22-Aug-02</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2" office:value-type="string" calcext:value-type="string">
            <text:p><text:span text:style-name="T4"><text:a xlink:href="http://www.moodys.com/moodys/cust/research/MDCdocs/18/11797.pdf?search=5&amp;searchQuery=Moody" xlink:type="simple">Moody's Approach To Jointly Supported Obligations</text:a></text:span></text:p>
          </table:table-cell>
          <table:table-cell table:style-name="ce69" office:value-type="float" office:value="35808" calcext:value-type="float">
            <text:p>13-Jan-98</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8" office:value-type="string" calcext:value-type="string">
            <text:p><text:span text:style-name="T6"><text:a xlink:href="http://www.moodys.com/moodys/cust/research/MDCdocs/11/13236.pdf?search=5&amp;searchQuery=Moody" xlink:type="simple">Moody's Approach to Jointly Supported Prime-1 Liquidity Facilities</text:a></text:span></text:p>
          </table:table-cell>
          <table:table-cell table:style-name="ce70" office:value-type="float" office:value="36390" calcext:value-type="float">
            <text:p>18-Aug-99</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8" office:value-type="string" calcext:value-type="string">
            <text:p><text:span text:style-name="T6"><text:a xlink:href="http://www.moodys.com/moodys/cust/research/MDCdocs/11/4538.pdf?search=5&amp;searchQuery=On+Being+a+Prudent+Investor:+Understanding+the+Nuts+and+Bolts+of+Australian+ABCP+Structures&amp;click=1" xlink:type="simple">On Being a Prudent Investor: Understanding the Nuts and Bolts of Australian ABCP Structures</text:a></text:span></text:p>
          </table:table-cell>
          <table:table-cell table:style-name="ce70" office:value-type="float" office:value="36011" calcext:value-type="float">
            <text:p>4-Aug-98</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8" office:value-type="string" calcext:value-type="string">
            <text:p><text:span text:style-name="T6"><text:a xlink:href="http://www.moodys.com/moodys/cust/research/MDCdocs/11/2001600000400361.pdf?search=5&amp;searchQuery=Pros,+Cons+and+Considerations+in+Introducing+an+ABCP+Conduit&amp;click=1" xlink:type="simple">Pros, Cons and Considerations in Introducing an ABCP Conduit</text:a></text:span></text:p>
          </table:table-cell>
          <table:table-cell table:style-name="ce70" office:value-type="float" office:value="37538" calcext:value-type="float">
            <text:p>9-Oct-02</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8" office:value-type="string" calcext:value-type="string">
            <text:p><text:span text:style-name="T6"><text:a xlink:href="http://www.moodys.com/moodys/cust/research/MDCdocs/11/6453.pdf?search=5&amp;searchQuery=Rating+Commercial+Paper+Programs+Backed+by+Maturity-Matched+Loans&amp;click=1" xlink:type="simple">Rating Commercial Paper Programs Backed by Maturity-Matched Loans</text:a></text:span></text:p>
          </table:table-cell>
          <table:table-cell table:style-name="ce70" office:value-type="float" office:value="36410" calcext:value-type="float">
            <text:p>7-Sep-99</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8" office:value-type="string" calcext:value-type="string">
            <text:p><text:span text:style-name="T6"><text:a xlink:href="http://www.moodys.com/moodys/cust/research/MDCdocs/18/2001600000404556.pdf?search=5&amp;searchQuery=Samurai+Asset-Backed+Commercial+Paper:+Moody" xlink:type="simple">Samurai Asset-Backed Commercial Paper: Moody's Rating Analysis</text:a></text:span></text:p>
          </table:table-cell>
          <table:table-cell table:style-name="ce70" office:value-type="float" office:value="35249" calcext:value-type="float">
            <text:p>3-Jul-96</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8" office:value-type="string" calcext:value-type="string">
            <text:p><text:span text:style-name="T6"><text:a xlink:href="http://www.moodys.com/moodys/cust/research/MDCdocs/11/8507.pdf?search=5&amp;searchQuery=Serialized+ABCP:+The+Hidden+Dangers&amp;click=1" xlink:type="simple">Serialized ABCP: The Hidden Dangers</text:a></text:span></text:p>
          </table:table-cell>
          <table:table-cell table:style-name="ce70" office:value-type="float" office:value="35905" calcext:value-type="float">
            <text:p>20-Apr-98</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8" office:value-type="string" calcext:value-type="string">
            <text:p><text:span text:style-name="T6"><text:a xlink:href="http://www.moodys.com/moodys/cust/research/MDCdocs/11/2001800000415901.pdf?search=5&amp;searchQuery=The+Fundamentals+of+Asset-Backed+Commercial+Paper&amp;click=1" xlink:type="simple">The Fundamentals of Asset-Backed Commercial Paper</text:a></text:span></text:p>
          </table:table-cell>
          <table:table-cell table:style-name="ce70" office:value-type="float" office:value="37655" calcext:value-type="float">
            <text:p>3-Feb-03</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5" office:value-type="string" calcext:value-type="string">
            <text:p>Structured - ABCP</text:p>
          </table:table-cell>
          <table:table-cell table:style-name="ce58" office:value-type="string" calcext:value-type="string">
            <text:p><text:span text:style-name="T6"><text:a xlink:href="http://www.moodys.com/moodys/cust/research/MDCdocs/09/2004800000424014.pdf?search=5&amp;searchQuery=Moody" xlink:type="simple">Moody's Approach to Eligible Liquidity in Securities Arbitrage Programs</text:a></text:span></text:p>
          </table:table-cell>
          <table:table-cell table:style-name="ce70" office:value-type="float" office:value="38726" calcext:value-type="float">
            <text:p>9-Jan-06</text:p>
          </table:table-cell>
          <table:table-cell table:style-name="ce76" office:value-type="string" calcext:value-type="string">
            <text:p>Americas</text:p>
          </table:table-cell>
          <table:table-cell table:style-name="ce86"/>
          <table:table-cell table:style-name="ce87"/>
          <table:table-cell table:style-name="ce26" table:number-columns-repeated="1017"/>
        </table:table-row>
        <table:table-row table:style-name="ro10">
          <table:table-cell table:style-name="ce26"/>
          <table:table-cell table:style-name="ce32" office:value-type="string" calcext:value-type="string">
            <text:p><text:s text:c="2"/>COVERED BOND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overed Bonds</text:p>
          </table:table-cell>
          <table:table-cell table:style-name="ce45" table:formula="of:=HYPERLINK([.G511];[.F511])" office:value-type="string" office:string-value="Moody's Rating Approach to European Covered Bonds" calcext:value-type="string">
            <text:p>Moody's Rating Approach to European Covered Bonds</text:p>
          </table:table-cell>
          <table:table-cell table:style-name="ce64" office:value-type="float" office:value="38516" calcext:value-type="float">
            <text:p>13-Jun-05</text:p>
          </table:table-cell>
          <table:table-cell table:style-name="ce77" office:value-type="string" calcext:value-type="string">
            <text:p>EMEA</text:p>
          </table:table-cell>
          <table:table-cell table:style-name="ce86" office:value-type="string" calcext:value-type="string">
            <text:p>Moody's Rating Approach to European Covered Bonds</text:p>
          </table:table-cell>
          <table:table-cell office:value-type="string" calcext:value-type="string">
            <text:p>http://www.moodys.com/cust/getdocumentByNotesDocId.asp?criteria=PBS_SF57011</text:p>
          </table:table-cell>
          <table:table-cell table:style-name="ce26" table:number-columns-repeated="1017"/>
        </table:table-row>
        <table:table-row table:style-name="ro10">
          <table:table-cell table:style-name="ce26"/>
          <table:table-cell table:style-name="ce35" office:value-type="string" calcext:value-type="string">
            <text:p>Structured - Covered Bonds</text:p>
          </table:table-cell>
          <table:table-cell table:style-name="ce45" office:value-type="string" calcext:value-type="string">
            <text:p><text:span text:style-name="T6"><text:a xlink:href="http://www.moodys.com/moodys/cust/research/MDCdocs/17/2007300000532652.pdf?search=5&amp;searchQuery=assessing+swaps&amp;click=1" xlink:type="simple">Assessing Swap as Hedges in the Covered Bond Market</text:a></text:span></text:p>
          </table:table-cell>
          <table:table-cell table:style-name="ce64" office:value-type="float" office:value="39708" calcext:value-type="float">
            <text:p>17-Sep-08</text:p>
          </table:table-cell>
          <table:table-cell table:style-name="ce77" office:value-type="string" calcext:value-type="string">
            <text:p>EME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overed Bonds</text:p>
          </table:table-cell>
          <table:table-cell table:style-name="ce45" table:formula="of:=HYPERLINK([.G513];[.F513])" office:value-type="string" office:string-value="Timely Payments in Covered Bonds Following Sponsor Bank Default" calcext:value-type="string">
            <text:p>Timely Payments in Covered Bonds Following Sponsor Bank Default</text:p>
          </table:table-cell>
          <table:table-cell table:style-name="ce64" office:value-type="float" office:value="39525" calcext:value-type="float">
            <text:p>18-Mar-08</text:p>
          </table:table-cell>
          <table:table-cell table:style-name="ce77" office:value-type="string" calcext:value-type="string">
            <text:p>EMEA</text:p>
          </table:table-cell>
          <table:table-cell table:style-name="ce86" office:value-type="string" calcext:value-type="string">
            <text:p>Timely Payments in Covered Bonds Following Sponsor Bank Default</text:p>
          </table:table-cell>
          <table:table-cell table:style-name="ce87" office:value-type="string" calcext:value-type="string">
            <text:p>http://www.moodys.com/cust/getdocumentByNotesDocId.asp?criteria=PBS_SF109992</text:p>
          </table:table-cell>
          <table:table-cell table:style-name="ce26" table:number-columns-repeated="1017"/>
        </table:table-row>
        <table:table-row table:style-name="ro10">
          <table:table-cell table:style-name="ce26"/>
          <table:table-cell table:style-name="ce35" office:value-type="string" calcext:value-type="string">
            <text:p>Structured - Covered Bonds</text:p>
          </table:table-cell>
          <table:table-cell table:style-name="ce56" office:value-type="string" calcext:value-type="string">
            <text:p><text:span text:style-name="T6"><text:a xlink:href="http://www.moodys.com/moodys/cust/research/MDCdocs/08/2004600000427676.pdf?search=5&amp;searchQuery=European+Covered+Bond+Legal+Frameworks:+Moody" xlink:type="simple">European Covered Bond Legal Frameworks: Moody's Legal Checklist</text:a></text:span></text:p>
          </table:table-cell>
          <table:table-cell table:style-name="ce64" office:value-type="float" office:value="38694" calcext:value-type="float">
            <text:p>8-Dec-05</text:p>
          </table:table-cell>
          <table:table-cell table:style-name="ce77" office:value-type="string" calcext:value-type="string">
            <text:p>EMEA</text:p>
          </table:table-cell>
          <table:table-cell table:style-name="ce86"/>
          <table:table-cell table:style-name="ce87"/>
          <table:table-cell table:style-name="ce26" table:number-columns-repeated="1017"/>
        </table:table-row>
        <table:table-row table:style-name="ro10">
          <table:table-cell table:style-name="ce26"/>
          <table:table-cell table:style-name="ce32" office:value-type="string" calcext:value-type="string">
            <text:p><text:s text:c="2"/>COLLATERALIZED DEBT OBLIGATION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16];[.F516])" office:value-type="string" office:string-value="Actively Managed Synthetic CDOs" calcext:value-type="string">
            <text:p>Actively Managed Synthetic CDOs</text:p>
          </table:table-cell>
          <table:table-cell table:style-name="ce64" office:value-type="float" office:value="37356" calcext:value-type="float">
            <text:p>10-Apr-02</text:p>
          </table:table-cell>
          <table:table-cell table:style-name="ce80" office:value-type="string" calcext:value-type="string">
            <text:p>Global</text:p>
          </table:table-cell>
          <table:table-cell table:style-name="ce86" office:value-type="string" calcext:value-type="string">
            <text:p>Actively Managed Synthetic CDOs</text:p>
          </table:table-cell>
          <table:table-cell office:value-type="string" calcext:value-type="string">
            <text:p>http://www.moodys.com/cust/getdocumentByNotesDocId.asp?criteria=PBS_SF13083</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17];[.F517])" office:value-type="string" office:string-value="CDO RatingFactors Moody's Approach to Analyzing Interest Rate Asset Specific Hedges" calcext:value-type="string">
            <text:p>CDO RatingFactors Moody's Approach to Analyzing Interest Rate Asset Specific Hedges</text:p>
          </table:table-cell>
          <table:table-cell table:style-name="ce64" office:value-type="float" office:value="39538" calcext:value-type="float">
            <text:p>31-Mar-08</text:p>
          </table:table-cell>
          <table:table-cell table:style-name="ce80" office:value-type="string" calcext:value-type="string">
            <text:p>Global</text:p>
          </table:table-cell>
          <table:table-cell table:style-name="ce86" office:value-type="string" calcext:value-type="string">
            <text:p>CDO RatingFactors Moody's Approach to Analyzing Interest Rate Asset Specific Hedges</text:p>
          </table:table-cell>
          <table:table-cell table:style-name="ce87" office:value-type="string" calcext:value-type="string">
            <text:p>http://www.moodys.com/cust/getdocumentByNotesDocId.asp?criteria=PBS_SF127396</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18];[.F518])" office:value-type="string" office:string-value="CDO RatingFactors Moody's Approach to Including TRUPS CDO Tranches in ABS CDOs" calcext:value-type="string">
            <text:p>CDO RatingFactors Moody's Approach to Including TRUPS CDO Tranches in ABS CDOs</text:p>
          </table:table-cell>
          <table:table-cell table:style-name="ce64" office:value-type="float" office:value="38883" calcext:value-type="float">
            <text:p>15-Jun-06</text:p>
          </table:table-cell>
          <table:table-cell table:style-name="ce80" office:value-type="string" calcext:value-type="string">
            <text:p>Global</text:p>
          </table:table-cell>
          <table:table-cell table:style-name="ce86" office:value-type="string" calcext:value-type="string">
            <text:p>CDO RatingFactors Moody's Approach to Including TRUPS CDO Tranches in ABS CDOs</text:p>
          </table:table-cell>
          <table:table-cell table:style-name="ce87" office:value-type="string" calcext:value-type="string">
            <text:p>http://www.moodys.com/cust/getdocumentByNotesDocId.asp?criteria=PBS_SF77358</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19];[.F519])" office:value-type="string" office:string-value="CDO RatingFactors VOL. I … No. 2 Current Pay Obligations in Cash Flow CDOs" calcext:value-type="string">
            <text:p>CDO RatingFactors VOL. I … No. 2 Current Pay Obligations in Cash Flow CDOs</text:p>
          </table:table-cell>
          <table:table-cell table:style-name="ce64" office:value-type="float" office:value="38048" calcext:value-type="float">
            <text:p>2-Mar-04</text:p>
          </table:table-cell>
          <table:table-cell table:style-name="ce76" office:value-type="string" calcext:value-type="string">
            <text:p>Americas</text:p>
          </table:table-cell>
          <table:table-cell table:style-name="ce86" office:value-type="string" calcext:value-type="string">
            <text:p>CDO RatingFactors VOL. I … No. 2 Current Pay Obligations in Cash Flow CDOs</text:p>
          </table:table-cell>
          <table:table-cell office:value-type="string" calcext:value-type="string">
            <text:p>http://www.moodys.com/cust/getdocumentByNotesDocId.asp?criteria=PBS_SF33188</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20];[.F520])" office:value-type="string" office:string-value="CDO RatingFactors VOL. I … No. 3 Moody's Recovery Rate Assumptions for U.S. Corporate Loans and Bonds: Picking Up The Pieces" calcext:value-type="string">
            <text:p>CDO RatingFactors VOL. I … No. 3 Moody's Recovery Rate Assumptions for U.S. Corporate Loans and Bonds: Picking Up The Pieces</text:p>
          </table:table-cell>
          <table:table-cell table:style-name="ce64" office:value-type="float" office:value="38063" calcext:value-type="float">
            <text:p>17-Mar-04</text:p>
          </table:table-cell>
          <table:table-cell table:style-name="ce76" office:value-type="string" calcext:value-type="string">
            <text:p>Americas</text:p>
          </table:table-cell>
          <table:table-cell table:style-name="ce86" office:value-type="string" calcext:value-type="string">
            <text:p>CDO RatingFactors VOL. I … No. 3 Moody's Recovery Rate Assumptions for U.S. Corporate Loans and Bonds: Picking Up The Pieces</text:p>
          </table:table-cell>
          <table:table-cell office:value-type="string" calcext:value-type="string">
            <text:p>http://www.moodys.com/cust/getdocumentByNotesDocId.asp?criteria=PBS_SF34069</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21];[.F521])" office:value-type="string" office:string-value="CDO RatingFactors VOL. I … No. 4 New Defined Terms for U.S. Cash Flow CBOs/CLOs: &quot;Moody's Default Probability Rating&quot; and &quot;Moody's Obligation Rating&quot;" calcext:value-type="string">
            <text:p>CDO RatingFactors VOL. I … No. 4 New Defined Terms for U.S. Cash Flow CBOs/CLOs: "Moody's Default Probability Rating" and "Moody's Obligation Rating"</text:p>
          </table:table-cell>
          <table:table-cell table:style-name="ce64" office:value-type="float" office:value="38128" calcext:value-type="float">
            <text:p>21-May-04</text:p>
          </table:table-cell>
          <table:table-cell table:style-name="ce76" office:value-type="string" calcext:value-type="string">
            <text:p>Americas</text:p>
          </table:table-cell>
          <table:table-cell table:style-name="ce86" office:value-type="string" calcext:value-type="string">
            <text:p>CDO RatingFactors VOL. I … No. 4 New Defined Terms for U.S. Cash Flow CBOs/CLOs: "Moody's Default Probability Rating" and "Moody's Obligation Rating"</text:p>
          </table:table-cell>
          <table:table-cell office:value-type="string" calcext:value-type="string">
            <text:p>http://www.moodys.com/cust/getdocumentByNotesDocId.asp?criteria=PBS_SF37127</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22];[.F522])" office:value-type="string" office:string-value="CDO RatingFactors VOL. I … No. 5 Haircuts for Excess Caa Assets and Deep Discount Obligations" calcext:value-type="string">
            <text:p>CDO RatingFactors VOL. I … No. 5 Haircuts for Excess Caa Assets and Deep Discount Obligations</text:p>
          </table:table-cell>
          <table:table-cell table:style-name="ce64" office:value-type="float" office:value="38162" calcext:value-type="float">
            <text:p>24-Jun-04</text:p>
          </table:table-cell>
          <table:table-cell table:style-name="ce76" office:value-type="string" calcext:value-type="string">
            <text:p>Americas</text:p>
          </table:table-cell>
          <table:table-cell table:style-name="ce86" office:value-type="string" calcext:value-type="string">
            <text:p>CDO RatingFactors VOL. I … No. 5 Haircuts for Excess Caa Assets and Deep Discount Obligations</text:p>
          </table:table-cell>
          <table:table-cell office:value-type="string" calcext:value-type="string">
            <text:p>http://www.moodys.com/cust/getdocumentByNotesDocId.asp?criteria=PBS_SF39630</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23];[.F523])" office:value-type="string" office:string-value="CDO RatingFactors VOL. I … No. 6 Moody's Approach to Rating Digital Credit Default Swaps" calcext:value-type="string">
            <text:p>CDO RatingFactors VOL. I … No. 6 Moody's Approach to Rating Digital Credit Default Swaps</text:p>
          </table:table-cell>
          <table:table-cell table:style-name="ce64" office:value-type="float" office:value="38183" calcext:value-type="float">
            <text:p>15-Jul-04</text:p>
          </table:table-cell>
          <table:table-cell table:style-name="ce76" office:value-type="string" calcext:value-type="string">
            <text:p>Americas</text:p>
          </table:table-cell>
          <table:table-cell table:style-name="ce86" office:value-type="string" calcext:value-type="string">
            <text:p>CDO RatingFactors VOL. I … No. 6 Moody's Approach to Rating Digital Credit Default Swaps</text:p>
          </table:table-cell>
          <table:table-cell office:value-type="string" calcext:value-type="string">
            <text:p>http://www.moodys.com/cust/getdocumentByNotesDocId.asp?criteria=PBS_SF41230</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24];[.F524])" office:value-type="string" office:string-value="CDO RatingFactors VOL. II … No. 1 Moody's Rating Approach to U.S. SME CLOs: Using Credit Tools to Expand Manager Flexibility" calcext:value-type="string">
            <text:p>CDO RatingFactors VOL. II … No. 1 Moody's Rating Approach to U.S. SME CLOs: Using Credit Tools to Expand Manager Flexibility</text:p>
          </table:table-cell>
          <table:table-cell table:style-name="ce64" office:value-type="float" office:value="38384" calcext:value-type="float">
            <text:p>1-Feb-05</text:p>
          </table:table-cell>
          <table:table-cell table:style-name="ce76" office:value-type="string" calcext:value-type="string">
            <text:p>Americas</text:p>
          </table:table-cell>
          <table:table-cell table:style-name="ce86" office:value-type="string" calcext:value-type="string">
            <text:p>CDO RatingFactors VOL. II … No. 1 Moody's Rating Approach to U.S. SME CLOs: Using Credit Tools to Expand Manager Flexibility</text:p>
          </table:table-cell>
          <table:table-cell office:value-type="string" calcext:value-type="string">
            <text:p>http://www.moodys.com/cust/getdocumentByNotesDocId.asp?criteria=PBS_SF49949</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25];[.F525])" office:value-type="string" office:string-value="CDO RatingFactors VOL. II … No. 2 Quotation Amount in Synthetic CDOs" calcext:value-type="string">
            <text:p>CDO RatingFactors VOL. II … No. 2 Quotation Amount in Synthetic CDOs</text:p>
          </table:table-cell>
          <table:table-cell table:style-name="ce64" office:value-type="float" office:value="38412" calcext:value-type="float">
            <text:p>1-Mar-05</text:p>
          </table:table-cell>
          <table:table-cell table:style-name="ce76" office:value-type="string" calcext:value-type="string">
            <text:p>Americas</text:p>
          </table:table-cell>
          <table:table-cell table:style-name="ce86" office:value-type="string" calcext:value-type="string">
            <text:p>CDO RatingFactors VOL. II … No. 2 Quotation Amount in Synthetic CDOs</text:p>
          </table:table-cell>
          <table:table-cell office:value-type="string" calcext:value-type="string">
            <text:p>http://www.moodys.com/cust/getdocumentByNotesDocId.asp?criteria=PBS_SF51916</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26];[.F526])" office:value-type="string" office:string-value="CDO RatingFactors VOL. II … No. 3 Notching Watchlisted Structured Finance Securities in CDOs" calcext:value-type="string">
            <text:p>CDO RatingFactors VOL. II … No. 3 Notching Watchlisted Structured Finance Securities in CDOs</text:p>
          </table:table-cell>
          <table:table-cell table:style-name="ce64" office:value-type="float" office:value="38421" calcext:value-type="float">
            <text:p>10-Mar-05</text:p>
          </table:table-cell>
          <table:table-cell table:style-name="ce76" office:value-type="string" calcext:value-type="string">
            <text:p>Americas</text:p>
          </table:table-cell>
          <table:table-cell table:style-name="ce86" office:value-type="string" calcext:value-type="string">
            <text:p>CDO RatingFactors VOL. II … No. 3 Notching Watchlisted Structured Finance Securities in CDOs</text:p>
          </table:table-cell>
          <table:table-cell office:value-type="string" calcext:value-type="string">
            <text:p>http://www.moodys.com/cust/getdocumentByNotesDocId.asp?criteria=PBS_SF52842</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27];[.F527])" office:value-type="string" office:string-value="CDO RatingFactors VOL. II … No. 4 Assigning Market Value To CDO Assets" calcext:value-type="string">
            <text:p>CDO RatingFactors VOL. II … No. 4 Assigning Market Value To CDO Assets</text:p>
          </table:table-cell>
          <table:table-cell table:style-name="ce64" office:value-type="float" office:value="38700" calcext:value-type="float">
            <text:p>14-Dec-05</text:p>
          </table:table-cell>
          <table:table-cell table:style-name="ce76" office:value-type="string" calcext:value-type="string">
            <text:p>Americas</text:p>
          </table:table-cell>
          <table:table-cell table:style-name="ce86" office:value-type="string" calcext:value-type="string">
            <text:p>CDO RatingFactors VOL. II … No. 4 Assigning Market Value To CDO Assets</text:p>
          </table:table-cell>
          <table:table-cell office:value-type="string" calcext:value-type="string">
            <text:p>http://www.moodys.com/cust/getdocumentByNotesDocId.asp?criteria=PBS_SF66466</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28];[.F528])" office:value-type="string" office:string-value="CDO RatingFactors VOL. II … No. 5 Moody's Approach to Implementing Par Haircuts in Structured Finance CDOs" calcext:value-type="string">
            <text:p>CDO RatingFactors VOL. II … No. 5 Moody's Approach to Implementing Par Haircuts in Structured Finance CDOs</text:p>
          </table:table-cell>
          <table:table-cell table:style-name="ce64" office:value-type="float" office:value="38742" calcext:value-type="float">
            <text:p>25-Jan-06</text:p>
          </table:table-cell>
          <table:table-cell table:style-name="ce80" office:value-type="string" calcext:value-type="string">
            <text:p>Global</text:p>
          </table:table-cell>
          <table:table-cell table:style-name="ce86" office:value-type="string" calcext:value-type="string">
            <text:p>CDO RatingFactors VOL. II … No. 5 Moody's Approach to Implementing Par Haircuts in Structured Finance CDOs</text:p>
          </table:table-cell>
          <table:table-cell office:value-type="string" calcext:value-type="string">
            <text:p>http://www.moodys.com/cust/getdocumentByNotesDocId.asp?criteria=PBS_SF68732</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29];[.F529])" office:value-type="string" office:string-value="CDO RatingFactors VOL. III … No. 1 Pro Rata Amortization In Synthetic Resecuritizations" calcext:value-type="string">
            <text:p>CDO RatingFactors VOL. III … No. 1 Pro Rata Amortization In Synthetic Resecuritizations</text:p>
          </table:table-cell>
          <table:table-cell table:style-name="ce64" office:value-type="float" office:value="38798" calcext:value-type="float">
            <text:p>22-Mar-06</text:p>
          </table:table-cell>
          <table:table-cell table:style-name="ce76" office:value-type="string" calcext:value-type="string">
            <text:p>Americas</text:p>
          </table:table-cell>
          <table:table-cell table:style-name="ce86" office:value-type="string" calcext:value-type="string">
            <text:p>CDO RatingFactors VOL. III … No. 1 Pro Rata Amortization In Synthetic Resecuritizations</text:p>
          </table:table-cell>
          <table:table-cell office:value-type="string" calcext:value-type="string">
            <text:p>http://www.moodys.com/cust/getdocumentByNotesDocId.asp?criteria=PBS_SF71830</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30];[.F530])" office:value-type="string" office:string-value="CDO RatingFactors VOL. III … No. 2 UPDATE: Post-Reinvestment Period Reinvesting in Actively-Managed CDOs" calcext:value-type="string">
            <text:p>CDO RatingFactors VOL. III … No. 2 UPDATE: Post-Reinvestment Period Reinvesting in Actively-Managed CDOs</text:p>
          </table:table-cell>
          <table:table-cell table:style-name="ce64" office:value-type="float" office:value="38827" calcext:value-type="float">
            <text:p>20-Apr-06</text:p>
          </table:table-cell>
          <table:table-cell table:style-name="ce80" office:value-type="string" calcext:value-type="string">
            <text:p>Global</text:p>
          </table:table-cell>
          <table:table-cell table:style-name="ce86" office:value-type="string" calcext:value-type="string">
            <text:p>CDO RatingFactors VOL. III … No. 2 UPDATE: Post-Reinvestment Period Reinvesting in Actively-Managed CDOs</text:p>
          </table:table-cell>
          <table:table-cell office:value-type="string" calcext:value-type="string">
            <text:p>http://www.moodys.com/cust/getdocumentByNotesDocId.asp?criteria=PBS_SF73836</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31];[.F531])" office:value-type="string" office:string-value="Collateralised Debt Obligations: A Moody's Primer" calcext:value-type="string">
            <text:p>Collateralised Debt Obligations: A Moody's Primer</text:p>
          </table:table-cell>
          <table:table-cell table:style-name="ce64" office:value-type="float" office:value="38418" calcext:value-type="float">
            <text:p>7-Mar-05</text:p>
          </table:table-cell>
          <table:table-cell table:style-name="ce80" office:value-type="string" calcext:value-type="string">
            <text:p>Global</text:p>
          </table:table-cell>
          <table:table-cell table:style-name="ce86" office:value-type="string" calcext:value-type="string">
            <text:p>Collateralised Debt Obligations: A Moody's Primer</text:p>
          </table:table-cell>
          <table:table-cell office:value-type="string" calcext:value-type="string">
            <text:p>http://www.moodys.com/cust/getdocumentByNotesDocId.asp?criteria=PBS_SF52193</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32];[.F532])" office:value-type="string" office:string-value="Credit Derivative Product Companies" calcext:value-type="string">
            <text:p>Credit Derivative Product Companies</text:p>
          </table:table-cell>
          <table:table-cell table:style-name="ce64" office:value-type="float" office:value="38779" calcext:value-type="float">
            <text:p>3-Mar-06</text:p>
          </table:table-cell>
          <table:table-cell table:style-name="ce80" office:value-type="string" calcext:value-type="string">
            <text:p>Global</text:p>
          </table:table-cell>
          <table:table-cell table:style-name="ce86" office:value-type="string" calcext:value-type="string">
            <text:p>Credit Derivative Product Companies</text:p>
          </table:table-cell>
          <table:table-cell office:value-type="string" calcext:value-type="string">
            <text:p>http://www.moodys.com/cust/getdocumentByNotesDocId.asp?criteria=PBS_SF70772</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33];[.F533])" office:value-type="string" office:string-value="Moody’s Approach to Rating Multi-Currency CDOs" calcext:value-type="string">
            <text:p>Moody’s Approach to Rating Multi-Currency CDOs</text:p>
          </table:table-cell>
          <table:table-cell table:style-name="ce64" office:value-type="float" office:value="38610" calcext:value-type="float">
            <text:p>15-Sep-05</text:p>
          </table:table-cell>
          <table:table-cell table:style-name="ce80" office:value-type="string" calcext:value-type="string">
            <text:p>Global</text:p>
          </table:table-cell>
          <table:table-cell table:style-name="ce86" office:value-type="string" calcext:value-type="string">
            <text:p>Moody’s Approach to Rating Multi-Currency CDOs</text:p>
          </table:table-cell>
          <table:table-cell office:value-type="string" calcext:value-type="string">
            <text:p>http://www.moodys.com/cust/getdocumentByNotesDocId.asp?criteria=PBS_SF56488</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34];[.F534])" office:value-type="string" office:string-value="Moody’s Correlated Binomial Default Distribution" calcext:value-type="string">
            <text:p>Moody’s Correlated Binomial Default Distribution</text:p>
          </table:table-cell>
          <table:table-cell table:style-name="ce64" office:value-type="float" office:value="38209" calcext:value-type="float">
            <text:p>10-Aug-04</text:p>
          </table:table-cell>
          <table:table-cell table:style-name="ce80" office:value-type="string" calcext:value-type="string">
            <text:p>Global</text:p>
          </table:table-cell>
          <table:table-cell table:style-name="ce87" office:value-type="string" calcext:value-type="string">
            <text:p>Moody’s Correlated Binomial Default Distribution</text:p>
          </table:table-cell>
          <table:table-cell office:value-type="string" calcext:value-type="string">
            <text:p>http://www.moodys.com/cust/getdocumentByNotesDocId.asp?criteria=PBS_SF42036</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35];[.F535])" office:value-type="string" office:string-value="Moody’s Releases Update to Synthetic CDO Models" calcext:value-type="string">
            <text:p>Moody’s Releases Update to Synthetic CDO Models</text:p>
          </table:table-cell>
          <table:table-cell table:style-name="ce64" office:value-type="float" office:value="38321" calcext:value-type="float">
            <text:p>30-Nov-04</text:p>
          </table:table-cell>
          <table:table-cell table:style-name="ce80" office:value-type="string" calcext:value-type="string">
            <text:p>Global</text:p>
          </table:table-cell>
          <table:table-cell table:style-name="ce86" office:value-type="string" calcext:value-type="string">
            <text:p>Moody’s Releases Update to Synthetic CDO Models</text:p>
          </table:table-cell>
          <table:table-cell office:value-type="string" calcext:value-type="string">
            <text:p>http://www.moodys.com/cust/getdocumentByNotesDocId.asp?criteria=PBS_SF47575</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36];[.F536])" office:value-type="string" office:string-value="Moody's Approach for Determining Positive Definite Correlation Matrices: A Tool for Modeling Correlated Defaults" calcext:value-type="string">
            <text:p>Moody's Approach for Determining Positive Definite Correlation Matrices: A Tool for Modeling Correlated Defaults</text:p>
          </table:table-cell>
          <table:table-cell table:style-name="ce64" office:value-type="float" office:value="37880" calcext:value-type="float">
            <text:p>16-Sep-03</text:p>
          </table:table-cell>
          <table:table-cell table:style-name="ce80" office:value-type="string" calcext:value-type="string">
            <text:p>Global</text:p>
          </table:table-cell>
          <table:table-cell table:style-name="ce86" office:value-type="string" calcext:value-type="string">
            <text:p>Moody's Approach for Determining Positive Definite Correlation Matrices: A Tool for Modeling Correlated Defaults</text:p>
          </table:table-cell>
          <table:table-cell office:value-type="string" calcext:value-type="string">
            <text:p>http://www.moodys.com/cust/getdocumentByNotesDocId.asp?criteria=PBS_SF22023</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37];[.F537])" office:value-type="string" office:string-value="Moody's Approach to Adapting U.S. Cash-Flow CLO Rating Methodology to PDR/LGD Initiative" calcext:value-type="string">
            <text:p>Moody's Approach to Adapting U.S. Cash-Flow CLO Rating Methodology to PDR/LGD Initiative</text:p>
          </table:table-cell>
          <table:table-cell table:style-name="ce64" office:value-type="float" office:value="39129" calcext:value-type="float">
            <text:p>16-Feb-07</text:p>
          </table:table-cell>
          <table:table-cell table:style-name="ce76" office:value-type="string" calcext:value-type="string">
            <text:p>Americas</text:p>
          </table:table-cell>
          <table:table-cell table:style-name="ce86" office:value-type="string" calcext:value-type="string">
            <text:p>Moody's Approach to Adapting U.S. Cash-Flow CLO Rating Methodology to PDR/LGD Initiative</text:p>
          </table:table-cell>
          <table:table-cell office:value-type="string" calcext:value-type="string">
            <text:p>http://www.moodys.com/cust/getdocumentByNotesDocId.asp?criteria=PBS_SF92354</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38];[.F538])" office:value-type="string" office:string-value="Moody's Approach to Assessing Secondary Risks in Synthetic CDOs" calcext:value-type="string">
            <text:p>Moody's Approach to Assessing Secondary Risks in Synthetic CDOs</text:p>
          </table:table-cell>
          <table:table-cell table:style-name="ce64" office:value-type="float" office:value="37697" calcext:value-type="float">
            <text:p>17-Mar-03</text:p>
          </table:table-cell>
          <table:table-cell table:style-name="ce80" office:value-type="string" calcext:value-type="string">
            <text:p>Global</text:p>
          </table:table-cell>
          <table:table-cell table:style-name="ce86" office:value-type="string" calcext:value-type="string">
            <text:p>Moody's Approach to Assessing Secondary Risks in Synthetic CDOs</text:p>
          </table:table-cell>
          <table:table-cell office:value-type="string" calcext:value-type="string">
            <text:p>http://www.moodys.com/cust/getdocumentByNotesDocId.asp?criteria=PBS_SF20876</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39];[.F539])" office:value-type="string" office:string-value="Moody's Approach To Modelling “Exotic” Synthetic CDOs with CDOROMTM" calcext:value-type="string">
            <text:p>Moody's Approach To Modelling “Exotic” Synthetic CDOs with CDOROMTM</text:p>
          </table:table-cell>
          <table:table-cell table:style-name="ce64" office:value-type="float" office:value="39114" calcext:value-type="float">
            <text:p>1-Feb-07</text:p>
          </table:table-cell>
          <table:table-cell table:style-name="ce76" office:value-type="string" calcext:value-type="string">
            <text:p>EMEA</text:p>
          </table:table-cell>
          <table:table-cell table:style-name="ce86" office:value-type="string" calcext:value-type="string">
            <text:p>Moody's Approach To Modelling “Exotic” Synthetic CDOs with CDOROMTM</text:p>
          </table:table-cell>
          <table:table-cell office:value-type="string" calcext:value-type="string">
            <text:p>http://www.moodys.com/cust/getdocumentByNotesDocId.asp?criteria=PBS_SF90439</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40];[.F540])" office:value-type="string" office:string-value="Moody's Approach to Rating CDOs of Japanese Equity Default Swaps" calcext:value-type="string">
            <text:p>Moody's Approach to Rating CDOs of Japanese Equity Default Swaps</text:p>
          </table:table-cell>
          <table:table-cell table:style-name="ce64" office:value-type="float" office:value="38042" calcext:value-type="float">
            <text:p>25-Feb-04</text:p>
          </table:table-cell>
          <table:table-cell table:style-name="ce76" office:value-type="string" calcext:value-type="string">
            <text:p>Asia</text:p>
          </table:table-cell>
          <table:table-cell table:style-name="ce86" office:value-type="string" calcext:value-type="string">
            <text:p>Moody's Approach to Rating CDOs of Japanese Equity Default Swaps</text:p>
          </table:table-cell>
          <table:table-cell office:value-type="string" calcext:value-type="string">
            <text:p>http://www.moodys.com/cust/getdocumentByNotesDocId.asp?criteria=PBS_SF32974</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41];[.F541])" office:value-type="string" office:string-value="Moody's Approach to Rating Collateralized Debt Obligations with Pay-As-You-Go Credit Default Swaps" calcext:value-type="string">
            <text:p>Moody's Approach to Rating Collateralized Debt Obligations with Pay-As-You-Go Credit Default Swaps</text:p>
          </table:table-cell>
          <table:table-cell table:style-name="ce64" office:value-type="float" office:value="39034" calcext:value-type="float">
            <text:p>13-Nov-06</text:p>
          </table:table-cell>
          <table:table-cell table:style-name="ce80" office:value-type="string" calcext:value-type="string">
            <text:p>Global</text:p>
          </table:table-cell>
          <table:table-cell table:style-name="ce86" office:value-type="string" calcext:value-type="string">
            <text:p>Moody's Approach to Rating Collateralized Debt Obligations with Pay-As-You-Go Credit Default Swaps</text:p>
          </table:table-cell>
          <table:table-cell office:value-type="string" calcext:value-type="string">
            <text:p>http://www.moodys.com/cust/getdocumentByNotesDocId.asp?criteria=PBS_SF84735</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42];[.F542])" office:value-type="string" office:string-value="Moody's Approach to Rating Collateralized Funds of Hedge Funds Obligations" calcext:value-type="string">
            <text:p>Moody's Approach to Rating Collateralized Funds of Hedge Funds Obligations</text:p>
          </table:table-cell>
          <table:table-cell table:style-name="ce64" office:value-type="float" office:value="37812" calcext:value-type="float">
            <text:p>10-Jul-03</text:p>
          </table:table-cell>
          <table:table-cell table:style-name="ce80" office:value-type="string" calcext:value-type="string">
            <text:p>Global</text:p>
          </table:table-cell>
          <table:table-cell table:style-name="ce86" office:value-type="string" calcext:value-type="string">
            <text:p>Moody's Approach to Rating Collateralized Funds of Hedge Funds Obligations</text:p>
          </table:table-cell>
          <table:table-cell office:value-type="string" calcext:value-type="string">
            <text:p>http://www.moodys.com/cust/getdocumentByNotesDocId.asp?criteria=PBS_SF24504</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43];[.F543])" office:value-type="string" office:string-value="Moody's Approach to Rating Distressed-Asset CDOs" calcext:value-type="string">
            <text:p>Moody's Approach to Rating Distressed-Asset CDOs</text:p>
          </table:table-cell>
          <table:table-cell table:style-name="ce64" office:value-type="float" office:value="37211" calcext:value-type="float">
            <text:p>16-Nov-01</text:p>
          </table:table-cell>
          <table:table-cell table:style-name="ce80" office:value-type="string" calcext:value-type="string">
            <text:p>Global</text:p>
          </table:table-cell>
          <table:table-cell table:style-name="ce86" office:value-type="string" calcext:value-type="string">
            <text:p>Moody's Approach to Rating Distressed-Asset CDOs</text:p>
          </table:table-cell>
          <table:table-cell office:value-type="string" calcext:value-type="string">
            <text:p>http://www.moodys.com/cust/getdocumentByNotesDocId.asp?criteria=PBS_SF11497</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44];[.F544])" office:value-type="string" office:string-value="Moody's Approach To Rating EMEA Commercial Real Estate CDOs" calcext:value-type="string">
            <text:p>Moody's Approach To Rating EMEA Commercial Real Estate CDOs</text:p>
          </table:table-cell>
          <table:table-cell table:style-name="ce64" office:value-type="float" office:value="39106" calcext:value-type="float">
            <text:p>24-Jan-07</text:p>
          </table:table-cell>
          <table:table-cell table:style-name="ce76" office:value-type="string" calcext:value-type="string">
            <text:p>EMEA</text:p>
          </table:table-cell>
          <table:table-cell table:style-name="ce86" office:value-type="string" calcext:value-type="string">
            <text:p>Moody's Approach To Rating EMEA Commercial Real Estate CDOs</text:p>
          </table:table-cell>
          <table:table-cell office:value-type="string" calcext:value-type="string">
            <text:p>http://www.moodys.com/cust/getdocumentByNotesDocId.asp?criteria=PBS_SF90513</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45];[.F545])" office:value-type="string" office:string-value="Moody's Approach to Rating Insurance Trust Preferred Security CDOs" calcext:value-type="string">
            <text:p>Moody's Approach to Rating Insurance Trust Preferred Security CDOs</text:p>
          </table:table-cell>
          <table:table-cell table:style-name="ce64" office:value-type="float" office:value="38078" calcext:value-type="float">
            <text:p>1-Apr-04</text:p>
          </table:table-cell>
          <table:table-cell table:style-name="ce76" office:value-type="string" calcext:value-type="string">
            <text:p>Americas</text:p>
          </table:table-cell>
          <table:table-cell table:style-name="ce86" office:value-type="string" calcext:value-type="string">
            <text:p>Moody's Approach to Rating Insurance Trust Preferred Security CDOs</text:p>
          </table:table-cell>
          <table:table-cell office:value-type="string" calcext:value-type="string">
            <text:p>http://www.moodys.com/cust/getdocumentByNotesDocId.asp?criteria=PBS_SF34533</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46];[.F546])" office:value-type="string" office:string-value="Moody's Approach to Rating Japanese CLOs Backed by Secured Sub-Performing Loans" calcext:value-type="string">
            <text:p>Moody's Approach to Rating Japanese CLOs Backed by Secured Sub-Performing Loans</text:p>
          </table:table-cell>
          <table:table-cell table:style-name="ce64" office:value-type="float" office:value="38132" calcext:value-type="float">
            <text:p>25-May-04</text:p>
          </table:table-cell>
          <table:table-cell table:style-name="ce76" office:value-type="string" calcext:value-type="string">
            <text:p>Asia</text:p>
          </table:table-cell>
          <table:table-cell table:style-name="ce86" office:value-type="string" calcext:value-type="string">
            <text:p>Moody's Approach to Rating Japanese CLOs Backed by Secured Sub-Performing Loans</text:p>
          </table:table-cell>
          <table:table-cell office:value-type="string" calcext:value-type="string">
            <text:p>http://www.moodys.com/cust/getdocumentByNotesDocId.asp?criteria=PBS_SF37129</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47];[.F547])" office:value-type="string" office:string-value="Moody's Approach to Rating Market-Value CDOs: Volatility and Jump Probability Table Supplement" calcext:value-type="string">
            <text:p>Moody's Approach to Rating Market-Value CDOs: Volatility and Jump Probability Table Supplement</text:p>
          </table:table-cell>
          <table:table-cell table:style-name="ce64" office:value-type="float" office:value="37872" calcext:value-type="float">
            <text:p>8-Sep-03</text:p>
          </table:table-cell>
          <table:table-cell table:style-name="ce80" office:value-type="string" calcext:value-type="string">
            <text:p>Global</text:p>
          </table:table-cell>
          <table:table-cell table:style-name="ce86" office:value-type="string" calcext:value-type="string">
            <text:p>Moody's Approach to Rating Market-Value CDOs: Volatility and Jump Probability Table Supplement</text:p>
          </table:table-cell>
          <table:table-cell office:value-type="string" calcext:value-type="string">
            <text:p>http://www.moodys.com/cust/getdocumentByNotesDocId.asp?criteria=PBS_SF25425</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48];[.F548])" office:value-type="string" office:string-value="Moody's Approach to Rating Multisector CDOs" calcext:value-type="string">
            <text:p>Moody's Approach to Rating Multisector CDOs</text:p>
          </table:table-cell>
          <table:table-cell table:style-name="ce64" office:value-type="float" office:value="36784" calcext:value-type="float">
            <text:p>15-Sep-00</text:p>
          </table:table-cell>
          <table:table-cell table:style-name="ce80" office:value-type="string" calcext:value-type="string">
            <text:p>Global</text:p>
          </table:table-cell>
          <table:table-cell table:style-name="ce86" office:value-type="string" calcext:value-type="string">
            <text:p>Moody's Approach to Rating Multisector CDOs</text:p>
          </table:table-cell>
          <table:table-cell office:value-type="string" calcext:value-type="string">
            <text:p>http://www.moodys.com/cust/getdocumentByNotesDocId.asp?criteria=PBS_SF9050</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49];[.F549])" office:value-type="string" office:string-value="Moody's Approach To Rating Synthetic CDOs" calcext:value-type="string">
            <text:p>Moody's Approach To Rating Synthetic CDOs</text:p>
          </table:table-cell>
          <table:table-cell table:style-name="ce64" office:value-type="float" office:value="37831" calcext:value-type="float">
            <text:p>29-Jul-03</text:p>
          </table:table-cell>
          <table:table-cell table:style-name="ce80" office:value-type="string" calcext:value-type="string">
            <text:p>Global</text:p>
          </table:table-cell>
          <table:table-cell table:style-name="ce86" office:value-type="string" calcext:value-type="string">
            <text:p>Moody's Approach To Rating Synthetic CDOs</text:p>
          </table:table-cell>
          <table:table-cell office:value-type="string" calcext:value-type="string">
            <text:p>http://www.moodys.com/cust/getdocumentByNotesDocId.asp?criteria=PBS_SF24581</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50];[.F550])" office:value-type="string" office:string-value="Moody's Approach To Rating Synthetic Resecuritizations" calcext:value-type="string">
            <text:p>Moody's Approach To Rating Synthetic Resecuritizations</text:p>
          </table:table-cell>
          <table:table-cell table:style-name="ce64" office:value-type="float" office:value="37923" calcext:value-type="float">
            <text:p>29-Oct-03</text:p>
          </table:table-cell>
          <table:table-cell table:style-name="ce80" office:value-type="string" calcext:value-type="string">
            <text:p>Global</text:p>
          </table:table-cell>
          <table:table-cell table:style-name="ce86" office:value-type="string" calcext:value-type="string">
            <text:p>Moody's Approach To Rating Synthetic Resecuritizations</text:p>
          </table:table-cell>
          <table:table-cell office:value-type="string" calcext:value-type="string">
            <text:p>http://www.moodys.com/cust/getdocumentByNotesDocId.asp?criteria=PBS_SF27650</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51];[.F551])" office:value-type="string" office:string-value="Moody's Approach to Rating the CDOs of SMEs in Europe" calcext:value-type="string">
            <text:p>Moody's Approach to Rating the CDOs of SMEs in Europe</text:p>
          </table:table-cell>
          <table:table-cell table:style-name="ce64" office:value-type="float" office:value="39114" calcext:value-type="float">
            <text:p>1-Feb-07</text:p>
          </table:table-cell>
          <table:table-cell table:style-name="ce76" office:value-type="string" calcext:value-type="string">
            <text:p>EMEA</text:p>
          </table:table-cell>
          <table:table-cell table:style-name="ce86" office:value-type="string" calcext:value-type="string">
            <text:p>Moody's Approach to Rating the CDOs of SMEs in Europe</text:p>
          </table:table-cell>
          <table:table-cell office:value-type="string" calcext:value-type="string">
            <text:p>http://www.moodys.com/cust/getdocumentByNotesDocId.asp?criteria=PBS_SF90480</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52];[.F552])" office:value-type="string" office:string-value="Moody's Approach to Rating Granular SME Transactions in Europe, Middle East and Africa" calcext:value-type="string">
            <text:p>Moody's Approach to Rating Granular SME Transactions in Europe, Middle East and Africa</text:p>
          </table:table-cell>
          <table:table-cell table:style-name="ce64" office:value-type="float" office:value="39241" calcext:value-type="float">
            <text:p>8-Jun-07</text:p>
          </table:table-cell>
          <table:table-cell table:style-name="ce76" office:value-type="string" calcext:value-type="string">
            <text:p>EMEA</text:p>
          </table:table-cell>
          <table:table-cell table:style-name="ce86" office:value-type="string" calcext:value-type="string">
            <text:p>Moody's Approach to Rating Granular SME Transactions in Europe, Middle East and Africa</text:p>
          </table:table-cell>
          <table:table-cell office:value-type="string" calcext:value-type="string">
            <text:p>http://www.moodys.com/cust/getdocumentByNotesDocId.asp?criteria=PBS_SF90890</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53];[.F553])" office:value-type="string" office:string-value="Moody's Approach to Rating U.S. Bank Trust Preferred Security CDOs" calcext:value-type="string">
            <text:p>Moody's Approach to Rating U.S. Bank Trust Preferred Security CDOs</text:p>
          </table:table-cell>
          <table:table-cell table:style-name="ce64" office:value-type="float" office:value="38091" calcext:value-type="float">
            <text:p>14-Apr-04</text:p>
          </table:table-cell>
          <table:table-cell table:style-name="ce76" office:value-type="string" calcext:value-type="string">
            <text:p>Americas</text:p>
          </table:table-cell>
          <table:table-cell table:style-name="ce86" office:value-type="string" calcext:value-type="string">
            <text:p>Moody's Approach to Rating U.S. Bank Trust Preferred Security CDOs</text:p>
          </table:table-cell>
          <table:table-cell office:value-type="string" calcext:value-type="string">
            <text:p>http://www.moodys.com/cust/getdocumentByNotesDocId.asp?criteria=PBS_SF20966</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54];[.F554])" office:value-type="string" office:string-value="Moody's Approach to Rating U.S. Middle Market CLOs: Part II" calcext:value-type="string">
            <text:p>Moody's Approach to Rating U.S. Middle Market CLOs: Part II</text:p>
          </table:table-cell>
          <table:table-cell table:style-name="ce64" office:value-type="float" office:value="38687" calcext:value-type="float">
            <text:p>1-Dec-05</text:p>
          </table:table-cell>
          <table:table-cell table:style-name="ce76" office:value-type="string" calcext:value-type="string">
            <text:p>Americas</text:p>
          </table:table-cell>
          <table:table-cell table:style-name="ce86" office:value-type="string" calcext:value-type="string">
            <text:p>Moody's Approach to Rating U.S. Middle Market CLOs: Part II</text:p>
          </table:table-cell>
          <table:table-cell office:value-type="string" calcext:value-type="string">
            <text:p>http://www.moodys.com/cust/getdocumentByNotesDocId.asp?criteria=PBS_SF65908</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55];[.F555])" office:value-type="string" office:string-value="Moody's Approach to Rating U.S. REIT CDOs" calcext:value-type="string">
            <text:p>Moody's Approach to Rating U.S. REIT CDOs</text:p>
          </table:table-cell>
          <table:table-cell table:style-name="ce64" office:value-type="float" office:value="38811" calcext:value-type="float">
            <text:p>4-Apr-06</text:p>
          </table:table-cell>
          <table:table-cell table:style-name="ce76" office:value-type="string" calcext:value-type="string">
            <text:p>Americas</text:p>
          </table:table-cell>
          <table:table-cell table:style-name="ce86" office:value-type="string" calcext:value-type="string">
            <text:p>Moody's Approach to Rating U.S. REIT CDOs</text:p>
          </table:table-cell>
          <table:table-cell office:value-type="string" calcext:value-type="string">
            <text:p>http://www.moodys.com/cust/getdocumentByNotesDocId.asp?criteria=PBS_SF72848</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56];[.F556])" office:value-type="string" office:string-value="Moody's Approach: The CDO Monitoring Process" calcext:value-type="string">
            <text:p>Moody's Approach: The CDO Monitoring Process</text:p>
          </table:table-cell>
          <table:table-cell table:style-name="ce64" office:value-type="float" office:value="37526" calcext:value-type="float">
            <text:p>27-Sep-02</text:p>
          </table:table-cell>
          <table:table-cell table:style-name="ce77" office:value-type="string" calcext:value-type="string">
            <text:p>Americas</text:p>
          </table:table-cell>
          <table:table-cell table:style-name="ce86" office:value-type="string" calcext:value-type="string">
            <text:p>Moody's Approach: The CDO Monitoring Process</text:p>
          </table:table-cell>
          <table:table-cell office:value-type="string" calcext:value-type="string">
            <text:p>http://www.moodys.com/cust/getdocumentByNotesDocId.asp?criteria=PBS_SF16450</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57];[.F557])" office:value-type="string" office:string-value="Moody's Initial Views On The Dealer Form Of Confirmation For Pay-As-You-Go Credit Derivative Transactions" calcext:value-type="string">
            <text:p>Moody's Initial Views On The Dealer Form Of Confirmation For Pay-As-You-Go Credit Derivative Transactions</text:p>
          </table:table-cell>
          <table:table-cell table:style-name="ce64" office:value-type="float" office:value="38524" calcext:value-type="float">
            <text:p>21-Jun-05</text:p>
          </table:table-cell>
          <table:table-cell table:style-name="ce80" office:value-type="string" calcext:value-type="string">
            <text:p>Global</text:p>
          </table:table-cell>
          <table:table-cell table:style-name="ce89" office:value-type="string" calcext:value-type="string">
            <text:p>Moody's Initial Views On The Dealer Form Of Confirmation For Pay-As-You-Go Credit Derivative Transactions</text:p>
          </table:table-cell>
          <table:table-cell office:value-type="string" calcext:value-type="string">
            <text:p>http://www.moodys.com/cust/getdocumentByNotesDocId.asp?criteria=PBS_SF57934</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58];[.F558])" office:value-type="string" office:string-value="Moody's Modeling Approach to Rating Structured Finance Cash Flow CDO Transactions" calcext:value-type="string">
            <text:p>Moody's Modeling Approach to Rating Structured Finance Cash Flow CDO Transactions</text:p>
          </table:table-cell>
          <table:table-cell table:style-name="ce64" office:value-type="float" office:value="38621" calcext:value-type="float">
            <text:p>26-Sep-05</text:p>
          </table:table-cell>
          <table:table-cell table:style-name="ce80" office:value-type="string" calcext:value-type="string">
            <text:p>Global</text:p>
          </table:table-cell>
          <table:table-cell table:style-name="ce86" office:value-type="string" calcext:value-type="string">
            <text:p>Moody's Modeling Approach to Rating Structured Finance Cash Flow CDO Transactions</text:p>
          </table:table-cell>
          <table:table-cell office:value-type="string" calcext:value-type="string">
            <text:p>http://www.moodys.com/cust/getdocumentByNotesDocId.asp?criteria=PBS_SF62420</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59];[.F559])" office:value-type="string" office:string-value="Moody's Rating Approach to Taiwanese CDO Transactions" calcext:value-type="string">
            <text:p>Moody's Rating Approach to Taiwanese CDO Transactions</text:p>
          </table:table-cell>
          <table:table-cell table:style-name="ce64" office:value-type="float" office:value="38763" calcext:value-type="float">
            <text:p>15-Feb-06</text:p>
          </table:table-cell>
          <table:table-cell table:style-name="ce76" office:value-type="string" calcext:value-type="string">
            <text:p>Asia</text:p>
          </table:table-cell>
          <table:table-cell table:style-name="ce86" office:value-type="string" calcext:value-type="string">
            <text:p>Moody's Rating Approach to Taiwanese CDO Transactions</text:p>
          </table:table-cell>
          <table:table-cell office:value-type="string" calcext:value-type="string">
            <text:p>http://www.moodys.com/cust/getdocumentByNotesDocId.asp?criteria=PBS_SF69237</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office:value-type="string" calcext:value-type="string">
            <text:p><text:span text:style-name="T6"><text:a xlink:href="http://www.moodys.com/moodys/cust/research/MDCdocs/04/2007000000473024.pdf?search=5&amp;searchQuery=Moody" xlink:type="simple">Moody's Approach to Rating Japanese Commercial Real Estate CDOs</text:a></text:span></text:p>
          </table:table-cell>
          <table:table-cell table:style-name="ce64" office:value-type="float" office:value="39482" calcext:value-type="float">
            <text:p>4-Feb-08</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61];[.F561])" office:value-type="string" office:string-value="MOODY'S REVISES ITS METHODOLOGY FOR EMERGING MARKET CDOS" calcext:value-type="string">
            <text:p>MOODY'S REVISES ITS METHODOLOGY FOR EMERGING MARKET CDOS</text:p>
          </table:table-cell>
          <table:table-cell table:style-name="ce64" office:value-type="float" office:value="39183" calcext:value-type="float">
            <text:p>11-Apr-07</text:p>
          </table:table-cell>
          <table:table-cell table:style-name="ce77" office:value-type="string" calcext:value-type="string">
            <text:p>Americas</text:p>
          </table:table-cell>
          <table:table-cell table:style-name="ce89" office:value-type="string" calcext:value-type="string">
            <text:p>MOODY'S REVISES ITS METHODOLOGY FOR EMERGING MARKET CDOS</text:p>
          </table:table-cell>
          <table:table-cell office:value-type="string" calcext:value-type="string">
            <text:p>http://www.moodys.com/cust/getdocumentByNotesDocId.asp?criteria=PBS_SF85243</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62];[.F562])" office:value-type="string" office:string-value="Moody's Revisits Its Assumptions Regarding Corporate Default (and Asset) Correlations for CDOs" calcext:value-type="string">
            <text:p>Moody's Revisits Its Assumptions Regarding Corporate Default (and Asset) Correlations for CDOs</text:p>
          </table:table-cell>
          <table:table-cell table:style-name="ce64" office:value-type="float" office:value="38321" calcext:value-type="float">
            <text:p>30-Nov-04</text:p>
          </table:table-cell>
          <table:table-cell table:style-name="ce80" office:value-type="string" calcext:value-type="string">
            <text:p>Global</text:p>
          </table:table-cell>
          <table:table-cell table:style-name="ce86" office:value-type="string" calcext:value-type="string">
            <text:p>Moody's Revisits Its Assumptions Regarding Corporate Default (and Asset) Correlations for CDOs</text:p>
          </table:table-cell>
          <table:table-cell office:value-type="string" calcext:value-type="string">
            <text:p>http://www.moodys.com/cust/getdocumentByNotesDocId.asp?criteria=PBS_SF47403</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63];[.F563])" office:value-type="string" office:string-value="Moody's Revisits its Assumptions Regarding Structured Finance Default (and Asset) Correlations for CDOs" calcext:value-type="string">
            <text:p>Moody's Revisits its Assumptions Regarding Structured Finance Default (and Asset) Correlations for CDOs</text:p>
          </table:table-cell>
          <table:table-cell table:style-name="ce64" office:value-type="float" office:value="38530" calcext:value-type="float">
            <text:p>27-Jun-05</text:p>
          </table:table-cell>
          <table:table-cell table:style-name="ce80" office:value-type="string" calcext:value-type="string">
            <text:p>Global</text:p>
          </table:table-cell>
          <table:table-cell table:style-name="ce86" office:value-type="string" calcext:value-type="string">
            <text:p>Moody's Revisits its Assumptions Regarding Structured Finance Default (and Asset) Correlations for CDOs</text:p>
          </table:table-cell>
          <table:table-cell office:value-type="string" calcext:value-type="string">
            <text:p>http://www.moodys.com/cust/getdocumentByNotesDocId.asp?criteria=PBS_SF57685</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64];[.F564])" office:value-type="string" office:string-value="Periodic Reports for Moody's Rated Credit Derivative Product Companies " calcext:value-type="string">
            <text:p>Periodic Reports for Moody's Rated Credit Derivative Product Companies </text:p>
          </table:table-cell>
          <table:table-cell table:style-name="ce64" office:value-type="float" office:value="38707" calcext:value-type="float">
            <text:p>21-Dec-05</text:p>
          </table:table-cell>
          <table:table-cell table:style-name="ce76"/>
          <table:table-cell table:style-name="ce86" office:value-type="string" calcext:value-type="string">
            <text:p>Periodic Reports for Moody's Rated Credit Derivative Product Companies </text:p>
          </table:table-cell>
          <table:table-cell office:value-type="string" calcext:value-type="string">
            <text:p>http://www.moodys.com/cust/getdocumentByNotesDocId.asp?criteria=PBS_SF67218</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65];[.F565])" office:value-type="string" office:string-value="Rating CDO Repacks: An Application Of The Structured Note Methodology" calcext:value-type="string">
            <text:p>Rating CDO Repacks: An Application Of The Structured Note Methodology</text:p>
          </table:table-cell>
          <table:table-cell table:style-name="ce64" office:value-type="float" office:value="38037" calcext:value-type="float">
            <text:p>20-Feb-04</text:p>
          </table:table-cell>
          <table:table-cell table:style-name="ce80" office:value-type="string" calcext:value-type="string">
            <text:p>Global</text:p>
          </table:table-cell>
          <table:table-cell table:style-name="ce86" office:value-type="string" calcext:value-type="string">
            <text:p>Rating CDO Repacks: An Application Of The Structured Note Methodology</text:p>
          </table:table-cell>
          <table:table-cell office:value-type="string" calcext:value-type="string">
            <text:p>http://www.moodys.com/cust/getdocumentByNotesDocId.asp?criteria=PBS_SF32883</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66];[.F566])" office:value-type="string" office:string-value="Rating Methodology: A Framework For Understanding Structured Financial Operating Companies" calcext:value-type="string">
            <text:p>Rating Methodology: A Framework For Understanding Structured Financial Operating Companies</text:p>
          </table:table-cell>
          <table:table-cell table:style-name="ce64" office:value-type="float" office:value="38456" calcext:value-type="float">
            <text:p>14-Apr-05</text:p>
          </table:table-cell>
          <table:table-cell table:style-name="ce80" office:value-type="string" calcext:value-type="string">
            <text:p>Global</text:p>
          </table:table-cell>
          <table:table-cell table:style-name="ce86" office:value-type="string" calcext:value-type="string">
            <text:p>Rating Methodology: A Framework For Understanding Structured Financial Operating Companies</text:p>
          </table:table-cell>
          <table:table-cell office:value-type="string" calcext:value-type="string">
            <text:p>http://www.moodys.com/cust/getdocumentByNotesDocId.asp?criteria=PBS_SF53951</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67];[.F567])" office:value-type="string" office:string-value="Tax Event upon Merger in Synthetic CDO Transactions" calcext:value-type="string">
            <text:p>Tax Event upon Merger in Synthetic CDO Transactions</text:p>
          </table:table-cell>
          <table:table-cell table:style-name="ce64" office:value-type="float" office:value="38363" calcext:value-type="float">
            <text:p>11-Jan-05</text:p>
          </table:table-cell>
          <table:table-cell table:style-name="ce80" office:value-type="string" calcext:value-type="string">
            <text:p>Global</text:p>
          </table:table-cell>
          <table:table-cell table:style-name="ce86" office:value-type="string" calcext:value-type="string">
            <text:p>Tax Event upon Merger in Synthetic CDO Transactions</text:p>
          </table:table-cell>
          <table:table-cell office:value-type="string" calcext:value-type="string">
            <text:p>http://www.moodys.com/cust/getdocumentByNotesDocId.asp?criteria=PBS_SF46389</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68];[.F568])" office:value-type="string" office:string-value="Using the Structured Note Methodology to Rate CDO Combo-Notes" calcext:value-type="string">
            <text:p>Using the Structured Note Methodology to Rate CDO Combo-Notes</text:p>
          </table:table-cell>
          <table:table-cell table:style-name="ce64" office:value-type="float" office:value="38037" calcext:value-type="float">
            <text:p>20-Feb-04</text:p>
          </table:table-cell>
          <table:table-cell table:style-name="ce76" office:value-type="string" calcext:value-type="string">
            <text:p>Americas</text:p>
          </table:table-cell>
          <table:table-cell table:style-name="ce86" office:value-type="string" calcext:value-type="string">
            <text:p>Using the Structured Note Methodology to Rate CDO Combo-Notes</text:p>
          </table:table-cell>
          <table:table-cell office:value-type="string" calcext:value-type="string">
            <text:p>http://www.moodys.com/cust/getdocumentByNotesDocId.asp?criteria=PBS_SF30516</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table:formula="of:=HYPERLINK([.G569];[.F569])" office:value-type="string" office:string-value="Using the Structured Note Methodology to Rate CDO Combo-Notes" calcext:value-type="string">
            <text:p>Using the Structured Note Methodology to Rate CDO Combo-Notes</text:p>
          </table:table-cell>
          <table:table-cell table:style-name="ce64" office:value-type="float" office:value="38037" calcext:value-type="float">
            <text:p>20-Feb-04</text:p>
          </table:table-cell>
          <table:table-cell table:style-name="ce76" office:value-type="string" calcext:value-type="string">
            <text:p>Americas</text:p>
          </table:table-cell>
          <table:table-cell table:style-name="ce86" office:value-type="string" calcext:value-type="string">
            <text:p>Using the Structured Note Methodology to Rate CDO Combo-Notes</text:p>
          </table:table-cell>
          <table:table-cell office:value-type="string" calcext:value-type="string">
            <text:p>http://www.moodys.com/cust/getdocumentByNotesDocId.asp?criteria=PBS_SF30516</text:p>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office:value-type="string" calcext:value-type="string">
            <text:p><text:span text:style-name="T6"><text:a xlink:href="http://www.moodys.com/moodys/cust/research/MDCdocs/23/2007100000520086.pdf?search=5&amp;searchQuery=CPDO+Transactions&amp;click=1" xlink:type="simple">A description of Moody's Tools for Monitoring CPDO Transactions</text:a></text:span></text:p>
          </table:table-cell>
          <table:table-cell table:style-name="ce64" office:value-type="float" office:value="39652" calcext:value-type="float">
            <text:p>23-Jul-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office:value-type="string" calcext:value-type="string">
            <text:p><text:span text:style-name="T6"><text:a xlink:href="http://www.moodys.com/moodys/cust/research/MDCdocs/29/2007100000528433.pdf?frameOfRef=structured" xlink:type="simple">A Description of Moody's Tools for Monitoring Leveraged Super Senior Transactions</text:a></text:span></text:p>
          </table:table-cell>
          <table:table-cell table:style-name="ce64" office:value-type="float" office:value="39680" calcext:value-type="float">
            <text:p>20-Aug-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45" office:value-type="string" calcext:value-type="string">
            <text:p><text:span text:style-name="T6"><text:a xlink:href="http://www.moodys.com/moodys/cust/research/MDCdocs/21/2007000000457182.pdf?search=5&amp;searchQuery=collateral+manager+incentives&amp;click=1" xlink:type="simple">Collateral Manager Incentives, CDS Trading and Value Extraction in Synthetic CDOs</text:a></text:span></text:p>
          </table:table-cell>
          <table:table-cell table:style-name="ce64" office:value-type="float" office:value="39407" calcext:value-type="float">
            <text:p>21-Nov-07</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56" office:value-type="string" calcext:value-type="string">
            <text:p><text:span text:style-name="T6"><text:a xlink:href="http://www.moodys.com/moodys/cust/research/MDCdocs/08/2007000000452794.pdf?search=5&amp;searchQuery=Japan" xlink:type="simple">Japan's SME CDOs: Rating Stability and Monitoring Procedure</text:a></text:span></text:p>
          </table:table-cell>
          <table:table-cell table:style-name="ce64" office:value-type="float" office:value="39394" calcext:value-type="float">
            <text:p>8-Nov-07</text:p>
          </table:table-cell>
          <table:table-cell table:style-name="ce76" office:value-type="string" calcext:value-type="string">
            <text:p>Asi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56" office:value-type="string" calcext:value-type="string">
            <text:p><text:span text:style-name="T6"><text:a xlink:href="http://www.moodys.com/moodys/cust/research/MDCdocs/20/2001700000408408.pdf?search=5&amp;searchQuery=US+Municipal+Cash-Flow+CDOs&amp;click=1" xlink:type="simple">US Municipal Cash-Flow CDOs</text:a></text:span></text:p>
          </table:table-cell>
          <table:table-cell table:style-name="ce64" office:value-type="float" office:value="37593" calcext:value-type="float">
            <text:p>3-Dec-02</text:p>
          </table:table-cell>
          <table:table-cell table:style-name="ce76" office:value-type="string" calcext:value-type="string">
            <text:p>Americas</text:p>
          </table:table-cell>
          <table:table-cell table:style-name="ce86"/>
          <table:table-cell/>
          <table:table-cell table:style-name="ce26" table:number-columns-repeated="1017"/>
        </table:table-row>
        <table:table-row table:style-name="ro18">
          <table:table-cell table:style-name="ce26"/>
          <table:table-cell table:style-name="ce35" office:value-type="string" calcext:value-type="string">
            <text:p>Structured - CDO</text:p>
          </table:table-cell>
          <table:table-cell table:style-name="ce52" office:value-type="string" calcext:value-type="string">
            <text:p><text:span text:style-name="T4"><text:a xlink:href="http://v2.moodys.com/moodys/cust/research/MDCdocs/18/6044.pdf?frameOfRef=structured" xlink:type="simple">Binomial Expansion Method Applied to CBO/CLO Analysis (The)</text:a></text:span></text:p>
          </table:table-cell>
          <table:table-cell table:style-name="ce64" office:value-type="float" office:value="35412" calcext:value-type="float">
            <text:p>13-Dec-96</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52" office:value-type="string" calcext:value-type="string">
            <text:p><text:span text:style-name="T4"><text:a xlink:href="http://v2.moodys.com/moodys/cust/research/mdcdocs/18/13655.pdf?frameofref=structured" xlink:type="simple">Rating Cash Flow Transactions Backed by Corporate Debt 1995 Update</text:a></text:span></text:p>
          </table:table-cell>
          <table:table-cell table:style-name="ce64" office:value-type="float" office:value="34799" calcext:value-type="float">
            <text:p>10-Apr-95</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55" office:value-type="string" calcext:value-type="string">
            <text:p><text:span text:style-name="T6"><text:a xlink:href="http://v2.moodys.com/moodys/cust/research/MDCdocs/20/2002500000424730.pdf?search=5&amp;searchQuery=Using+the+Structured+Note+Methodology+to+Rate+CDO+Combo-Notes&amp;click=1" xlink:type="simple">Using the Structured Note Methodology to Rate CDO Combo-Notes</text:a></text:span></text:p>
          </table:table-cell>
          <table:table-cell table:style-name="ce64" office:value-type="float" office:value="38037" calcext:value-type="float">
            <text:p>20-Feb-04</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52" office:value-type="string" calcext:value-type="string">
            <text:p><text:span text:style-name="T4"><text:a xlink:href="http://v2.moodys.com/moodys/cust/research/MDCdocs/31/2007300000562387.pdf?doc_id=2007300000562387" xlink:type="simple">Moody's Approach to Rating Collateralized Loan Obligations</text:a></text:span></text:p>
          </table:table-cell>
          <table:table-cell table:style-name="ce64" office:value-type="float" office:value="39813" calcext:value-type="float">
            <text:p>31-Dec-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DO</text:p>
          </table:table-cell>
          <table:table-cell table:style-name="ce52" office:value-type="string" calcext:value-type="string">
            <text:p><text:span text:style-name="T4"><text:a xlink:href="http://v2.moodys.com/moodys/cust/research/MDCdocs/31/2007300000562422.pdf?doc_id=2007300000562422" xlink:type="simple">Moody's Approach to Rating Collateralized Synthetic Obligations</text:a></text:span></text:p>
          </table:table-cell>
          <table:table-cell table:style-name="ce64" office:value-type="float" office:value="39813" calcext:value-type="float">
            <text:p>31-Dec-08</text:p>
          </table:table-cell>
          <table:table-cell table:style-name="ce76"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SIV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SIVs</text:p>
          </table:table-cell>
          <table:table-cell table:style-name="ce45" table:formula="of:=HYPERLINK([.G581];[.F581])" office:value-type="string" office:string-value="The Moody’s Capital Model" calcext:value-type="string">
            <text:p>The Moody’s Capital Model</text:p>
          </table:table-cell>
          <table:table-cell table:style-name="ce64" office:value-type="float" office:value="38014" calcext:value-type="float">
            <text:p>28-Jan-04</text:p>
          </table:table-cell>
          <table:table-cell table:style-name="ce26" office:value-type="string" calcext:value-type="string">
            <text:p>Global</text:p>
          </table:table-cell>
          <table:table-cell table:style-name="ce90" office:value-type="string" calcext:value-type="string">
            <text:p>The Moody’s Capital Model</text:p>
          </table:table-cell>
          <table:table-cell table:style-name="ce92" office:value-type="string" calcext:value-type="string">
            <text:p><text:span text:style-name="T7"><text:a xlink:href="http://www.moodys.com/moodys/cust/research/MDCdocs/23/2002400000434315.pdf?search=5&amp;searchQuery=The+Moody" xlink:type="simple">http://www.moodys.com/moodys/cust/research/MDCdocs/23/2002400000434315.pdf?search=5&amp;searchQuery=The+Moody</text:a></text:span></text:p>
          </table:table-cell>
          <table:table-cell table:style-name="ce26" table:number-columns-repeated="1017"/>
        </table:table-row>
        <table:table-row table:style-name="ro10">
          <table:table-cell table:style-name="ce26"/>
          <table:table-cell table:style-name="ce35" office:value-type="string" calcext:value-type="string">
            <text:p>Structured - SIVs</text:p>
          </table:table-cell>
          <table:table-cell table:style-name="ce45" table:formula="of:=HYPERLINK([.G582];[.F582])" office:value-type="string" office:string-value="SIV Management Quality Ratings" calcext:value-type="string">
            <text:p>SIV Management Quality Ratings</text:p>
          </table:table-cell>
          <table:table-cell table:style-name="ce64" office:value-type="float" office:value="38735" calcext:value-type="float">
            <text:p>18-Jan-06</text:p>
          </table:table-cell>
          <table:table-cell table:style-name="ce26" office:value-type="string" calcext:value-type="string">
            <text:p>Global</text:p>
          </table:table-cell>
          <table:table-cell table:style-name="ce86" office:value-type="string" calcext:value-type="string">
            <text:p>SIV Management Quality Ratings</text:p>
          </table:table-cell>
          <table:table-cell office:value-type="string" calcext:value-type="string">
            <text:p>http://www.moodys.com/cust/getdocumentByNotesDocId.asp?criteria=PBS_SF66229</text:p>
          </table:table-cell>
          <table:table-cell table:style-name="ce26" table:number-columns-repeated="1017"/>
        </table:table-row>
        <table:table-row table:style-name="ro10">
          <table:table-cell table:style-name="ce26"/>
          <table:table-cell table:style-name="ce35" office:value-type="string" calcext:value-type="string">
            <text:p>Structured - SIVs</text:p>
          </table:table-cell>
          <table:table-cell table:style-name="ce45" table:formula="of:=HYPERLINK([.G583];[.F583])" office:value-type="string" office:string-value="FAQs Regarding Current State of Structured Investment Vehicle (SIV) Market" calcext:value-type="string">
            <text:p>FAQs Regarding Current State of Structured Investment Vehicle (SIV) Market</text:p>
          </table:table-cell>
          <table:table-cell table:style-name="ce64" office:value-type="float" office:value="39462" calcext:value-type="float">
            <text:p>15-Jan-08</text:p>
          </table:table-cell>
          <table:table-cell table:style-name="ce26" office:value-type="string" calcext:value-type="string">
            <text:p>Global</text:p>
          </table:table-cell>
          <table:table-cell table:style-name="ce86" office:value-type="string" calcext:value-type="string">
            <text:p>FAQs Regarding Current State of Structured Investment Vehicle (SIV) Market</text:p>
          </table:table-cell>
          <table:table-cell office:value-type="string" calcext:value-type="string">
            <text:p>http://www.moodys.com/moodys/cust/research/MDCdocs/14/2007000000468589.pdf?search=7&amp;searchQuery=tabe&amp;click=1</text:p>
          </table:table-cell>
          <table:table-cell table:style-name="ce26" table:number-columns-repeated="1017"/>
        </table:table-row>
        <table:table-row table:style-name="ro10">
          <table:table-cell table:style-name="ce26"/>
          <table:table-cell table:style-name="ce32" office:value-type="string" calcext:value-type="string">
            <text:p><text:s text:c="2"/>CAT BOND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Structured - Catastrophe Bonds</text:p>
          </table:table-cell>
          <table:table-cell table:style-name="ce45" table:formula="of:=HYPERLINK([.G585];[.F585])" office:value-type="string" office:string-value="Moody's Approach to the Rating of Catastrophe-Linked Notes" calcext:value-type="string">
            <text:p>Moody's Approach to the Rating of Catastrophe-Linked Notes</text:p>
          </table:table-cell>
          <table:table-cell table:style-name="ce64" office:value-type="float" office:value="35692" calcext:value-type="float">
            <text:p>19-Sep-97</text:p>
          </table:table-cell>
          <table:table-cell table:style-name="ce76"/>
          <table:table-cell table:style-name="ce86" office:value-type="string" calcext:value-type="string">
            <text:p>Moody's Approach to the Rating of Catastrophe-Linked Notes</text:p>
          </table:table-cell>
          <table:table-cell office:value-type="string" calcext:value-type="string">
            <text:p>http://www.moodys.com/cust/getdocumentByNotesDocId.asp?criteria=PBS_SF5804</text:p>
          </table:table-cell>
          <table:table-cell table:style-name="ce26" table:number-columns-repeated="1017"/>
        </table:table-row>
        <table:table-row table:style-name="ro10">
          <table:table-cell table:style-name="ce26"/>
          <table:table-cell table:style-name="ce32" office:value-type="string" calcext:value-type="string">
            <text:p><text:s text:c="2"/>STRUCTURED - MISCELLANEOU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45" table:formula="of:=HYPERLINK([.G587];[.F587])" office:value-type="string" office:string-value="Moody's Approach to Evaluating Derivative Products Subsidiaries" calcext:value-type="string">
            <text:p>Moody's Approach to Evaluating Derivative Products Subsidiaries</text:p>
          </table:table-cell>
          <table:table-cell table:style-name="ce64" office:value-type="float" office:value="34257" calcext:value-type="float">
            <text:p>15-Oct-93</text:p>
          </table:table-cell>
          <table:table-cell table:style-name="ce77"/>
          <table:table-cell table:style-name="ce87" office:value-type="string" calcext:value-type="string">
            <text:p>Moody's Approach to Evaluating Derivative Products Subsidiaries</text:p>
          </table:table-cell>
          <table:table-cell office:value-type="string" calcext:value-type="string">
            <text:p>http://www.moodys.com/cust/getdocumentByNotesDocId.asp?criteria=PBS_SF7541</text:p>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45" table:formula="of:=HYPERLINK([.G588];[.F588])" office:value-type="string" office:string-value="Framework for De-Linking Hedge Counterparty Risks from Global Structured Finance Cashflow Transactions Moody's Methodology" calcext:value-type="string">
            <text:p>Framework for De-Linking Hedge Counterparty Risks from Global Structured Finance Cashflow Transactions Moody's Methodology</text:p>
          </table:table-cell>
          <table:table-cell table:style-name="ce64" office:value-type="float" office:value="39212" calcext:value-type="float">
            <text:p>10-May-07</text:p>
          </table:table-cell>
          <table:table-cell table:style-name="ce76" office:value-type="string" calcext:value-type="string">
            <text:p>Americas</text:p>
          </table:table-cell>
          <table:table-cell table:style-name="ce86" office:value-type="string" calcext:value-type="string">
            <text:p>Framework for De-Linking Hedge Counterparty Risks from Global Structured Finance Cashflow Transactions Moody's Methodology</text:p>
          </table:table-cell>
          <table:table-cell office:value-type="string" calcext:value-type="string">
            <text:p>http://www.moodys.com/cust/getdocumentByNotesDocId.asp?criteria=PBS_SF73248</text:p>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45" table:formula="of:=HYPERLINK([.G589];[.F589])" office:value-type="string" office:string-value="Moody's Approach to Assigning Structured Finance Common Representative Quality Ratings" calcext:value-type="string">
            <text:p>Moody's Approach to Assigning Structured Finance Common Representative Quality Ratings</text:p>
          </table:table-cell>
          <table:table-cell table:style-name="ce64" office:value-type="float" office:value="39428" calcext:value-type="float">
            <text:p>12-Dec-07</text:p>
          </table:table-cell>
          <table:table-cell table:style-name="ce76"/>
          <table:table-cell table:style-name="ce86" office:value-type="string" calcext:value-type="string">
            <text:p>Moody's Approach to Assigning Structured Finance Common Representative Quality Ratings</text:p>
          </table:table-cell>
          <table:table-cell office:value-type="string" calcext:value-type="string">
            <text:p>http://www.moodys.com/cust/getdocumentByNotesDocId.asp?criteria=PBS_SF117374</text:p>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45" table:formula="of:=HYPERLINK([.G590];[.F590])" office:value-type="string" office:string-value="Moody's Approach to Rating Contingent Perfection Structures" calcext:value-type="string">
            <text:p>Moody's Approach to Rating Contingent Perfection Structures</text:p>
          </table:table-cell>
          <table:table-cell table:style-name="ce64" office:value-type="float" office:value="35902" calcext:value-type="float">
            <text:p>17-Apr-98</text:p>
          </table:table-cell>
          <table:table-cell table:style-name="ce80" office:value-type="string" calcext:value-type="string">
            <text:p>Global</text:p>
          </table:table-cell>
          <table:table-cell table:style-name="ce86" office:value-type="string" calcext:value-type="string">
            <text:p>Moody's Approach to Rating Contingent Perfection Structures</text:p>
          </table:table-cell>
          <table:table-cell office:value-type="string" calcext:value-type="string">
            <text:p>http://www.moodys.com/cust/getdocumentByNotesDocId.asp?criteria=PBS_SF6314</text:p>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45" table:formula="of:=HYPERLINK([.G591];[.F591])" office:value-type="string" office:string-value="Moody's Approach to Rating Hedge Fund Gap Risk Products" calcext:value-type="string">
            <text:p>Moody's Approach to Rating Hedge Fund Gap Risk Products</text:p>
          </table:table-cell>
          <table:table-cell table:style-name="ce64" office:value-type="float" office:value="39037" calcext:value-type="float">
            <text:p>16-Nov-06</text:p>
          </table:table-cell>
          <table:table-cell table:style-name="ce80" office:value-type="string" calcext:value-type="string">
            <text:p>Global</text:p>
          </table:table-cell>
          <table:table-cell table:style-name="ce86" office:value-type="string" calcext:value-type="string">
            <text:p>Moody's Approach to Rating Hedge Fund Gap Risk Products</text:p>
          </table:table-cell>
          <table:table-cell office:value-type="string" calcext:value-type="string">
            <text:p>http://www.moodys.com/cust/getdocumentByNotesDocId.asp?criteria=PBS_SF83590</text:p>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45" table:formula="of:=HYPERLINK([.G592];[.F592])" office:value-type="string" office:string-value="Moody's Approach to Rating ith-to-Default Basket Credit-Linked Notes" calcext:value-type="string">
            <text:p>Moody's Approach to Rating ith-to-Default Basket Credit-Linked Notes</text:p>
          </table:table-cell>
          <table:table-cell table:style-name="ce64" office:value-type="float" office:value="37363" calcext:value-type="float">
            <text:p>17-Apr-02</text:p>
          </table:table-cell>
          <table:table-cell table:style-name="ce80" office:value-type="string" calcext:value-type="string">
            <text:p>Global</text:p>
          </table:table-cell>
          <table:table-cell table:style-name="ce86" office:value-type="string" calcext:value-type="string">
            <text:p>Moody's Approach to Rating ith-to-Default Basket Credit-Linked Notes</text:p>
          </table:table-cell>
          <table:table-cell office:value-type="string" calcext:value-type="string">
            <text:p>http://www.moodys.com/cust/getdocumentByNotesDocId.asp?criteria=PBS_SF13090</text:p>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45" table:formula="of:=HYPERLINK([.G593];[.F593])" office:value-type="string" office:string-value="Moody's Re-examines Trustees' Role in ABS and RMBS" calcext:value-type="string">
            <text:p>Moody's Re-examines Trustees' Role in ABS and RMBS</text:p>
          </table:table-cell>
          <table:table-cell table:style-name="ce64" office:value-type="float" office:value="37656" calcext:value-type="float">
            <text:p>4-Feb-03</text:p>
          </table:table-cell>
          <table:table-cell table:style-name="ce76" office:value-type="string" calcext:value-type="string">
            <text:p>Americas</text:p>
          </table:table-cell>
          <table:table-cell table:style-name="ce89" office:value-type="string" calcext:value-type="string">
            <text:p>Moody's Re-examines Trustees' Role in ABS and RMBS</text:p>
          </table:table-cell>
          <table:table-cell office:value-type="string" calcext:value-type="string">
            <text:p>http://www.moodys.com/cust/getdocumentByNotesDocId.asp?criteria=PBS_SF19587</text:p>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45" table:formula="of:=HYPERLINK([.G594];[.F594])" office:value-type="string" office:string-value="Securitisation in New Markets: Moody's Perspective" calcext:value-type="string">
            <text:p>Securitisation in New Markets: Moody's Perspective</text:p>
          </table:table-cell>
          <table:table-cell table:style-name="ce64" office:value-type="float" office:value="38965" calcext:value-type="float">
            <text:p>5-Sep-06</text:p>
          </table:table-cell>
          <table:table-cell table:style-name="ce77" office:value-type="string" calcext:value-type="string">
            <text:p>EMEA</text:p>
          </table:table-cell>
          <table:table-cell table:style-name="ce86" office:value-type="string" calcext:value-type="string">
            <text:p>Securitisation in New Markets: Moody's Perspective</text:p>
          </table:table-cell>
          <table:table-cell office:value-type="string" calcext:value-type="string">
            <text:p>http://www.moodys.com/cust/getdocumentByNotesDocId.asp?criteria=PBS_SF74362</text:p>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45" table:formula="of:=HYPERLINK([.G595];[.F595])" office:value-type="string" office:string-value="Moody's Approach to Rating Japanese Whole Business Securitizations" calcext:value-type="string">
            <text:p>Moody's Approach to Rating Japanese Whole Business Securitizations</text:p>
          </table:table-cell>
          <table:table-cell table:style-name="ce64" office:value-type="float" office:value="39188" calcext:value-type="float">
            <text:p>16-Apr-07</text:p>
          </table:table-cell>
          <table:table-cell table:style-name="ce76" office:value-type="string" calcext:value-type="string">
            <text:p>Asia</text:p>
          </table:table-cell>
          <table:table-cell table:style-name="ce86" office:value-type="string" calcext:value-type="string">
            <text:p>Moody's Approach to Rating Japanese Whole Business Securitizations</text:p>
          </table:table-cell>
          <table:table-cell office:value-type="string" calcext:value-type="string">
            <text:p>http://www.moodys.com/cust/getdocumentByNotesDocId.asp?criteria=PBS_SF96607</text:p>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45" table:formula="of:=HYPERLINK([.G596];[.F596])" office:value-type="string" office:string-value="Moody's Refines Its Approach to Rating Structured Notes" calcext:value-type="string">
            <text:p>Moody's Refines Its Approach to Rating Structured Notes</text:p>
          </table:table-cell>
          <table:table-cell table:style-name="ce64" office:value-type="float" office:value="35614" calcext:value-type="float">
            <text:p>3-Jul-97</text:p>
          </table:table-cell>
          <table:table-cell table:style-name="ce76" office:value-type="string" calcext:value-type="string">
            <text:p>Americas</text:p>
          </table:table-cell>
          <table:table-cell table:style-name="ce89" office:value-type="string" calcext:value-type="string">
            <text:p>Moody's Refines Its Approach to Rating Structured Notes</text:p>
          </table:table-cell>
          <table:table-cell office:value-type="string" calcext:value-type="string">
            <text:p>http://www.moodys.com/cust/getdocumentByNotesDocId.asp?criteria=PBS_SF5547</text:p>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45" table:formula="of:=HYPERLINK([.G597];[.F597])" office:value-type="string" office:string-value="RATING INSTITUTIONAL-TO-RETAIL REPACKAGINGS: AN APPLICATION OF MOODY'S STRUCTURED NOTES METHODOLOGY" calcext:value-type="string">
            <text:p>RATING INSTITUTIONAL-TO-RETAIL REPACKAGINGS: AN APPLICATION OF MOODY'S STRUCTURED NOTES METHODOLOGY</text:p>
          </table:table-cell>
          <table:table-cell table:style-name="ce64" office:value-type="float" office:value="37404" calcext:value-type="float">
            <text:p>28-May-02</text:p>
          </table:table-cell>
          <table:table-cell table:style-name="ce80" office:value-type="string" calcext:value-type="string">
            <text:p>Global</text:p>
          </table:table-cell>
          <table:table-cell table:style-name="ce86" office:value-type="string" calcext:value-type="string">
            <text:p>RATING INSTITUTIONAL-TO-RETAIL REPACKAGINGS: AN APPLICATION OF MOODY'S STRUCTURED NOTES METHODOLOGY</text:p>
          </table:table-cell>
          <table:table-cell office:value-type="string" calcext:value-type="string">
            <text:p>http://www.moodys.com/cust/getdocumentByNotesDocId.asp?criteria=PBS_SF14067</text:p>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45" table:formula="of:=HYPERLINK([.G598];[.F598])" office:value-type="string" office:string-value="Understanding The Risks In Credit Default Swaps" calcext:value-type="string">
            <text:p>Understanding The Risks In Credit Default Swaps</text:p>
          </table:table-cell>
          <table:table-cell table:style-name="ce64" office:value-type="float" office:value="36964" calcext:value-type="float">
            <text:p>14-Mar-01</text:p>
          </table:table-cell>
          <table:table-cell table:style-name="ce80" office:value-type="string" calcext:value-type="string">
            <text:p>Global</text:p>
          </table:table-cell>
          <table:table-cell table:style-name="ce86" office:value-type="string" calcext:value-type="string">
            <text:p>Understanding The Risks In Credit Default Swaps</text:p>
          </table:table-cell>
          <table:table-cell office:value-type="string" calcext:value-type="string">
            <text:p>http://www.moodys.com/cust/getdocumentByNotesDocId.asp?criteria=PBS_SF10197</text:p>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55" office:value-type="string" calcext:value-type="string">
            <text:p><text:span text:style-name="T6"><text:a xlink:href="http://www.moodys.com/moodys/cust/research/MDCdocs/14/2007100000499445.pdf?search=5&amp;searchQuery=Introducing+Assumption+Volatility+Scores+and+Loss+Sensitivities+for+Structured+Finance+Securities&amp;click=1" xlink:type="simple">Introducing Assumption Volatility Scores and Loss Sensitivities for Structured Finance Securities</text:a></text:span></text:p>
          </table:table-cell>
          <table:table-cell table:style-name="ce64" office:value-type="float" office:value="39582" calcext:value-type="float">
            <text:p>14-May-08</text:p>
          </table:table-cell>
          <table:table-cell table:style-name="ce64"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52" office:value-type="string" calcext:value-type="string">
            <text:p><text:span text:style-name="T4"><text:a xlink:href="http://www.moodys.com/moodys/cust/research/MDCdocs/03/2007300000554646.pdf?search=5&amp;searchQuery=V+Scores&amp;click=1" xlink:type="simple">Updated: V Scores and Parameter Sensitivities for Structured Finance Securities</text:a></text:span></text:p>
          </table:table-cell>
          <table:table-cell table:style-name="ce64" office:value-type="float" office:value="39785" calcext:value-type="float">
            <text:p>3-Dec-08</text:p>
          </table:table-cell>
          <table:table-cell table:style-name="ce64"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52" office:value-type="string" calcext:value-type="string">
            <text:p><text:span text:style-name="T4"><text:a xlink:href="http://v2.moodys.com/moodys/cust/research/MDCdocs/16/2007300000558632.pdf?doc_id=2007300000558632" xlink:type="simple">V Scores and Parameter Sensitivities in the U.S. Vehicle ABS Sector</text:a></text:span></text:p>
          </table:table-cell>
          <table:table-cell table:style-name="ce64" office:value-type="float" office:value="39798" calcext:value-type="float">
            <text:p>16-Dec-08</text:p>
          </table:table-cell>
          <table:table-cell table:style-name="ce64"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52" office:value-type="string" calcext:value-type="string">
            <text:p><text:span text:style-name="T4"><text:a xlink:href="http://v2.moodys.com/moodys/cust/research/MDCdocs/19/2007300000566272.pdf?doc_id=2007300000566272" xlink:type="simple">V Scores and Parameter Sensitivities in the non-U.S. Vehicle ABS Sector</text:a></text:span></text:p>
          </table:table-cell>
          <table:table-cell table:style-name="ce64" office:value-type="float" office:value="39833" calcext:value-type="float">
            <text:p>20-Jan-09</text:p>
          </table:table-cell>
          <table:table-cell table:style-name="ce64"/>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52" office:value-type="string" calcext:value-type="string">
            <text:p><text:span text:style-name="T4"><text:a xlink:href="http://v2.moodys.com/moodys/cust/research/MDCdocs/19/2007300000560094.pdf?doc_id=2007300000560094" xlink:type="simple">V Scores and Parameter Sensitivities in the Global Credit Card ABS Sector</text:a></text:span></text:p>
          </table:table-cell>
          <table:table-cell table:style-name="ce64" office:value-type="float" office:value="39801" calcext:value-type="float">
            <text:p>19-Dec-08</text:p>
          </table:table-cell>
          <table:table-cell table:style-name="ce64"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52" office:value-type="string" calcext:value-type="string">
            <text:p><text:span text:style-name="T4"><text:a xlink:href="http://v2.moodys.com/moodys/cust/research/MDCdocs/22/2007300000567010.pdf?doc_id=2007300000567010" xlink:type="simple">V Scores and Parameter Sensitivities in the U.S. Equipment Lease and Loan ABS Sector</text:a></text:span></text:p>
          </table:table-cell>
          <table:table-cell table:style-name="ce64" office:value-type="float" office:value="39835" calcext:value-type="float">
            <text:p>22-Jan-09</text:p>
          </table:table-cell>
          <table:table-cell table:style-name="ce64" office:value-type="string" calcext:value-type="string">
            <text:p>Americas</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55" office:value-type="string" calcext:value-type="string">
            <text:p><text:span text:style-name="T6"><text:a xlink:href="http://www.moodys.com/moodys/cust/research/MDCdocs/09/2007300000556062.pdf?search=5&amp;searchQuery=Temporary+Use+of+Cash+In+Structured+Transactions:+Eligible+Investment+Guidelines+&amp;click=1" xlink:type="simple">The Temporary Use of Cash in Structured Transactions: Eligible Investment Guidelines</text:a></text:span></text:p>
          </table:table-cell>
          <table:table-cell table:style-name="ce64" office:value-type="float" office:value="40156" calcext:value-type="float">
            <text:p>9-Dec-09</text:p>
          </table:table-cell>
          <table:table-cell table:style-name="ce64"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52" office:value-type="string" calcext:value-type="string">
            <text:p><text:span text:style-name="T4"><text:a xlink:href="http://v2.moodys.com/moodys/cust/research/MDCdocs/18/2007300000559301.pdf?search=5&amp;searchQuery=revising+default&amp;click=1" xlink:type="simple">Revising Default/Loss Assumptions Over the Life of an ABS/RMBS Transaction</text:a></text:span></text:p>
          </table:table-cell>
          <table:table-cell table:style-name="ce64" office:value-type="float" office:value="39800" calcext:value-type="float">
            <text:p>18-Dec-08</text:p>
          </table:table-cell>
          <table:table-cell table:style-name="ce64"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3" office:value-type="string" calcext:value-type="string">
            <text:p>Structured - Miscellaneous</text:p>
          </table:table-cell>
          <table:table-cell table:style-name="ce52" office:value-type="string" calcext:value-type="string">
            <text:p><text:span text:style-name="T4"><text:a xlink:href="http://v2.moodys.com/moodys/cust/research/MDCdocs/11/2001200000358030.pdf?search=5&amp;searchQuery=repackaged+securities&amp;click=1" xlink:type="simple">Repackaged Securities</text:a></text:span></text:p>
          </table:table-cell>
          <table:table-cell table:style-name="ce64" office:value-type="float" office:value="37162" calcext:value-type="float">
            <text:p>28-Sep-01</text:p>
          </table:table-cell>
          <table:table-cell table:style-name="ce64" office:value-type="string" calcext:value-type="string">
            <text:p>Global</text:p>
          </table:table-cell>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MANAGED FUND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Managed Funds</text:p>
          </table:table-cell>
          <table:table-cell table:style-name="ce45" table:formula="of:=HYPERLINK([.G609];[.F609])" office:value-type="string" office:string-value="Moody's Managed Funds Credit Quality Ratings Methodology" calcext:value-type="string">
            <text:p>Moody's Managed Funds Credit Quality Ratings Methodology</text:p>
          </table:table-cell>
          <table:table-cell table:style-name="ce64" office:value-type="float" office:value="38169" calcext:value-type="float">
            <text:p>1-Jul-04</text:p>
          </table:table-cell>
          <table:table-cell table:style-name="ce77" office:value-type="string" calcext:value-type="string">
            <text:p>Global</text:p>
          </table:table-cell>
          <table:table-cell table:style-name="ce86" office:value-type="string" calcext:value-type="string">
            <text:p>Moody's Managed Funds Credit Quality Ratings Methodology</text:p>
          </table:table-cell>
          <table:table-cell office:value-type="string" calcext:value-type="string">
            <text:p>http://www.moodys.com/cust/getdocumentByNotesDocId.asp?criteria=PBC_81138</text:p>
          </table:table-cell>
          <table:table-cell table:style-name="ce26" table:number-columns-repeated="1017"/>
        </table:table-row>
        <table:table-row table:style-name="ro10">
          <table:table-cell table:style-name="ce26"/>
          <table:table-cell table:style-name="ce35" office:value-type="string" calcext:value-type="string">
            <text:p>Managed Funds</text:p>
          </table:table-cell>
          <table:table-cell table:style-name="ce45" table:formula="of:=HYPERLINK([.G610];[.F610])" office:value-type="string" office:string-value="Moody's Money Market and Bond Fund Market Risk Ratings" calcext:value-type="string">
            <text:p>Moody's Money Market and Bond Fund Market Risk Ratings</text:p>
          </table:table-cell>
          <table:table-cell table:style-name="ce64" office:value-type="float" office:value="38169" calcext:value-type="float">
            <text:p>1-Jul-04</text:p>
          </table:table-cell>
          <table:table-cell table:style-name="ce77" office:value-type="string" calcext:value-type="string">
            <text:p>Global</text:p>
          </table:table-cell>
          <table:table-cell table:style-name="ce86" office:value-type="string" calcext:value-type="string">
            <text:p>Moody's Money Market and Bond Fund Market Risk Ratings</text:p>
          </table:table-cell>
          <table:table-cell office:value-type="string" calcext:value-type="string">
            <text:p>http://www.moodys.com/cust/getdocumentByNotesDocId.asp?criteria=PBC_81135</text:p>
          </table:table-cell>
          <table:table-cell table:style-name="ce26" table:number-columns-repeated="1017"/>
        </table:table-row>
        <table:table-row table:style-name="ro10">
          <table:table-cell table:style-name="ce26"/>
          <table:table-cell table:style-name="ce35" office:value-type="string" calcext:value-type="string">
            <text:p>Managed Funds</text:p>
          </table:table-cell>
          <table:table-cell table:style-name="ce45" office:value-type="string" calcext:value-type="string">
            <text:p><text:span text:style-name="T6"><text:a xlink:href="http://www.moodys.com/moodys/cust/research/MDCdocs/27/2005700000428190.pdf?doc_id=2005700000428190" xlink:type="simple">Moody's Approach to Evaluating and Assigning Operations Quality Ratings to Hedge Funds</text:a></text:span></text:p>
          </table:table-cell>
          <table:table-cell table:style-name="ce64" office:value-type="float" office:value="38895" calcext:value-type="float">
            <text:p>27-Jun-06</text:p>
          </table:table-cell>
          <table:table-cell table:style-name="ce77" office:value-type="string" calcext:value-type="string">
            <text:p>Global</text:p>
          </table:table-cell>
          <table:table-cell table:style-name="ce87"/>
          <table:table-cell/>
          <table:table-cell table:style-name="ce26" table:number-columns-repeated="1017"/>
        </table:table-row>
        <table:table-row table:style-name="ro10">
          <table:table-cell table:style-name="ce26"/>
          <table:table-cell table:style-name="ce35" office:value-type="string" calcext:value-type="string">
            <text:p>Managed Funds</text:p>
          </table:table-cell>
          <table:table-cell table:style-name="ce47" office:value-type="string" calcext:value-type="string">
            <text:p><text:span text:style-name="T4"><text:a xlink:href="http://www.moodys.com/moodys/cust/research/MDCdocs/30/2003900000424022.pdf?search=5&amp;searchQuery=Moody" xlink:type="simple">Moody's Approach to Evaluating and Assigning Investment Manager Quality Ratings to Asset Management Companies</text:a></text:span></text:p>
          </table:table-cell>
          <table:table-cell table:style-name="ce64" office:value-type="float" office:value="38567" calcext:value-type="float">
            <text:p>3-Aug-05</text:p>
          </table:table-cell>
          <table:table-cell table:style-name="ce77" office:value-type="string" calcext:value-type="string">
            <text:p>Global</text:p>
          </table:table-cell>
          <table:table-cell table:style-name="ce87"/>
          <table:table-cell/>
          <table:table-cell table:style-name="ce26" table:number-columns-repeated="1017"/>
        </table:table-row>
        <table:table-row table:style-name="ro10">
          <table:table-cell table:style-name="ce26"/>
          <table:table-cell table:style-name="ce34" office:value-type="string" calcext:value-type="string">
            <text:p>MOODY'S GENERAL</text:p>
          </table:table-cell>
          <table:table-cell table:style-name="ce49"/>
          <table:table-cell table:style-name="ce66"/>
          <table:table-cell table:style-name="ce74"/>
          <table:table-cell table:style-name="ce86"/>
          <table:table-cell/>
          <table:table-cell table:style-name="ce26" table:number-columns-repeated="1017"/>
        </table:table-row>
        <table:table-row table:style-name="ro10">
          <table:table-cell table:style-name="ce26"/>
          <table:table-cell table:style-name="ce32" office:value-type="string" calcext:value-type="string">
            <text:p><text:s text:c="2"/>RATING SCALE</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Moody's Rating Scales</text:p>
          </table:table-cell>
          <table:table-cell table:style-name="ce45" table:formula="of:=HYPERLINK([.G615];[.F615])" office:value-type="string" office:string-value="Mapping Moody's National Scale Ratings to Global Scale Ratings" calcext:value-type="string">
            <text:p>Mapping Moody's National Scale Ratings to Global Scale Ratings</text:p>
          </table:table-cell>
          <table:table-cell table:style-name="ce64" office:value-type="float" office:value="39345" calcext:value-type="float">
            <text:p>20-Sep-07</text:p>
          </table:table-cell>
          <table:table-cell table:style-name="ce77" office:value-type="string" calcext:value-type="string">
            <text:p>Global</text:p>
          </table:table-cell>
          <table:table-cell table:style-name="ce86" office:value-type="string" calcext:value-type="string">
            <text:p>Mapping Moody's National Scale Ratings to Global Scale Ratings</text:p>
          </table:table-cell>
          <table:table-cell office:value-type="string" calcext:value-type="string">
            <text:p>http://www.moodys.com/cust/getdocumentByNotesDocId.asp?criteria=PBC_100727</text:p>
          </table:table-cell>
          <table:table-cell table:style-name="ce26" table:number-columns-repeated="1017"/>
        </table:table-row>
        <table:table-row table:style-name="ro10">
          <table:table-cell table:style-name="ce26"/>
          <table:table-cell table:style-name="ce35" office:value-type="string" calcext:value-type="string">
            <text:p>Moody's Rating Scales</text:p>
          </table:table-cell>
          <table:table-cell table:style-name="ce45" table:formula="of:=HYPERLINK([.G616];[.F616])" office:value-type="string" office:string-value="Moody's National Scale Ratings" calcext:value-type="string">
            <text:p>Moody's National Scale Ratings</text:p>
          </table:table-cell>
          <table:table-cell table:style-name="ce64" office:value-type="float" office:value="38131" calcext:value-type="float">
            <text:p>24-May-04</text:p>
          </table:table-cell>
          <table:table-cell table:style-name="ce77" office:value-type="string" calcext:value-type="string">
            <text:p>Global</text:p>
          </table:table-cell>
          <table:table-cell table:style-name="ce86" office:value-type="string" calcext:value-type="string">
            <text:p>Moody's National Scale Ratings</text:p>
          </table:table-cell>
          <table:table-cell office:value-type="string" calcext:value-type="string">
            <text:p>http://www.moodys.com/cust/getdocumentByNotesDocId.asp?criteria=PBC_87042</text:p>
          </table:table-cell>
          <table:table-cell table:style-name="ce26" table:number-columns-repeated="1017"/>
        </table:table-row>
        <table:table-row table:style-name="ro10">
          <table:table-cell table:style-name="ce26"/>
          <table:table-cell table:style-name="ce35" office:value-type="string" calcext:value-type="string">
            <text:p>Moody's Rating Scales</text:p>
          </table:table-cell>
          <table:table-cell table:style-name="ce45" table:formula="of:=HYPERLINK([.G617];[.F617])" office:value-type="string" office:string-value="National Scale Ratings In Indonesia" calcext:value-type="string">
            <text:p>National Scale Ratings In Indonesia</text:p>
          </table:table-cell>
          <table:table-cell table:style-name="ce64" office:value-type="float" office:value="39125" calcext:value-type="float">
            <text:p>12-Feb-07</text:p>
          </table:table-cell>
          <table:table-cell table:style-name="ce77" office:value-type="string" calcext:value-type="string">
            <text:p>Asia</text:p>
          </table:table-cell>
          <table:table-cell table:style-name="ce86" office:value-type="string" calcext:value-type="string">
            <text:p>National Scale Ratings In Indonesia</text:p>
          </table:table-cell>
          <table:table-cell office:value-type="string" calcext:value-type="string">
            <text:p>http://www.moodys.com/cust/getdocumentByNotesDocId.asp?criteria=PBC_102040</text:p>
          </table:table-cell>
          <table:table-cell table:style-name="ce26" table:number-columns-repeated="1017"/>
        </table:table-row>
        <table:table-row table:style-name="ro10">
          <table:table-cell table:style-name="ce26"/>
          <table:table-cell table:style-name="ce35" office:value-type="string" calcext:value-type="string">
            <text:p>Moody's Rating Scales</text:p>
          </table:table-cell>
          <table:table-cell table:style-name="ce45" table:formula="of:=HYPERLINK([.G618];[.F618])" office:value-type="string" office:string-value="National Scale Ratings in Kazakhstan" calcext:value-type="string">
            <text:p>National Scale Ratings in Kazakhstan</text:p>
          </table:table-cell>
          <table:table-cell table:style-name="ce64" office:value-type="float" office:value="39141" calcext:value-type="float">
            <text:p>28-Feb-07</text:p>
          </table:table-cell>
          <table:table-cell table:style-name="ce76" office:value-type="string" calcext:value-type="string">
            <text:p>Asia</text:p>
          </table:table-cell>
          <table:table-cell table:style-name="ce86" office:value-type="string" calcext:value-type="string">
            <text:p>National Scale Ratings in Kazakhstan</text:p>
          </table:table-cell>
          <table:table-cell office:value-type="string" calcext:value-type="string">
            <text:p>http://www.moodys.com/cust/getdocumentByNotesDocId.asp?criteria=PBC_102124</text:p>
          </table:table-cell>
          <table:table-cell table:style-name="ce26" table:number-columns-repeated="1017"/>
        </table:table-row>
        <table:table-row table:style-name="ro10">
          <table:table-cell table:style-name="ce26"/>
          <table:table-cell table:style-name="ce35" office:value-type="string" calcext:value-type="string">
            <text:p>Moody's Rating Scales</text:p>
          </table:table-cell>
          <table:table-cell table:style-name="ce45" table:formula="of:=HYPERLINK([.G619];[.F619])" office:value-type="string" office:string-value="National Scale Ratings In Russia" calcext:value-type="string">
            <text:p>National Scale Ratings In Russia</text:p>
          </table:table-cell>
          <table:table-cell table:style-name="ce64" office:value-type="float" office:value="38545" calcext:value-type="float">
            <text:p>12-Jul-05</text:p>
          </table:table-cell>
          <table:table-cell table:style-name="ce77" office:value-type="string" calcext:value-type="string">
            <text:p>EMEA</text:p>
          </table:table-cell>
          <table:table-cell table:style-name="ce86" office:value-type="string" calcext:value-type="string">
            <text:p>National Scale Ratings In Russia</text:p>
          </table:table-cell>
          <table:table-cell office:value-type="string" calcext:value-type="string">
            <text:p>http://www.moodys.com/cust/getdocumentByNotesDocId.asp?criteria=PBC_92790</text:p>
          </table:table-cell>
          <table:table-cell table:style-name="ce26" table:number-columns-repeated="1017"/>
        </table:table-row>
        <table:table-row table:style-name="ro10">
          <table:table-cell table:style-name="ce26"/>
          <table:table-cell table:style-name="ce35" office:value-type="string" calcext:value-type="string">
            <text:p>Moody's Rating Scales</text:p>
          </table:table-cell>
          <table:table-cell table:style-name="ce45" table:formula="of:=HYPERLINK([.G620];[.F620])" office:value-type="string" office:string-value="National Scale Ratings In Taiwan" calcext:value-type="string">
            <text:p>National Scale Ratings In Taiwan</text:p>
          </table:table-cell>
          <table:table-cell table:style-name="ce64" office:value-type="float" office:value="37910" calcext:value-type="float">
            <text:p>16-Oct-03</text:p>
          </table:table-cell>
          <table:table-cell table:style-name="ce76" office:value-type="string" calcext:value-type="string">
            <text:p>Asia</text:p>
          </table:table-cell>
          <table:table-cell table:style-name="ce86" office:value-type="string" calcext:value-type="string">
            <text:p>National Scale Ratings In Taiwan</text:p>
          </table:table-cell>
          <table:table-cell office:value-type="string" calcext:value-type="string">
            <text:p>http://www.moodys.com/cust/getdocumentByNotesDocId.asp?criteria=PBC_79674</text:p>
          </table:table-cell>
          <table:table-cell table:style-name="ce26" table:number-columns-repeated="1017"/>
        </table:table-row>
        <table:table-row table:style-name="ro10">
          <table:table-cell table:style-name="ce26"/>
          <table:table-cell table:style-name="ce35" office:value-type="string" calcext:value-type="string">
            <text:p>Moody's Rating Scales</text:p>
          </table:table-cell>
          <table:table-cell table:style-name="ce45" table:formula="of:=HYPERLINK([.G621];[.F621])" office:value-type="string" office:string-value="National Scale Ratings in Ukraine" calcext:value-type="string">
            <text:p>National Scale Ratings in Ukraine</text:p>
          </table:table-cell>
          <table:table-cell table:style-name="ce64" office:value-type="float" office:value="38859" calcext:value-type="float">
            <text:p>22-May-06</text:p>
          </table:table-cell>
          <table:table-cell table:style-name="ce77" office:value-type="string" calcext:value-type="string">
            <text:p>EMEA</text:p>
          </table:table-cell>
          <table:table-cell table:style-name="ce86" office:value-type="string" calcext:value-type="string">
            <text:p>National Scale Ratings in Ukraine</text:p>
          </table:table-cell>
          <table:table-cell office:value-type="string" calcext:value-type="string">
            <text:p>http://www.moodys.com/cust/getdocumentByNotesDocId.asp?criteria=PBC_97651</text:p>
          </table:table-cell>
          <table:table-cell table:style-name="ce26" table:number-columns-repeated="1017"/>
        </table:table-row>
        <table:table-row table:style-name="ro10">
          <table:table-cell table:style-name="ce26"/>
          <table:table-cell table:style-name="ce35" office:value-type="string" calcext:value-type="string">
            <text:p>Moody's Rating Scales</text:p>
          </table:table-cell>
          <table:table-cell table:style-name="ce45" office:value-type="string" calcext:value-type="string">
            <text:p><text:span text:style-name="T6"><text:a xlink:href="http://www.moodys.com/moodys/cust/research/MDCdocs/26/2007000000457426.pdf?search=5&amp;searchQuery=south+africa&amp;click=1" xlink:type="simple">National Scale Ratings in South Africa</text:a></text:span></text:p>
          </table:table-cell>
          <table:table-cell table:style-name="ce64" office:value-type="float" office:value="39412" calcext:value-type="float">
            <text:p>26-Nov-07</text:p>
          </table:table-cell>
          <table:table-cell table:style-name="ce77" office:value-type="string" calcext:value-type="string">
            <text:p>South Africa</text:p>
          </table:table-cell>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Moody's Rating Scales</text:p>
          </table:table-cell>
          <table:table-cell table:style-name="ce45" table:formula="of:=HYPERLINK([.G623];[.F623])" office:value-type="string" office:string-value="The U.S. Municipal Bond Rating Scale: Mapping to the Global Rating Scale And Assigning Global Scale Ratings to Municipal Obligations" calcext:value-type="string">
            <text:p>The U.S. Municipal Bond Rating Scale: Mapping to the Global Rating Scale And Assigning Global Scale Ratings to Municipal Obligations</text:p>
          </table:table-cell>
          <table:table-cell table:style-name="ce64" office:value-type="float" office:value="39141" calcext:value-type="float">
            <text:p>28-Feb-07</text:p>
          </table:table-cell>
          <table:table-cell table:style-name="ce77" office:value-type="string" calcext:value-type="string">
            <text:p>Americas</text:p>
          </table:table-cell>
          <table:table-cell table:style-name="ce86" office:value-type="string" calcext:value-type="string">
            <text:p>The U.S. Municipal Bond Rating Scale: Mapping to the Global Rating Scale And Assigning Global Scale Ratings to Municipal Obligations</text:p>
          </table:table-cell>
          <table:table-cell office:value-type="string" calcext:value-type="string">
            <text:p>http://www.moodys.com/cust/getdocumentByNotesDocId.asp?criteria=PBM_PBM102249</text:p>
          </table:table-cell>
          <table:table-cell table:style-name="ce26" table:number-columns-repeated="1017"/>
        </table:table-row>
        <table:table-row table:style-name="ro10">
          <table:table-cell table:style-name="ce26"/>
          <table:table-cell table:style-name="ce35" office:value-type="string" calcext:value-type="string">
            <text:p>Moody's Rating Scales</text:p>
          </table:table-cell>
          <table:table-cell table:style-name="ce45" table:formula="of:=HYPERLINK([.G624];[.F624])" office:value-type="string" office:string-value="Servicer Quality National Scale Ratings and Moody's Updated EMEA Servicer Quality Rating Scores" calcext:value-type="string">
            <text:p>Servicer Quality National Scale Ratings and Moody's Updated EMEA Servicer Quality Rating Scores</text:p>
          </table:table-cell>
          <table:table-cell table:style-name="ce64" office:value-type="float" office:value="39532" calcext:value-type="float">
            <text:p>25-Mar-08</text:p>
          </table:table-cell>
          <table:table-cell table:style-name="ce77" office:value-type="string" calcext:value-type="string">
            <text:p>EMEA</text:p>
          </table:table-cell>
          <table:table-cell table:style-name="ce86" office:value-type="string" calcext:value-type="string">
            <text:p>Servicer Quality National Scale Ratings and Moody's Updated EMEA Servicer Quality Rating Scores</text:p>
          </table:table-cell>
          <table:table-cell table:style-name="ce87" office:value-type="string" calcext:value-type="string">
            <text:p>http://www.moodys.com/cust/getdocumentByNotesDocId.asp?criteria=PBS_114934</text:p>
          </table:table-cell>
          <table:table-cell table:style-name="ce26" table:number-columns-repeated="1017"/>
        </table:table-row>
        <table:table-row table:style-name="ro10">
          <table:table-cell table:style-name="ce26"/>
          <table:table-cell table:style-name="ce32" office:value-type="string" calcext:value-type="string">
            <text:p><text:s text:c="2"/>HYBRIDS</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26];[.F626])" office:value-type="string" office:string-value="Hybrid Securities Analysis -- New Criteria for Adjustment of Financial Ratios to Reflect the Issuance of Hybrid Securities Product of the New Instruments Committee" calcext:value-type="string">
            <text:p>Hybrid Securities Analysis -- New Criteria for Adjustment of Financial Ratios to Reflect the Issuance of Hybrid Securities Product of the New Instruments Committee</text:p>
          </table:table-cell>
          <table:table-cell table:style-name="ce64" office:value-type="float" office:value="37935" calcext:value-type="float">
            <text:p>10-Nov-03</text:p>
          </table:table-cell>
          <table:table-cell table:style-name="ce76" office:value-type="string" calcext:value-type="string">
            <text:p>Americas</text:p>
          </table:table-cell>
          <table:table-cell table:style-name="ce86" office:value-type="string" calcext:value-type="string">
            <text:p>Hybrid Securities Analysis -- New Criteria for Adjustment of Financial Ratios to Reflect the Issuance of Hybrid Securities Product of the New Instruments Committee</text:p>
          </table:table-cell>
          <table:table-cell office:value-type="string" calcext:value-type="string">
            <text:p>http://www.moodys.com/cust/getdocumentByNotesDocId.asp?criteria=PBC_79991</text:p>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27];[.F627])" office:value-type="string" office:string-value="Moody's Tool Kit: Hybrid Securities Analysis" calcext:value-type="string">
            <text:p>Moody's Tool Kit: Hybrid Securities Analysis</text:p>
          </table:table-cell>
          <table:table-cell table:style-name="ce64" office:value-type="float" office:value="36685" calcext:value-type="float">
            <text:p>8-Jun-00</text:p>
          </table:table-cell>
          <table:table-cell table:style-name="ce76" office:value-type="string" calcext:value-type="string">
            <text:p>Americas</text:p>
          </table:table-cell>
          <table:table-cell table:style-name="ce86" office:value-type="string" calcext:value-type="string">
            <text:p>Moody's Tool Kit: Hybrid Securities Analysis</text:p>
          </table:table-cell>
          <table:table-cell office:value-type="string" calcext:value-type="string">
            <text:p>http://www.moodys.com/cust/getdocumentByNotesDocId.asp?criteria=PBC_56734</text:p>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28];[.F628])" office:value-type="string" office:string-value="Refinements to Moody's Tool Kit: Evolutionary, not Revolutionary!" calcext:value-type="string">
            <text:p>Refinements to Moody's Tool Kit: Evolutionary, not Revolutionary!</text:p>
          </table:table-cell>
          <table:table-cell table:style-name="ce64" office:value-type="float" office:value="38408" calcext:value-type="float">
            <text:p>25-Feb-05</text:p>
          </table:table-cell>
          <table:table-cell table:style-name="ce76" office:value-type="string" calcext:value-type="string">
            <text:p>Americas</text:p>
          </table:table-cell>
          <table:table-cell table:style-name="ce86" office:value-type="string" calcext:value-type="string">
            <text:p>Refinements to Moody's Tool Kit: Evolutionary, not Revolutionary!</text:p>
          </table:table-cell>
          <table:table-cell office:value-type="string" calcext:value-type="string">
            <text:p>http://www.moodys.com/cust/getdocumentByNotesDocId.asp?criteria=PBC_91696</text:p>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29];[.F629])" office:value-type="string" office:string-value="Moody's Hybrid Tool Kit: Limiting Equity Credit in the Capital Structure" calcext:value-type="string">
            <text:p>Moody's Hybrid Tool Kit: Limiting Equity Credit in the Capital Structure</text:p>
          </table:table-cell>
          <table:table-cell table:style-name="ce64" office:value-type="float" office:value="39518" calcext:value-type="float">
            <text:p>11-Mar-08</text:p>
          </table:table-cell>
          <table:table-cell table:style-name="ce26" office:value-type="string" calcext:value-type="string">
            <text:p>Global</text:p>
          </table:table-cell>
          <table:table-cell table:style-name="ce90" office:value-type="string" calcext:value-type="string">
            <text:p>Moody's Hybrid Tool Kit: Limiting Equity Credit in the Capital Structure</text:p>
          </table:table-cell>
          <table:table-cell table:style-name="ce92" office:value-type="string" calcext:value-type="string">
            <text:p><text:span text:style-name="T7"><text:a xlink:href="http://www.moodys.com/cust/getdocumentByNotesDocId.asp?criteria=PBC_107840" xlink:type="simple">http://www.moodys.com/cust/getdocumentByNotesDocId.asp?criteria=PBC_107840</text:a></text:span></text:p>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30];[.F630])" office:value-type="string" office:string-value="Moody's Hybrid Tool Kit: An Update on Hybrid Analysis for US Real Estate Investment Trusts (REITs)" calcext:value-type="string">
            <text:p>Moody's Hybrid Tool Kit: An Update on Hybrid Analysis for US Real Estate Investment Trusts (REITs)</text:p>
          </table:table-cell>
          <table:table-cell table:style-name="ce64" office:value-type="float" office:value="39527" calcext:value-type="float">
            <text:p>20-Mar-08</text:p>
          </table:table-cell>
          <table:table-cell table:style-name="ce26" office:value-type="string" calcext:value-type="string">
            <text:p>Global</text:p>
          </table:table-cell>
          <table:table-cell table:style-name="ce90" office:value-type="string" calcext:value-type="string">
            <text:p>Moody's Hybrid Tool Kit: An Update on Hybrid Analysis for US Real Estate Investment Trusts (REITs)</text:p>
          </table:table-cell>
          <table:table-cell table:style-name="ce87" office:value-type="string" calcext:value-type="string">
            <text:p>http://www.moodys.com/cust/getdocumentByNotesDocId.asp?criteria=PBC_107899</text:p>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31];[.F631])" office:value-type="string" office:string-value="Moody's Hybrid Tool Kit: Revised Treatment of Surplus Notes for Mutual Insurers" calcext:value-type="string">
            <text:p>Moody's Hybrid Tool Kit: Revised Treatment of Surplus Notes for Mutual Insurers</text:p>
          </table:table-cell>
          <table:table-cell table:style-name="ce64" office:value-type="float" office:value="39526" calcext:value-type="float">
            <text:p>19-Mar-08</text:p>
          </table:table-cell>
          <table:table-cell table:style-name="ce26" office:value-type="string" calcext:value-type="string">
            <text:p>Global</text:p>
          </table:table-cell>
          <table:table-cell table:style-name="ce90" office:value-type="string" calcext:value-type="string">
            <text:p>Moody's Hybrid Tool Kit: Revised Treatment of Surplus Notes for Mutual Insurers</text:p>
          </table:table-cell>
          <table:table-cell table:style-name="ce87" office:value-type="string" calcext:value-type="string">
            <text:p>http://www.moodys.com/cust/getdocumentByNotesDocId.asp?criteria=PBC_107897</text:p>
          </table:table-cell>
          <table:table-cell table:style-name="ce26" table:number-columns-repeated="1017"/>
        </table:table-row>
        <table:table-row table:style-name="ro10">
          <table:table-cell table:style-name="ce26"/>
          <table:table-cell table:style-name="ce39" office:value-type="string" calcext:value-type="string">
            <text:p>Moody's General</text:p>
          </table:table-cell>
          <table:table-cell table:style-name="ce45" office:value-type="string" calcext:value-type="string">
            <text:p><text:span text:style-name="T6"><text:a xlink:href="http://www.moodys.com/moodys/cust/research/MDCdocs/18/2000400000298286.pdf?search=5&amp;searchQuery=Framework+for+Assessing+Hybrid+Securities+&amp;click=1" xlink:type="simple">Moodys Tool Kit: A Framework for Assessing Hybrid Securities</text:a></text:span></text:p>
          </table:table-cell>
          <table:table-cell table:style-name="ce71" office:value-type="float" office:value="36509" calcext:value-type="float">
            <text:p>15-Dec-99</text:p>
          </table:table-cell>
          <table:table-cell table:style-name="ce82" office:value-type="string" calcext:value-type="string">
            <text:p>Global</text:p>
          </table:table-cell>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82"/>
          <table:table-cell table:style-name="ce39"/>
          <table:table-cell table:style-name="ce45"/>
          <table:table-cell table:style-name="ce71"/>
          <table:table-cell table:style-name="ce26" table:number-columns-repeated="768"/>
        </table:table-row>
        <table:table-row table:style-name="ro10">
          <table:table-cell table:style-name="ce26"/>
          <table:table-cell table:style-name="ce32" office:value-type="string" calcext:value-type="string">
            <text:p><text:s text:c="2"/>GENERAL</text:p>
          </table:table-cell>
          <table:table-cell table:style-name="ce48"/>
          <table:table-cell table:style-name="ce65"/>
          <table:table-cell table:style-name="ce75"/>
          <table:table-cell table:style-name="ce86"/>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34];[.F634])" office:value-type="string" office:string-value="Analytical Implications Of Employee Stock-Based Compensation" calcext:value-type="string">
            <text:p>Analytical Implications Of Employee Stock-Based Compensation</text:p>
          </table:table-cell>
          <table:table-cell table:style-name="ce64" office:value-type="float" office:value="37620" calcext:value-type="float">
            <text:p>30-Dec-02</text:p>
          </table:table-cell>
          <table:table-cell table:style-name="ce77"/>
          <table:table-cell table:style-name="ce86" office:value-type="string" calcext:value-type="string">
            <text:p>Analytical Implications Of Employee Stock-Based Compensation</text:p>
          </table:table-cell>
          <table:table-cell office:value-type="string" calcext:value-type="string">
            <text:p>http://www.moodys.com/cust/getdocumentByNotesDocId.asp?criteria=PBC_76852</text:p>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35];[.F635])" office:value-type="string" office:string-value="Another Perspective on Risk Transference and Securitization" calcext:value-type="string">
            <text:p>Another Perspective on Risk Transference and Securitization</text:p>
          </table:table-cell>
          <table:table-cell table:style-name="ce64" office:value-type="float" office:value="36426" calcext:value-type="float">
            <text:p>23-Sep-99</text:p>
          </table:table-cell>
          <table:table-cell table:style-name="ce77"/>
          <table:table-cell table:style-name="ce86" office:value-type="string" calcext:value-type="string">
            <text:p>Another Perspective on Risk Transference and Securitization</text:p>
          </table:table-cell>
          <table:table-cell office:value-type="string" calcext:value-type="string">
            <text:p>http://www.moodys.com/cust/getdocumentByNotesDocId.asp?criteria=PBS_SF7800</text:p>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36];[.F636])" office:value-type="string" office:string-value="Moody's Approach to Evaluating Distressed Exchanges" calcext:value-type="string">
            <text:p>Moody's Approach to Evaluating Distressed Exchanges</text:p>
          </table:table-cell>
          <table:table-cell table:style-name="ce64" office:value-type="float" office:value="36748" calcext:value-type="float">
            <text:p>10-Aug-00</text:p>
          </table:table-cell>
          <table:table-cell table:style-name="ce76"/>
          <table:table-cell table:style-name="ce86" office:value-type="string" calcext:value-type="string">
            <text:p>Moody's Approach to Evaluating Distressed Exchanges</text:p>
          </table:table-cell>
          <table:table-cell office:value-type="string" calcext:value-type="string">
            <text:p>http://www.moodys.com/cust/getdocumentByNotesDocId.asp?criteria=PBC_57528</text:p>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37];[.F637])" office:value-type="string" office:string-value="The Application of Joint Default Analysis to Government Related Issuers" calcext:value-type="string">
            <text:p>The Application of Joint Default Analysis to Government Related Issuers</text:p>
          </table:table-cell>
          <table:table-cell table:style-name="ce64" office:value-type="float" office:value="38469" calcext:value-type="float">
            <text:p>27-Apr-05</text:p>
          </table:table-cell>
          <table:table-cell table:style-name="ce77" office:value-type="string" calcext:value-type="string">
            <text:p>Global</text:p>
          </table:table-cell>
          <table:table-cell table:style-name="ce86" office:value-type="string" calcext:value-type="string">
            <text:p>The Application of Joint Default Analysis to Government Related Issuers</text:p>
          </table:table-cell>
          <table:table-cell office:value-type="string" calcext:value-type="string">
            <text:p>http://www.moodys.com/cust/getdocumentByNotesDocId.asp?criteria=PBC_92432</text:p>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38];[.F638])" office:value-type="string" office:string-value="Two Party Pay Approach - Structure And Mechanics" calcext:value-type="string">
            <text:p>Two Party Pay Approach - Structure And Mechanics</text:p>
          </table:table-cell>
          <table:table-cell table:style-name="ce64" office:value-type="float" office:value="37376" calcext:value-type="float">
            <text:p>30-Apr-02</text:p>
          </table:table-cell>
          <table:table-cell table:style-name="ce76"/>
          <table:table-cell table:style-name="ce86" office:value-type="string" calcext:value-type="string">
            <text:p>Two Party Pay Approach - Structure And Mechanics</text:p>
          </table:table-cell>
          <table:table-cell office:value-type="string" calcext:value-type="string">
            <text:p>http://www.moodys.com/cust/getdocumentByNotesDocId.asp?criteria=PBM_PBM74890</text:p>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39];[.F639])" office:value-type="string" office:string-value="Incorporation of Joint-Default Analysis into Moody's Bank Ratings: A Refined Methodology" calcext:value-type="string">
            <text:p>Incorporation of Joint-Default Analysis into Moody's Bank Ratings: A Refined Methodology</text:p>
          </table:table-cell>
          <table:table-cell table:style-name="ce64" office:value-type="float" office:value="39171" calcext:value-type="float">
            <text:p>30-Mar-07</text:p>
          </table:table-cell>
          <table:table-cell table:style-name="ce76" office:value-type="string" calcext:value-type="string">
            <text:p>Americas</text:p>
          </table:table-cell>
          <table:table-cell table:style-name="ce86" office:value-type="string" calcext:value-type="string">
            <text:p>Incorporation of Joint-Default Analysis into Moody's Bank Ratings: A Refined Methodology</text:p>
          </table:table-cell>
          <table:table-cell office:value-type="string" calcext:value-type="string">
            <text:p>http://www.moodys.com/cust/getdocumentByNotesDocId.asp?criteria=PBC_102639</text:p>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45" table:formula="of:=HYPERLINK([.G640];[.F640])" office:value-type="string" office:string-value="Weighing the Added Credit Risks of Credit-Linked Securities: Update on Moody's Rating Approach" calcext:value-type="string">
            <text:p>Weighing the Added Credit Risks of Credit-Linked Securities: Update on Moody's Rating Approach</text:p>
          </table:table-cell>
          <table:table-cell table:style-name="ce64" office:value-type="float" office:value="35079" calcext:value-type="float">
            <text:p>15-Jan-96</text:p>
          </table:table-cell>
          <table:table-cell table:style-name="ce77" office:value-type="string" calcext:value-type="string">
            <text:p>Global</text:p>
          </table:table-cell>
          <table:table-cell table:style-name="ce86" office:value-type="string" calcext:value-type="string">
            <text:p>Weighing the Added Credit Risks of Credit-Linked Securities: Update on Moody's Rating Approach</text:p>
          </table:table-cell>
          <table:table-cell office:value-type="string" calcext:value-type="string">
            <text:p>http://www.moodys.com/cust/getdocumentByNotesDocId.asp?criteria=PBC_04698</text:p>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55" office:value-type="string" calcext:value-type="string">
            <text:p><text:span text:style-name="T6"><text:a xlink:href="http://www.moodys.com/moodys/cust/research/MDCdocs/10/2003300000432907.pdf?search=5&amp;searchQuery=Servicer+quality&amp;click=1" xlink:type="simple">Updated Moody's Servicer Quality Rating Scale and Definitions</text:a></text:span></text:p>
          </table:table-cell>
          <table:table-cell table:style-name="ce64" office:value-type="float" office:value="38482" calcext:value-type="float">
            <text:p>10-May-05</text:p>
          </table:table-cell>
          <table:table-cell table:style-name="ce26" office:value-type="string" calcext:value-type="string">
            <text:p>Global</text:p>
          </table:table-cell>
          <table:table-cell table:style-name="ce90"/>
          <table:table-cell/>
          <table:table-cell table:style-name="ce26" table:number-columns-repeated="1017"/>
        </table:table-row>
        <table:table-row table:style-name="ro10">
          <table:table-cell table:style-name="ce26"/>
          <table:table-cell table:style-name="ce35" office:value-type="string" calcext:value-type="string">
            <text:p>Moody's General</text:p>
          </table:table-cell>
          <table:table-cell table:style-name="ce52" office:value-type="string" calcext:value-type="string">
            <text:p><text:span text:style-name="T4"><text:a xlink:href="http://v2.moodys.com/moodys/cust/research/MDCdocs/30/2002400000433046.pdf?search=5&amp;searchQuery=moody" xlink:type="simple">Moody's Guidelines for the Withdrawal of Ratings</text:a></text:span></text:p>
          </table:table-cell>
          <table:table-cell table:style-name="ce64" office:value-type="float" office:value="38007" calcext:value-type="float">
            <text:p>21-Jan-04</text:p>
          </table:table-cell>
          <table:table-cell table:style-name="ce77" office:value-type="string" calcext:value-type="string">
            <text:p>Global</text:p>
          </table:table-cell>
          <table:table-cell table:style-name="ce86"/>
          <table:table-cell/>
          <table:table-cell table:style-name="ce26" table:number-columns-repeated="1017"/>
        </table:table-row>
        <table:table-row table:style-name="ro10" table:number-rows-repeated="132">
          <table:table-cell table:style-name="ce26"/>
          <table:table-cell table:style-name="ce40"/>
          <table:table-cell table:style-name="ce26"/>
          <table:table-cell table:style-name="ce64"/>
          <table:table-cell table:style-name="ce26"/>
          <table:table-cell table:style-name="ce90"/>
          <table:table-cell/>
          <table:table-cell table:style-name="ce26" table:number-columns-repeated="1017"/>
        </table:table-row>
        <table:table-row table:style-name="ro14" table:number-rows-repeated="33">
          <table:table-cell table:number-columns-repeated="2"/>
          <table:table-cell table:style-name="ce26"/>
          <table:table-cell table:number-columns-repeated="1021"/>
        </table:table-row>
        <table:table-row table:style-name="ro3" table:number-rows-repeated="139">
          <table:table-cell table:number-columns-repeated="2"/>
          <table:table-cell table:style-name="ce59"/>
          <table:table-cell table:number-columns-repeated="1021"/>
        </table:table-row>
        <table:table-row table:style-name="ro14" table:number-rows-repeated="1047629">
          <table:table-cell table:number-columns-repeated="1024"/>
        </table:table-row>
        <table:table-row table:style-name="ro14">
          <table:table-cell table:number-columns-repeated="1024"/>
        </table:table-row>
        <table:named-expressions>
          <table:named-range table:name="Excel_BuiltIn_Print_Area" table:base-cell-address="$'Table of Contents'.$A$1" table:cell-range-address="$'Moody''s Rating Methodologies'.$B$1:.$E$640" table:range-usable-as="print-range"/>
          <table:named-range table:name="Excel_BuiltIn__FilterDatabase" table:base-cell-address="$'Table of Contents'.$A$1" table:cell-range-address="$'Moody''s Rating Methodologies'.$C$3:.$E$43"/>
        </table:named-expressions>
      </table:table>
      <table:table table:name="Disclaimer" table:style-name="ta3">
        <table:table-column table:style-name="co6" table:number-columns-repeated="257" table:default-cell-style-name="ce1"/>
        <table:table-column table:style-name="co6" table:number-columns-repeated="767" table:default-cell-style-name="Default"/>
        <table:table-row table:style-name="ro5">
          <table:table-cell>
            <draw:custom-shape table:end-cell-address="Disclaimer.K43" table:end-x="0.142cm" table:end-y="0.027cm" draw:z-index="0" draw:name="Text 1" draw:style-name="gr2" draw:text-style-name="P2" svg:width="17.541cm" svg:height="18.707cm" svg:x="0.504cm" svg:y="0.211cm">
              <text:p text:style-name="P2"><text:span text:style-name="T1"/></text:p>
              <text:p text:style-name="P2"><text:span text:style-name="T1">© Copyright 2008, Moody’s Investors Service, Inc. and/or its licensors and affiliates (together, “</text:span><text:span text:style-name="T2">MOODY’S</text:span><text:span text:style-name="T1">”). All rights reserved. </text:span><text:span text:style-name="T2">ALL INFORMATION CONTAINED HEREIN IS PROTECTED BY COPYRIGHT LAW AND NONE OF SUCH INFORMATION MAY BE COPIED OR OTHERWISE REPRODUCED, REPACKAGED, FURTHER TRANSMITTED, TRANSFERRED, DISSEMINATED, REDISTRIBUTED OR RESOLD, OR STORED FOR SUBSEQUENT USE FOR ANY SUCH PURPOSE, IN WHOLE OR IN PART, IN ANY FORM OR MANNER OR BY ANY MEANS WHATSOEVER, BY ANY PERSON WITHOUT MOODY’S PRIOR WRITTEN CONSENT.</text:span><text:span text:style-name="T1"> All information contained herein is obtained by </text:span><text:span text:style-name="T2">MOODY’S</text:span><text:span text:style-name="T1"> from sources believed by it to be accurate and reliable. Because of the possibility of human or mechanical error as well as other factors, however, such information is provided “as is” without warranty of any kind and </text:span><text:span text:style-name="T2">MOODY’S</text:span><text:span text:style-name="T1">, in particular, makes no representation or warranty, express or implied, as to the accuracy, timeliness, completeness, merchantability or fitness for any particular purpose of any such information. Under no circumstances shall </text:span><text:span text:style-name="T2">MOODY’S</text:span><text:span text:style-name="T1"> have any liability to any person or entity for (a) any loss or damage in whole or in part caused by, resulting from, or relating to, any error (negligent or otherwise) or other circumstance or contingency within or outside the control of </text:span><text:span text:style-name="T2">MOODY’S</text:span><text:span text:style-name="T1"> or any of its directors, officers, employees or agents in connection with the procurement, collection, compilation, analysis, interpretation, communication, publication or delivery of any such information, or (b) any direct, indirect, special, consequential, compensatory or incidental damages whatsoever (including without limitation, lost profits), even if </text:span><text:span text:style-name="T2">MOODY’S</text:span><text:span text:style-name="T1"> is advised in advance of the possibility of such damages, resulting from the use of or inability to use, any such information. The credit ratings and financial reporting analysis observations, if any, constituting part of the information contained herein are, and must be construed solely as, statements of opinion and not statements of fact or recommendations to purchase, sell or hold any securities. </text:span><text:span text:style-name="T2">NO WARRANTY, EXPRESS OR IMPLIED, AS TO THE ACCURACY, TIMELINESS, COMPLETENESS, MERCHANTABILITY OR FITNESS FOR ANY PARTICULAR PURPOSE OF ANY SUCH RATING OR OTHER OPINION OR INFORMATION IS GIVEN OR MADE BY MOODY’S IN ANY FORM OR MANNER WHATSOEVER.</text:span><text:span text:style-name="T1"> Each rating or other opinion must be weighed solely as one factor in any investment decision made by or on behalf of any user of the information contained herein, and each such user must accordingly make its own study and evaluation of each security and of each issuer and guarantor of, and each provider of credit support for, each security that it may consider purchasing, holding or selling.</text:span></text:p>
              <text:p text:style-name="P2"><text:span text:style-name="T1"><text:s text:c="6"/></text:span><text:span text:style-name="T2">MOODY’S</text:span><text:span text:style-name="T1"> hereby discloses that most issuers of debt securities (including corporate and municipal bonds, debentures, notes and commercial paper) and preferred stock rated by </text:span><text:span text:style-name="T2">MOODY’S</text:span><text:span text:style-name="T1"> have, prior to assignment of any rating, agreed to pay to </text:span><text:span text:style-name="T2">MOODY’S</text:span><text:span text:style-name="T1"> for appraisal and rating services rendered by it fees ranging from $1,500 to approximately $2,400,000. Moody’s Corporation (MCO) and its wholly-owned credit rating agency subsidiary, Moody’s Investors Service (MIS), also maintain policies and procedures to address the independence of MIS’s ratings and rating processes. Information regarding certain affiliations that may exist between directors of MCO and rated entities, and between entities who hold ratings from MIS and have also publicly reported to the SEC an ownership interest in MCO of more than 5%, is posted annually on Moody’s website at www.moodys.com under the heading “Shareholder Relations — Corporate Governance — Director and Shareholder Affiliation Policy.”</text:span></text:p>
              <text:p text:style-name="P2"><text:span text:style-name="T1"/></text:p>
              <draw:enhanced-geometry svg:viewBox="0 0 21600 21600" draw:type="mso-spt202" draw:enhanced-path="M 0 0 L 21600 0 21600 21600 0 21600 0 0 Z N"/>
            </draw:custom-shape>
          </table:table-cell>
          <table:table-cell table:number-columns-repeated="1023"/>
        </table:table-row>
        <table:table-row table:style-name="ro5" table:number-rows-repeated="1048574">
          <table:table-cell table:number-columns-repeated="1024"/>
        </table:table-row>
        <table:table-row table:style-name="ro5">
          <table:table-cell table:number-columns-repeated="1024"/>
        </table:table-row>
      </table:table>
      <table:named-expressions>
        <table:named-range table:name="ABCP" table:base-cell-address="$'Table of Contents'.$A$1" table:cell-range-address="$'Moody''s Rating Methodologies'.$B$489"/>
        <table:named-range table:name="ABS" table:base-cell-address="$'Table of Contents'.$A$1" table:cell-range-address="$'Moody''s Rating Methodologies'.$B$260"/>
        <table:named-range table:name="Accounting" table:base-cell-address="$'Table of Contents'.$A$1" table:cell-range-address="$'Moody''s Rating Methodologies'.$B$75"/>
        <table:named-range table:name="Auto_ABS" table:base-cell-address="$'Table of Contents'.$A$1" table:cell-range-address="$'Moody''s Rating Methodologies'.$B$330"/>
        <table:named-range table:name="Banks" table:base-cell-address="$'Table of Contents'.$A$1" table:cell-range-address="$'Moody''s Rating Methodologies'.$B$91"/>
        <table:named-range table:name="CAT" table:base-cell-address="$'Table of Contents'.$A$1" table:cell-range-address="$'Moody''s Rating Methodologies'.$B$584"/>
        <table:named-range table:name="CDO" table:base-cell-address="$'Table of Contents'.$A$1" table:cell-range-address="$'Moody''s Rating Methodologies'.$B$515"/>
        <table:named-range table:name="CES" table:base-cell-address="$'Table of Contents'.$A$1" table:cell-range-address="$'Moody''s Rating Methodologies'.$B$486"/>
        <table:named-range table:name="CMBS" table:base-cell-address="$'Table of Contents'.$A$1" table:cell-range-address="$'Moody''s Rating Methodologies'.$B$341"/>
        <table:named-range table:name="Country_Specific_RMBS" table:base-cell-address="$'Table of Contents'.$A$1" table:cell-range-address="$'Moody''s Rating Methodologies'.$B$424"/>
        <table:named-range table:name="Covered_Bonds" table:base-cell-address="$'Table of Contents'.$A$1" table:cell-range-address="$'Moody''s Rating Methodologies'.$B$510"/>
        <table:named-range table:name="Credit_Card_ABS" table:base-cell-address="$'Table of Contents'.$A$1" table:cell-range-address="$'Moody''s Rating Methodologies'.$B$316"/>
        <table:named-range table:name="Education_and_Not_for_Profits" table:base-cell-address="$'Table of Contents'.$A$1" table:cell-range-address="$'Moody''s Rating Methodologies'.$B$151"/>
        <table:named-range table:name="Financial_Guarantors" table:base-cell-address="$'Table of Contents'.$A$1" table:cell-range-address="$'Moody''s Rating Methodologies'.$B$120"/>
        <table:named-range table:name="FINANCIAL_INSTITUTIONS" table:base-cell-address="$'Table of Contents'.$A$1" table:cell-range-address="$'Moody''s Rating Methodologies'.$B$90"/>
        <table:named-range table:name="Financial_Institutions_General" table:base-cell-address="$'Table of Contents'.$A$1" table:cell-range-address="$'Moody''s Rating Methodologies'.$B$132"/>
        <table:named-range table:name="Fully_Supported" table:base-cell-address="$'Table of Contents'.$A$1" table:cell-range-address="$'Moody''s Rating Methodologies'.$B$219"/>
        <table:named-range table:name="Funds" table:base-cell-address="$'Table of Contents'.$A$1" table:cell-range-address="$'Moody''s Rating Methodologies'.$B$608"/>
        <table:named-range table:name="General" table:base-cell-address="$'Table of Contents'.$A$1" table:cell-range-address="$'Moody''s Rating Methodologies'.$B$75"/>
        <table:named-range table:name="Health_Care" table:base-cell-address="$'Table of Contents'.$A$1" table:cell-range-address="$'Moody''s Rating Methodologies'.$B$157"/>
        <table:named-range table:name="HEL" table:base-cell-address="$'Table of Contents'.$A$1" table:cell-range-address="$'Moody''s Rating Methodologies'.$B$481"/>
        <table:named-range table:name="Housing" table:base-cell-address="$'Table of Contents'.$A$1" table:cell-range-address="$'Moody''s Rating Methodologies'.$B$161"/>
        <table:named-range table:name="Hybrid" table:base-cell-address="$'Table of Contents'.$A$1" table:cell-range-address="$'Moody''s Rating Methodologies'.$B$625"/>
        <table:named-range table:name="Infrastructure" table:base-cell-address="$'Table of Contents'.$A$1" table:cell-range-address="$'Moody''s Rating Methodologies'.$B$231"/>
        <table:named-range table:name="Insurance" table:base-cell-address="$'Table of Contents'.$A$1" table:cell-range-address="$'Moody''s Rating Methodologies'.$B$102"/>
        <table:named-range table:name="International_Public_Finance" table:base-cell-address="$'Table of Contents'.$A$1" table:cell-range-address="$'Moody''s Rating Methodologies'.$B$239"/>
        <table:named-range table:name="Japanese_ABS" table:base-cell-address="$'Table of Contents'.$A$1" table:cell-range-address="$'Moody''s Rating Methodologies'.$B$294"/>
        <table:named-range table:name="Liquidity" table:base-cell-address="$'Table of Contents'.$A$1" table:cell-range-address="$'Moody''s Rating Methodologies'.$B$72"/>
        <table:named-range table:name="Loss_Given_Default" table:base-cell-address="$'Table of Contents'.$A$1" table:cell-range-address="$'Moody''s Rating Methodologies'.$B$86"/>
        <table:named-range table:name="MBS" table:base-cell-address="$'Table of Contents'.$A$1" table:cell-range-address="$'Moody''s Rating Methodologies'.$B$409"/>
        <table:named-range table:name="Moodys_General" table:base-cell-address="$'Table of Contents'.$A$1" table:cell-range-address="$'Moody''s Rating Methodologies'.$B$613"/>
        <table:named-range table:name="Moodys_General_Sub" table:base-cell-address="$'Table of Contents'.$A$1" table:cell-range-address="$'Moody''s Rating Methodologies'.$B$633"/>
        <table:named-range table:name="NON_FINANCIAL_CORPORATES" table:base-cell-address="$'Table of Contents'.$A$1" table:cell-range-address="$'Moody''s Rating Methodologies'.$B$4"/>
        <table:named-range table:name="Non_Financial_Corporate_Ratios" table:base-cell-address="$'Table of Contents'.$A$1" table:cell-range-address="$'Moody''s Rating Methodologies'.$B$68"/>
        <table:named-range table:name="Non_Financial_Industry_Methodologies" table:base-cell-address="$'Table of Contents'.$A$1" table:cell-range-address="$'Moody''s Rating Methodologies'.$B$5"/>
        <table:named-range table:name="Non_US" table:base-cell-address="$'Table of Contents'.$A$1" table:cell-range-address="$'Moody''s Rating Methodologies'.$B$239"/>
        <table:named-range table:name="Other_Non_Bank" table:base-cell-address="$'Table of Contents'.$A$1" table:cell-range-address="$'Moody''s Rating Methodologies'.$B$123"/>
        <table:named-range table:name="Public_Project_Infrastructure" table:base-cell-address="$'Table of Contents'.$A$1" table:cell-range-address="$'Moody''s Rating Methodologies'.$B$137"/>
        <table:named-range table:name="Rating_Scale" table:base-cell-address="$'Table of Contents'.$A$1" table:cell-range-address="$'Moody''s Rating Methodologies'.$B$614"/>
        <table:named-range table:name="REGION_SPECIFIC_RMBS" table:base-cell-address="$'Table of Contents'.$A$1" table:cell-range-address="$'Moody''s Rating Methodologies'.$B$424"/>
        <table:named-range table:name="SIV" table:base-cell-address="$'Table of Contents'.$A$1" table:cell-range-address="$'Moody''s Rating Methodologies'.$B$580"/>
        <table:named-range table:name="Sovereign" table:base-cell-address="$'Table of Contents'.$A$1" table:cell-range-address="$'Moody''s Rating Methodologies'.$B$245"/>
        <table:named-range table:name="Structured_Finance" table:base-cell-address="$'Table of Contents'.$A$1" table:cell-range-address="$'Moody''s Rating Methodologies'.$B$259"/>
        <table:named-range table:name="Structured_Miscellaneous" table:base-cell-address="$'Table of Contents'.$A$1" table:cell-range-address="$'Moody''s Rating Methodologies'.$B$586"/>
        <table:named-range table:name="Student_Loan_ABS" table:base-cell-address="$'Table of Contents'.$A$1" table:cell-range-address="$'Moody''s Rating Methodologies'.$B$325"/>
        <table:named-range table:name="Subprime" table:base-cell-address="$'Table of Contents'.$A$1" table:cell-range-address="$'Moody''s Rating Methodologies'.$B$470"/>
        <table:named-range table:name="US_PFG_Analytical_Approaches" table:base-cell-address="$'Table of Contents'.$A$1" table:cell-range-address="$'Moody''s Rating Methodologies'.$#REF!$#REF!"/>
        <table:named-range table:name="US_PFG_Transportation_Power_Other_Infrastructure" table:base-cell-address="$'Table of Contents'.$A$1" table:cell-range-address="$'Moody''s Rating Methodologies'.$B$191"/>
        <table:named-range table:name="US_State_and_Local" table:base-cell-address="$'Table of Contents'.$A$1" table:cell-range-address="$'Moody''s Rating Methodologies'.$B$19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32P0" style:volatile="true">
      <number:number number:decimal-places="2" number:min-integer-digits="1" number:grouping="true"/>
      <number:text> </number:text>
      <number:currency-symbol number:language="ru" number:country="RU">руб.</number:currency-symbol>
    </number:currency-style>
    <number:currency-style style:name="N132">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32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 </number:text>
      <loext:fill-character> </loext:fill-character>
      <number:text>(</number:text>
      <number:number number:decimal-places="0" number:min-integer-digits="1" number:grouping="true"/>
      <number:text>)</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0" number:min-integer-digits="1" number:grouping="true"/>
      <number:text> </number:text>
    </number:number-style>
    <number:number-style style:name="N115P1" style:volatile="true">
      <number:text> $</number:text>
      <loext:fill-character> </loext:fill-character>
      <number:text>(</number:text>
      <number:number number:decimal-places="0" number:min-integer-digits="1" number:grouping="true"/>
      <number:text>)</number:text>
    </number:number-style>
    <number:number-style style:name="N115P2" style:volatile="true">
      <number:text> $</number: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 </number:text>
      <loext:fill-character> </loext:fill-character>
      <number:text>(</number:text>
      <number:number number:decimal-places="2" number:min-integer-digits="1" number:grouping="true"/>
      <number:text>)</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loext:fill-character> </loext:fill-character>
      <number:number number:decimal-places="2" number:min-integer-digits="1" number:grouping="true"/>
      <number:text> </number:text>
    </number:number-style>
    <number:number-style style:name="N117P1" style:volatile="true">
      <number:text> $</number:text>
      <loext:fill-character> </loext:fill-character>
      <number:text>(</number:text>
      <number:number number:decimal-places="2" number:min-integer-digits="1" number:grouping="true"/>
      <number:text>)</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US$</number:text>
      <number:number number:decimal-places="0" number:min-integer-digits="1" number:grouping="true"/>
      <number:text> </number:text>
    </number:number-style>
    <number:number-style style:name="N122">
      <number:text>(US$</number:text>
      <number:number number:decimal-places="0" number:min-integer-digits="1" number:grouping="true"/>
      <number:text>)</number:text>
      <style:map style:condition="value()&gt;=0" style:apply-style-name="N122P0"/>
    </number:number-style>
    <number:number-style style:name="N123P0" style:volatile="true">
      <number:text>US$</number:text>
      <number:number number:decimal-places="0" number:min-integer-digits="1" number:grouping="true"/>
      <number:text> </number:text>
    </number:number-style>
    <number:number-style style:name="N123">
      <style:text-properties fo:color="#ff0000"/>
      <number:text>(US$</number:text>
      <number:number number:decimal-places="0" number:min-integer-digits="1" number:grouping="true"/>
      <number:text>)</number:text>
      <style:map style:condition="value()&gt;=0" style:apply-style-name="N123P0"/>
    </number:number-style>
    <number:number-style style:name="N124P0" style:volatile="true">
      <number:text>US$</number:text>
      <number:number number:decimal-places="2" number:min-integer-digits="1" number:grouping="true"/>
      <number:text> </number:text>
    </number:number-style>
    <number:number-style style:name="N124">
      <number:text>(US$</number:text>
      <number:number number:decimal-places="2" number:min-integer-digits="1" number:grouping="true"/>
      <number:text>)</number:text>
      <style:map style:condition="value()&gt;=0" style:apply-style-name="N124P0"/>
    </number:number-style>
    <number:number-style style:name="N125P0" style:volatile="true">
      <number:text>US$</number:text>
      <number:number number:decimal-places="2" number:min-integer-digits="1" number:grouping="true"/>
      <number:text> </number:text>
    </number:number-style>
    <number:number-style style:name="N125">
      <style:text-properties fo:color="#ff0000"/>
      <number:text>(US$</number:text>
      <number:number number:decimal-places="2" number:min-integer-digits="1" number:grouping="true"/>
      <number:text>)</number:text>
      <style:map style:condition="value()&gt;=0" style:apply-style-name="N125P0"/>
    </number:number-style>
    <number:number-style style:name="N126P0" style:volatile="true">
      <number:text>Yes</number:text>
    </number:number-style>
    <number:number-style style:name="N126P1" style:volatile="true">
      <number:text>Yes</number:text>
    </number:number-style>
    <number:number-style style:name="N126">
      <number:text>No</number:text>
      <style:map style:condition="value()&gt;0" style:apply-style-name="N126P0"/>
      <style:map style:condition="value()&lt;0" style:apply-style-name="N126P1"/>
    </number:number-style>
    <number:number-style style:name="N127P0" style:volatile="true">
      <number:text>True</number:text>
    </number:number-style>
    <number:number-style style:name="N127P1" style:volatile="true">
      <number:text>True</number:text>
    </number:number-style>
    <number:number-style style:name="N127">
      <number:text>False</number:text>
      <style:map style:condition="value()&gt;0" style:apply-style-name="N127P0"/>
      <style:map style:condition="value()&lt;0" style:apply-style-name="N127P1"/>
    </number:number-style>
    <number:number-style style:name="N128P0" style:volatile="true">
      <number:text>On</number:text>
    </number:number-style>
    <number:number-style style:name="N128P1" style:volatile="true">
      <number:text>On</number:text>
    </number:number-style>
    <number:number-style style:name="N128">
      <number:text>Off</number:text>
      <style:map style:condition="value()&gt;0" style:apply-style-name="N128P0"/>
      <style:map style:condition="value()&lt;0" style:apply-style-name="N128P1"/>
    </number:number-style>
    <number:currency-style style:name="N129P0" style:volatile="true">
      <number:currency-symbol number:language="ru" number:country="RU">€</number:currency-symbol>
      <number:text> </number:text>
      <number:number number:decimal-places="2" number:min-integer-digits="1" number:grouping="true"/>
      <number:text> </number:text>
    </number:currency-style>
    <number:currency-style style:name="N129">
      <style:text-properties fo:color="#ff0000"/>
      <number:text>(</number:text>
      <number:currency-symbol number:language="ru" number:country="RU">€</number:currency-symbol>
      <number:text> </number:text>
      <number:number number:decimal-places="2" number:min-integer-digits="1" number:grouping="true"/>
      <number:text>)</number:text>
      <style:map style:condition="value()&gt;=0" style:apply-style-name="N129P0"/>
    </number:currency-style>
    <number:date-style style:name="N130">
      <number:month number:textual="true"/>
      <number:text>-</number:text>
      <number:year number:style="long"/>
    </number:date-style>
    <number:date-style style:name="N131">
      <number:month number:style="long"/>
      <number:text>.</number:text>
      <number:day number:style="long"/>
      <number:text>.</number:text>
      <number:year number:style="long"/>
    </number:date-style>
    <number:date-style style:name="N10120" number:language="en" number:country="US">
      <number:day-of-week number:style="long"/>
      <number:text>, </number:text>
      <number:month number:style="long" number:textual="true"/>
      <number:text> </number:text>
      <number:day number:style="long"/>
      <number:text>, </number:text>
      <number:year number:style="long"/>
    </number:date-style>
    <number:date-style style:name="N10121P0" style:volatile="true" number:language="en" number:country="US">
      <number:day/>
      <number:text>-</number:text>
      <number:month number:textual="true"/>
      <number:text>-</number:text>
      <number:year/>
    </number:date-style>
    <number:text-style style:name="N10121" number:language="en" number:country="US">
      <number:text-content/>
      <style:map style:condition="value()&gt;=0" style:apply-style-name="N10121P0"/>
    </number:text-style>
    <number:date-style style:name="N10122P0" style:volatile="true" number:language="en" number:country="US">
      <number:month number:style="long" number:textual="true"/>
      <number:text> </number:text>
      <number:day/>
      <number:text>, </number:text>
      <number:year number:style="long"/>
    </number:date-style>
    <number:text-style style:name="N10122" number:language="en" number:country="US">
      <number:text-content/>
      <style:map style:condition="value()&gt;=0" style:apply-style-name="N10122P0"/>
    </number:text-style>
    <number:time-style style:name="N10123" number:language="en" number:country="US">
      <number:hours/>
      <number:text>:</number:text>
      <number:minutes number:style="long"/>
      <number:text>:</number:text>
      <number:seconds number:style="long"/>
      <number:text> </number:text>
      <number:am-pm/>
    </number:time-style>
    <style:style style:name="Default" style:family="table-cell">
      <style:table-cell-properties fo:padding="0.071c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2.499cm" fo:margin-bottom="2.499cm" fo:margin-left="1.27cm" fo:margin-right="1.27cm" style:first-page-number="continue" style:scale-to="95%"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5">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Table_20_of_20_Contents" style:display-name="PageStyle_Table of Contents" style:page-layout-name="Mpm3">
      <style:header style:display="false"/>
      <style:header-left style:display="false"/>
      <style:footer style:display="false"/>
      <style:footer-left style:display="false"/>
    </style:master-page>
    <style:master-page style:name="PageStyle_5f_Moody_27_s_20_Rating_20_Methodologies" style:display-name="PageStyle_Moody's Rating Methodologies" style:page-layout-name="Mpm4">
      <style:header style:display="false"/>
      <style:header-left style:display="false"/>
      <style:footer style:display="false"/>
      <style:footer-left style:display="false"/>
    </style:master-page>
    <style:master-page style:name="PageStyle_5f_Disclaimer" style:display-name="PageStyle_Disclaimer"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ody's Investors Service</meta:initial-creator>
    <meta:creation-date>2008-01-27T18:56:02</meta:creation-date>
    <dc:creator>Moody's Investors Service</dc:creator>
    <dc:date>2009-01-28T23:32:24</dc:date>
    <meta:print-date>2008-02-18T22:39:15</meta:print-date>
    <meta:document-statistic meta:table-count="3" meta:cell-count="3292" meta:object-count="2"/>
    <meta:generator>LibreOffice/4.3.4.1$Windows_x86 LibreOffice_project/bc356b2f991740509f321d70e4512a6a54c5f243</meta:generator>
    <meta:user-defined meta:name="_AdHocReviewCycleID" meta:value-type="float">-1857179159</meta:user-defined>
    <meta:user-defined meta:name="_AuthorEmail">Cindy.Do@moodys.com</meta:user-defined>
    <meta:user-defined meta:name="_AuthorEmailDisplayName">Do, Cindy</meta:user-defined>
    <meta:user-defined meta:name="_EmailSubject">Methodology File</meta:user-defined>
    <meta:user-defined meta:name="_PreviousAdHocReviewCycleID" meta:value-type="float">106539485</meta:user-defined>
    <meta:user-defined meta:name="_ReviewingToolsShownOnce" meta:value-type="string"/>
  </office:meta>
</office:document-meta>
</file>